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imbus Sas" svg:font-family="'Nimbus Sas'"/>
    <style:font-face style:name="F" svg:font-family="" style:font-family-generic="roman"/>
    <style:font-face style:name="Noto Sans Devanagari2" svg:font-family="'Noto Sans Devanagari'" style:font-family-generic="swiss"/>
    <style:font-face style:name="Inconsolata" svg:font-family="Inconsolata" style:font-family-generic="modern" style:font-pitch="fixed"/>
    <style:font-face style:name="Noto Sans Devanagari3" svg:font-family="'Noto Sans Devanagari'" style:font-family-generic="modern" style:font-pitch="fixed"/>
    <style:font-face style:name="Cantarell1" svg:font-family="Cantarell" style:font-pitch="variable"/>
    <style:font-face style:name="Cantarell" svg:font-family="Cantarell" style:font-adornments="Bold" style:font-pitch="variable"/>
    <style:font-face style:name="Nimbus Roman1" svg:font-family="'Nimbus Roman'" style:font-pitch="variable"/>
    <style:font-face style:name="Nimbus Sans2" svg:font-family="'Nimbus Sans'" style:font-pitch="variable"/>
    <style:font-face style:name="Noto Sans Devanagari" svg:font-family="'Noto Sans Devanagari'" style:font-pitch="variable"/>
    <style:font-face style:name="Nimbus Roman" svg:font-family="'Nimbus Roman'" style:font-family-generic="roman" style:font-pitch="variable"/>
    <style:font-face style:name="Nimbus Roman2" svg:font-family="'Nimbus Roman'" style:font-family-generic="swiss" style:font-pitch="variable"/>
    <style:font-face style:name="Nimbus Sans1" svg:font-family="'Nimbus Sans'" style:font-family-generic="swiss" style:font-pitch="variable"/>
    <style:font-face style:name="Nimbus Sans" svg:font-family="'Nimbus Sans'" style:font-family-generic="system" style:font-pitch="variable"/>
    <style:font-face style:name="Noto Sans Devanagari1"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Contents_20_Heading">
      <style:text-properties style:font-name="Nimbus Sans1" officeooo:rsid="00563c2b" officeooo:paragraph-rsid="00563c2b"/>
    </style:style>
    <style:style style:name="P2" style:family="paragraph" style:parent-style-name="Contents_20_Heading">
      <style:text-properties officeooo:paragraph-rsid="04913a2c"/>
    </style:style>
    <style:style style:name="P3" style:family="paragraph" style:parent-style-name="Contents_20_Heading">
      <style:text-properties fo:font-size="14pt" officeooo:paragraph-rsid="04913a2c" style:font-size-asian="12.25pt" style:font-size-complex="14pt"/>
    </style:style>
    <style:style style:name="P4" style:family="paragraph" style:parent-style-name="Contents_20_Heading">
      <style:text-properties fo:font-size="14pt" style:text-underline-style="none" fo:font-weight="normal" officeooo:rsid="049e52bc" officeooo:paragraph-rsid="049e52bc" style:font-size-asian="12.25pt" style:font-weight-asian="normal" style:font-size-complex="14pt" style:font-weight-complex="normal"/>
    </style:style>
    <style:style style:name="P5" style:family="paragraph" style:parent-style-name="Contents_20_Heading">
      <style:text-properties fo:font-size="16pt" style:text-underline-style="none" fo:font-weight="bold" officeooo:rsid="049e52bc" officeooo:paragraph-rsid="049e52bc" style:font-size-asian="14pt" style:font-weight-asian="bold" style:font-size-complex="16pt" style:font-weight-complex="bold"/>
    </style:style>
    <style:style style:name="P6" style:family="paragraph" style:parent-style-name="Contents_20_Heading">
      <style:text-properties style:use-window-font-color="true" fo:font-size="14pt" style:text-underline-style="none" fo:font-weight="normal" officeooo:rsid="049e52bc" officeooo:paragraph-rsid="049e52bc" style:font-size-asian="12.25pt" style:font-weight-asian="normal" style:font-size-complex="14pt" style:font-weight-complex="normal"/>
    </style:style>
    <style:style style:name="P7" style:family="paragraph" style:parent-style-name="Title">
      <style:text-properties style:font-name="Nimbus Sans1" fo:font-size="28pt" style:text-underline-style="solid" style:text-underline-width="auto" style:text-underline-color="font-color" fo:font-weight="bold" officeooo:rsid="000cd4ed" officeooo:paragraph-rsid="004f4157" style:font-name-asian="Nimbus Sans" style:font-size-asian="28pt" style:font-weight-asian="bold" style:font-name-complex="Noto Sans Devanagari1" style:font-size-complex="28pt" style:font-weight-complex="bold"/>
    </style:style>
    <style:style style:name="P8" style:family="paragraph" style:parent-style-name="Heading">
      <style:text-properties style:font-name="Nimbus Sans1"/>
    </style:style>
    <style:style style:name="P9" style:family="paragraph" style:parent-style-name="Heading">
      <style:text-properties style:font-name="Nimbus Sans1" officeooo:paragraph-rsid="00d28a82"/>
    </style:style>
    <style:style style:name="P10" style:family="paragraph" style:parent-style-name="Heading">
      <style:text-properties style:font-name="Nimbus Sans1" officeooo:paragraph-rsid="01ee4318"/>
    </style:style>
    <style:style style:name="P11" style:family="paragraph" style:parent-style-name="Heading">
      <style:text-properties style:font-name="Nimbus Sans1" officeooo:paragraph-rsid="020e8245"/>
    </style:style>
    <style:style style:name="P12" style:family="paragraph" style:parent-style-name="Heading">
      <style:text-properties style:font-name="Nimbus Sans1" officeooo:paragraph-rsid="02a1fe12"/>
    </style:style>
    <style:style style:name="P13" style:family="paragraph" style:parent-style-name="Heading">
      <style:text-properties officeooo:paragraph-rsid="029c14cf"/>
    </style:style>
    <style:style style:name="P14" style:family="paragraph" style:parent-style-name="Heading">
      <style:text-properties officeooo:paragraph-rsid="02d77948"/>
    </style:style>
    <style:style style:name="P15" style:family="paragraph" style:parent-style-name="Heading">
      <style:text-properties officeooo:paragraph-rsid="03933f61"/>
    </style:style>
    <style:style style:name="P16" style:family="paragraph" style:parent-style-name="Heading">
      <style:text-properties officeooo:paragraph-rsid="042135e2"/>
    </style:style>
    <style:style style:name="P17" style:family="paragraph" style:parent-style-name="Heading">
      <style:text-properties officeooo:paragraph-rsid="048ab9a2"/>
    </style:style>
    <style:style style:name="P18" style:family="paragraph" style:parent-style-name="Table_20_Contents">
      <style:text-properties style:font-name="Nimbus Sans1" fo:font-size="12pt" style:font-name-asian="Nimbus Sans" style:font-size-asian="10.5pt" style:font-name-complex="Noto Sans Devanagari1" style:font-size-complex="12pt"/>
    </style:style>
    <style:style style:name="P19" style:family="paragraph" style:parent-style-name="Table_20_Contents">
      <style:paragraph-properties fo:text-align="center" style:justify-single-word="false"/>
      <style:text-properties style:font-name="Nimbus Sans1" fo:font-size="12pt" officeooo:rsid="0358d0d1" officeooo:paragraph-rsid="0358d0d1" style:font-name-asian="Nimbus Sans" style:font-size-asian="10.5pt" style:font-name-complex="Noto Sans Devanagari1" style:font-size-complex="12pt"/>
    </style:style>
    <style:style style:name="P20" style:family="paragraph" style:parent-style-name="Table_20_Contents">
      <style:paragraph-properties fo:text-align="center" style:justify-single-word="false"/>
      <style:text-properties style:font-name="Nimbus Sans1" fo:font-size="12pt" officeooo:rsid="03597385" officeooo:paragraph-rsid="03597385" style:font-name-asian="Nimbus Sans" style:font-size-asian="10.5pt" style:font-name-complex="Noto Sans Devanagari1" style:font-size-complex="12pt"/>
    </style:style>
    <style:style style:name="P21" style:family="paragraph" style:parent-style-name="Table_20_Contents">
      <style:text-properties style:font-name="Nimbus Sans1" fo:font-size="12pt" officeooo:paragraph-rsid="035de02b" style:font-name-asian="Nimbus Sans" style:font-size-asian="10.5pt" style:font-name-complex="Noto Sans Devanagari1" style:font-size-complex="12pt"/>
    </style:style>
    <style:style style:name="P22" style:family="paragraph" style:parent-style-name="Table_20_Contents">
      <style:text-properties style:font-name="Nimbus Sans1" fo:font-size="12pt" officeooo:paragraph-rsid="035fd241" style:font-name-asian="Nimbus Sans" style:font-size-asian="10.5pt" style:font-name-complex="Noto Sans Devanagari1" style:font-size-complex="12pt"/>
    </style:style>
    <style:style style:name="P23" style:family="paragraph" style:parent-style-name="Text_20_body">
      <style:text-properties fo:font-size="12pt" fo:font-weight="normal" officeooo:paragraph-rsid="03819435" style:font-size-asian="10.5pt" style:font-weight-asian="normal" style:font-size-complex="12pt" style:font-weight-complex="normal"/>
    </style:style>
    <style:style style:name="P24" style:family="paragraph" style:parent-style-name="Text_20_body">
      <style:text-properties fo:font-size="12pt" officeooo:paragraph-rsid="042135e2" style:font-size-asian="10.5pt" style:font-size-complex="12pt"/>
    </style:style>
    <style:style style:name="P25" style:family="paragraph" style:parent-style-name="Text_20_body">
      <style:text-properties style:text-underline-style="none" officeooo:paragraph-rsid="03549203"/>
    </style:style>
    <style:style style:name="P26" style:family="paragraph" style:parent-style-name="Text_20_body">
      <style:text-properties style:font-name="Nimbus Sans1"/>
    </style:style>
    <style:style style:name="P27" style:family="paragraph" style:parent-style-name="Text_20_body">
      <style:paragraph-properties fo:text-align="center" style:justify-single-word="false"/>
      <style:text-properties style:font-name="Nimbus Sans1" fo:font-size="28pt" style:text-underline-style="solid" style:text-underline-width="auto" style:text-underline-color="font-color" fo:font-weight="bold" officeooo:rsid="004fedb6" officeooo:paragraph-rsid="00530b93" style:font-name-asian="Nimbus Sans" style:font-size-asian="28pt" style:font-weight-asian="bold" style:font-name-complex="Noto Sans Devanagari1" style:font-size-complex="28pt" style:font-weight-complex="bold"/>
    </style:style>
    <style:style style:name="P28" style:family="paragraph" style:parent-style-name="Text_20_body">
      <style:text-properties style:font-name="Nimbus Sans1" style:text-underline-style="solid" style:text-underline-width="auto" style:text-underline-color="font-color" officeooo:rsid="000cd4ed" officeooo:paragraph-rsid="000cd4ed"/>
    </style:style>
    <style:style style:name="P29" style:family="paragraph" style:parent-style-name="Text_20_body">
      <style:text-properties style:font-name="Nimbus Sans1" fo:font-size="16pt" fo:font-weight="bold" officeooo:rsid="0073fda0" officeooo:paragraph-rsid="0073fda0" style:font-size-asian="16pt" style:font-weight-asian="bold" style:font-size-complex="16pt" style:font-weight-complex="bold"/>
    </style:style>
    <style:style style:name="P30" style:family="paragraph" style:parent-style-name="Text_20_body">
      <style:text-properties style:font-name="Nimbus Sans1" fo:font-size="16pt" fo:font-weight="bold" officeooo:rsid="0073fda0" officeooo:paragraph-rsid="018d1158" style:font-size-asian="16pt" style:font-weight-asian="bold" style:font-size-complex="16pt" style:font-weight-complex="bold"/>
    </style:style>
    <style:style style:name="P31" style:family="paragraph" style:parent-style-name="Text_20_body">
      <style:text-properties style:font-name="Nimbus Sans1" fo:font-size="16pt" style:text-underline-style="none" fo:font-weight="bold" officeooo:rsid="0382bfe1" officeooo:paragraph-rsid="03819435" style:font-name-asian="Nimbus Sans" style:font-size-asian="16pt" style:font-weight-asian="bold" style:font-name-complex="Noto Sans Devanagari1" style:font-size-complex="16pt" style:font-weight-complex="bold"/>
    </style:style>
    <style:style style:name="P32" style:family="paragraph" style:parent-style-name="Text_20_body">
      <style:text-properties style:font-name="Nimbus Sans1" fo:font-weight="normal" officeooo:rsid="0078d331" officeooo:paragraph-rsid="0073fda0" style:font-weight-asian="normal" style:font-weight-complex="normal"/>
    </style:style>
    <style:style style:name="P33" style:family="paragraph" style:parent-style-name="Text_20_body">
      <style:text-properties style:font-name="Nimbus Sans1" fo:font-weight="normal" officeooo:rsid="009b5a7a" officeooo:paragraph-rsid="008a5a4c" style:font-weight-asian="normal" style:font-weight-complex="normal"/>
    </style:style>
    <style:style style:name="P34" style:family="paragraph" style:parent-style-name="Text_20_body">
      <style:text-properties style:font-name="Nimbus Sans1" fo:font-weight="normal" officeooo:rsid="00ad2770" officeooo:paragraph-rsid="009dcc5e" style:font-weight-asian="normal" style:font-weight-complex="normal"/>
    </style:style>
    <style:style style:name="P35" style:family="paragraph" style:parent-style-name="Text_20_body">
      <style:text-properties style:font-name="Nimbus Sans1" fo:font-weight="normal" officeooo:rsid="00b5c116" officeooo:paragraph-rsid="00b128fd" style:font-weight-asian="normal" style:font-weight-complex="normal"/>
    </style:style>
    <style:style style:name="P36" style:family="paragraph" style:parent-style-name="Text_20_body">
      <style:text-properties style:font-name="Nimbus Sans1" fo:font-weight="normal" officeooo:rsid="00b7830b" officeooo:paragraph-rsid="00b63df1" style:font-weight-asian="normal" style:font-weight-complex="normal"/>
    </style:style>
    <style:style style:name="P37" style:family="paragraph" style:parent-style-name="Text_20_body">
      <style:text-properties style:font-name="Nimbus Sans1" fo:font-weight="normal" officeooo:rsid="00c9867d" officeooo:paragraph-rsid="00c80870" style:font-weight-asian="normal" style:font-weight-complex="normal"/>
    </style:style>
    <style:style style:name="P38" style:family="paragraph" style:parent-style-name="Text_20_body">
      <style:text-properties style:font-name="Nimbus Sans1" fo:font-weight="bold" officeooo:rsid="0073fda0" officeooo:paragraph-rsid="0073fda0" style:font-weight-asian="bold" style:font-weight-complex="bold"/>
    </style:style>
    <style:style style:name="P39" style:family="paragraph" style:parent-style-name="Text_20_body">
      <style:text-properties style:font-name="Nimbus Sans1" officeooo:paragraph-rsid="02500fe9"/>
    </style:style>
    <style:style style:name="P40" style:family="paragraph" style:parent-style-name="Text_20_body">
      <style:text-properties style:font-name="Nimbus Sans1" officeooo:paragraph-rsid="00b128fd"/>
    </style:style>
    <style:style style:name="P41" style:family="paragraph" style:parent-style-name="Text_20_body">
      <style:text-properties style:font-name="Nimbus Sans1" officeooo:rsid="00b63df1" officeooo:paragraph-rsid="00b63df1"/>
    </style:style>
    <style:style style:name="P42" style:family="paragraph" style:parent-style-name="Text_20_body">
      <style:text-properties style:font-name="Nimbus Sans1" officeooo:rsid="00b884c8" officeooo:paragraph-rsid="00b884c8"/>
    </style:style>
    <style:style style:name="P43" style:family="paragraph" style:parent-style-name="Text_20_body">
      <style:text-properties style:font-name="Nimbus Sans1" officeooo:rsid="00c3fdb7" officeooo:paragraph-rsid="00c3fdb7"/>
    </style:style>
    <style:style style:name="P44" style:family="paragraph" style:parent-style-name="Text_20_body">
      <style:text-properties style:font-name="Nimbus Sans1" officeooo:rsid="00c80870" officeooo:paragraph-rsid="00c80870"/>
    </style:style>
    <style:style style:name="P45" style:family="paragraph" style:parent-style-name="Text_20_body">
      <style:text-properties style:font-name="Nimbus Sans1" officeooo:paragraph-rsid="00d28a82"/>
    </style:style>
    <style:style style:name="P46" style:family="paragraph" style:parent-style-name="Text_20_body">
      <style:text-properties style:font-name="Nimbus Sans1" fo:font-size="14pt" fo:font-weight="normal" officeooo:rsid="019a5cbc" officeooo:paragraph-rsid="0196f14c" style:font-name-asian="Nimbus Sans" style:font-size-asian="14pt" style:font-weight-asian="normal" style:font-name-complex="Noto Sans Devanagari1" style:font-size-complex="14pt" style:font-weight-complex="normal"/>
    </style:style>
    <style:style style:name="P47" style:family="paragraph" style:parent-style-name="Text_20_body">
      <style:text-properties style:font-name="Nimbus Sans1" fo:font-size="14pt" style:text-underline-style="none" fo:font-weight="normal" officeooo:rsid="01eefce1" officeooo:paragraph-rsid="01ee4318" style:font-name-asian="Nimbus Sans" style:font-size-asian="14pt" style:font-weight-asian="normal" style:font-name-complex="Noto Sans Devanagari1" style:font-size-complex="14pt" style:font-weight-complex="normal"/>
    </style:style>
    <style:style style:name="P48" style:family="paragraph" style:parent-style-name="Text_20_body">
      <style:text-properties style:font-name="Nimbus Sans1" fo:font-size="14pt" style:text-underline-style="none" fo:font-weight="normal" officeooo:rsid="0213dc3d" officeooo:paragraph-rsid="020e8245" style:font-name-asian="Nimbus Sans" style:font-size-asian="14pt" style:font-weight-asian="normal" style:font-name-complex="Noto Sans Devanagari1" style:font-size-complex="14pt" style:font-weight-complex="normal"/>
    </style:style>
    <style:style style:name="P49" style:family="paragraph" style:parent-style-name="Text_20_body">
      <style:text-properties style:font-name="Nimbus Sans1" fo:font-size="14pt" style:text-underline-style="solid" style:text-underline-width="auto" style:text-underline-color="font-color" fo:font-weight="normal" officeooo:rsid="02a79bef" officeooo:paragraph-rsid="029c14cf" style:font-name-asian="Nimbus Sans" style:font-size-asian="14pt" style:font-weight-asian="normal" style:font-name-complex="Noto Sans Devanagari1" style:font-size-complex="14pt" style:font-weight-complex="normal"/>
    </style:style>
    <style:style style:name="P50" style:family="paragraph" style:parent-style-name="Text_20_body">
      <style:text-properties style:font-name="Nimbus Sans1" fo:font-size="12pt" officeooo:rsid="00d66b14" officeooo:paragraph-rsid="00d66b14" style:font-size-asian="10.5pt" style:font-size-complex="12pt"/>
    </style:style>
    <style:style style:name="P51" style:family="paragraph" style:parent-style-name="Text_20_body">
      <style:text-properties style:font-name="Nimbus Sans1" fo:font-size="12pt" officeooo:rsid="00e1cd49" officeooo:paragraph-rsid="00e1cd49" style:font-size-asian="10.5pt" style:font-size-complex="12pt"/>
    </style:style>
    <style:style style:name="P52" style:family="paragraph" style:parent-style-name="Text_20_body">
      <style:text-properties style:font-name="Nimbus Sans1" fo:font-size="12pt" officeooo:rsid="00ed9c44" officeooo:paragraph-rsid="00ed9c44" style:font-size-asian="10.5pt" style:font-size-complex="12pt"/>
    </style:style>
    <style:style style:name="P53" style:family="paragraph" style:parent-style-name="Text_20_body">
      <style:text-properties style:font-name="Nimbus Sans1" fo:font-size="12pt" officeooo:rsid="00ed9c44" officeooo:paragraph-rsid="0117871d" style:font-size-asian="10.5pt" style:font-size-complex="12pt"/>
    </style:style>
    <style:style style:name="P54" style:family="paragraph" style:parent-style-name="Text_20_body">
      <style:text-properties style:font-name="Nimbus Sans1" fo:font-size="12pt" officeooo:rsid="01226e79" officeooo:paragraph-rsid="01226e79" style:font-size-asian="10.5pt" style:font-size-complex="12pt"/>
    </style:style>
    <style:style style:name="P55" style:family="paragraph" style:parent-style-name="Text_20_body">
      <style:text-properties style:font-name="Nimbus Sans1" fo:font-size="12pt" officeooo:rsid="01298624" officeooo:paragraph-rsid="01298624" style:font-size-asian="10.5pt" style:font-size-complex="12pt"/>
    </style:style>
    <style:style style:name="P56" style:family="paragraph" style:parent-style-name="Text_20_body">
      <style:text-properties style:font-name="Nimbus Sans1" fo:font-size="12pt" officeooo:paragraph-rsid="01ee4318" style:font-size-asian="10.5pt" style:font-size-complex="12pt"/>
    </style:style>
    <style:style style:name="P57" style:family="paragraph" style:parent-style-name="Text_20_body">
      <style:text-properties style:font-name="Nimbus Sans1" fo:font-size="12pt" officeooo:rsid="0216c911" officeooo:paragraph-rsid="0216c911" style:font-size-asian="10.5pt" style:font-size-complex="12pt"/>
    </style:style>
    <style:style style:name="P58" style:family="paragraph" style:parent-style-name="Text_20_body">
      <style:text-properties style:font-name="Nimbus Sans1" fo:font-size="12pt" officeooo:rsid="021ae5d3" officeooo:paragraph-rsid="021ae5d3" style:font-size-asian="10.5pt" style:font-size-complex="12pt"/>
    </style:style>
    <style:style style:name="P59" style:family="paragraph" style:parent-style-name="Text_20_body">
      <style:text-properties style:font-name="Nimbus Sans1" fo:font-size="12pt" officeooo:rsid="023134c7" officeooo:paragraph-rsid="023134c7" style:font-size-asian="10.5pt" style:font-size-complex="12pt"/>
    </style:style>
    <style:style style:name="P60" style:family="paragraph" style:parent-style-name="Text_20_body">
      <style:text-properties style:font-name="Nimbus Sans1" fo:font-size="12pt" officeooo:rsid="0240f75b" officeooo:paragraph-rsid="0240f75b" style:font-size-asian="10.5pt" style:font-size-complex="12pt"/>
    </style:style>
    <style:style style:name="P61" style:family="paragraph" style:parent-style-name="Text_20_body">
      <style:text-properties style:font-name="Nimbus Sans1" fo:font-size="12pt" officeooo:rsid="029975a3" officeooo:paragraph-rsid="029975a3" style:font-size-asian="10.5pt" style:font-size-complex="12pt"/>
    </style:style>
    <style:style style:name="P62" style:family="paragraph" style:parent-style-name="Text_20_body">
      <style:text-properties style:font-name="Nimbus Sans1" fo:font-size="12pt" fo:font-weight="normal" officeooo:rsid="00d94242" officeooo:paragraph-rsid="00d66b14" style:font-name-asian="Nimbus Sans" style:font-size-asian="10.5pt" style:font-weight-asian="normal" style:font-name-complex="Noto Sans Devanagari1" style:font-size-complex="12pt" style:font-weight-complex="normal"/>
    </style:style>
    <style:style style:name="P63" style:family="paragraph" style:parent-style-name="Text_20_body">
      <style:text-properties style:font-name="Nimbus Sans1" fo:font-size="12pt" fo:font-weight="normal" officeooo:rsid="00f2d174" officeooo:paragraph-rsid="00ed9c44" style:font-name-asian="Nimbus Sans" style:font-size-asian="10.5pt" style:font-weight-asian="normal" style:font-name-complex="Noto Sans Devanagari1" style:font-size-complex="12pt" style:font-weight-complex="normal"/>
    </style:style>
    <style:style style:name="P64" style:family="paragraph" style:parent-style-name="Text_20_body">
      <style:text-properties style:font-name="Nimbus Sans1" fo:font-size="12pt" fo:font-weight="normal" officeooo:rsid="012094b2" officeooo:paragraph-rsid="0117871d" style:font-name-asian="Nimbus Sans" style:font-size-asian="10.5pt" style:font-weight-asian="normal" style:font-name-complex="Noto Sans Devanagari1" style:font-size-complex="12pt" style:font-weight-complex="normal"/>
    </style:style>
    <style:style style:name="P65" style:family="paragraph" style:parent-style-name="Text_20_body">
      <style:text-properties style:font-name="Nimbus Sans1" fo:font-size="12pt" fo:font-weight="normal" officeooo:rsid="012fc4da" officeooo:paragraph-rsid="01298624" style:font-name-asian="Nimbus Sans" style:font-size-asian="10.5pt" style:font-weight-asian="normal" style:font-name-complex="Noto Sans Devanagari1" style:font-size-complex="12pt" style:font-weight-complex="normal"/>
    </style:style>
    <style:style style:name="P66" style:family="paragraph" style:parent-style-name="Text_20_body">
      <style:text-properties style:font-name="Nimbus Sans1" fo:font-size="12pt" fo:font-weight="normal" officeooo:rsid="01378dca" officeooo:paragraph-rsid="01322b70" style:font-name-asian="Nimbus Sans" style:font-size-asian="10.5pt" style:font-weight-asian="normal" style:font-name-complex="Noto Sans Devanagari1" style:font-size-complex="12pt" style:font-weight-complex="normal"/>
    </style:style>
    <style:style style:name="P67" style:family="paragraph" style:parent-style-name="Text_20_body">
      <style:text-properties style:font-name="Nimbus Sans1" fo:font-size="12pt" fo:font-weight="normal" officeooo:rsid="0149b9a0" officeooo:paragraph-rsid="01398d7b" style:font-name-asian="Nimbus Sans" style:font-size-asian="10.5pt" style:font-weight-asian="normal" style:font-name-complex="Noto Sans Devanagari1" style:font-size-complex="12pt" style:font-weight-complex="normal"/>
    </style:style>
    <style:style style:name="P68" style:family="paragraph" style:parent-style-name="Text_20_body">
      <style:text-properties style:font-name="Nimbus Sans1" fo:font-size="12pt" fo:font-weight="normal" officeooo:rsid="0169a4a7" officeooo:paragraph-rsid="0152b737" style:font-name-asian="Nimbus Sans" style:font-size-asian="10.5pt" style:font-weight-asian="normal" style:font-name-complex="Noto Sans Devanagari1" style:font-size-complex="12pt" style:font-weight-complex="normal"/>
    </style:style>
    <style:style style:name="P69" style:family="paragraph" style:parent-style-name="Text_20_body">
      <style:text-properties style:font-name="Nimbus Sans1" fo:font-size="12pt" fo:font-weight="normal" officeooo:rsid="01710252" officeooo:paragraph-rsid="016b0245" style:font-name-asian="Nimbus Sans" style:font-size-asian="10.5pt" style:font-weight-asian="normal" style:font-name-complex="Noto Sans Devanagari1" style:font-size-complex="12pt" style:font-weight-complex="normal"/>
    </style:style>
    <style:style style:name="P70" style:family="paragraph" style:parent-style-name="Text_20_body">
      <style:text-properties style:font-name="Nimbus Sans1" fo:font-size="12pt" fo:font-weight="normal" officeooo:rsid="01762bb3" officeooo:paragraph-rsid="016b0245" style:font-name-asian="Nimbus Sans" style:font-size-asian="10.5pt" style:font-weight-asian="normal" style:font-name-complex="Noto Sans Devanagari1" style:font-size-complex="12pt" style:font-weight-complex="normal"/>
    </style:style>
    <style:style style:name="P71" style:family="paragraph" style:parent-style-name="Text_20_body">
      <style:text-properties style:font-name="Nimbus Sans1" fo:font-size="12pt" fo:font-weight="normal" officeooo:rsid="0178f618" officeooo:paragraph-rsid="016b0245" style:font-name-asian="Nimbus Sans" style:font-size-asian="10.5pt" style:font-weight-asian="normal" style:font-name-complex="Noto Sans Devanagari1" style:font-size-complex="12pt" style:font-weight-complex="normal"/>
    </style:style>
    <style:style style:name="P72" style:family="paragraph" style:parent-style-name="Text_20_body">
      <style:text-properties style:font-name="Nimbus Sans1" fo:font-size="12pt" fo:font-weight="normal" officeooo:rsid="017ab03b" officeooo:paragraph-rsid="016b0245" style:font-name-asian="Nimbus Sans" style:font-size-asian="10.5pt" style:font-weight-asian="normal" style:font-name-complex="Noto Sans Devanagari1" style:font-size-complex="12pt" style:font-weight-complex="normal"/>
    </style:style>
    <style:style style:name="P73" style:family="paragraph" style:parent-style-name="Text_20_body">
      <style:text-properties style:font-name="Nimbus Sans1" fo:font-size="12pt" fo:font-weight="normal" officeooo:rsid="01895db3" officeooo:paragraph-rsid="01851ed2" style:font-name-asian="Nimbus Sans" style:font-size-asian="10.5pt" style:font-weight-asian="normal" style:font-name-complex="Noto Sans Devanagari1" style:font-size-complex="12pt" style:font-weight-complex="normal"/>
    </style:style>
    <style:style style:name="P74" style:family="paragraph" style:parent-style-name="Text_20_body">
      <style:text-properties style:font-name="Nimbus Sans1" fo:font-size="12pt" style:text-underline-style="none" fo:font-weight="normal" officeooo:rsid="01e3104a" officeooo:paragraph-rsid="0196f14c" style:font-name-asian="Nimbus Sans" style:font-size-asian="12pt" style:font-weight-asian="normal" style:font-name-complex="Noto Sans Devanagari1" style:font-size-complex="12pt" style:font-weight-complex="normal"/>
    </style:style>
    <style:style style:name="P75" style:family="paragraph" style:parent-style-name="Text_20_body">
      <style:text-properties style:font-name="Nimbus Sans1" fo:font-size="12pt" style:text-underline-style="none" fo:font-weight="normal" officeooo:rsid="02ea5682" officeooo:paragraph-rsid="02e2da7a" style:font-name-asian="Nimbus Sans" style:font-size-asian="12pt" style:font-weight-asian="normal" style:font-name-complex="Noto Sans Devanagari1" style:font-size-complex="12pt" style:font-weight-complex="normal"/>
    </style:style>
    <style:style style:name="P76" style:family="paragraph" style:parent-style-name="Text_20_body">
      <style:text-properties style:font-name="Nimbus Sans1" fo:font-size="12pt" style:text-underline-style="none" fo:font-weight="normal" officeooo:rsid="022f6d8a" officeooo:paragraph-rsid="021ae5d3" style:font-name-asian="Nimbus Sans" style:font-size-asian="10.5pt" style:font-weight-asian="normal" style:font-name-complex="Noto Sans Devanagari1" style:font-size-complex="12pt" style:font-weight-complex="normal"/>
    </style:style>
    <style:style style:name="P77" style:family="paragraph" style:parent-style-name="Text_20_body">
      <style:text-properties style:font-name="Nimbus Sans1" fo:font-size="12pt" style:text-underline-style="none" fo:font-weight="normal" officeooo:rsid="023f606b" officeooo:paragraph-rsid="023134c7" style:font-name-asian="Nimbus Sans" style:font-size-asian="10.5pt" style:font-weight-asian="normal" style:font-name-complex="Noto Sans Devanagari1" style:font-size-complex="12pt" style:font-weight-complex="normal"/>
    </style:style>
    <style:style style:name="P78" style:family="paragraph" style:parent-style-name="Text_20_body">
      <style:text-properties style:font-name="Nimbus Sans1" fo:font-size="12pt" style:text-underline-style="none" fo:font-weight="normal" officeooo:rsid="02334726" officeooo:paragraph-rsid="023134c7" style:font-name-asian="Nimbus Sans" style:font-size-asian="10.5pt" style:font-weight-asian="normal" style:font-name-complex="Noto Sans Devanagari1" style:font-size-complex="12pt" style:font-weight-complex="normal"/>
    </style:style>
    <style:style style:name="P79" style:family="paragraph" style:parent-style-name="Text_20_body">
      <style:text-properties style:font-name="Nimbus Sans1" fo:font-size="12pt" style:text-underline-style="none" fo:font-weight="normal" officeooo:rsid="02334726" officeooo:paragraph-rsid="029c14cf" style:font-name-asian="Nimbus Sans" style:font-size-asian="10.5pt" style:font-weight-asian="normal" style:font-name-complex="Noto Sans Devanagari1" style:font-size-complex="12pt" style:font-weight-complex="normal"/>
    </style:style>
    <style:style style:name="P80" style:family="paragraph" style:parent-style-name="Text_20_body">
      <style:text-properties style:font-name="Nimbus Sans1" fo:font-size="12pt" style:text-underline-style="none" fo:font-weight="normal" officeooo:rsid="02334726" officeooo:paragraph-rsid="02d600e8" style:font-name-asian="Nimbus Sans" style:font-size-asian="10.5pt" style:font-weight-asian="normal" style:font-name-complex="Noto Sans Devanagari1" style:font-size-complex="12pt" style:font-weight-complex="normal"/>
    </style:style>
    <style:style style:name="P81" style:family="paragraph" style:parent-style-name="Text_20_body">
      <style:text-properties style:font-name="Nimbus Sans1" fo:font-size="12pt" style:text-underline-style="none" fo:font-weight="normal" officeooo:rsid="03c84232" officeooo:paragraph-rsid="03c84232" style:font-name-asian="Nimbus Sans" style:font-size-asian="10.5pt" style:font-weight-asian="normal" style:font-name-complex="Noto Sans Devanagari1" style:font-size-complex="12pt" style:font-weight-complex="normal"/>
    </style:style>
    <style:style style:name="P82" style:family="paragraph" style:parent-style-name="Text_20_body">
      <style:text-properties style:font-name="Nimbus Sans1" fo:font-size="12pt" style:text-underline-style="none" fo:font-weight="normal" officeooo:rsid="03c8f79b" officeooo:paragraph-rsid="03c8f79b" style:font-name-asian="Nimbus Sans" style:font-size-asian="10.5pt" style:font-weight-asian="normal" style:font-name-complex="Noto Sans Devanagari1" style:font-size-complex="12pt" style:font-weight-complex="normal"/>
    </style:style>
    <style:style style:name="P83" style:family="paragraph" style:parent-style-name="Text_20_body">
      <style:text-properties style:font-name="Nimbus Sans1" fo:font-size="12pt" style:text-underline-style="none" fo:font-weight="normal" officeooo:rsid="03e15666" officeooo:paragraph-rsid="03e15666" style:font-name-asian="Nimbus Sans" style:font-size-asian="10.5pt" style:font-weight-asian="normal" style:font-name-complex="Noto Sans Devanagari1" style:font-size-complex="12pt" style:font-weight-complex="normal"/>
    </style:style>
    <style:style style:name="P84" style:family="paragraph" style:parent-style-name="Text_20_body">
      <style:text-properties style:font-name="Nimbus Sans1" fo:font-size="12pt" style:text-underline-style="none" fo:font-weight="normal" officeooo:rsid="03f756b6" officeooo:paragraph-rsid="03f756b6" style:font-name-asian="Nimbus Sans" style:font-size-asian="10.5pt" style:font-weight-asian="normal" style:font-name-complex="Noto Sans Devanagari1" style:font-size-complex="12pt" style:font-weight-complex="normal"/>
    </style:style>
    <style:style style:name="P85" style:family="paragraph" style:parent-style-name="Text_20_body">
      <style:text-properties style:font-name="Nimbus Sans1" fo:font-size="12pt" style:text-underline-style="none" fo:font-weight="normal" officeooo:rsid="0401a3ee" officeooo:paragraph-rsid="04032b46" style:font-name-asian="Nimbus Sans" style:font-size-asian="10.5pt" style:font-weight-asian="normal" style:font-name-complex="Noto Sans Devanagari1" style:font-size-complex="12pt" style:font-weight-complex="normal"/>
    </style:style>
    <style:style style:name="P86" style:family="paragraph" style:parent-style-name="Text_20_body">
      <style:text-properties style:font-name="Nimbus Sans1" fo:font-size="12pt" style:text-underline-style="none" fo:font-weight="normal" officeooo:rsid="040ceb79" officeooo:paragraph-rsid="040ceb79" style:font-name-asian="Nimbus Sans" style:font-size-asian="10.5pt" style:font-weight-asian="normal" style:font-name-complex="Noto Sans Devanagari1" style:font-size-complex="12pt" style:font-weight-complex="normal"/>
    </style:style>
    <style:style style:name="P87" style:family="paragraph" style:parent-style-name="Text_20_body">
      <style:text-properties style:font-name="Nimbus Sans1" fo:font-size="12pt" style:text-underline-style="none" fo:font-weight="normal" officeooo:rsid="0417ad33" officeooo:paragraph-rsid="0417ad33" style:font-name-asian="Nimbus Sans" style:font-size-asian="10.5pt" style:font-weight-asian="normal" style:font-name-complex="Noto Sans Devanagari1" style:font-size-complex="12pt" style:font-weight-complex="normal"/>
    </style:style>
    <style:style style:name="P88" style:family="paragraph" style:parent-style-name="Text_20_body">
      <style:text-properties style:font-name="Nimbus Sans1" fo:font-size="12pt" style:text-underline-style="none" fo:font-weight="normal" officeooo:rsid="02451f2d" officeooo:paragraph-rsid="0240f75b" style:font-name-asian="Nimbus Sans" style:font-size-asian="10.5pt" style:font-weight-asian="normal" style:font-name-complex="Noto Sans Devanagari1" style:font-size-complex="12pt" style:font-weight-complex="normal"/>
    </style:style>
    <style:style style:name="P89" style:family="paragraph" style:parent-style-name="Text_20_body">
      <style:paragraph-properties fo:text-align="center" style:justify-single-word="false"/>
      <style:text-properties style:font-name="Nimbus Sans1" fo:font-size="12pt" style:text-underline-style="none" fo:font-weight="normal" officeooo:rsid="042c002e" officeooo:paragraph-rsid="042c002e" style:font-name-asian="Nimbus Sans" style:font-size-asian="10.5pt" style:font-weight-asian="normal" style:font-name-complex="Noto Sans Devanagari1" style:font-size-complex="12pt" style:font-weight-complex="normal"/>
    </style:style>
    <style:style style:name="P90" style:family="paragraph" style:parent-style-name="Text_20_body">
      <style:paragraph-properties fo:text-align="center" style:justify-single-word="false"/>
      <style:text-properties style:font-name="Nimbus Sans1" fo:font-size="12pt" style:text-underline-style="none" fo:font-weight="bold" officeooo:rsid="042c002e" officeooo:paragraph-rsid="042c002e" style:font-name-asian="Nimbus Sans" style:font-size-asian="10.5pt" style:font-weight-asian="bold" style:font-name-complex="Noto Sans Devanagari1" style:font-size-complex="12pt" style:font-weight-complex="bold"/>
    </style:style>
    <style:style style:name="P91" style:family="paragraph" style:parent-style-name="Text_20_body">
      <style:text-properties style:font-name="Nimbus Sans1" officeooo:paragraph-rsid="01322b70"/>
    </style:style>
    <style:style style:name="P92" style:family="paragraph" style:parent-style-name="Text_20_body">
      <style:text-properties style:font-name="Nimbus Sans1" officeooo:rsid="01398d7b" officeooo:paragraph-rsid="01398d7b"/>
    </style:style>
    <style:style style:name="P93" style:family="paragraph" style:parent-style-name="Text_20_body">
      <style:text-properties style:font-name="Nimbus Sans1" officeooo:paragraph-rsid="01398d7b"/>
    </style:style>
    <style:style style:name="P94" style:family="paragraph" style:parent-style-name="Text_20_body">
      <style:text-properties style:font-name="Nimbus Sans1" officeooo:rsid="0152b737" officeooo:paragraph-rsid="0152b737"/>
    </style:style>
    <style:style style:name="P95" style:family="paragraph" style:parent-style-name="Text_20_body">
      <style:text-properties style:font-name="Nimbus Sans1" officeooo:paragraph-rsid="0152b737"/>
    </style:style>
    <style:style style:name="P96" style:family="paragraph" style:parent-style-name="Text_20_body">
      <style:text-properties style:font-name="Nimbus Sans1" officeooo:rsid="016b0245" officeooo:paragraph-rsid="016b0245"/>
    </style:style>
    <style:style style:name="P97" style:family="paragraph" style:parent-style-name="Text_20_body">
      <style:text-properties style:font-name="Nimbus Sans1" officeooo:paragraph-rsid="016b0245"/>
    </style:style>
    <style:style style:name="P98" style:family="paragraph" style:parent-style-name="Text_20_body">
      <style:text-properties style:font-name="Nimbus Sans1" officeooo:rsid="017f8e8a" officeooo:paragraph-rsid="017f8e8a"/>
    </style:style>
    <style:style style:name="P99" style:family="paragraph" style:parent-style-name="Text_20_body">
      <style:text-properties style:font-name="Nimbus Sans1" officeooo:rsid="01851ed2" officeooo:paragraph-rsid="01851ed2"/>
    </style:style>
    <style:style style:name="P100" style:family="paragraph" style:parent-style-name="Text_20_body">
      <style:text-properties style:font-name="Nimbus Sans1" officeooo:paragraph-rsid="0196f14c"/>
    </style:style>
    <style:style style:name="P101" style:family="paragraph" style:parent-style-name="Text_20_body">
      <style:text-properties fo:color="#c9211e" style:font-name="Nimbus Sans1" fo:font-size="12pt" officeooo:rsid="023134c7" officeooo:paragraph-rsid="023134c7" style:font-size-asian="10.5pt" style:font-size-complex="12pt"/>
    </style:style>
    <style:style style:name="P102" style:family="paragraph" style:parent-style-name="Text_20_body">
      <style:text-properties officeooo:paragraph-rsid="02e2da7a"/>
    </style:style>
    <style:style style:name="P103" style:family="paragraph" style:parent-style-name="Text_20_body">
      <style:text-properties officeooo:rsid="02ea9bac" officeooo:paragraph-rsid="02ea9bac"/>
    </style:style>
    <style:style style:name="P104" style:family="paragraph" style:parent-style-name="Text_20_body">
      <style:text-properties officeooo:paragraph-rsid="030c4dc0"/>
    </style:style>
    <style:style style:name="P105" style:family="paragraph" style:parent-style-name="Text_20_body">
      <style:text-properties officeooo:paragraph-rsid="0330584b"/>
    </style:style>
    <style:style style:name="P106" style:family="paragraph" style:parent-style-name="Text_20_body">
      <style:text-properties fo:color="#ffffff" style:text-underline-style="none" officeooo:paragraph-rsid="03549203"/>
    </style:style>
    <style:style style:name="P107" style:family="paragraph" style:parent-style-name="Text_20_body">
      <style:text-properties fo:color="#ffffff" style:text-underline-style="none" officeooo:rsid="0357288e" officeooo:paragraph-rsid="0357288e"/>
    </style:style>
    <style:style style:name="P108" style:family="paragraph" style:parent-style-name="Text_20_body">
      <style:text-properties fo:color="#ffffff" style:font-name="Nimbus Sans1" fo:font-size="12pt" style:text-underline-style="none" fo:font-weight="normal" officeooo:rsid="02334726" officeooo:paragraph-rsid="023134c7" style:font-name-asian="Nimbus Sans" style:font-size-asian="10.5pt" style:font-weight-asian="normal" style:font-name-complex="Noto Sans Devanagari1" style:font-size-complex="12pt" style:font-weight-complex="normal"/>
    </style:style>
    <style:style style:name="P109" style:family="paragraph" style:parent-style-name="Text_20_body">
      <style:text-properties fo:color="#ffffff" style:font-name="Nimbus Sans1" fo:font-size="12pt" style:text-underline-style="none" fo:font-weight="normal" officeooo:rsid="03350cdc" officeooo:paragraph-rsid="03549203" style:font-name-asian="Nimbus Sans" style:font-size-asian="12pt" style:font-weight-asian="normal" style:font-name-complex="Noto Sans Devanagari1" style:font-size-complex="12pt" style:font-weight-complex="normal"/>
    </style:style>
    <style:style style:name="P110" style:family="paragraph" style:parent-style-name="Text_20_body">
      <style:text-properties fo:color="#ffffff" style:font-name="Nimbus Sans1" fo:font-size="12pt" style:text-underline-style="none" fo:font-weight="normal" officeooo:rsid="0356ac20" officeooo:paragraph-rsid="03549203" style:font-name-asian="Nimbus Sans" style:font-size-asian="12pt" style:font-weight-asian="normal" style:font-name-complex="Noto Sans Devanagari1" style:font-size-complex="12pt" style:font-weight-complex="normal"/>
    </style:style>
    <style:style style:name="P111" style:family="paragraph" style:parent-style-name="Text_20_body">
      <style:text-properties fo:color="#ffffff" style:font-name="Nimbus Sans1" fo:font-size="12pt" style:text-underline-style="none" fo:font-weight="normal" officeooo:rsid="03576c06" officeooo:paragraph-rsid="0357288e" style:font-name-asian="Nimbus Sans" style:font-size-asian="12pt" style:font-weight-asian="normal" style:font-name-complex="Noto Sans Devanagari1" style:font-size-complex="12pt" style:font-weight-complex="normal"/>
    </style:style>
    <style:style style:name="P112" style:family="paragraph" style:parent-style-name="Text_20_body">
      <style:text-properties fo:color="#ffffff" style:text-position="0% 100%" style:font-name="Nimbus Sans1" fo:font-size="12pt" style:text-underline-style="none" fo:font-weight="normal" officeooo:rsid="03984b9e" officeooo:paragraph-rsid="047bacfe" style:font-name-asian="Nimbus Sans" style:font-size-asian="10.5pt" style:font-weight-asian="normal" style:font-name-complex="Noto Sans Devanagari1" style:font-size-complex="12pt" style:font-weight-complex="normal"/>
    </style:style>
    <style:style style:name="P113" style:family="paragraph" style:parent-style-name="Text_20_body">
      <style:text-properties officeooo:paragraph-rsid="03819435"/>
    </style:style>
    <style:style style:name="P114" style:family="paragraph" style:parent-style-name="Text_20_body">
      <style:text-properties style:text-position="0% 100%" style:font-name="Nimbus Sans1" fo:font-size="12pt" style:text-underline-style="none" fo:font-weight="normal" officeooo:rsid="0309141c" officeooo:paragraph-rsid="02ea9bac" style:font-name-asian="Nimbus Sans" style:font-size-asian="12pt" style:font-weight-asian="normal" style:font-name-complex="Noto Sans Devanagari1" style:font-size-complex="12pt" style:font-weight-complex="normal"/>
    </style:style>
    <style:style style:name="P115" style:family="paragraph" style:parent-style-name="Text_20_body">
      <style:text-properties style:text-position="0% 100%" style:font-name="Nimbus Sans1" fo:font-size="12pt" style:text-underline-style="none" fo:font-weight="normal" officeooo:rsid="030f8ea6" officeooo:paragraph-rsid="030c4dc0" style:font-name-asian="Nimbus Sans" style:font-size-asian="12pt" style:font-weight-asian="normal" style:font-name-complex="Noto Sans Devanagari1" style:font-size-complex="12pt" style:font-weight-complex="normal"/>
    </style:style>
    <style:style style:name="P116" style:family="paragraph" style:parent-style-name="Text_20_body">
      <style:text-properties style:text-position="0% 100%" style:font-name="Nimbus Sans1" fo:font-size="12pt" style:text-underline-style="none" fo:font-weight="normal" officeooo:rsid="03dde053" officeooo:paragraph-rsid="03c8f79b" style:font-name-asian="Nimbus Sans" style:font-size-asian="10.5pt" style:font-weight-asian="normal" style:font-name-complex="Noto Sans Devanagari1" style:font-size-complex="12pt" style:font-weight-complex="normal"/>
    </style:style>
    <style:style style:name="P117" style:family="paragraph" style:parent-style-name="Text_20_body">
      <style:text-properties style:text-position="0% 100%" style:font-name="Nimbus Sans1" fo:font-size="12pt" style:text-underline-style="none" fo:font-weight="normal" officeooo:rsid="03f4fba9" officeooo:paragraph-rsid="03e15666" style:font-name-asian="Nimbus Sans" style:font-size-asian="10.5pt" style:font-weight-asian="normal" style:font-name-complex="Noto Sans Devanagari1" style:font-size-complex="12pt" style:font-weight-complex="normal"/>
    </style:style>
    <style:style style:name="P118" style:family="paragraph" style:parent-style-name="Text_20_body">
      <style:text-properties style:text-position="0% 100%" style:font-name="Nimbus Sans1" fo:font-size="12pt" style:text-underline-style="none" fo:font-weight="normal" officeooo:rsid="03f756b6" officeooo:paragraph-rsid="03f756b6" style:font-name-asian="Nimbus Sans" style:font-size-asian="10.5pt" style:font-weight-asian="normal" style:font-name-complex="Noto Sans Devanagari1" style:font-size-complex="12pt" style:font-weight-complex="normal"/>
    </style:style>
    <style:style style:name="P119" style:family="paragraph" style:parent-style-name="Text_20_body">
      <style:text-properties style:text-position="0% 100%" style:font-name="Nimbus Sans1" fo:font-size="12pt" style:text-underline-style="none" fo:font-weight="normal" officeooo:rsid="040b4c54" officeooo:paragraph-rsid="04032b46" style:font-name-asian="Nimbus Sans" style:font-size-asian="10.5pt" style:font-weight-asian="normal" style:font-name-complex="Noto Sans Devanagari1" style:font-size-complex="12pt" style:font-weight-complex="normal"/>
    </style:style>
    <style:style style:name="P120" style:family="paragraph" style:parent-style-name="Text_20_body">
      <style:text-properties style:text-position="0% 100%" style:font-name="Nimbus Sans1" fo:font-size="12pt" style:text-underline-style="none" fo:font-weight="normal" officeooo:rsid="04170da9" officeooo:paragraph-rsid="0417ad33" style:font-name-asian="Nimbus Sans" style:font-size-asian="10.5pt" style:font-weight-asian="normal" style:font-name-complex="Noto Sans Devanagari1" style:font-size-complex="12pt" style:font-weight-complex="normal"/>
    </style:style>
    <style:style style:name="P121" style:family="paragraph" style:parent-style-name="Text_20_body">
      <style:text-properties style:text-position="0% 100%" style:font-name="Nimbus Sans1" fo:font-size="12pt" style:text-underline-style="none" fo:font-weight="normal" officeooo:rsid="041f3bb5" officeooo:paragraph-rsid="0417ad33" style:font-name-asian="Nimbus Sans" style:font-size-asian="10.5pt" style:font-weight-asian="normal" style:font-name-complex="Noto Sans Devanagari1" style:font-size-complex="12pt" style:font-weight-complex="normal"/>
    </style:style>
    <style:style style:name="P122" style:family="paragraph" style:parent-style-name="Text_20_body">
      <style:text-properties style:text-position="0% 100%" style:font-name="Nimbus Sans1" fo:font-size="12pt" style:text-underline-style="none" fo:font-weight="normal" officeooo:rsid="038f4feb" officeooo:paragraph-rsid="047bacfe" style:font-name-asian="Nimbus Sans" style:font-size-asian="10.5pt" style:font-weight-asian="normal" style:font-name-complex="Noto Sans Devanagari1" style:font-size-complex="12pt" style:font-weight-complex="normal"/>
    </style:style>
    <style:style style:name="P123" style:family="paragraph" style:parent-style-name="Text_20_body">
      <style:text-properties style:text-position="0% 100%" style:font-name="Nimbus Sans1" fo:font-size="12pt" style:text-underline-style="none" fo:font-weight="normal" officeooo:rsid="04862ef2" officeooo:paragraph-rsid="04873e20" style:font-name-asian="Nimbus Sans" style:font-size-asian="10.5pt" style:font-weight-asian="normal" style:font-name-complex="Noto Sans Devanagari1" style:font-size-complex="12pt" style:font-weight-complex="normal"/>
    </style:style>
    <style:style style:name="P124" style:family="paragraph" style:parent-style-name="Text_20_body">
      <style:text-properties style:text-position="0% 100%" style:font-name="Nimbus Sans1" fo:font-size="12pt" style:text-underline-style="none" fo:font-weight="normal" officeooo:rsid="03c4999f" officeooo:paragraph-rsid="04873e20" style:font-name-asian="Nimbus Sans" style:font-size-asian="10.5pt" style:font-weight-asian="normal" style:font-name-complex="Noto Sans Devanagari1" style:font-size-complex="12pt" style:font-weight-complex="normal"/>
    </style:style>
    <style:style style:name="P125" style:family="paragraph" style:parent-style-name="Text_20_body">
      <style:text-properties style:text-position="0% 100%" style:font-name="Nimbus Sans1" fo:font-size="14pt" style:text-underline-style="solid" style:text-underline-width="auto" style:text-underline-color="font-color" fo:font-weight="normal" officeooo:rsid="0395f7e1" officeooo:paragraph-rsid="03933f61" style:font-name-asian="Nimbus Sans" style:font-size-asian="14pt" style:font-weight-asian="normal" style:font-name-complex="Noto Sans Devanagari1" style:font-size-complex="14pt" style:font-weight-complex="normal"/>
    </style:style>
    <style:style style:name="P126" style:family="paragraph" style:parent-style-name="Text_20_body">
      <style:text-properties style:text-position="0% 100%" style:font-name="Nimbus Sans1" fo:font-size="14pt" style:text-underline-style="none" fo:font-weight="normal" officeooo:rsid="04223326" officeooo:paragraph-rsid="042135e2" style:font-name-asian="Nimbus Sans" style:font-size-asian="14pt" style:font-weight-asian="normal" style:font-name-complex="Noto Sans Devanagari1" style:font-size-complex="14pt" style:font-weight-complex="normal"/>
    </style:style>
    <style:style style:name="P127" style:family="paragraph" style:parent-style-name="Text_20_body">
      <style:text-properties officeooo:paragraph-rsid="0474447f"/>
    </style:style>
    <style:style style:name="P128" style:family="paragraph" style:parent-style-name="Text_20_body">
      <style:text-properties officeooo:paragraph-rsid="047bacfe"/>
    </style:style>
    <style:style style:name="P129" style:family="paragraph" style:parent-style-name="Text_20_body">
      <style:text-properties officeooo:paragraph-rsid="04873e20"/>
    </style:style>
    <style:style style:name="P130" style:family="paragraph" style:parent-style-name="Text_20_body">
      <style:text-properties style:font-name="Nimbus Sans1" fo:font-size="14pt" style:text-underline-style="none" fo:font-weight="normal" officeooo:rsid="02728ffe" officeooo:paragraph-rsid="023134c7" style:font-name-asian="Nimbus Sans" style:font-size-asian="14pt" style:font-weight-asian="normal" style:font-name-complex="Noto Sans Devanagari1" style:font-size-complex="14pt" style:font-weight-complex="normal"/>
    </style:style>
    <style:style style:name="P131" style:family="paragraph" style:parent-style-name="Contents_20_Heading">
      <style:text-properties style:font-name="Nimbus Sans1" fo:font-size="14pt" style:text-underline-style="none" fo:font-weight="normal" officeooo:rsid="04967735" officeooo:paragraph-rsid="04913a2c" style:font-name-asian="Nimbus Sans" style:font-size-asian="12.25pt" style:font-weight-asian="normal" style:font-name-complex="Noto Sans Devanagari1" style:font-size-complex="14pt" style:font-weight-complex="normal"/>
    </style:style>
    <style:style style:name="P132" style:family="paragraph" style:parent-style-name="Contents_20_Heading">
      <style:text-properties style:font-name="Nimbus Sans1" fo:font-size="14pt" style:text-underline-style="none" fo:font-weight="normal" officeooo:rsid="0499c054" officeooo:paragraph-rsid="04913a2c" style:font-name-asian="Nimbus Sans" style:font-size-asian="12.25pt" style:font-weight-asian="normal" style:font-name-complex="Noto Sans Devanagari1" style:font-size-complex="14pt" style:font-weight-complex="normal"/>
    </style:style>
    <style:style style:name="P133" style:family="paragraph" style:parent-style-name="Contents_20_Heading">
      <style:text-properties style:font-name="Nimbus Sans1" fo:font-size="14pt" style:text-underline-style="none" fo:font-weight="normal" officeooo:rsid="049e52bc" officeooo:paragraph-rsid="049e52bc" style:font-name-asian="Nimbus Sans" style:font-size-asian="12.25pt" style:font-weight-asian="normal" style:font-name-complex="Noto Sans Devanagari1" style:font-size-complex="14pt" style:font-weight-complex="normal"/>
    </style:style>
    <style:style style:name="P134" style:family="paragraph" style:parent-style-name="Contents_20_Heading">
      <style:text-properties fo:color="#c9211e" style:font-name="Nimbus Sans1" fo:font-size="14pt" style:text-underline-style="none" fo:font-weight="normal" officeooo:rsid="049e52bc" officeooo:paragraph-rsid="049e52bc" style:font-name-asian="Nimbus Sans" style:font-size-asian="12.25pt" style:font-weight-asian="normal" style:font-name-complex="Noto Sans Devanagari1" style:font-size-complex="14pt" style:font-weight-complex="normal"/>
    </style:style>
    <style:style style:name="P135" style:family="paragraph" style:parent-style-name="Contents_20_Heading">
      <style:text-properties style:use-window-font-color="true" style:font-name="Nimbus Sans1" fo:font-size="14pt" style:text-underline-style="none" fo:font-weight="normal" officeooo:rsid="049e52bc" officeooo:paragraph-rsid="049e52bc" style:font-name-asian="Nimbus Sans" style:font-size-asian="12.25pt" style:font-weight-asian="normal" style:font-name-complex="Noto Sans Devanagari1" style:font-size-complex="14pt" style:font-weight-complex="normal"/>
    </style:style>
    <style:style style:name="P136" style:family="paragraph" style:parent-style-name="Contents_20_Heading">
      <style:text-properties style:use-window-font-color="true" style:text-position="0% 100%" style:font-name="Nimbus Sans1" fo:font-size="14pt" style:text-underline-style="none" fo:font-weight="normal" officeooo:rsid="04b85972" officeooo:paragraph-rsid="049e52bc" style:font-name-asian="Nimbus Sans" style:font-size-asian="12.25pt" style:font-weight-asian="normal" style:font-name-complex="Noto Sans Devanagari1" style:font-size-complex="14pt" style:font-weight-complex="normal"/>
    </style:style>
    <style:style style:name="P137" style:family="paragraph" style:parent-style-name="Contents_20_Heading">
      <style:text-properties style:use-window-font-color="true" style:text-position="0% 100%" style:font-name="Nimbus Sans1" fo:font-size="14pt" style:text-underline-style="none" fo:font-weight="normal" officeooo:rsid="04bb0bea" officeooo:paragraph-rsid="049e52bc" style:font-name-asian="Nimbus Sans" style:font-size-asian="12.25pt" style:font-weight-asian="normal" style:font-name-complex="Noto Sans Devanagari1" style:font-size-complex="14pt" style:font-weight-complex="normal"/>
    </style:style>
    <style:style style:name="P138" style:family="paragraph" style:parent-style-name="Contents_20_Heading">
      <style:text-properties style:use-window-font-color="true" style:text-position="0% 100%" style:font-name="Nimbus Sans1" fo:font-size="14pt" style:text-underline-style="none" fo:font-weight="normal" officeooo:rsid="04d19404" officeooo:paragraph-rsid="049e52bc" fo:background-color="transparent" style:font-name-asian="Nimbus Sans" style:font-size-asian="12.25pt" style:font-weight-asian="normal" style:font-name-complex="Noto Sans Devanagari1" style:font-size-complex="14pt" style:font-weight-complex="normal"/>
    </style:style>
    <style:style style:name="P139" style:family="paragraph" style:parent-style-name="Contents_20_Heading">
      <style:text-properties officeooo:paragraph-rsid="04fb21a3"/>
    </style:style>
    <style:style style:name="P140" style:family="paragraph" style:parent-style-name="Contents_20_Heading">
      <style:text-properties fo:font-size="14pt" officeooo:paragraph-rsid="04fb21a3" style:font-size-asian="12.25pt" style:font-size-complex="14pt"/>
    </style:style>
    <style:style style:name="P141" style:family="paragraph" style:parent-style-name="Contents_20_Heading">
      <style:text-properties fo:font-size="14pt" style:text-underline-style="solid" style:text-underline-type="double" style:text-underline-width="auto" style:text-underline-color="font-color" officeooo:paragraph-rsid="04fb21a3" style:font-size-asian="12.25pt" style:font-size-complex="14pt"/>
    </style:style>
    <style:style style:name="P142" style:family="paragraph" style:parent-style-name="Contents_20_Heading">
      <style:text-properties fo:font-size="16pt" fo:font-weight="bold" officeooo:rsid="055a4035" officeooo:paragraph-rsid="055a4035" style:font-size-asian="14pt" style:font-weight-asian="bold" style:font-size-complex="16pt" style:font-weight-complex="bold"/>
    </style:style>
    <style:style style:name="P143" style:family="paragraph" style:parent-style-name="Contents_20_Heading">
      <style:text-properties officeooo:paragraph-rsid="055a4035"/>
    </style:style>
    <style:style style:name="P144" style:family="paragraph" style:parent-style-name="Contents_20_Heading">
      <style:text-properties officeooo:rsid="0594b9ad" officeooo:paragraph-rsid="0594b9ad"/>
    </style:style>
    <style:style style:name="P145" style:family="paragraph" style:parent-style-name="Contents_20_Heading">
      <style:paragraph-properties fo:text-align="center" style:justify-single-word="false"/>
      <style:text-properties officeooo:rsid="0594b9ad" officeooo:paragraph-rsid="0594b9ad"/>
    </style:style>
    <style:style style:name="P146" style:family="paragraph" style:parent-style-name="Contents_20_Heading">
      <style:paragraph-properties fo:text-align="center" style:justify-single-word="false"/>
      <style:text-properties style:text-underline-style="solid" style:text-underline-width="auto" style:text-underline-color="font-color" officeooo:rsid="0594b9ad" officeooo:paragraph-rsid="0594b9ad"/>
    </style:style>
    <style:style style:name="P147" style:family="paragraph" style:parent-style-name="Contents_20_Heading">
      <style:paragraph-properties fo:text-align="center" style:justify-single-word="false"/>
      <style:text-properties style:text-underline-style="solid" style:text-underline-width="auto" style:text-underline-color="font-color" officeooo:rsid="05c5d4c7" officeooo:paragraph-rsid="05c5d4c7"/>
    </style:style>
    <style:style style:name="P148" style:family="paragraph" style:parent-style-name="Contents_20_Heading">
      <style:text-properties officeooo:paragraph-rsid="05fc9c7e"/>
    </style:style>
    <style:style style:name="P149" style:family="paragraph" style:parent-style-name="Table_20_Contents">
      <style:paragraph-properties fo:text-align="center" style:justify-single-word="false"/>
      <style:text-properties style:font-name="Nimbus Sans1" fo:font-size="16pt" officeooo:rsid="054dfa27" officeooo:paragraph-rsid="054dfa27" style:font-name-asian="Nimbus Sans" style:font-size-asian="16pt" style:font-name-complex="Noto Sans Devanagari1" style:font-size-complex="16pt"/>
    </style:style>
    <style:style style:name="P150" style:family="paragraph" style:parent-style-name="Table_20_Contents">
      <style:paragraph-properties fo:text-align="center" style:justify-single-word="false"/>
      <style:text-properties style:font-name="Nimbus Sans1" fo:font-size="14pt" officeooo:rsid="054dfa27" officeooo:paragraph-rsid="054dfa27" style:font-name-asian="Nimbus Sans" style:font-size-asian="14pt" style:font-name-complex="Noto Sans Devanagari1" style:font-size-complex="14pt"/>
    </style:style>
    <style:style style:name="P151" style:family="paragraph" style:parent-style-name="Table_20_Contents">
      <style:paragraph-properties fo:text-align="start" style:justify-single-word="false"/>
      <style:text-properties style:font-name="Nimbus Sans1" fo:font-size="14pt" officeooo:rsid="054dfa27" officeooo:paragraph-rsid="054dfa27" style:font-name-asian="Nimbus Sans" style:font-size-asian="14pt" style:font-name-complex="Noto Sans Devanagari1" style:font-size-complex="14pt"/>
    </style:style>
    <style:style style:name="P152" style:family="paragraph" style:parent-style-name="Table_20_Contents">
      <style:paragraph-properties fo:text-align="start" style:justify-single-word="false"/>
      <style:text-properties fo:font-size="14pt" officeooo:paragraph-rsid="054dfa27" style:font-size-asian="14pt" style:font-size-complex="14pt"/>
    </style:style>
    <style:style style:name="P153" style:family="paragraph">
      <style:paragraph-properties fo:text-align="center"/>
    </style:style>
    <style:style style:name="P154" style:family="paragraph">
      <loext:graphic-properties draw:fill="none" draw:fill-color="#ffffff"/>
      <style:paragraph-properties fo:text-align="center"/>
      <style:text-properties fo:font-size="16pt" style:font-size-asian="16pt" style:font-size-complex="16pt"/>
    </style:style>
    <style:style style:name="P155" style:family="paragraph">
      <style:text-properties fo:font-size="14pt" style:font-size-asian="14pt" style:font-size-complex="14pt"/>
    </style:style>
    <style:style style:name="P156" style:family="paragraph">
      <loext:graphic-properties draw:fill="none" draw:fill-color="#ffffff"/>
      <style:text-properties fo:font-size="14pt" style:font-size-asian="14pt" style:font-size-complex="14pt"/>
    </style:style>
    <style:style style:name="P157" style:family="paragraph">
      <loext:graphic-properties draw:fill="none" draw:fill-color="#ffffff"/>
    </style:style>
    <style:style style:name="P158" style:family="paragraph">
      <style:text-properties style:font-name="Nimbus Roman1" fo:font-size="14pt" style:font-size-asian="14pt" style:font-size-complex="14pt"/>
    </style:style>
    <style:style style:name="P159" style:family="paragraph">
      <loext:graphic-properties draw:fill="none" draw:fill-color="#ffffff"/>
      <style:text-properties style:font-name="Nimbus Roman1" fo:font-size="14pt" style:font-size-asian="14pt" style:font-size-complex="14pt"/>
    </style:style>
    <style:style style:name="P160" style:family="paragraph">
      <loext:graphic-properties draw:fill="none" draw:fill-color="#ffffff"/>
      <style:text-properties fo:color="#ff0000" fo:font-size="16pt" style:font-size-asian="16pt" style:font-size-complex="16pt"/>
    </style:style>
    <style:style style:name="P161" style:family="paragraph">
      <loext:graphic-properties draw:fill-color="#ff0000"/>
      <style:paragraph-properties fo:text-align="center"/>
    </style:style>
    <style:style style:name="P162" style:family="paragraph">
      <loext:graphic-properties draw:fill="none" draw:fill-color="#ffffff"/>
      <style:text-properties fo:font-size="15pt" fo:font-weight="bold" style:font-size-asian="15pt" style:font-weight-asian="bold" style:font-size-complex="15pt" style:font-weight-complex="bold"/>
    </style:style>
    <style:style style:name="P163" style:family="paragraph">
      <loext:graphic-properties draw:fill="none" draw:fill-color="#ffffff"/>
      <style:text-properties style:text-underline-style="solid" style:text-underline-width="auto" style:text-underline-color="#ff0000"/>
    </style:style>
    <style:style style:name="P164" style:family="paragraph">
      <loext:graphic-properties draw:fill="none" draw:fill-color="#ffffff"/>
      <style:text-properties style:use-window-font-color="true" style:text-underline-style="solid" style:text-underline-width="auto" style:text-underline-color="#ff0000"/>
    </style:style>
    <style:style style:name="P165" style:family="paragraph">
      <loext:graphic-properties draw:fill="none" draw:fill-color="#ffffff"/>
      <style:text-properties style:use-window-font-color="true" style:font-name="Nimbus Roman1"/>
    </style:style>
    <style:style style:name="P166" style:family="paragraph">
      <loext:graphic-properties draw:fill="none" draw:fill-color="#ffffff"/>
      <style:text-properties fo:color="#ff0000" fo:font-size="66pt" style:font-size-asian="66pt" style:font-size-complex="66pt"/>
    </style:style>
    <style:style style:name="P167" style:family="paragraph">
      <loext:graphic-properties draw:fill="none" draw:opacity="0%"/>
      <style:paragraph-properties fo:text-align="center"/>
      <style:text-properties fo:font-size="12pt"/>
    </style:style>
    <style:style style:name="P168" style:family="paragraph">
      <style:paragraph-properties fo:text-align="center"/>
      <style:text-properties style:font-name="Nimbus Sans1"/>
    </style:style>
    <style:style style:name="P169" style:family="paragraph">
      <loext:graphic-properties draw:fill="none" draw:fill-color="#ffffff"/>
      <style:text-properties style:font-name="Nimbus Sans1"/>
    </style:style>
    <style:style style:name="P170" style:family="paragraph">
      <loext:graphic-properties draw:fill="none" draw:fill-color="#ffffff"/>
      <style:text-properties style:font-name="Cantarell" style:text-underline-style="solid" style:text-underline-width="auto" style:text-underline-color="font-color"/>
    </style:style>
    <style:style style:name="T1" style:family="text">
      <style:text-properties fo:font-weight="bold" officeooo:rsid="006a08a0"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79397f" style:font-weight-asian="normal" style:font-weight-complex="normal"/>
    </style:style>
    <style:style style:name="T4" style:family="text">
      <style:text-properties fo:font-weight="normal" officeooo:rsid="007a667e" style:font-weight-asian="normal" style:font-weight-complex="normal"/>
    </style:style>
    <style:style style:name="T5" style:family="text">
      <style:text-properties fo:font-weight="normal" officeooo:rsid="007b7642" style:font-weight-asian="normal" style:font-weight-complex="normal"/>
    </style:style>
    <style:style style:name="T6" style:family="text">
      <style:text-properties fo:font-weight="normal" officeooo:rsid="007d27b3" style:font-weight-asian="normal" style:font-weight-complex="normal"/>
    </style:style>
    <style:style style:name="T7" style:family="text">
      <style:text-properties fo:font-weight="normal" officeooo:rsid="007d6cc3" style:font-weight-asian="normal" style:font-weight-complex="normal"/>
    </style:style>
    <style:style style:name="T8" style:family="text">
      <style:text-properties fo:font-weight="normal" officeooo:rsid="009b5a7a" style:font-weight-asian="normal" style:font-weight-complex="normal"/>
    </style:style>
    <style:style style:name="T9" style:family="text">
      <style:text-properties fo:font-weight="normal" officeooo:rsid="009f351a" style:font-weight-asian="normal" style:font-weight-complex="normal"/>
    </style:style>
    <style:style style:name="T10" style:family="text">
      <style:text-properties fo:font-weight="normal" officeooo:rsid="00a10421" style:font-weight-asian="normal" style:font-weight-complex="normal"/>
    </style:style>
    <style:style style:name="T11" style:family="text">
      <style:text-properties fo:font-weight="normal" officeooo:rsid="00a28da0" style:font-weight-asian="normal" style:font-weight-complex="normal"/>
    </style:style>
    <style:style style:name="T12" style:family="text">
      <style:text-properties fo:font-weight="normal" officeooo:rsid="009dcc5e" style:font-weight-asian="normal" style:font-weight-complex="normal"/>
    </style:style>
    <style:style style:name="T13" style:family="text">
      <style:text-properties fo:font-weight="normal" officeooo:rsid="00a36b08" style:font-weight-asian="normal" style:font-weight-complex="normal"/>
    </style:style>
    <style:style style:name="T14" style:family="text">
      <style:text-properties fo:font-weight="normal" officeooo:rsid="00a557e9" style:font-weight-asian="normal" style:font-weight-complex="normal"/>
    </style:style>
    <style:style style:name="T15" style:family="text">
      <style:text-properties fo:font-weight="normal" officeooo:rsid="00a57455" style:font-weight-asian="normal" style:font-weight-complex="normal"/>
    </style:style>
    <style:style style:name="T16" style:family="text">
      <style:text-properties fo:font-weight="normal" officeooo:rsid="00a5b314" style:font-weight-asian="normal" style:font-weight-complex="normal"/>
    </style:style>
    <style:style style:name="T17" style:family="text">
      <style:text-properties fo:font-weight="normal" officeooo:rsid="00a5eab5" style:font-weight-asian="normal" style:font-weight-complex="normal"/>
    </style:style>
    <style:style style:name="T18" style:family="text">
      <style:text-properties fo:font-weight="normal" officeooo:rsid="00a7593e" style:font-weight-asian="normal" style:font-weight-complex="normal"/>
    </style:style>
    <style:style style:name="T19" style:family="text">
      <style:text-properties fo:font-weight="normal" officeooo:rsid="00a933cf" style:font-weight-asian="normal" style:font-weight-complex="normal"/>
    </style:style>
    <style:style style:name="T20" style:family="text">
      <style:text-properties fo:font-weight="normal" officeooo:rsid="00abb602" style:font-weight-asian="normal" style:font-weight-complex="normal"/>
    </style:style>
    <style:style style:name="T21" style:family="text">
      <style:text-properties fo:font-weight="normal" officeooo:rsid="00ace17f" style:font-weight-asian="normal" style:font-weight-complex="normal"/>
    </style:style>
    <style:style style:name="T22" style:family="text">
      <style:text-properties fo:font-weight="normal" officeooo:rsid="00ad2770" style:font-weight-asian="normal" style:font-weight-complex="normal"/>
    </style:style>
    <style:style style:name="T23" style:family="text">
      <style:text-properties fo:font-weight="normal" officeooo:rsid="00aed90d" style:font-weight-asian="normal" style:font-weight-complex="normal"/>
    </style:style>
    <style:style style:name="T24" style:family="text">
      <style:text-properties fo:font-weight="normal" officeooo:rsid="00b1a965" style:font-weight-asian="normal" style:font-weight-complex="normal"/>
    </style:style>
    <style:style style:name="T25" style:family="text">
      <style:text-properties fo:font-weight="normal" officeooo:rsid="00b31aa6" style:font-weight-asian="normal" style:font-weight-complex="normal"/>
    </style:style>
    <style:style style:name="T26" style:family="text">
      <style:text-properties fo:font-weight="normal" officeooo:rsid="00b128fd" style:font-weight-asian="normal" style:font-weight-complex="normal"/>
    </style:style>
    <style:style style:name="T27" style:family="text">
      <style:text-properties fo:font-weight="normal" officeooo:rsid="00b4dc1e" style:font-weight-asian="normal" style:font-weight-complex="normal"/>
    </style:style>
    <style:style style:name="T28" style:family="text">
      <style:text-properties fo:font-weight="normal" officeooo:rsid="00b514ad" style:font-weight-asian="normal" style:font-weight-complex="normal"/>
    </style:style>
    <style:style style:name="T29" style:family="text">
      <style:text-properties fo:font-weight="normal" officeooo:rsid="00b5c116" style:font-weight-asian="normal" style:font-weight-complex="normal"/>
    </style:style>
    <style:style style:name="T30" style:family="text">
      <style:text-properties fo:font-weight="normal" officeooo:rsid="00b63f61" style:font-weight-asian="normal" style:font-weight-complex="normal"/>
    </style:style>
    <style:style style:name="T31" style:family="text">
      <style:text-properties fo:font-weight="normal" officeooo:rsid="00b76411" style:font-weight-asian="normal" style:font-weight-complex="normal"/>
    </style:style>
    <style:style style:name="T32" style:family="text">
      <style:text-properties fo:font-weight="normal" officeooo:rsid="00b7830b" style:font-weight-asian="normal" style:font-weight-complex="normal"/>
    </style:style>
    <style:style style:name="T33" style:family="text">
      <style:text-properties fo:font-weight="normal" officeooo:rsid="00b94c28" style:font-weight-asian="normal" style:font-weight-complex="normal"/>
    </style:style>
    <style:style style:name="T34" style:family="text">
      <style:text-properties fo:font-weight="normal" officeooo:rsid="00b97fdd" style:font-weight-asian="normal" style:font-weight-complex="normal"/>
    </style:style>
    <style:style style:name="T35" style:family="text">
      <style:text-properties fo:font-weight="normal" officeooo:rsid="00ba7807" style:font-weight-asian="normal" style:font-weight-complex="normal"/>
    </style:style>
    <style:style style:name="T36" style:family="text">
      <style:text-properties fo:font-weight="normal" officeooo:rsid="00baebb2" style:font-weight-asian="normal" style:font-weight-complex="normal"/>
    </style:style>
    <style:style style:name="T37" style:family="text">
      <style:text-properties fo:font-weight="normal" officeooo:rsid="00bc0ee0" style:font-weight-asian="normal" style:font-weight-complex="normal"/>
    </style:style>
    <style:style style:name="T38" style:family="text">
      <style:text-properties fo:font-weight="normal" officeooo:rsid="00bd73d1" style:font-weight-asian="normal" style:font-weight-complex="normal"/>
    </style:style>
    <style:style style:name="T39" style:family="text">
      <style:text-properties fo:font-weight="normal" officeooo:rsid="00bfec93" style:font-weight-asian="normal" style:font-weight-complex="normal"/>
    </style:style>
    <style:style style:name="T40" style:family="text">
      <style:text-properties fo:font-weight="normal" officeooo:rsid="00c01d47" style:font-weight-asian="normal" style:font-weight-complex="normal"/>
    </style:style>
    <style:style style:name="T41" style:family="text">
      <style:text-properties fo:font-weight="normal" officeooo:rsid="00c12850" style:font-weight-asian="normal" style:font-weight-complex="normal"/>
    </style:style>
    <style:style style:name="T42" style:family="text">
      <style:text-properties fo:font-weight="normal" officeooo:rsid="00c45a65" style:font-weight-asian="normal" style:font-weight-complex="normal"/>
    </style:style>
    <style:style style:name="T43" style:family="text">
      <style:text-properties fo:font-weight="normal" officeooo:rsid="00c527fd" style:font-weight-asian="normal" style:font-weight-complex="normal"/>
    </style:style>
    <style:style style:name="T44" style:family="text">
      <style:text-properties fo:font-weight="normal" officeooo:rsid="00c71e23" style:font-weight-asian="normal" style:font-weight-complex="normal"/>
    </style:style>
    <style:style style:name="T45" style:family="text">
      <style:text-properties fo:font-weight="normal" officeooo:rsid="00c9867d" style:font-weight-asian="normal" style:font-weight-complex="normal"/>
    </style:style>
    <style:style style:name="T46" style:family="text">
      <style:text-properties fo:font-weight="normal" officeooo:rsid="00caaf0d" style:font-weight-asian="normal" style:font-weight-complex="normal"/>
    </style:style>
    <style:style style:name="T47" style:family="text">
      <style:text-properties fo:font-weight="normal" officeooo:rsid="00cc5ab3" style:font-weight-asian="normal" style:font-weight-complex="normal"/>
    </style:style>
    <style:style style:name="T48" style:family="text">
      <style:text-properties fo:font-weight="normal" officeooo:rsid="00d0c7ce" style:font-weight-asian="normal" style:font-weight-complex="normal"/>
    </style:style>
    <style:style style:name="T49" style:family="text">
      <style:text-properties fo:font-weight="normal" officeooo:rsid="00d2959a" style:font-weight-asian="normal" style:font-weight-complex="normal"/>
    </style:style>
    <style:style style:name="T50" style:family="text">
      <style:text-properties fo:font-weight="normal" officeooo:rsid="02475983" style:font-weight-asian="normal" style:font-weight-complex="normal"/>
    </style:style>
    <style:style style:name="T51" style:family="text">
      <style:text-properties fo:font-weight="normal" officeooo:rsid="02486bbc" style:font-weight-asian="normal" style:font-weight-complex="normal"/>
    </style:style>
    <style:style style:name="T52" style:family="text">
      <style:text-properties fo:font-weight="normal" officeooo:rsid="024ab345" style:font-weight-asian="normal" style:font-weight-complex="normal"/>
    </style:style>
    <style:style style:name="T53" style:family="text">
      <style:text-properties fo:font-weight="normal" officeooo:rsid="024c1c42" style:font-weight-asian="normal" style:font-weight-complex="normal"/>
    </style:style>
    <style:style style:name="T54" style:family="text">
      <style:text-properties fo:font-weight="normal" officeooo:rsid="024d7dcd" style:font-weight-asian="normal" style:font-weight-complex="normal"/>
    </style:style>
    <style:style style:name="T55" style:family="text">
      <style:text-properties fo:font-weight="normal" officeooo:rsid="024ed905" style:font-weight-asian="normal" style:font-weight-complex="normal"/>
    </style:style>
    <style:style style:name="T56" style:family="text">
      <style:text-properties fo:font-weight="normal" officeooo:rsid="0251d472" style:font-weight-asian="normal" style:font-weight-complex="normal"/>
    </style:style>
    <style:style style:name="T57" style:family="text">
      <style:text-properties fo:font-weight="normal" officeooo:rsid="0252ece6" style:font-weight-asian="normal" style:font-weight-complex="normal"/>
    </style:style>
    <style:style style:name="T58" style:family="text">
      <style:text-properties fo:font-weight="normal" officeooo:rsid="02531e1b" style:font-weight-asian="normal" style:font-weight-complex="normal"/>
    </style:style>
    <style:style style:name="T59" style:family="text">
      <style:text-properties fo:font-weight="normal" officeooo:rsid="0253b3d1" style:font-weight-asian="normal" style:font-weight-complex="normal"/>
    </style:style>
    <style:style style:name="T60" style:family="text">
      <style:text-properties fo:font-weight="normal" officeooo:rsid="0288c566" style:font-weight-asian="normal" style:font-weight-complex="normal"/>
    </style:style>
    <style:style style:name="T61" style:family="text">
      <style:text-properties fo:font-weight="normal" officeooo:rsid="04549fec" style:font-weight-asian="normal" style:font-weight-complex="normal"/>
    </style:style>
    <style:style style:name="T62" style:family="text">
      <style:text-properties fo:font-weight="normal" style:font-name-asian="Nimbus Sans" style:font-weight-asian="normal" style:font-name-complex="Noto Sans Devanagari1" style:font-weight-complex="normal"/>
    </style:style>
    <style:style style:name="T63" style:family="text">
      <style:text-properties fo:font-weight="normal" officeooo:rsid="01895db3" style:font-name-asian="Nimbus Sans" style:font-weight-asian="normal" style:font-name-complex="Noto Sans Devanagari1" style:font-weight-complex="normal"/>
    </style:style>
    <style:style style:name="T64" style:family="text">
      <style:text-properties fo:font-weight="normal" officeooo:rsid="00d628a9" style:font-name-asian="Nimbus Sans" style:font-weight-asian="normal" style:font-name-complex="Noto Sans Devanagari1" style:font-weight-complex="normal"/>
    </style:style>
    <style:style style:name="T65" style:family="text">
      <style:text-properties fo:font-weight="normal" officeooo:rsid="00d84bf5" style:font-name-asian="Nimbus Sans" style:font-weight-asian="normal" style:font-name-complex="Noto Sans Devanagari1" style:font-weight-complex="normal"/>
    </style:style>
    <style:style style:name="T66" style:family="text">
      <style:text-properties fo:font-weight="normal" officeooo:rsid="00d94242" style:font-name-asian="Nimbus Sans" style:font-weight-asian="normal" style:font-name-complex="Noto Sans Devanagari1" style:font-weight-complex="normal"/>
    </style:style>
    <style:style style:name="T67" style:family="text">
      <style:text-properties fo:font-weight="normal" officeooo:rsid="00d99f22" style:font-name-asian="Nimbus Sans" style:font-weight-asian="normal" style:font-name-complex="Noto Sans Devanagari1" style:font-weight-complex="normal"/>
    </style:style>
    <style:style style:name="T68" style:family="text">
      <style:text-properties fo:font-weight="normal" officeooo:rsid="00dca1e7" style:font-name-asian="Nimbus Sans" style:font-weight-asian="normal" style:font-name-complex="Noto Sans Devanagari1" style:font-weight-complex="normal"/>
    </style:style>
    <style:style style:name="T69" style:family="text">
      <style:text-properties fo:font-weight="normal" officeooo:rsid="00dca7f5" style:font-name-asian="Nimbus Sans" style:font-weight-asian="normal" style:font-name-complex="Noto Sans Devanagari1" style:font-weight-complex="normal"/>
    </style:style>
    <style:style style:name="T70" style:family="text">
      <style:text-properties fo:font-weight="normal" officeooo:rsid="00de3426" style:font-name-asian="Nimbus Sans" style:font-weight-asian="normal" style:font-name-complex="Noto Sans Devanagari1" style:font-weight-complex="normal"/>
    </style:style>
    <style:style style:name="T71" style:family="text">
      <style:text-properties fo:font-weight="normal" officeooo:rsid="00dfa598" style:font-name-asian="Nimbus Sans" style:font-weight-asian="normal" style:font-name-complex="Noto Sans Devanagari1" style:font-weight-complex="normal"/>
    </style:style>
    <style:style style:name="T72" style:family="text">
      <style:text-properties fo:font-weight="normal" officeooo:rsid="00e3143c" style:font-name-asian="Nimbus Sans" style:font-weight-asian="normal" style:font-name-complex="Noto Sans Devanagari1" style:font-weight-complex="normal"/>
    </style:style>
    <style:style style:name="T73" style:family="text">
      <style:text-properties fo:font-weight="normal" officeooo:rsid="00e3ed9d" style:font-name-asian="Nimbus Sans" style:font-weight-asian="normal" style:font-name-complex="Noto Sans Devanagari1" style:font-weight-complex="normal"/>
    </style:style>
    <style:style style:name="T74" style:family="text">
      <style:text-properties fo:font-weight="normal" officeooo:rsid="00e5c406" style:font-name-asian="Nimbus Sans" style:font-weight-asian="normal" style:font-name-complex="Noto Sans Devanagari1" style:font-weight-complex="normal"/>
    </style:style>
    <style:style style:name="T75" style:family="text">
      <style:text-properties fo:font-weight="normal" officeooo:rsid="00e78d4d" style:font-name-asian="Nimbus Sans" style:font-weight-asian="normal" style:font-name-complex="Noto Sans Devanagari1" style:font-weight-complex="normal"/>
    </style:style>
    <style:style style:name="T76" style:family="text">
      <style:text-properties fo:font-weight="normal" officeooo:rsid="00e86c0e" style:font-name-asian="Nimbus Sans" style:font-weight-asian="normal" style:font-name-complex="Noto Sans Devanagari1" style:font-weight-complex="normal"/>
    </style:style>
    <style:style style:name="T77" style:family="text">
      <style:text-properties fo:font-weight="normal" officeooo:rsid="00e89e07" style:font-name-asian="Nimbus Sans" style:font-weight-asian="normal" style:font-name-complex="Noto Sans Devanagari1" style:font-weight-complex="normal"/>
    </style:style>
    <style:style style:name="T78" style:family="text">
      <style:text-properties fo:font-weight="normal" officeooo:rsid="00e8af46" style:font-name-asian="Nimbus Sans" style:font-weight-asian="normal" style:font-name-complex="Noto Sans Devanagari1" style:font-weight-complex="normal"/>
    </style:style>
    <style:style style:name="T79" style:family="text">
      <style:text-properties fo:font-weight="normal" officeooo:rsid="00ea0bf3" style:font-name-asian="Nimbus Sans" style:font-weight-asian="normal" style:font-name-complex="Noto Sans Devanagari1" style:font-weight-complex="normal"/>
    </style:style>
    <style:style style:name="T80" style:family="text">
      <style:text-properties fo:font-weight="normal" officeooo:rsid="00ea8c0e" style:font-name-asian="Nimbus Sans" style:font-weight-asian="normal" style:font-name-complex="Noto Sans Devanagari1" style:font-weight-complex="normal"/>
    </style:style>
    <style:style style:name="T81" style:family="text">
      <style:text-properties fo:font-weight="normal" officeooo:rsid="00eebef7" style:font-name-asian="Nimbus Sans" style:font-weight-asian="normal" style:font-name-complex="Noto Sans Devanagari1" style:font-weight-complex="normal"/>
    </style:style>
    <style:style style:name="T82" style:family="text">
      <style:text-properties fo:font-weight="normal" officeooo:rsid="00ef14fc" style:font-name-asian="Nimbus Sans" style:font-weight-asian="normal" style:font-name-complex="Noto Sans Devanagari1" style:font-weight-complex="normal"/>
    </style:style>
    <style:style style:name="T83" style:family="text">
      <style:text-properties fo:font-weight="normal" officeooo:rsid="00efb1a1" style:font-name-asian="Nimbus Sans" style:font-weight-asian="normal" style:font-name-complex="Noto Sans Devanagari1" style:font-weight-complex="normal"/>
    </style:style>
    <style:style style:name="T84" style:family="text">
      <style:text-properties fo:font-weight="normal" officeooo:rsid="00f03e07" style:font-name-asian="Nimbus Sans" style:font-weight-asian="normal" style:font-name-complex="Noto Sans Devanagari1" style:font-weight-complex="normal"/>
    </style:style>
    <style:style style:name="T85" style:family="text">
      <style:text-properties fo:font-weight="normal" officeooo:rsid="00f2356e" style:font-name-asian="Nimbus Sans" style:font-weight-asian="normal" style:font-name-complex="Noto Sans Devanagari1" style:font-weight-complex="normal"/>
    </style:style>
    <style:style style:name="T86" style:family="text">
      <style:text-properties fo:font-weight="normal" officeooo:rsid="00f2d174" style:font-name-asian="Nimbus Sans" style:font-weight-asian="normal" style:font-name-complex="Noto Sans Devanagari1" style:font-weight-complex="normal"/>
    </style:style>
    <style:style style:name="T87" style:family="text">
      <style:text-properties fo:font-weight="normal" officeooo:rsid="00f69f8c" style:font-name-asian="Nimbus Sans" style:font-weight-asian="normal" style:font-name-complex="Noto Sans Devanagari1" style:font-weight-complex="normal"/>
    </style:style>
    <style:style style:name="T88" style:family="text">
      <style:text-properties fo:font-weight="normal" officeooo:rsid="00f898d8" style:font-name-asian="Nimbus Sans" style:font-weight-asian="normal" style:font-name-complex="Noto Sans Devanagari1" style:font-weight-complex="normal"/>
    </style:style>
    <style:style style:name="T89" style:family="text">
      <style:text-properties fo:font-weight="normal" officeooo:rsid="00f9ffca" style:font-name-asian="Nimbus Sans" style:font-weight-asian="normal" style:font-name-complex="Noto Sans Devanagari1" style:font-weight-complex="normal"/>
    </style:style>
    <style:style style:name="T90" style:family="text">
      <style:text-properties fo:font-weight="normal" officeooo:rsid="00fac9bf" style:font-name-asian="Nimbus Sans" style:font-weight-asian="normal" style:font-name-complex="Noto Sans Devanagari1" style:font-weight-complex="normal"/>
    </style:style>
    <style:style style:name="T91" style:family="text">
      <style:text-properties fo:font-weight="normal" officeooo:rsid="00fc1db8" style:font-name-asian="Nimbus Sans" style:font-weight-asian="normal" style:font-name-complex="Noto Sans Devanagari1" style:font-weight-complex="normal"/>
    </style:style>
    <style:style style:name="T92" style:family="text">
      <style:text-properties fo:font-weight="normal" officeooo:rsid="00fdf2fe" style:font-name-asian="Nimbus Sans" style:font-weight-asian="normal" style:font-name-complex="Noto Sans Devanagari1" style:font-weight-complex="normal"/>
    </style:style>
    <style:style style:name="T93" style:family="text">
      <style:text-properties fo:font-weight="normal" officeooo:rsid="00fe61cb" style:font-name-asian="Nimbus Sans" style:font-weight-asian="normal" style:font-name-complex="Noto Sans Devanagari1" style:font-weight-complex="normal"/>
    </style:style>
    <style:style style:name="T94" style:family="text">
      <style:text-properties fo:font-weight="normal" officeooo:rsid="00fff54a" style:font-name-asian="Nimbus Sans" style:font-weight-asian="normal" style:font-name-complex="Noto Sans Devanagari1" style:font-weight-complex="normal"/>
    </style:style>
    <style:style style:name="T95" style:family="text">
      <style:text-properties fo:font-weight="normal" officeooo:rsid="01003286" style:font-name-asian="Nimbus Sans" style:font-weight-asian="normal" style:font-name-complex="Noto Sans Devanagari1" style:font-weight-complex="normal"/>
    </style:style>
    <style:style style:name="T96" style:family="text">
      <style:text-properties fo:font-weight="normal" officeooo:rsid="0100b0dc" style:font-name-asian="Nimbus Sans" style:font-weight-asian="normal" style:font-name-complex="Noto Sans Devanagari1" style:font-weight-complex="normal"/>
    </style:style>
    <style:style style:name="T97" style:family="text">
      <style:text-properties fo:font-weight="normal" officeooo:rsid="0103ab85" style:font-name-asian="Nimbus Sans" style:font-weight-asian="normal" style:font-name-complex="Noto Sans Devanagari1" style:font-weight-complex="normal"/>
    </style:style>
    <style:style style:name="T98" style:family="text">
      <style:text-properties fo:font-weight="normal" officeooo:rsid="01075090" style:font-name-asian="Nimbus Sans" style:font-weight-asian="normal" style:font-name-complex="Noto Sans Devanagari1" style:font-weight-complex="normal"/>
    </style:style>
    <style:style style:name="T99" style:family="text">
      <style:text-properties fo:font-weight="normal" officeooo:rsid="01081d0f" style:font-name-asian="Nimbus Sans" style:font-weight-asian="normal" style:font-name-complex="Noto Sans Devanagari1" style:font-weight-complex="normal"/>
    </style:style>
    <style:style style:name="T100" style:family="text">
      <style:text-properties fo:font-weight="normal" officeooo:rsid="0108fa37" style:font-name-asian="Nimbus Sans" style:font-weight-asian="normal" style:font-name-complex="Noto Sans Devanagari1" style:font-weight-complex="normal"/>
    </style:style>
    <style:style style:name="T101" style:family="text">
      <style:text-properties fo:font-weight="normal" officeooo:rsid="0109a7c7" style:font-name-asian="Nimbus Sans" style:font-weight-asian="normal" style:font-name-complex="Noto Sans Devanagari1" style:font-weight-complex="normal"/>
    </style:style>
    <style:style style:name="T102" style:family="text">
      <style:text-properties fo:font-weight="normal" officeooo:rsid="010cbcd8" style:font-name-asian="Nimbus Sans" style:font-weight-asian="normal" style:font-name-complex="Noto Sans Devanagari1" style:font-weight-complex="normal"/>
    </style:style>
    <style:style style:name="T103" style:family="text">
      <style:text-properties fo:font-weight="normal" officeooo:rsid="010b9d0d" style:font-name-asian="Nimbus Sans" style:font-weight-asian="normal" style:font-name-complex="Noto Sans Devanagari1" style:font-weight-complex="normal"/>
    </style:style>
    <style:style style:name="T104" style:family="text">
      <style:text-properties fo:font-weight="normal" officeooo:rsid="010dd6a6" style:font-name-asian="Nimbus Sans" style:font-weight-asian="normal" style:font-name-complex="Noto Sans Devanagari1" style:font-weight-complex="normal"/>
    </style:style>
    <style:style style:name="T105" style:family="text">
      <style:text-properties fo:font-weight="normal" officeooo:rsid="010f2a58" style:font-name-asian="Nimbus Sans" style:font-weight-asian="normal" style:font-name-complex="Noto Sans Devanagari1" style:font-weight-complex="normal"/>
    </style:style>
    <style:style style:name="T106" style:family="text">
      <style:text-properties fo:font-weight="normal" officeooo:rsid="025a394b" style:font-name-asian="Nimbus Sans" style:font-weight-asian="normal" style:font-name-complex="Noto Sans Devanagari1" style:font-weight-complex="normal"/>
    </style:style>
    <style:style style:name="T107" style:family="text">
      <style:text-properties fo:font-weight="normal" officeooo:rsid="010f78b1" style:font-name-asian="Nimbus Sans" style:font-weight-asian="normal" style:font-name-complex="Noto Sans Devanagari1" style:font-weight-complex="normal"/>
    </style:style>
    <style:style style:name="T108" style:family="text">
      <style:text-properties fo:font-weight="normal" officeooo:rsid="0111cc33" style:font-name-asian="Nimbus Sans" style:font-weight-asian="normal" style:font-name-complex="Noto Sans Devanagari1" style:font-weight-complex="normal"/>
    </style:style>
    <style:style style:name="T109" style:family="text">
      <style:text-properties fo:font-weight="normal" officeooo:rsid="011262b4" style:font-name-asian="Nimbus Sans" style:font-weight-asian="normal" style:font-name-complex="Noto Sans Devanagari1" style:font-weight-complex="normal"/>
    </style:style>
    <style:style style:name="T110" style:family="text">
      <style:text-properties fo:font-weight="normal" officeooo:rsid="0113dd33" style:font-name-asian="Nimbus Sans" style:font-weight-asian="normal" style:font-name-complex="Noto Sans Devanagari1" style:font-weight-complex="normal"/>
    </style:style>
    <style:style style:name="T111" style:family="text">
      <style:text-properties fo:font-weight="normal" officeooo:rsid="01154644" style:font-name-asian="Nimbus Sans" style:font-weight-asian="normal" style:font-name-complex="Noto Sans Devanagari1" style:font-weight-complex="normal"/>
    </style:style>
    <style:style style:name="T112" style:family="text">
      <style:text-properties fo:font-weight="normal" officeooo:rsid="01164b0a" style:font-name-asian="Nimbus Sans" style:font-weight-asian="normal" style:font-name-complex="Noto Sans Devanagari1" style:font-weight-complex="normal"/>
    </style:style>
    <style:style style:name="T113" style:family="text">
      <style:text-properties fo:font-weight="normal" officeooo:rsid="0117c807" style:font-name-asian="Nimbus Sans" style:font-weight-asian="normal" style:font-name-complex="Noto Sans Devanagari1" style:font-weight-complex="normal"/>
    </style:style>
    <style:style style:name="T114" style:family="text">
      <style:text-properties fo:font-weight="normal" officeooo:rsid="01189f29" style:font-name-asian="Nimbus Sans" style:font-weight-asian="normal" style:font-name-complex="Noto Sans Devanagari1" style:font-weight-complex="normal"/>
    </style:style>
    <style:style style:name="T115" style:family="text">
      <style:text-properties fo:font-weight="normal" officeooo:rsid="0119cc25" style:font-name-asian="Nimbus Sans" style:font-weight-asian="normal" style:font-name-complex="Noto Sans Devanagari1" style:font-weight-complex="normal"/>
    </style:style>
    <style:style style:name="T116" style:family="text">
      <style:text-properties fo:font-weight="normal" officeooo:rsid="011a590e" style:font-name-asian="Nimbus Sans" style:font-weight-asian="normal" style:font-name-complex="Noto Sans Devanagari1" style:font-weight-complex="normal"/>
    </style:style>
    <style:style style:name="T117" style:family="text">
      <style:text-properties fo:font-weight="normal" officeooo:rsid="01743fad" style:font-name-asian="Nimbus Sans" style:font-weight-asian="normal" style:font-name-complex="Noto Sans Devanagari1" style:font-weight-complex="normal"/>
    </style:style>
    <style:style style:name="T118" style:family="text">
      <style:text-properties fo:font-weight="normal" officeooo:rsid="011a740b" style:font-name-asian="Nimbus Sans" style:font-weight-asian="normal" style:font-name-complex="Noto Sans Devanagari1" style:font-weight-complex="normal"/>
    </style:style>
    <style:style style:name="T119" style:family="text">
      <style:text-properties fo:font-weight="normal" officeooo:rsid="011b5b28" style:font-name-asian="Nimbus Sans" style:font-weight-asian="normal" style:font-name-complex="Noto Sans Devanagari1" style:font-weight-complex="normal"/>
    </style:style>
    <style:style style:name="T120" style:family="text">
      <style:text-properties fo:font-weight="normal" officeooo:rsid="011d54e8" style:font-name-asian="Nimbus Sans" style:font-weight-asian="normal" style:font-name-complex="Noto Sans Devanagari1" style:font-weight-complex="normal"/>
    </style:style>
    <style:style style:name="T121" style:family="text">
      <style:text-properties fo:font-weight="normal" officeooo:rsid="012094b2" style:font-name-asian="Nimbus Sans" style:font-weight-asian="normal" style:font-name-complex="Noto Sans Devanagari1" style:font-weight-complex="normal"/>
    </style:style>
    <style:style style:name="T122" style:family="text">
      <style:text-properties fo:font-weight="normal" officeooo:rsid="0122c6ab" style:font-name-asian="Nimbus Sans" style:font-weight-asian="normal" style:font-name-complex="Noto Sans Devanagari1" style:font-weight-complex="normal"/>
    </style:style>
    <style:style style:name="T123" style:family="text">
      <style:text-properties fo:font-weight="normal" officeooo:rsid="0122d6c9" style:font-name-asian="Nimbus Sans" style:font-weight-asian="normal" style:font-name-complex="Noto Sans Devanagari1" style:font-weight-complex="normal"/>
    </style:style>
    <style:style style:name="T124" style:family="text">
      <style:text-properties fo:font-weight="normal" officeooo:rsid="012414d8" style:font-name-asian="Nimbus Sans" style:font-weight-asian="normal" style:font-name-complex="Noto Sans Devanagari1" style:font-weight-complex="normal"/>
    </style:style>
    <style:style style:name="T125" style:family="text">
      <style:text-properties fo:font-weight="normal" officeooo:rsid="0125fed0" style:font-name-asian="Nimbus Sans" style:font-weight-asian="normal" style:font-name-complex="Noto Sans Devanagari1" style:font-weight-complex="normal"/>
    </style:style>
    <style:style style:name="T126" style:family="text">
      <style:text-properties fo:font-weight="normal" officeooo:rsid="01269a6a" style:font-name-asian="Nimbus Sans" style:font-weight-asian="normal" style:font-name-complex="Noto Sans Devanagari1" style:font-weight-complex="normal"/>
    </style:style>
    <style:style style:name="T127" style:family="text">
      <style:text-properties officeooo:rsid="004f4157"/>
    </style:style>
    <style:style style:name="T128" style:family="text">
      <style:text-properties officeooo:rsid="0058b82d"/>
    </style:style>
    <style:style style:name="T129" style:family="text">
      <style:text-properties officeooo:rsid="006a08a0"/>
    </style:style>
    <style:style style:name="T130" style:family="text">
      <style:text-properties style:text-position="super 58%"/>
    </style:style>
    <style:style style:name="T131" style:family="text">
      <style:text-properties style:text-position="super 58%" fo:font-weight="normal" officeooo:rsid="011262b4" style:font-name-asian="Nimbus Sans" style:font-weight-asian="normal" style:font-name-complex="Noto Sans Devanagari1" style:font-weight-complex="normal"/>
    </style:style>
    <style:style style:name="T132" style:family="text">
      <style:text-properties style:text-position="super 58%" style:font-name="Nimbus Sans1" fo:font-size="12pt" style:text-underline-style="none" fo:font-weight="normal" style:font-name-asian="Nimbus Sans" style:font-size-asian="12pt" style:font-weight-asian="normal" style:font-name-complex="Noto Sans Devanagari1" style:font-size-complex="12pt" style:font-weight-complex="normal"/>
    </style:style>
    <style:style style:name="T133" style:family="text">
      <style:text-properties style:text-position="super 58%" style:font-name="Nimbus Sans1" fo:font-size="12pt" style:text-underline-style="none" fo:font-weight="normal" officeooo:rsid="02e2da7a" style:font-name-asian="Nimbus Sans" style:font-size-asian="12pt" style:font-weight-asian="normal" style:font-name-complex="Noto Sans Devanagari1" style:font-size-complex="12pt" style:font-weight-complex="normal"/>
    </style:style>
    <style:style style:name="T134" style:family="text">
      <style:text-properties style:text-position="super 58%" style:font-name="Nimbus Sans1" fo:font-size="12pt" style:text-underline-style="none" fo:font-weight="normal" officeooo:rsid="02f82c1b" style:font-name-asian="Nimbus Sans" style:font-size-asian="12pt" style:font-weight-asian="normal" style:font-name-complex="Noto Sans Devanagari1" style:font-size-complex="12pt" style:font-weight-complex="normal"/>
    </style:style>
    <style:style style:name="T135" style:family="text">
      <style:text-properties style:text-position="super 58%" style:font-name="Nimbus Sans1" fo:font-size="12pt" style:text-underline-style="none" fo:font-weight="normal" officeooo:rsid="02fc9001" style:font-name-asian="Nimbus Sans" style:font-size-asian="12pt" style:font-weight-asian="normal" style:font-name-complex="Noto Sans Devanagari1" style:font-size-complex="12pt" style:font-weight-complex="normal"/>
    </style:style>
    <style:style style:name="T136" style:family="text">
      <style:text-properties style:text-position="super 58%" style:font-name="Nimbus Sans1" fo:font-size="12pt" style:text-underline-style="none" fo:font-weight="normal" officeooo:rsid="0301ace0" style:font-name-asian="Nimbus Sans" style:font-size-asian="12pt" style:font-weight-asian="normal" style:font-name-complex="Noto Sans Devanagari1" style:font-size-complex="12pt" style:font-weight-complex="normal"/>
    </style:style>
    <style:style style:name="T137" style:family="text">
      <style:text-properties style:text-position="super 58%" style:font-name="Nimbus Sans1" fo:font-size="12pt" style:text-underline-style="none" fo:font-weight="normal" officeooo:rsid="030c4dc0" style:font-name-asian="Nimbus Sans" style:font-size-asian="12pt" style:font-weight-asian="normal" style:font-name-complex="Noto Sans Devanagari1" style:font-size-complex="12pt" style:font-weight-complex="normal"/>
    </style:style>
    <style:style style:name="T138" style:family="text">
      <style:text-properties style:text-position="super 58%" style:font-name="Nimbus Sans1" style:text-underline-style="none" officeooo:rsid="03886e08" style:font-name-asian="Nimbus Sans" style:font-name-complex="Noto Sans Devanagari1"/>
    </style:style>
    <style:style style:name="T139" style:family="text">
      <style:text-properties style:text-position="super 58%" style:font-name="Nimbus Sans1" style:text-underline-style="none" fo:font-weight="normal" officeooo:rsid="042502cf" style:font-name-asian="Nimbus Sans" style:font-weight-asian="normal" style:font-name-complex="Noto Sans Devanagari1" style:font-weight-complex="normal"/>
    </style:style>
    <style:style style:name="T140" style:family="text">
      <style:text-properties style:text-position="super 58%" style:font-name="Nimbus Sans1" style:text-underline-style="none" fo:font-weight="normal" officeooo:rsid="04266cdd" style:font-name-asian="Nimbus Sans" style:font-weight-asian="normal" style:font-name-complex="Noto Sans Devanagari1" style:font-weight-complex="normal"/>
    </style:style>
    <style:style style:name="T141" style:family="text">
      <style:text-properties style:text-position="super 58%" style:font-name="Nimbus Sans1" officeooo:rsid="04a953e7" style:font-name-asian="Nimbus Sans" style:font-name-complex="Noto Sans Devanagari1"/>
    </style:style>
    <style:style style:name="T142" style:family="text">
      <style:text-properties officeooo:rsid="01895db3" style:font-name-asian="Nimbus Sans" style:font-name-complex="Noto Sans Devanagari1"/>
    </style:style>
    <style:style style:name="T143" style:family="text">
      <style:text-properties officeooo:rsid="02a07718" style:font-name-asian="Nimbus Sans" style:font-name-complex="Noto Sans Devanagari1"/>
    </style:style>
    <style:style style:name="T144" style:family="text">
      <style:text-properties officeooo:rsid="01944e78" style:font-name-asian="Nimbus Sans" style:font-name-complex="Noto Sans Devanagari1"/>
    </style:style>
    <style:style style:name="T145" style:family="text">
      <style:text-properties officeooo:rsid="019471d7" style:font-name-asian="Nimbus Sans" style:font-name-complex="Noto Sans Devanagari1"/>
    </style:style>
    <style:style style:name="T146" style:family="text">
      <style:text-properties style:text-position="0% 100%"/>
    </style:style>
    <style:style style:name="T147" style:family="text">
      <style:text-properties style:text-position="0% 100%" style:font-name="Nimbus Sans1" fo:font-size="12pt" style:text-underline-style="none" fo:font-weight="normal" style:font-name-asian="Nimbus Sans" style:font-size-asian="12pt" style:font-weight-asian="normal" style:font-name-complex="Noto Sans Devanagari1" style:font-size-complex="12pt" style:font-weight-complex="normal"/>
    </style:style>
    <style:style style:name="T148" style:family="text">
      <style:text-properties style:text-position="0% 100%" style:font-name="Nimbus Sans1" fo:font-size="12pt" style:text-underline-style="none" fo:font-weight="normal" officeooo:rsid="02e2da7a" style:font-name-asian="Nimbus Sans" style:font-size-asian="12pt" style:font-weight-asian="normal" style:font-name-complex="Noto Sans Devanagari1" style:font-size-complex="12pt" style:font-weight-complex="normal"/>
    </style:style>
    <style:style style:name="T149" style:family="text">
      <style:text-properties style:text-position="0% 100%" style:font-name="Nimbus Sans1" fo:font-size="12pt" style:text-underline-style="none" fo:font-weight="normal" officeooo:rsid="02e47834" style:font-name-asian="Nimbus Sans" style:font-size-asian="12pt" style:font-weight-asian="normal" style:font-name-complex="Noto Sans Devanagari1" style:font-size-complex="12pt" style:font-weight-complex="normal"/>
    </style:style>
    <style:style style:name="T150" style:family="text">
      <style:text-properties style:text-position="0% 100%" style:font-name="Nimbus Sans1" fo:font-size="12pt" style:text-underline-style="none" fo:font-weight="normal" officeooo:rsid="02e4dfdc" style:font-name-asian="Nimbus Sans" style:font-size-asian="12pt" style:font-weight-asian="normal" style:font-name-complex="Noto Sans Devanagari1" style:font-size-complex="12pt" style:font-weight-complex="normal"/>
    </style:style>
    <style:style style:name="T151" style:family="text">
      <style:text-properties style:text-position="0% 100%" style:font-name="Nimbus Sans1" fo:font-size="12pt" style:text-underline-style="none" fo:font-weight="normal" officeooo:rsid="02eba92b" style:font-name-asian="Nimbus Sans" style:font-size-asian="12pt" style:font-weight-asian="normal" style:font-name-complex="Noto Sans Devanagari1" style:font-size-complex="12pt" style:font-weight-complex="normal"/>
    </style:style>
    <style:style style:name="T152" style:family="text">
      <style:text-properties style:text-position="0% 100%" style:font-name="Nimbus Sans1" fo:font-size="12pt" style:text-underline-style="none" fo:font-weight="normal" officeooo:rsid="02ed0265" style:font-name-asian="Nimbus Sans" style:font-size-asian="12pt" style:font-weight-asian="normal" style:font-name-complex="Noto Sans Devanagari1" style:font-size-complex="12pt" style:font-weight-complex="normal"/>
    </style:style>
    <style:style style:name="T153" style:family="text">
      <style:text-properties style:text-position="0% 100%" style:font-name="Nimbus Sans1" fo:font-size="12pt" style:text-underline-style="none" fo:font-weight="normal" officeooo:rsid="02ed764d" style:font-name-asian="Nimbus Sans" style:font-size-asian="12pt" style:font-weight-asian="normal" style:font-name-complex="Noto Sans Devanagari1" style:font-size-complex="12pt" style:font-weight-complex="normal"/>
    </style:style>
    <style:style style:name="T154" style:family="text">
      <style:text-properties style:text-position="0% 100%" style:font-name="Nimbus Sans1" fo:font-size="12pt" style:text-underline-style="none" fo:font-weight="normal" officeooo:rsid="02ee3e09" style:font-name-asian="Nimbus Sans" style:font-size-asian="12pt" style:font-weight-asian="normal" style:font-name-complex="Noto Sans Devanagari1" style:font-size-complex="12pt" style:font-weight-complex="normal"/>
    </style:style>
    <style:style style:name="T155" style:family="text">
      <style:text-properties style:text-position="0% 100%" style:font-name="Nimbus Sans1" fo:font-size="12pt" style:text-underline-style="none" fo:font-weight="normal" officeooo:rsid="02ef78ac" style:font-name-asian="Nimbus Sans" style:font-size-asian="12pt" style:font-weight-asian="normal" style:font-name-complex="Noto Sans Devanagari1" style:font-size-complex="12pt" style:font-weight-complex="normal"/>
    </style:style>
    <style:style style:name="T156" style:family="text">
      <style:text-properties style:text-position="0% 100%" style:font-name="Nimbus Sans1" fo:font-size="12pt" style:text-underline-style="none" fo:font-weight="normal" officeooo:rsid="02f155eb" style:font-name-asian="Nimbus Sans" style:font-size-asian="12pt" style:font-weight-asian="normal" style:font-name-complex="Noto Sans Devanagari1" style:font-size-complex="12pt" style:font-weight-complex="normal"/>
    </style:style>
    <style:style style:name="T157" style:family="text">
      <style:text-properties style:text-position="0% 100%" style:font-name="Nimbus Sans1" fo:font-size="12pt" style:text-underline-style="none" fo:font-weight="normal" officeooo:rsid="02f1d43a" style:font-name-asian="Nimbus Sans" style:font-size-asian="12pt" style:font-weight-asian="normal" style:font-name-complex="Noto Sans Devanagari1" style:font-size-complex="12pt" style:font-weight-complex="normal"/>
    </style:style>
    <style:style style:name="T158" style:family="text">
      <style:text-properties style:text-position="0% 100%" style:font-name="Nimbus Sans1" fo:font-size="12pt" style:text-underline-style="none" fo:font-weight="normal" officeooo:rsid="02f565f8" style:font-name-asian="Nimbus Sans" style:font-size-asian="12pt" style:font-weight-asian="normal" style:font-name-complex="Noto Sans Devanagari1" style:font-size-complex="12pt" style:font-weight-complex="normal"/>
    </style:style>
    <style:style style:name="T159" style:family="text">
      <style:text-properties style:text-position="0% 100%" style:font-name="Nimbus Sans1" fo:font-size="12pt" style:text-underline-style="none" fo:font-weight="normal" officeooo:rsid="02f82c1b" style:font-name-asian="Nimbus Sans" style:font-size-asian="12pt" style:font-weight-asian="normal" style:font-name-complex="Noto Sans Devanagari1" style:font-size-complex="12pt" style:font-weight-complex="normal"/>
    </style:style>
    <style:style style:name="T160" style:family="text">
      <style:text-properties style:text-position="0% 100%" style:font-name="Nimbus Sans1" fo:font-size="12pt" style:text-underline-style="none" fo:font-weight="normal" officeooo:rsid="02f89407" style:font-name-asian="Nimbus Sans" style:font-size-asian="12pt" style:font-weight-asian="normal" style:font-name-complex="Noto Sans Devanagari1" style:font-size-complex="12pt" style:font-weight-complex="normal"/>
    </style:style>
    <style:style style:name="T161" style:family="text">
      <style:text-properties style:text-position="0% 100%" style:font-name="Nimbus Sans1" fo:font-size="12pt" style:text-underline-style="none" fo:font-weight="normal" officeooo:rsid="02fac3f5" style:font-name-asian="Nimbus Sans" style:font-size-asian="12pt" style:font-weight-asian="normal" style:font-name-complex="Noto Sans Devanagari1" style:font-size-complex="12pt" style:font-weight-complex="normal"/>
    </style:style>
    <style:style style:name="T162" style:family="text">
      <style:text-properties style:text-position="0% 100%" style:font-name="Nimbus Sans1" fo:font-size="12pt" style:text-underline-style="none" fo:font-weight="normal" officeooo:rsid="02fc9001" style:font-name-asian="Nimbus Sans" style:font-size-asian="12pt" style:font-weight-asian="normal" style:font-name-complex="Noto Sans Devanagari1" style:font-size-complex="12pt" style:font-weight-complex="normal"/>
    </style:style>
    <style:style style:name="T163" style:family="text">
      <style:text-properties style:text-position="0% 100%" style:font-name="Nimbus Sans1" fo:font-size="12pt" style:text-underline-style="none" fo:font-weight="normal" officeooo:rsid="030011d8" style:font-name-asian="Nimbus Sans" style:font-size-asian="12pt" style:font-weight-asian="normal" style:font-name-complex="Noto Sans Devanagari1" style:font-size-complex="12pt" style:font-weight-complex="normal"/>
    </style:style>
    <style:style style:name="T164" style:family="text">
      <style:text-properties style:text-position="0% 100%" style:font-name="Nimbus Sans1" fo:font-size="12pt" style:text-underline-style="none" fo:font-weight="normal" officeooo:rsid="03055c35" style:font-name-asian="Nimbus Sans" style:font-size-asian="12pt" style:font-weight-asian="normal" style:font-name-complex="Noto Sans Devanagari1" style:font-size-complex="12pt" style:font-weight-complex="normal"/>
    </style:style>
    <style:style style:name="T165" style:family="text">
      <style:text-properties style:text-position="0% 100%" style:font-name="Nimbus Sans1" fo:font-size="12pt" style:text-underline-style="none" fo:font-weight="normal" officeooo:rsid="0306c48e" style:font-name-asian="Nimbus Sans" style:font-size-asian="12pt" style:font-weight-asian="normal" style:font-name-complex="Noto Sans Devanagari1" style:font-size-complex="12pt" style:font-weight-complex="normal"/>
    </style:style>
    <style:style style:name="T166" style:family="text">
      <style:text-properties style:text-position="0% 100%" style:font-name="Nimbus Sans1" fo:font-size="12pt" style:text-underline-style="none" fo:font-weight="normal" officeooo:rsid="03072273" style:font-name-asian="Nimbus Sans" style:font-size-asian="12pt" style:font-weight-asian="normal" style:font-name-complex="Noto Sans Devanagari1" style:font-size-complex="12pt" style:font-weight-complex="normal"/>
    </style:style>
    <style:style style:name="T167" style:family="text">
      <style:text-properties style:text-position="0% 100%" style:font-name="Nimbus Sans1" fo:font-size="12pt" style:text-underline-style="none" fo:font-weight="normal" officeooo:rsid="03083e42" style:font-name-asian="Nimbus Sans" style:font-size-asian="12pt" style:font-weight-asian="normal" style:font-name-complex="Noto Sans Devanagari1" style:font-size-complex="12pt" style:font-weight-complex="normal"/>
    </style:style>
    <style:style style:name="T168" style:family="text">
      <style:text-properties style:text-position="0% 100%" style:font-name="Nimbus Sans1" fo:font-size="12pt" style:text-underline-style="none" fo:font-weight="normal" officeooo:rsid="0309141c" style:font-name-asian="Nimbus Sans" style:font-size-asian="12pt" style:font-weight-asian="normal" style:font-name-complex="Noto Sans Devanagari1" style:font-size-complex="12pt" style:font-weight-complex="normal"/>
    </style:style>
    <style:style style:name="T169" style:family="text">
      <style:text-properties style:text-position="0% 100%" style:font-name="Nimbus Sans1" fo:font-size="12pt" style:text-underline-style="none" fo:font-weight="normal" officeooo:rsid="030c78a4" style:font-name-asian="Nimbus Sans" style:font-size-asian="12pt" style:font-weight-asian="normal" style:font-name-complex="Noto Sans Devanagari1" style:font-size-complex="12pt" style:font-weight-complex="normal"/>
    </style:style>
    <style:style style:name="T170" style:family="text">
      <style:text-properties style:text-position="0% 100%" style:font-name="Nimbus Sans1" fo:font-size="12pt" style:text-underline-style="none" fo:font-weight="normal" officeooo:rsid="030d35a1" style:font-name-asian="Nimbus Sans" style:font-size-asian="12pt" style:font-weight-asian="normal" style:font-name-complex="Noto Sans Devanagari1" style:font-size-complex="12pt" style:font-weight-complex="normal"/>
    </style:style>
    <style:style style:name="T171" style:family="text">
      <style:text-properties style:text-position="0% 100%" style:font-name="Nimbus Sans1" fo:font-size="12pt" style:text-underline-style="none" fo:font-weight="normal" officeooo:rsid="030d8e77" style:font-name-asian="Nimbus Sans" style:font-size-asian="12pt" style:font-weight-asian="normal" style:font-name-complex="Noto Sans Devanagari1" style:font-size-complex="12pt" style:font-weight-complex="normal"/>
    </style:style>
    <style:style style:name="T172" style:family="text">
      <style:text-properties style:text-position="0% 100%" style:font-name="Nimbus Sans1" fo:font-size="12pt" style:text-underline-style="none" fo:font-weight="normal" officeooo:rsid="030db134" style:font-name-asian="Nimbus Sans" style:font-size-asian="12pt" style:font-weight-asian="normal" style:font-name-complex="Noto Sans Devanagari1" style:font-size-complex="12pt" style:font-weight-complex="normal"/>
    </style:style>
    <style:style style:name="T173" style:family="text">
      <style:text-properties style:text-position="0% 100%" style:font-name="Nimbus Sans1" fo:font-size="12pt" style:text-underline-style="none" fo:font-weight="normal" officeooo:rsid="030f1e4d" style:font-name-asian="Nimbus Sans" style:font-size-asian="12pt" style:font-weight-asian="normal" style:font-name-complex="Noto Sans Devanagari1" style:font-size-complex="12pt" style:font-weight-complex="normal"/>
    </style:style>
    <style:style style:name="T174" style:family="text">
      <style:text-properties style:text-position="0% 100%" style:font-name="Nimbus Sans1" fo:font-size="12pt" style:text-underline-style="none" fo:font-weight="normal" officeooo:rsid="030f8ea6" style:font-name-asian="Nimbus Sans" style:font-size-asian="12pt" style:font-weight-asian="normal" style:font-name-complex="Noto Sans Devanagari1" style:font-size-complex="12pt" style:font-weight-complex="normal"/>
    </style:style>
    <style:style style:name="T175" style:family="text">
      <style:text-properties style:text-position="0% 100%" style:font-name="Nimbus Sans1" fo:font-size="12pt" style:text-underline-style="none" fo:font-weight="normal" officeooo:rsid="030c4dc0" style:font-name-asian="Nimbus Sans" style:font-size-asian="12pt" style:font-weight-asian="normal" style:font-name-complex="Noto Sans Devanagari1" style:font-size-complex="12pt" style:font-weight-complex="normal"/>
    </style:style>
    <style:style style:name="T176" style:family="text">
      <style:text-properties style:text-position="0% 100%" style:font-name="Nimbus Sans1" fo:font-size="12pt" style:text-underline-style="none" fo:font-weight="normal" officeooo:rsid="0313b9ec" style:font-name-asian="Nimbus Sans" style:font-size-asian="12pt" style:font-weight-asian="normal" style:font-name-complex="Noto Sans Devanagari1" style:font-size-complex="12pt" style:font-weight-complex="normal"/>
    </style:style>
    <style:style style:name="T177" style:family="text">
      <style:text-properties style:text-position="0% 100%" style:font-name="Nimbus Sans1" fo:font-size="12pt" style:text-underline-style="none" fo:font-weight="normal" officeooo:rsid="03159e85" style:font-name-asian="Nimbus Sans" style:font-size-asian="12pt" style:font-weight-asian="normal" style:font-name-complex="Noto Sans Devanagari1" style:font-size-complex="12pt" style:font-weight-complex="normal"/>
    </style:style>
    <style:style style:name="T178" style:family="text">
      <style:text-properties style:text-position="0% 100%" style:font-name="Nimbus Sans1" fo:font-size="12pt" style:text-underline-style="none" fo:font-weight="normal" officeooo:rsid="031721ca" style:font-name-asian="Nimbus Sans" style:font-size-asian="12pt" style:font-weight-asian="normal" style:font-name-complex="Noto Sans Devanagari1" style:font-size-complex="12pt" style:font-weight-complex="normal"/>
    </style:style>
    <style:style style:name="T179" style:family="text">
      <style:text-properties style:text-position="0% 100%" style:font-name="Nimbus Sans1" fo:font-size="12pt" style:text-underline-style="none" fo:font-weight="normal" officeooo:rsid="031a3886" style:font-name-asian="Nimbus Sans" style:font-size-asian="12pt" style:font-weight-asian="normal" style:font-name-complex="Noto Sans Devanagari1" style:font-size-complex="12pt" style:font-weight-complex="normal"/>
    </style:style>
    <style:style style:name="T180" style:family="text">
      <style:text-properties style:text-position="0% 100%" style:font-name="Nimbus Sans1" fo:font-size="12pt" style:text-underline-style="none" fo:font-weight="normal" officeooo:rsid="031c36e0" style:font-name-asian="Nimbus Sans" style:font-size-asian="12pt" style:font-weight-asian="normal" style:font-name-complex="Noto Sans Devanagari1" style:font-size-complex="12pt" style:font-weight-complex="normal"/>
    </style:style>
    <style:style style:name="T181" style:family="text">
      <style:text-properties style:text-position="0% 100%" style:font-name="Nimbus Sans1" fo:font-size="12pt" style:text-underline-style="none" fo:font-weight="normal" officeooo:rsid="031d9346" style:font-name-asian="Nimbus Sans" style:font-size-asian="12pt" style:font-weight-asian="normal" style:font-name-complex="Noto Sans Devanagari1" style:font-size-complex="12pt" style:font-weight-complex="normal"/>
    </style:style>
    <style:style style:name="T182" style:family="text">
      <style:text-properties style:text-position="0% 100%" style:font-name="Nimbus Sans1" fo:font-size="12pt" style:text-underline-style="none" fo:font-weight="normal" officeooo:rsid="031f2272" style:font-name-asian="Nimbus Sans" style:font-size-asian="12pt" style:font-weight-asian="normal" style:font-name-complex="Noto Sans Devanagari1" style:font-size-complex="12pt" style:font-weight-complex="normal"/>
    </style:style>
    <style:style style:name="T183" style:family="text">
      <style:text-properties style:text-position="0% 100%" style:font-name="Nimbus Sans1" fo:font-size="12pt" style:text-underline-style="none" fo:font-weight="normal" officeooo:rsid="03208b21" style:font-name-asian="Nimbus Sans" style:font-size-asian="12pt" style:font-weight-asian="normal" style:font-name-complex="Noto Sans Devanagari1" style:font-size-complex="12pt" style:font-weight-complex="normal"/>
    </style:style>
    <style:style style:name="T184" style:family="text">
      <style:text-properties style:text-position="0% 100%" style:font-name="Nimbus Sans1" fo:font-size="12pt" style:text-underline-style="none" fo:font-weight="normal" officeooo:rsid="03221862" style:font-name-asian="Nimbus Sans" style:font-size-asian="12pt" style:font-weight-asian="normal" style:font-name-complex="Noto Sans Devanagari1" style:font-size-complex="12pt" style:font-weight-complex="normal"/>
    </style:style>
    <style:style style:name="T185" style:family="text">
      <style:text-properties style:text-position="0% 100%" style:font-name="Nimbus Sans1" fo:font-size="12pt" style:text-underline-style="none" fo:font-weight="normal" officeooo:rsid="0322f7ce" style:font-name-asian="Nimbus Sans" style:font-size-asian="12pt" style:font-weight-asian="normal" style:font-name-complex="Noto Sans Devanagari1" style:font-size-complex="12pt" style:font-weight-complex="normal"/>
    </style:style>
    <style:style style:name="T186" style:family="text">
      <style:text-properties style:text-position="0% 100%" style:font-name="Nimbus Sans1" fo:font-size="12pt" style:text-underline-style="none" fo:font-weight="normal" officeooo:rsid="0324d4c7" style:font-name-asian="Nimbus Sans" style:font-size-asian="12pt" style:font-weight-asian="normal" style:font-name-complex="Noto Sans Devanagari1" style:font-size-complex="12pt" style:font-weight-complex="normal"/>
    </style:style>
    <style:style style:name="T187" style:family="text">
      <style:text-properties style:text-position="0% 100%" style:font-name="Nimbus Sans1" fo:font-size="12pt" style:text-underline-style="none" fo:font-weight="normal" officeooo:rsid="03298123" style:font-name-asian="Nimbus Sans" style:font-size-asian="12pt" style:font-weight-asian="normal" style:font-name-complex="Noto Sans Devanagari1" style:font-size-complex="12pt" style:font-weight-complex="normal"/>
    </style:style>
    <style:style style:name="T188" style:family="text">
      <style:text-properties style:text-position="0% 100%" style:font-name="Nimbus Sans1" fo:font-size="12pt" style:text-underline-style="none" fo:font-weight="normal" officeooo:rsid="0329bf08" style:font-name-asian="Nimbus Sans" style:font-size-asian="12pt" style:font-weight-asian="normal" style:font-name-complex="Noto Sans Devanagari1" style:font-size-complex="12pt" style:font-weight-complex="normal"/>
    </style:style>
    <style:style style:name="T189" style:family="text">
      <style:text-properties style:text-position="0% 100%" style:font-name="Nimbus Sans1" fo:font-size="12pt" style:text-underline-style="none" fo:font-weight="normal" officeooo:rsid="032ab900" style:font-name-asian="Nimbus Sans" style:font-size-asian="12pt" style:font-weight-asian="normal" style:font-name-complex="Noto Sans Devanagari1" style:font-size-complex="12pt" style:font-weight-complex="normal"/>
    </style:style>
    <style:style style:name="T190" style:family="text">
      <style:text-properties style:text-position="0% 100%" style:font-name="Nimbus Sans1" fo:font-size="12pt" style:text-underline-style="none" fo:font-weight="normal" officeooo:rsid="032ee34b" style:font-name-asian="Nimbus Sans" style:font-size-asian="12pt" style:font-weight-asian="normal" style:font-name-complex="Noto Sans Devanagari1" style:font-size-complex="12pt" style:font-weight-complex="normal"/>
    </style:style>
    <style:style style:name="T191" style:family="text">
      <style:text-properties style:text-position="0% 100%" style:font-name="Nimbus Sans1" fo:font-size="12pt" style:text-underline-style="none" fo:font-weight="normal" officeooo:rsid="0394c1aa" style:font-name-asian="Nimbus Sans" style:font-size-asian="10.5pt" style:font-weight-asian="normal" style:font-name-complex="Noto Sans Devanagari1" style:font-size-complex="12pt" style:font-weight-complex="normal"/>
    </style:style>
    <style:style style:name="T192" style:family="text">
      <style:text-properties style:text-position="0% 100%" style:font-name="Nimbus Sans1" fo:font-size="12pt" style:text-underline-style="none" fo:font-weight="normal" officeooo:rsid="02da4884" style:font-name-asian="Nimbus Sans" style:font-size-asian="10.5pt" style:font-weight-asian="normal" style:font-name-complex="Noto Sans Devanagari1" style:font-size-complex="12pt" style:font-weight-complex="normal"/>
    </style:style>
    <style:style style:name="T193" style:family="text">
      <style:text-properties style:text-position="0% 100%" style:font-name="Nimbus Sans1" fo:font-size="12pt" style:text-underline-style="none" fo:font-weight="normal" officeooo:rsid="0395f7e1" style:font-name-asian="Nimbus Sans" style:font-size-asian="10.5pt" style:font-weight-asian="normal" style:font-name-complex="Noto Sans Devanagari1" style:font-size-complex="12pt" style:font-weight-complex="normal"/>
    </style:style>
    <style:style style:name="T194" style:family="text">
      <style:text-properties style:text-position="0% 100%" style:font-name="Nimbus Sans1" fo:font-size="12pt" style:text-underline-style="none" fo:font-weight="normal" officeooo:rsid="0396f865" style:font-name-asian="Nimbus Sans" style:font-size-asian="10.5pt" style:font-weight-asian="normal" style:font-name-complex="Noto Sans Devanagari1" style:font-size-complex="12pt" style:font-weight-complex="normal"/>
    </style:style>
    <style:style style:name="T195" style:family="text">
      <style:text-properties style:text-position="0% 100%" style:font-name="Nimbus Sans1" fo:font-size="12pt" style:text-underline-style="none" fo:font-weight="normal" officeooo:rsid="03970fc7" style:font-name-asian="Nimbus Sans" style:font-size-asian="10.5pt" style:font-weight-asian="normal" style:font-name-complex="Noto Sans Devanagari1" style:font-size-complex="12pt" style:font-weight-complex="normal"/>
    </style:style>
    <style:style style:name="T196" style:family="text">
      <style:text-properties style:text-position="0% 100%" style:font-name="Nimbus Sans1" fo:font-size="12pt" style:text-underline-style="none" fo:font-weight="normal" officeooo:rsid="03976eb5" style:font-name-asian="Nimbus Sans" style:font-size-asian="10.5pt" style:font-weight-asian="normal" style:font-name-complex="Noto Sans Devanagari1" style:font-size-complex="12pt" style:font-weight-complex="normal"/>
    </style:style>
    <style:style style:name="T197" style:family="text">
      <style:text-properties style:text-position="0% 100%" style:font-name="Nimbus Sans1" fo:font-size="12pt" style:text-underline-style="none" fo:font-weight="normal" officeooo:rsid="03984b9e" style:font-name-asian="Nimbus Sans" style:font-size-asian="10.5pt" style:font-weight-asian="normal" style:font-name-complex="Noto Sans Devanagari1" style:font-size-complex="12pt" style:font-weight-complex="normal"/>
    </style:style>
    <style:style style:name="T198" style:family="text">
      <style:text-properties style:text-position="0% 100%" style:font-name="Nimbus Sans1" fo:font-size="12pt" style:text-underline-style="none" fo:font-weight="normal" officeooo:rsid="0421c7f2" style:font-name-asian="Nimbus Sans" style:font-size-asian="10.5pt" style:font-weight-asian="normal" style:font-name-complex="Noto Sans Devanagari1" style:font-size-complex="12pt" style:font-weight-complex="normal"/>
    </style:style>
    <style:style style:name="T199" style:family="text">
      <style:text-properties style:text-position="0% 100%" style:font-name="Nimbus Sans1" fo:font-size="12pt" style:text-underline-style="none" fo:font-weight="normal" officeooo:rsid="038f4feb" style:font-name-asian="Nimbus Sans" style:font-size-asian="10.5pt" style:font-weight-asian="normal" style:font-name-complex="Noto Sans Devanagari1" style:font-size-complex="12pt" style:font-weight-complex="normal"/>
    </style:style>
    <style:style style:name="T200" style:family="text">
      <style:text-properties style:text-position="0% 100%" style:font-name="Nimbus Sans1" fo:font-size="12pt" style:text-underline-style="none" fo:font-weight="normal" officeooo:rsid="03c4999f" style:font-name-asian="Nimbus Sans" style:font-size-asian="10.5pt" style:font-weight-asian="normal" style:font-name-complex="Noto Sans Devanagari1" style:font-size-complex="12pt" style:font-weight-complex="normal"/>
    </style:style>
    <style:style style:name="T201" style:family="text">
      <style:text-properties style:text-position="0% 100%" style:font-name="Nimbus Sans1" fo:font-size="12pt" style:text-underline-style="none" fo:font-weight="normal" officeooo:rsid="03c6bbcd" style:font-name-asian="Nimbus Sans" style:font-size-asian="10.5pt" style:font-weight-asian="normal" style:font-name-complex="Noto Sans Devanagari1" style:font-size-complex="12pt" style:font-weight-complex="normal"/>
    </style:style>
    <style:style style:name="T202" style:family="text">
      <style:text-properties style:text-position="0% 100%" style:font-name="Nimbus Sans1" fo:font-size="12pt" style:text-underline-style="none" fo:font-weight="normal" officeooo:rsid="04862ef2" style:font-name-asian="Nimbus Sans" style:font-size-asian="10.5pt" style:font-weight-asian="normal" style:font-name-complex="Noto Sans Devanagari1" style:font-size-complex="12pt" style:font-weight-complex="normal"/>
    </style:style>
    <style:style style:name="T203" style:family="text">
      <style:text-properties style:text-position="0% 100%" style:font-name="Nimbus Sans1" style:text-underline-style="none" officeooo:rsid="03886e08" style:font-name-asian="Nimbus Sans" style:font-name-complex="Noto Sans Devanagari1"/>
    </style:style>
    <style:style style:name="T204" style:family="text">
      <style:text-properties style:text-position="0% 100%" style:font-name="Nimbus Sans1" style:text-underline-style="none" officeooo:rsid="0388f9c1" style:font-name-asian="Nimbus Sans" style:font-name-complex="Noto Sans Devanagari1"/>
    </style:style>
    <style:style style:name="T205" style:family="text">
      <style:text-properties style:text-position="0% 100%" style:font-name="Nimbus Sans1" style:text-underline-style="none" officeooo:rsid="038a6fae" style:font-name-asian="Nimbus Sans" style:font-name-complex="Noto Sans Devanagari1"/>
    </style:style>
    <style:style style:name="T206" style:family="text">
      <style:text-properties style:text-position="0% 100%" style:font-name="Nimbus Sans1" style:text-underline-style="none" officeooo:rsid="038adde4" style:font-name-asian="Nimbus Sans" style:font-name-complex="Noto Sans Devanagari1"/>
    </style:style>
    <style:style style:name="T207" style:family="text">
      <style:text-properties style:text-position="0% 100%" style:font-name="Nimbus Sans1" style:text-underline-style="none" officeooo:rsid="038c6f69" style:font-name-asian="Nimbus Sans" style:font-name-complex="Noto Sans Devanagari1"/>
    </style:style>
    <style:style style:name="T208" style:family="text">
      <style:text-properties style:text-position="0% 100%" style:font-name="Nimbus Sans1" style:text-underline-style="none" officeooo:rsid="038e1ace" style:font-name-asian="Nimbus Sans" style:font-name-complex="Noto Sans Devanagari1"/>
    </style:style>
    <style:style style:name="T209" style:family="text">
      <style:text-properties style:text-position="0% 100%" style:font-name="Nimbus Sans1" style:text-underline-style="none" officeooo:rsid="038f4feb" style:font-name-asian="Nimbus Sans" style:font-name-complex="Noto Sans Devanagari1"/>
    </style:style>
    <style:style style:name="T210" style:family="text">
      <style:text-properties style:text-position="0% 100%" style:font-name="Nimbus Sans1" style:text-underline-style="none" fo:font-weight="normal" officeooo:rsid="04223326" style:font-name-asian="Nimbus Sans" style:font-weight-asian="normal" style:font-name-complex="Noto Sans Devanagari1" style:font-weight-complex="normal"/>
    </style:style>
    <style:style style:name="T211" style:family="text">
      <style:text-properties style:text-position="0% 100%" style:font-name="Nimbus Sans1" style:text-underline-style="none" fo:font-weight="normal" officeooo:rsid="042502cf" style:font-name-asian="Nimbus Sans" style:font-weight-asian="normal" style:font-name-complex="Noto Sans Devanagari1" style:font-weight-complex="normal"/>
    </style:style>
    <style:style style:name="T212" style:family="text">
      <style:text-properties style:text-position="0% 100%" style:font-name="Nimbus Sans1" style:text-underline-style="none" fo:font-weight="normal" officeooo:rsid="04261794" style:font-name-asian="Nimbus Sans" style:font-weight-asian="normal" style:font-name-complex="Noto Sans Devanagari1" style:font-weight-complex="normal"/>
    </style:style>
    <style:style style:name="T213" style:family="text">
      <style:text-properties style:text-position="0% 100%" style:font-name="Nimbus Sans1" style:text-underline-style="none" fo:font-weight="normal" officeooo:rsid="042637d1" style:font-name-asian="Nimbus Sans" style:font-weight-asian="normal" style:font-name-complex="Noto Sans Devanagari1" style:font-weight-complex="normal"/>
    </style:style>
    <style:style style:name="T214" style:family="text">
      <style:text-properties style:text-position="0% 100%" style:font-name="Nimbus Sans1" style:text-underline-style="none" fo:font-weight="normal" officeooo:rsid="04266cdd" style:font-name-asian="Nimbus Sans" style:font-weight-asian="normal" style:font-name-complex="Noto Sans Devanagari1" style:font-weight-complex="normal"/>
    </style:style>
    <style:style style:name="T215" style:family="text">
      <style:text-properties style:text-position="0% 100%" style:font-name="Nimbus Sans1" style:text-underline-style="none" fo:font-weight="normal" officeooo:rsid="0427230e" style:font-name-asian="Nimbus Sans" style:font-weight-asian="normal" style:font-name-complex="Noto Sans Devanagari1" style:font-weight-complex="normal"/>
    </style:style>
    <style:style style:name="T216" style:family="text">
      <style:text-properties style:text-position="0% 100%" style:font-name="Nimbus Sans1" style:text-underline-style="none" fo:font-weight="normal" officeooo:rsid="04285165" style:font-name-asian="Nimbus Sans" style:font-weight-asian="normal" style:font-name-complex="Noto Sans Devanagari1" style:font-weight-complex="normal"/>
    </style:style>
    <style:style style:name="T217" style:family="text">
      <style:text-properties style:text-position="0% 100%" style:font-name="Nimbus Sans1" style:text-underline-style="none" fo:font-weight="normal" officeooo:rsid="04291158" style:font-name-asian="Nimbus Sans" style:font-weight-asian="normal" style:font-name-complex="Noto Sans Devanagari1" style:font-weight-complex="normal"/>
    </style:style>
    <style:style style:name="T218" style:family="text">
      <style:text-properties style:text-position="0% 100%" style:font-name="Nimbus Sans1" style:text-underline-style="none" fo:font-weight="normal" officeooo:rsid="04291f45" style:font-name-asian="Nimbus Sans" style:font-weight-asian="normal" style:font-name-complex="Noto Sans Devanagari1" style:font-weight-complex="normal"/>
    </style:style>
    <style:style style:name="T219" style:family="text">
      <style:text-properties style:text-position="0% 100%" style:font-name="Nimbus Sans1" fo:font-size="14pt" style:text-underline-style="solid" style:text-underline-width="auto" style:text-underline-color="font-color" fo:font-weight="normal" officeooo:rsid="0395f7e1" style:font-name-asian="Nimbus Sans" style:font-size-asian="14pt" style:font-weight-asian="normal" style:font-name-complex="Noto Sans Devanagari1" style:font-size-complex="14pt" style:font-weight-complex="normal"/>
    </style:style>
    <style:style style:name="T220" style:family="text">
      <style:text-properties style:text-position="0% 100%" style:font-name="Nimbus Sans1" fo:font-size="14pt" style:text-underline-style="solid" style:text-underline-width="auto" style:text-underline-color="font-color" fo:font-weight="normal" officeooo:rsid="02a79bef" style:font-name-asian="Nimbus Sans" style:font-size-asian="14pt" style:font-weight-asian="normal" style:font-name-complex="Noto Sans Devanagari1" style:font-size-complex="14pt" style:font-weight-complex="normal"/>
    </style:style>
    <style:style style:name="T221" style:family="text">
      <style:text-properties style:text-position="0% 100%" style:font-name="Nimbus Sans1" fo:font-size="14pt" style:text-underline-style="solid" style:text-underline-width="auto" style:text-underline-color="font-color" fo:font-weight="normal" officeooo:rsid="04223326" style:font-name-asian="Nimbus Sans" style:font-size-asian="14pt" style:font-weight-asian="normal" style:font-name-complex="Noto Sans Devanagari1" style:font-size-complex="14pt" style:font-weight-complex="normal"/>
    </style:style>
    <style:style style:name="T222" style:family="text">
      <style:text-properties style:text-position="0% 100%" style:font-name="Nimbus Sans1" fo:font-size="14pt" style:text-underline-style="none" fo:font-weight="normal" officeooo:rsid="048ff385" style:font-name-asian="Nimbus Sans" style:font-size-asian="14pt" style:font-weight-asian="normal" style:font-name-complex="Noto Sans Devanagari1" style:font-size-complex="14pt" style:font-weight-complex="normal"/>
    </style:style>
    <style:style style:name="T223" style:family="text">
      <style:text-properties style:text-position="0% 100%" style:font-name="Nimbus Sans1" fo:font-size="14pt" style:text-underline-style="none" fo:font-weight="normal" officeooo:rsid="02da4884" style:font-name-asian="Nimbus Sans" style:font-size-asian="14pt" style:font-weight-asian="normal" style:font-name-complex="Noto Sans Devanagari1" style:font-size-complex="14pt" style:font-weight-complex="normal"/>
    </style:style>
    <style:style style:name="T224" style:family="text">
      <style:text-properties style:text-position="0% 100%" style:font-name="Nimbus Sans1" officeooo:rsid="04a953e7" style:font-name-asian="Nimbus Sans" style:font-name-complex="Noto Sans Devanagari1"/>
    </style:style>
    <style:style style:name="T225" style:family="text">
      <style:text-properties style:text-position="0% 100%" style:font-name="Nimbus Sans1" officeooo:rsid="04aace43" style:font-name-asian="Nimbus Sans" style:font-name-complex="Noto Sans Devanagari1"/>
    </style:style>
    <style:style style:name="T226" style:family="text">
      <style:text-properties style:text-position="0% 100%" style:font-name="Nimbus Sans1" officeooo:rsid="04ab4e37" style:font-name-asian="Nimbus Sans" style:font-name-complex="Noto Sans Devanagari1"/>
    </style:style>
    <style:style style:name="T227" style:family="text">
      <style:text-properties style:text-position="0% 100%" style:font-name="Nimbus Sans1" officeooo:rsid="04acc2e1" style:font-name-asian="Nimbus Sans" style:font-name-complex="Noto Sans Devanagari1"/>
    </style:style>
    <style:style style:name="T228" style:family="text">
      <style:text-properties style:text-position="0% 100%" style:font-name="Nimbus Sans1" officeooo:rsid="04ae381c" style:font-name-asian="Nimbus Sans" style:font-name-complex="Noto Sans Devanagari1"/>
    </style:style>
    <style:style style:name="T229" style:family="text">
      <style:text-properties style:text-position="0% 100%" style:font-name="Nimbus Sans1" officeooo:rsid="04b0d662" style:font-name-asian="Nimbus Sans" style:font-name-complex="Noto Sans Devanagari1"/>
    </style:style>
    <style:style style:name="T230" style:family="text">
      <style:text-properties style:text-position="0% 100%" style:font-name="Nimbus Sans1" officeooo:rsid="04b0ef3a" style:font-name-asian="Nimbus Sans" style:font-name-complex="Noto Sans Devanagari1"/>
    </style:style>
    <style:style style:name="T231" style:family="text">
      <style:text-properties style:text-position="0% 100%" style:font-name="Nimbus Sans1" officeooo:rsid="04b2519b" style:font-name-asian="Nimbus Sans" style:font-name-complex="Noto Sans Devanagari1"/>
    </style:style>
    <style:style style:name="T232" style:family="text">
      <style:text-properties style:text-position="0% 100%" style:font-name="Nimbus Sans1" officeooo:rsid="04b46e78" style:font-name-asian="Nimbus Sans" style:font-name-complex="Noto Sans Devanagari1"/>
    </style:style>
    <style:style style:name="T233" style:family="text">
      <style:text-properties style:text-position="0% 100%" style:font-name="Nimbus Sans1" officeooo:rsid="04b64df3" style:font-name-asian="Nimbus Sans" style:font-name-complex="Noto Sans Devanagari1"/>
    </style:style>
    <style:style style:name="T234" style:family="text">
      <style:text-properties style:text-position="0% 100%" style:font-name="Nimbus Sans1" officeooo:rsid="04b81273" style:font-name-asian="Nimbus Sans" style:font-name-complex="Noto Sans Devanagari1"/>
    </style:style>
    <style:style style:name="T235" style:family="text">
      <style:text-properties style:text-position="0% 100%" style:font-name="Nimbus Sans1" officeooo:rsid="04b85972" style:font-name-asian="Nimbus Sans" style:font-name-complex="Noto Sans Devanagari1"/>
    </style:style>
    <style:style style:name="T236" style:family="text">
      <style:text-properties style:text-position="0% 100%" style:font-name="Nimbus Sans1" officeooo:rsid="04bb0bea" style:font-name-asian="Nimbus Sans" style:font-name-complex="Noto Sans Devanagari1"/>
    </style:style>
    <style:style style:name="T237" style:family="text">
      <style:text-properties style:text-position="0% 100%" style:font-name="Nimbus Sans1" officeooo:rsid="04bbebf2" style:font-name-asian="Nimbus Sans" style:font-name-complex="Noto Sans Devanagari1"/>
    </style:style>
    <style:style style:name="T238" style:family="text">
      <style:text-properties style:text-position="0% 100%" style:font-name="Nimbus Sans1" officeooo:rsid="04bd5035" style:font-name-asian="Nimbus Sans" style:font-name-complex="Noto Sans Devanagari1"/>
    </style:style>
    <style:style style:name="T239" style:family="text">
      <style:text-properties style:text-position="0% 100%" style:font-name="Nimbus Sans1" officeooo:rsid="04bdd3df" style:font-name-asian="Nimbus Sans" style:font-name-complex="Noto Sans Devanagari1"/>
    </style:style>
    <style:style style:name="T240" style:family="text">
      <style:text-properties style:text-position="0% 100%" style:font-name="Nimbus Sans1" officeooo:rsid="04be3d49" style:font-name-asian="Nimbus Sans" style:font-name-complex="Noto Sans Devanagari1"/>
    </style:style>
    <style:style style:name="T241" style:family="text">
      <style:text-properties style:text-position="0% 100%" style:font-name="Nimbus Sans1" officeooo:rsid="04be8610" style:font-name-asian="Nimbus Sans" style:font-name-complex="Noto Sans Devanagari1"/>
    </style:style>
    <style:style style:name="T242" style:family="text">
      <style:text-properties style:text-position="0% 100%" style:font-name="Nimbus Sans1" officeooo:rsid="04bfa2b2" style:font-name-asian="Nimbus Sans" style:font-name-complex="Noto Sans Devanagari1"/>
    </style:style>
    <style:style style:name="T243" style:family="text">
      <style:text-properties style:text-position="0% 100%" style:font-name="Nimbus Sans1" officeooo:rsid="04c03907" style:font-name-asian="Nimbus Sans" style:font-name-complex="Noto Sans Devanagari1"/>
    </style:style>
    <style:style style:name="T244" style:family="text">
      <style:text-properties style:text-position="0% 100%" style:font-name="Nimbus Sans1" officeooo:rsid="04c22823" style:font-name-asian="Nimbus Sans" style:font-name-complex="Noto Sans Devanagari1"/>
    </style:style>
    <style:style style:name="T245" style:family="text">
      <style:text-properties style:text-position="0% 100%" style:font-name="Nimbus Sans1" officeooo:rsid="04c62fd5" style:font-name-asian="Nimbus Sans" style:font-name-complex="Noto Sans Devanagari1"/>
    </style:style>
    <style:style style:name="T246" style:family="text">
      <style:text-properties style:text-position="0% 100%" style:font-name="Nimbus Sans1" officeooo:rsid="04c6eb0b" style:font-name-asian="Nimbus Sans" style:font-name-complex="Noto Sans Devanagari1"/>
    </style:style>
    <style:style style:name="T247" style:family="text">
      <style:text-properties style:text-position="0% 100%" style:font-name="Nimbus Sans1" officeooo:rsid="04c7e6e1" style:font-name-asian="Nimbus Sans" style:font-name-complex="Noto Sans Devanagari1"/>
    </style:style>
    <style:style style:name="T248" style:family="text">
      <style:text-properties style:text-position="0% 100%" style:font-name="Nimbus Sans1" officeooo:rsid="04c81d24" style:font-name-asian="Nimbus Sans" style:font-name-complex="Noto Sans Devanagari1"/>
    </style:style>
    <style:style style:name="T249" style:family="text">
      <style:text-properties style:text-position="0% 100%" style:font-name="Nimbus Sans1" officeooo:rsid="04c88f7f" style:font-name-asian="Nimbus Sans" style:font-name-complex="Noto Sans Devanagari1"/>
    </style:style>
    <style:style style:name="T250" style:family="text">
      <style:text-properties style:text-position="0% 100%" style:font-name="Nimbus Sans1" officeooo:rsid="04ca5539" style:font-name-asian="Nimbus Sans" style:font-name-complex="Noto Sans Devanagari1"/>
    </style:style>
    <style:style style:name="T251" style:family="text">
      <style:text-properties style:text-position="0% 100%" style:font-name="Nimbus Sans1" officeooo:rsid="04f9b9fb" style:font-name-asian="Nimbus Sans" style:font-name-complex="Noto Sans Devanagari1"/>
    </style:style>
    <style:style style:name="T252" style:family="text">
      <style:text-properties style:text-position="0% 100%" style:font-name="Nimbus Sans1" style:text-underline-style="solid" style:text-underline-width="auto" style:text-underline-color="font-color" officeooo:rsid="04ba49d4" style:font-name-asian="Nimbus Sans" style:font-name-complex="Noto Sans Devanagari1"/>
    </style:style>
    <style:style style:name="T253" style:family="text">
      <style:text-properties style:text-position="0% 100%" style:font-name="Nimbus Sans1" style:text-underline-style="solid" style:text-underline-width="auto" style:text-underline-color="font-color" officeooo:rsid="04bb0bea" style:font-name-asian="Nimbus Sans" style:font-name-complex="Noto Sans Devanagari1"/>
    </style:style>
    <style:style style:name="T254" style:family="text">
      <style:text-properties style:text-position="0% 100%" style:font-name="Nimbus Sans1" officeooo:rsid="04ca5539" fo:background-color="#ffff00" loext:char-shading-value="0" style:font-name-asian="Nimbus Sans" style:font-name-complex="Noto Sans Devanagari1"/>
    </style:style>
    <style:style style:name="T255" style:family="text">
      <style:text-properties style:text-position="0% 100%" style:font-name="Nimbus Sans1" officeooo:rsid="04ca5539" fo:background-color="transparent" loext:char-shading-value="0" style:font-name-asian="Nimbus Sans" style:font-name-complex="Noto Sans Devanagari1"/>
    </style:style>
    <style:style style:name="T256" style:family="text">
      <style:text-properties style:text-position="0% 100%" style:font-name="Nimbus Sans1" officeooo:rsid="04cc3e46" fo:background-color="transparent" loext:char-shading-value="0" style:font-name-asian="Nimbus Sans" style:font-name-complex="Noto Sans Devanagari1"/>
    </style:style>
    <style:style style:name="T257" style:family="text">
      <style:text-properties style:text-position="0% 100%" style:font-name="Nimbus Sans1" officeooo:rsid="04cc9a7a" fo:background-color="transparent" loext:char-shading-value="0" style:font-name-asian="Nimbus Sans" style:font-name-complex="Noto Sans Devanagari1"/>
    </style:style>
    <style:style style:name="T258" style:family="text">
      <style:text-properties style:text-position="0% 100%" style:font-name="Nimbus Sans1" officeooo:rsid="04ce1704" fo:background-color="transparent" loext:char-shading-value="0" style:font-name-asian="Nimbus Sans" style:font-name-complex="Noto Sans Devanagari1"/>
    </style:style>
    <style:style style:name="T259" style:family="text">
      <style:text-properties style:text-position="0% 100%" style:font-name="Nimbus Sans1" officeooo:rsid="04cf9533" fo:background-color="transparent" loext:char-shading-value="0" style:font-name-asian="Nimbus Sans" style:font-name-complex="Noto Sans Devanagari1"/>
    </style:style>
    <style:style style:name="T260" style:family="text">
      <style:text-properties style:text-position="0% 100%" style:font-name="Nimbus Sans1" officeooo:rsid="04d01422" fo:background-color="transparent" loext:char-shading-value="0" style:font-name-asian="Nimbus Sans" style:font-name-complex="Noto Sans Devanagari1"/>
    </style:style>
    <style:style style:name="T261" style:family="text">
      <style:text-properties style:text-position="0% 100%" style:font-name="Nimbus Sans1" officeooo:rsid="04d02fe2" fo:background-color="transparent" loext:char-shading-value="0" style:font-name-asian="Nimbus Sans" style:font-name-complex="Noto Sans Devanagari1"/>
    </style:style>
    <style:style style:name="T262" style:family="text">
      <style:text-properties style:text-position="0% 100%" style:font-name="Nimbus Sans1" officeooo:rsid="04d19404" fo:background-color="transparent" loext:char-shading-value="0" style:font-name-asian="Nimbus Sans" style:font-name-complex="Noto Sans Devanagari1"/>
    </style:style>
    <style:style style:name="T263" style:family="text">
      <style:text-properties style:text-position="0% 100%" officeooo:rsid="03c9f957"/>
    </style:style>
    <style:style style:name="T264" style:family="text">
      <style:text-properties style:text-position="0% 100%" officeooo:rsid="03cbe54f"/>
    </style:style>
    <style:style style:name="T265" style:family="text">
      <style:text-properties style:text-position="0% 100%" officeooo:rsid="03cdccea"/>
    </style:style>
    <style:style style:name="T266" style:family="text">
      <style:text-properties style:text-position="0% 100%" officeooo:rsid="03cdd191"/>
    </style:style>
    <style:style style:name="T267" style:family="text">
      <style:text-properties style:text-position="0% 100%" officeooo:rsid="03cf47fc"/>
    </style:style>
    <style:style style:name="T268" style:family="text">
      <style:text-properties style:text-position="0% 100%" officeooo:rsid="03d04629"/>
    </style:style>
    <style:style style:name="T269" style:family="text">
      <style:text-properties style:text-position="0% 100%" officeooo:rsid="03d092dd"/>
    </style:style>
    <style:style style:name="T270" style:family="text">
      <style:text-properties style:text-position="0% 100%" officeooo:rsid="03d5d6a3"/>
    </style:style>
    <style:style style:name="T271" style:family="text">
      <style:text-properties style:text-position="0% 100%" officeooo:rsid="03d706a2"/>
    </style:style>
    <style:style style:name="T272" style:family="text">
      <style:text-properties style:text-position="0% 100%" officeooo:rsid="03dbec93"/>
    </style:style>
    <style:style style:name="T273" style:family="text">
      <style:text-properties style:text-position="0% 100%" officeooo:rsid="03dde053"/>
    </style:style>
    <style:style style:name="T274" style:family="text">
      <style:text-properties style:text-position="0% 100%" officeooo:rsid="03e34f08"/>
    </style:style>
    <style:style style:name="T275" style:family="text">
      <style:text-properties style:text-position="0% 100%" officeooo:rsid="03e51b44"/>
    </style:style>
    <style:style style:name="T276" style:family="text">
      <style:text-properties style:text-position="0% 100%" officeooo:rsid="03e6fe3b"/>
    </style:style>
    <style:style style:name="T277" style:family="text">
      <style:text-properties style:text-position="0% 100%" officeooo:rsid="03ec75b7"/>
    </style:style>
    <style:style style:name="T278" style:family="text">
      <style:text-properties style:text-position="0% 100%" officeooo:rsid="03ee2528"/>
    </style:style>
    <style:style style:name="T279" style:family="text">
      <style:text-properties style:text-position="0% 100%" officeooo:rsid="03f01855"/>
    </style:style>
    <style:style style:name="T280" style:family="text">
      <style:text-properties style:text-position="0% 100%" officeooo:rsid="03f174e7"/>
    </style:style>
    <style:style style:name="T281" style:family="text">
      <style:text-properties style:text-position="0% 100%" officeooo:rsid="03f2df7d"/>
    </style:style>
    <style:style style:name="T282" style:family="text">
      <style:text-properties style:text-position="0% 100%" officeooo:rsid="03f4fba9"/>
    </style:style>
    <style:style style:name="T283" style:family="text">
      <style:text-properties style:text-position="0% 100%" officeooo:rsid="03f730f4"/>
    </style:style>
    <style:style style:name="T284" style:family="text">
      <style:text-properties style:text-position="0% 100%" officeooo:rsid="03fa90c6"/>
    </style:style>
    <style:style style:name="T285" style:family="text">
      <style:text-properties style:text-position="0% 100%" officeooo:rsid="03fae88e"/>
    </style:style>
    <style:style style:name="T286" style:family="text">
      <style:text-properties style:text-position="0% 100%" officeooo:rsid="03fb39b5"/>
    </style:style>
    <style:style style:name="T287" style:family="text">
      <style:text-properties style:text-position="0% 100%" officeooo:rsid="03fbdd64"/>
    </style:style>
    <style:style style:name="T288" style:family="text">
      <style:text-properties style:text-position="0% 100%" officeooo:rsid="03fdadc6"/>
    </style:style>
    <style:style style:name="T289" style:family="text">
      <style:text-properties style:text-position="0% 100%" officeooo:rsid="0405c2a0"/>
    </style:style>
    <style:style style:name="T290" style:family="text">
      <style:text-properties style:text-position="0% 100%" officeooo:rsid="04071187"/>
    </style:style>
    <style:style style:name="T291" style:family="text">
      <style:text-properties style:text-position="0% 100%" officeooo:rsid="040809a6"/>
    </style:style>
    <style:style style:name="T292" style:family="text">
      <style:text-properties style:text-position="0% 100%" officeooo:rsid="04097daa"/>
    </style:style>
    <style:style style:name="T293" style:family="text">
      <style:text-properties style:text-position="0% 100%" officeooo:rsid="040b4c54"/>
    </style:style>
    <style:style style:name="T294" style:family="text">
      <style:text-properties style:text-position="0% 100%" officeooo:rsid="040d5fcd"/>
    </style:style>
    <style:style style:name="T295" style:family="text">
      <style:text-properties style:text-position="0% 100%" officeooo:rsid="040e1c2a"/>
    </style:style>
    <style:style style:name="T296" style:family="text">
      <style:text-properties style:text-position="0% 100%" officeooo:rsid="040f27d5"/>
    </style:style>
    <style:style style:name="T297" style:family="text">
      <style:text-properties style:text-position="0% 100%" officeooo:rsid="04120b00"/>
    </style:style>
    <style:style style:name="T298" style:family="text">
      <style:text-properties style:text-position="0% 100%" officeooo:rsid="041235f5"/>
    </style:style>
    <style:style style:name="T299" style:family="text">
      <style:text-properties style:text-position="0% 100%" officeooo:rsid="0414370f"/>
    </style:style>
    <style:style style:name="T300" style:family="text">
      <style:text-properties style:text-position="0% 100%" officeooo:rsid="0415f96d"/>
    </style:style>
    <style:style style:name="T301" style:family="text">
      <style:text-properties style:text-position="0% 100%" officeooo:rsid="04170da9"/>
    </style:style>
    <style:style style:name="T302" style:family="text">
      <style:text-properties style:text-position="0% 100%" officeooo:rsid="04182560"/>
    </style:style>
    <style:style style:name="T303" style:family="text">
      <style:text-properties style:text-position="0% 100%" officeooo:rsid="0418b5e3"/>
    </style:style>
    <style:style style:name="T304" style:family="text">
      <style:text-properties style:text-position="0% 100%" officeooo:rsid="0419f9d3"/>
    </style:style>
    <style:style style:name="T305" style:family="text">
      <style:text-properties style:text-position="0% 100%" officeooo:rsid="041b6944"/>
    </style:style>
    <style:style style:name="T306" style:family="text">
      <style:text-properties style:text-position="0% 100%" officeooo:rsid="041bc340"/>
    </style:style>
    <style:style style:name="T307" style:family="text">
      <style:text-properties style:text-position="0% 100%" officeooo:rsid="041e90bb"/>
    </style:style>
    <style:style style:name="T308" style:family="text">
      <style:text-properties style:text-position="0% 100%" officeooo:rsid="041f3bb5"/>
    </style:style>
    <style:style style:name="T309" style:family="text">
      <style:text-properties fo:font-size="14pt" fo:font-weight="normal" officeooo:rsid="007b7642" style:font-name-asian="Nimbus Sans" style:font-size-asian="14pt" style:font-weight-asian="normal" style:font-name-complex="Noto Sans Devanagari1" style:font-size-complex="14pt" style:font-weight-complex="normal"/>
    </style:style>
    <style:style style:name="T310" style:family="text">
      <style:text-properties fo:font-size="14pt" fo:font-weight="normal" officeooo:rsid="00d30f83" style:font-name-asian="Nimbus Sans" style:font-size-asian="14pt" style:font-weight-asian="normal" style:font-name-complex="Noto Sans Devanagari1" style:font-size-complex="14pt" style:font-weight-complex="normal"/>
    </style:style>
    <style:style style:name="T311" style:family="text">
      <style:text-properties fo:font-size="14pt" fo:font-weight="normal" officeooo:rsid="00d39466" style:font-name-asian="Nimbus Sans" style:font-size-asian="14pt" style:font-weight-asian="normal" style:font-name-complex="Noto Sans Devanagari1" style:font-size-complex="14pt" style:font-weight-complex="normal"/>
    </style:style>
    <style:style style:name="T312" style:family="text">
      <style:text-properties fo:font-size="14pt" fo:font-weight="normal" officeooo:rsid="00d4566e" style:font-name-asian="Nimbus Sans" style:font-size-asian="14pt" style:font-weight-asian="normal" style:font-name-complex="Noto Sans Devanagari1" style:font-size-complex="14pt" style:font-weight-complex="normal"/>
    </style:style>
    <style:style style:name="T313" style:family="text">
      <style:text-properties fo:font-size="14pt" fo:font-weight="normal" officeooo:rsid="00d4e170" style:font-name-asian="Nimbus Sans" style:font-size-asian="14pt" style:font-weight-asian="normal" style:font-name-complex="Noto Sans Devanagari1" style:font-size-complex="14pt" style:font-weight-complex="normal"/>
    </style:style>
    <style:style style:name="T314" style:family="text">
      <style:text-properties fo:font-size="14pt" fo:font-weight="normal" officeooo:rsid="019a5cbc" style:font-name-asian="Nimbus Sans" style:font-size-asian="14pt" style:font-weight-asian="normal" style:font-name-complex="Noto Sans Devanagari1" style:font-size-complex="14pt" style:font-weight-complex="normal"/>
    </style:style>
    <style:style style:name="T315" style:family="text">
      <style:text-properties fo:font-size="14pt" fo:font-weight="bold" officeooo:rsid="00d4e170" style:font-name-asian="Nimbus Sans" style:font-size-asian="14pt" style:font-weight-asian="bold" style:font-name-complex="Noto Sans Devanagari1" style:font-size-complex="14pt" style:font-weight-complex="bold"/>
    </style:style>
    <style:style style:name="T316" style:family="text">
      <style:text-properties fo:font-size="14pt" style:text-underline-style="solid" style:text-underline-width="auto" style:text-underline-color="font-color" fo:font-weight="normal" officeooo:rsid="0286ff0b" style:font-name-asian="Nimbus Sans" style:font-size-asian="14pt" style:font-weight-asian="normal" style:font-name-complex="Noto Sans Devanagari1" style:font-size-complex="14pt" style:font-weight-complex="normal"/>
    </style:style>
    <style:style style:name="T317" style:family="text">
      <style:text-properties fo:font-size="14pt" style:text-underline-style="solid" style:text-underline-width="auto" style:text-underline-color="font-color" fo:font-weight="normal" officeooo:rsid="007b7642" style:font-name-asian="Nimbus Sans" style:font-size-asian="14pt" style:font-weight-asian="normal" style:font-name-complex="Noto Sans Devanagari1" style:font-size-complex="14pt" style:font-weight-complex="normal"/>
    </style:style>
    <style:style style:name="T318" style:family="text">
      <style:text-properties fo:font-size="14pt" style:text-underline-style="solid" style:text-underline-width="auto" style:text-underline-color="font-color" fo:font-weight="normal" officeooo:rsid="01eefce1" style:font-name-asian="Nimbus Sans" style:font-size-asian="14pt" style:font-weight-asian="normal" style:font-name-complex="Noto Sans Devanagari1" style:font-size-complex="14pt" style:font-weight-complex="normal"/>
    </style:style>
    <style:style style:name="T319" style:family="text">
      <style:text-properties fo:font-size="14pt" style:text-underline-style="solid" style:text-underline-width="auto" style:text-underline-color="font-color" fo:font-weight="normal" officeooo:rsid="02102a96" style:font-name-asian="Nimbus Sans" style:font-size-asian="14pt" style:font-weight-asian="normal" style:font-name-complex="Noto Sans Devanagari1" style:font-size-complex="14pt" style:font-weight-complex="normal"/>
    </style:style>
    <style:style style:name="T320" style:family="text">
      <style:text-properties fo:font-size="16pt" fo:font-weight="bold" officeooo:rsid="00f2d174" style:font-name-asian="Nimbus Sans" style:font-size-asian="16pt" style:font-weight-asian="bold" style:font-name-complex="Noto Sans Devanagari1" style:font-size-complex="16pt" style:font-weight-complex="bold"/>
    </style:style>
    <style:style style:name="T321" style:family="text">
      <style:text-properties fo:font-size="16pt" fo:font-weight="bold" officeooo:rsid="019a5cbc" style:font-name-asian="Nimbus Sans" style:font-size-asian="16pt" style:font-weight-asian="bold" style:font-name-complex="Noto Sans Devanagari1" style:font-size-complex="16pt" style:font-weight-complex="bold"/>
    </style:style>
    <style:style style:name="T322" style:family="text">
      <style:text-properties fo:font-size="12pt" fo:font-weight="normal" style:font-name-asian="Nimbus Sans" style:font-size-asian="10.5pt" style:font-weight-asian="normal" style:font-name-complex="Noto Sans Devanagari1" style:font-size-complex="12pt" style:font-weight-complex="normal"/>
    </style:style>
    <style:style style:name="T323" style:family="text">
      <style:text-properties fo:font-size="12pt" fo:font-weight="normal" officeooo:rsid="012fc4da" style:font-name-asian="Nimbus Sans" style:font-size-asian="10.5pt" style:font-weight-asian="normal" style:font-name-complex="Noto Sans Devanagari1" style:font-size-complex="12pt" style:font-weight-complex="normal"/>
    </style:style>
    <style:style style:name="T324" style:family="text">
      <style:text-properties fo:font-size="12pt" fo:font-weight="normal" officeooo:rsid="01322b70" style:font-name-asian="Nimbus Sans" style:font-size-asian="10.5pt" style:font-weight-asian="normal" style:font-name-complex="Noto Sans Devanagari1" style:font-size-complex="12pt" style:font-weight-complex="normal"/>
    </style:style>
    <style:style style:name="T325" style:family="text">
      <style:text-properties fo:font-size="12pt" fo:font-weight="normal" officeooo:rsid="0132f2b6" style:font-name-asian="Nimbus Sans" style:font-size-asian="10.5pt" style:font-weight-asian="normal" style:font-name-complex="Noto Sans Devanagari1" style:font-size-complex="12pt" style:font-weight-complex="normal"/>
    </style:style>
    <style:style style:name="T326" style:family="text">
      <style:text-properties fo:font-size="12pt" fo:font-weight="normal" officeooo:rsid="01342bc1" style:font-name-asian="Nimbus Sans" style:font-size-asian="10.5pt" style:font-weight-asian="normal" style:font-name-complex="Noto Sans Devanagari1" style:font-size-complex="12pt" style:font-weight-complex="normal"/>
    </style:style>
    <style:style style:name="T327" style:family="text">
      <style:text-properties fo:font-size="12pt" fo:font-weight="normal" officeooo:rsid="0135e985" style:font-name-asian="Nimbus Sans" style:font-size-asian="10.5pt" style:font-weight-asian="normal" style:font-name-complex="Noto Sans Devanagari1" style:font-size-complex="12pt" style:font-weight-complex="normal"/>
    </style:style>
    <style:style style:name="T328" style:family="text">
      <style:text-properties fo:font-size="12pt" fo:font-weight="normal" officeooo:rsid="01378dca" style:font-name-asian="Nimbus Sans" style:font-size-asian="10.5pt" style:font-weight-asian="normal" style:font-name-complex="Noto Sans Devanagari1" style:font-size-complex="12pt" style:font-weight-complex="normal"/>
    </style:style>
    <style:style style:name="T329" style:family="text">
      <style:text-properties fo:font-size="12pt" fo:font-weight="normal" officeooo:rsid="013abfc4" style:font-name-asian="Nimbus Sans" style:font-size-asian="10.5pt" style:font-weight-asian="normal" style:font-name-complex="Noto Sans Devanagari1" style:font-size-complex="12pt" style:font-weight-complex="normal"/>
    </style:style>
    <style:style style:name="T330" style:family="text">
      <style:text-properties fo:font-size="12pt" fo:font-weight="normal" officeooo:rsid="013b8b9f" style:font-name-asian="Nimbus Sans" style:font-size-asian="10.5pt" style:font-weight-asian="normal" style:font-name-complex="Noto Sans Devanagari1" style:font-size-complex="12pt" style:font-weight-complex="normal"/>
    </style:style>
    <style:style style:name="T331" style:family="text">
      <style:text-properties fo:font-size="12pt" fo:font-weight="normal" officeooo:rsid="013d72b2" style:font-name-asian="Nimbus Sans" style:font-size-asian="10.5pt" style:font-weight-asian="normal" style:font-name-complex="Noto Sans Devanagari1" style:font-size-complex="12pt" style:font-weight-complex="normal"/>
    </style:style>
    <style:style style:name="T332" style:family="text">
      <style:text-properties fo:font-size="12pt" fo:font-weight="normal" officeooo:rsid="013e04ee" style:font-name-asian="Nimbus Sans" style:font-size-asian="10.5pt" style:font-weight-asian="normal" style:font-name-complex="Noto Sans Devanagari1" style:font-size-complex="12pt" style:font-weight-complex="normal"/>
    </style:style>
    <style:style style:name="T333" style:family="text">
      <style:text-properties fo:font-size="12pt" fo:font-weight="normal" officeooo:rsid="013e6a75" style:font-name-asian="Nimbus Sans" style:font-size-asian="10.5pt" style:font-weight-asian="normal" style:font-name-complex="Noto Sans Devanagari1" style:font-size-complex="12pt" style:font-weight-complex="normal"/>
    </style:style>
    <style:style style:name="T334" style:family="text">
      <style:text-properties fo:font-size="12pt" fo:font-weight="normal" officeooo:rsid="01415da3" style:font-name-asian="Nimbus Sans" style:font-size-asian="10.5pt" style:font-weight-asian="normal" style:font-name-complex="Noto Sans Devanagari1" style:font-size-complex="12pt" style:font-weight-complex="normal"/>
    </style:style>
    <style:style style:name="T335" style:family="text">
      <style:text-properties fo:font-size="12pt" fo:font-weight="normal" officeooo:rsid="014261d4" style:font-name-asian="Nimbus Sans" style:font-size-asian="10.5pt" style:font-weight-asian="normal" style:font-name-complex="Noto Sans Devanagari1" style:font-size-complex="12pt" style:font-weight-complex="normal"/>
    </style:style>
    <style:style style:name="T336" style:family="text">
      <style:text-properties fo:font-size="12pt" fo:font-weight="normal" officeooo:rsid="025d2dbe" style:font-name-asian="Nimbus Sans" style:font-size-asian="10.5pt" style:font-weight-asian="normal" style:font-name-complex="Noto Sans Devanagari1" style:font-size-complex="12pt" style:font-weight-complex="normal"/>
    </style:style>
    <style:style style:name="T337" style:family="text">
      <style:text-properties fo:font-size="12pt" fo:font-weight="normal" officeooo:rsid="01443c3c" style:font-name-asian="Nimbus Sans" style:font-size-asian="10.5pt" style:font-weight-asian="normal" style:font-name-complex="Noto Sans Devanagari1" style:font-size-complex="12pt" style:font-weight-complex="normal"/>
    </style:style>
    <style:style style:name="T338" style:family="text">
      <style:text-properties fo:font-size="12pt" fo:font-weight="normal" officeooo:rsid="01447c99" style:font-name-asian="Nimbus Sans" style:font-size-asian="10.5pt" style:font-weight-asian="normal" style:font-name-complex="Noto Sans Devanagari1" style:font-size-complex="12pt" style:font-weight-complex="normal"/>
    </style:style>
    <style:style style:name="T339" style:family="text">
      <style:text-properties fo:font-size="12pt" fo:font-weight="normal" officeooo:rsid="0146520f" style:font-name-asian="Nimbus Sans" style:font-size-asian="10.5pt" style:font-weight-asian="normal" style:font-name-complex="Noto Sans Devanagari1" style:font-size-complex="12pt" style:font-weight-complex="normal"/>
    </style:style>
    <style:style style:name="T340" style:family="text">
      <style:text-properties fo:font-size="12pt" fo:font-weight="normal" officeooo:rsid="0147556c" style:font-name-asian="Nimbus Sans" style:font-size-asian="10.5pt" style:font-weight-asian="normal" style:font-name-complex="Noto Sans Devanagari1" style:font-size-complex="12pt" style:font-weight-complex="normal"/>
    </style:style>
    <style:style style:name="T341" style:family="text">
      <style:text-properties fo:font-size="12pt" fo:font-weight="normal" officeooo:rsid="01c026c1" style:font-name-asian="Nimbus Sans" style:font-size-asian="10.5pt" style:font-weight-asian="normal" style:font-name-complex="Noto Sans Devanagari1" style:font-size-complex="12pt" style:font-weight-complex="normal"/>
    </style:style>
    <style:style style:name="T342" style:family="text">
      <style:text-properties fo:font-size="12pt" fo:font-weight="normal" officeooo:rsid="014869c4" style:font-name-asian="Nimbus Sans" style:font-size-asian="10.5pt" style:font-weight-asian="normal" style:font-name-complex="Noto Sans Devanagari1" style:font-size-complex="12pt" style:font-weight-complex="normal"/>
    </style:style>
    <style:style style:name="T343" style:family="text">
      <style:text-properties fo:font-size="12pt" fo:font-weight="normal" officeooo:rsid="0149b9a0" style:font-name-asian="Nimbus Sans" style:font-size-asian="10.5pt" style:font-weight-asian="normal" style:font-name-complex="Noto Sans Devanagari1" style:font-size-complex="12pt" style:font-weight-complex="normal"/>
    </style:style>
    <style:style style:name="T344" style:family="text">
      <style:text-properties fo:font-size="12pt" fo:font-weight="normal" officeooo:rsid="014ab37f" style:font-name-asian="Nimbus Sans" style:font-size-asian="10.5pt" style:font-weight-asian="normal" style:font-name-complex="Noto Sans Devanagari1" style:font-size-complex="12pt" style:font-weight-complex="normal"/>
    </style:style>
    <style:style style:name="T345" style:family="text">
      <style:text-properties fo:font-size="12pt" fo:font-weight="normal" officeooo:rsid="014cc3fa" style:font-name-asian="Nimbus Sans" style:font-size-asian="10.5pt" style:font-weight-asian="normal" style:font-name-complex="Noto Sans Devanagari1" style:font-size-complex="12pt" style:font-weight-complex="normal"/>
    </style:style>
    <style:style style:name="T346" style:family="text">
      <style:text-properties fo:font-size="12pt" fo:font-weight="normal" officeooo:rsid="014b0730" style:font-name-asian="Nimbus Sans" style:font-size-asian="10.5pt" style:font-weight-asian="normal" style:font-name-complex="Noto Sans Devanagari1" style:font-size-complex="12pt" style:font-weight-complex="normal"/>
    </style:style>
    <style:style style:name="T347" style:family="text">
      <style:text-properties fo:font-size="12pt" fo:font-weight="normal" officeooo:rsid="014b1060" style:font-name-asian="Nimbus Sans" style:font-size-asian="10.5pt" style:font-weight-asian="normal" style:font-name-complex="Noto Sans Devanagari1" style:font-size-complex="12pt" style:font-weight-complex="normal"/>
    </style:style>
    <style:style style:name="T348" style:family="text">
      <style:text-properties fo:font-size="12pt" fo:font-weight="normal" officeooo:rsid="014c8a55" style:font-name-asian="Nimbus Sans" style:font-size-asian="10.5pt" style:font-weight-asian="normal" style:font-name-complex="Noto Sans Devanagari1" style:font-size-complex="12pt" style:font-weight-complex="normal"/>
    </style:style>
    <style:style style:name="T349" style:family="text">
      <style:text-properties fo:font-size="12pt" fo:font-weight="normal" officeooo:rsid="015059d5" style:font-name-asian="Nimbus Sans" style:font-size-asian="10.5pt" style:font-weight-asian="normal" style:font-name-complex="Noto Sans Devanagari1" style:font-size-complex="12pt" style:font-weight-complex="normal"/>
    </style:style>
    <style:style style:name="T350" style:family="text">
      <style:text-properties fo:font-size="12pt" fo:font-weight="normal" officeooo:rsid="01521669" style:font-name-asian="Nimbus Sans" style:font-size-asian="10.5pt" style:font-weight-asian="normal" style:font-name-complex="Noto Sans Devanagari1" style:font-size-complex="12pt" style:font-weight-complex="normal"/>
    </style:style>
    <style:style style:name="T351" style:family="text">
      <style:text-properties fo:font-size="12pt" fo:font-weight="normal" officeooo:rsid="01524a4f" style:font-name-asian="Nimbus Sans" style:font-size-asian="10.5pt" style:font-weight-asian="normal" style:font-name-complex="Noto Sans Devanagari1" style:font-size-complex="12pt" style:font-weight-complex="normal"/>
    </style:style>
    <style:style style:name="T352" style:family="text">
      <style:text-properties fo:font-size="12pt" fo:font-weight="normal" officeooo:rsid="01c041fc" style:font-name-asian="Nimbus Sans" style:font-size-asian="10.5pt" style:font-weight-asian="normal" style:font-name-complex="Noto Sans Devanagari1" style:font-size-complex="12pt" style:font-weight-complex="normal"/>
    </style:style>
    <style:style style:name="T353" style:family="text">
      <style:text-properties fo:font-size="12pt" fo:font-weight="normal" officeooo:rsid="015485b5" style:font-name-asian="Nimbus Sans" style:font-size-asian="10.5pt" style:font-weight-asian="normal" style:font-name-complex="Noto Sans Devanagari1" style:font-size-complex="12pt" style:font-weight-complex="normal"/>
    </style:style>
    <style:style style:name="T354" style:family="text">
      <style:text-properties fo:font-size="12pt" fo:font-weight="normal" officeooo:rsid="01553d0b" style:font-name-asian="Nimbus Sans" style:font-size-asian="10.5pt" style:font-weight-asian="normal" style:font-name-complex="Noto Sans Devanagari1" style:font-size-complex="12pt" style:font-weight-complex="normal"/>
    </style:style>
    <style:style style:name="T355" style:family="text">
      <style:text-properties fo:font-size="12pt" fo:font-weight="normal" officeooo:rsid="01578dd3" style:font-name-asian="Nimbus Sans" style:font-size-asian="10.5pt" style:font-weight-asian="normal" style:font-name-complex="Noto Sans Devanagari1" style:font-size-complex="12pt" style:font-weight-complex="normal"/>
    </style:style>
    <style:style style:name="T356" style:family="text">
      <style:text-properties fo:font-size="12pt" fo:font-weight="normal" officeooo:rsid="025d8433" style:font-name-asian="Nimbus Sans" style:font-size-asian="10.5pt" style:font-weight-asian="normal" style:font-name-complex="Noto Sans Devanagari1" style:font-size-complex="12pt" style:font-weight-complex="normal"/>
    </style:style>
    <style:style style:name="T357" style:family="text">
      <style:text-properties fo:font-size="12pt" fo:font-weight="normal" officeooo:rsid="0159a6d0" style:font-name-asian="Nimbus Sans" style:font-size-asian="10.5pt" style:font-weight-asian="normal" style:font-name-complex="Noto Sans Devanagari1" style:font-size-complex="12pt" style:font-weight-complex="normal"/>
    </style:style>
    <style:style style:name="T358" style:family="text">
      <style:text-properties fo:font-size="12pt" fo:font-weight="normal" officeooo:rsid="015b22ce" style:font-name-asian="Nimbus Sans" style:font-size-asian="10.5pt" style:font-weight-asian="normal" style:font-name-complex="Noto Sans Devanagari1" style:font-size-complex="12pt" style:font-weight-complex="normal"/>
    </style:style>
    <style:style style:name="T359" style:family="text">
      <style:text-properties fo:font-size="12pt" fo:font-weight="normal" officeooo:rsid="015bab2c" style:font-name-asian="Nimbus Sans" style:font-size-asian="10.5pt" style:font-weight-asian="normal" style:font-name-complex="Noto Sans Devanagari1" style:font-size-complex="12pt" style:font-weight-complex="normal"/>
    </style:style>
    <style:style style:name="T360" style:family="text">
      <style:text-properties fo:font-size="12pt" fo:font-weight="normal" officeooo:rsid="015faecc" style:font-name-asian="Nimbus Sans" style:font-size-asian="10.5pt" style:font-weight-asian="normal" style:font-name-complex="Noto Sans Devanagari1" style:font-size-complex="12pt" style:font-weight-complex="normal"/>
    </style:style>
    <style:style style:name="T361" style:family="text">
      <style:text-properties fo:font-size="12pt" fo:font-weight="normal" officeooo:rsid="01618b9d" style:font-name-asian="Nimbus Sans" style:font-size-asian="10.5pt" style:font-weight-asian="normal" style:font-name-complex="Noto Sans Devanagari1" style:font-size-complex="12pt" style:font-weight-complex="normal"/>
    </style:style>
    <style:style style:name="T362" style:family="text">
      <style:text-properties fo:font-size="12pt" fo:font-weight="normal" officeooo:rsid="0162aca8" style:font-name-asian="Nimbus Sans" style:font-size-asian="10.5pt" style:font-weight-asian="normal" style:font-name-complex="Noto Sans Devanagari1" style:font-size-complex="12pt" style:font-weight-complex="normal"/>
    </style:style>
    <style:style style:name="T363" style:family="text">
      <style:text-properties fo:font-size="12pt" fo:font-weight="normal" officeooo:rsid="0164586b" style:font-name-asian="Nimbus Sans" style:font-size-asian="10.5pt" style:font-weight-asian="normal" style:font-name-complex="Noto Sans Devanagari1" style:font-size-complex="12pt" style:font-weight-complex="normal"/>
    </style:style>
    <style:style style:name="T364" style:family="text">
      <style:text-properties fo:font-size="12pt" fo:font-weight="normal" officeooo:rsid="0165e503" style:font-name-asian="Nimbus Sans" style:font-size-asian="10.5pt" style:font-weight-asian="normal" style:font-name-complex="Noto Sans Devanagari1" style:font-size-complex="12pt" style:font-weight-complex="normal"/>
    </style:style>
    <style:style style:name="T365" style:family="text">
      <style:text-properties fo:font-size="12pt" fo:font-weight="normal" officeooo:rsid="0168a632" style:font-name-asian="Nimbus Sans" style:font-size-asian="10.5pt" style:font-weight-asian="normal" style:font-name-complex="Noto Sans Devanagari1" style:font-size-complex="12pt" style:font-weight-complex="normal"/>
    </style:style>
    <style:style style:name="T366" style:family="text">
      <style:text-properties fo:font-size="12pt" fo:font-weight="normal" officeooo:rsid="0169a4a7" style:font-name-asian="Nimbus Sans" style:font-size-asian="10.5pt" style:font-weight-asian="normal" style:font-name-complex="Noto Sans Devanagari1" style:font-size-complex="12pt" style:font-weight-complex="normal"/>
    </style:style>
    <style:style style:name="T367" style:family="text">
      <style:text-properties fo:font-size="12pt" fo:font-weight="normal" officeooo:rsid="016b9d5f" style:font-name-asian="Nimbus Sans" style:font-size-asian="10.5pt" style:font-weight-asian="normal" style:font-name-complex="Noto Sans Devanagari1" style:font-size-complex="12pt" style:font-weight-complex="normal"/>
    </style:style>
    <style:style style:name="T368" style:family="text">
      <style:text-properties fo:font-size="12pt" fo:font-weight="normal" officeooo:rsid="016ca2a0" style:font-name-asian="Nimbus Sans" style:font-size-asian="10.5pt" style:font-weight-asian="normal" style:font-name-complex="Noto Sans Devanagari1" style:font-size-complex="12pt" style:font-weight-complex="normal"/>
    </style:style>
    <style:style style:name="T369" style:family="text">
      <style:text-properties fo:font-size="12pt" fo:font-weight="normal" officeooo:rsid="016f754e" style:font-name-asian="Nimbus Sans" style:font-size-asian="10.5pt" style:font-weight-asian="normal" style:font-name-complex="Noto Sans Devanagari1" style:font-size-complex="12pt" style:font-weight-complex="normal"/>
    </style:style>
    <style:style style:name="T370" style:family="text">
      <style:text-properties fo:font-size="12pt" fo:font-weight="normal" officeooo:rsid="01710252" style:font-name-asian="Nimbus Sans" style:font-size-asian="10.5pt" style:font-weight-asian="normal" style:font-name-complex="Noto Sans Devanagari1" style:font-size-complex="12pt" style:font-weight-complex="normal"/>
    </style:style>
    <style:style style:name="T371" style:family="text">
      <style:text-properties fo:font-size="12pt" fo:font-weight="normal" officeooo:rsid="01726a40" style:font-name-asian="Nimbus Sans" style:font-size-asian="10.5pt" style:font-weight-asian="normal" style:font-name-complex="Noto Sans Devanagari1" style:font-size-complex="12pt" style:font-weight-complex="normal"/>
    </style:style>
    <style:style style:name="T372" style:family="text">
      <style:text-properties fo:font-size="12pt" fo:font-weight="normal" officeooo:rsid="01762bb3" style:font-name-asian="Nimbus Sans" style:font-size-asian="10.5pt" style:font-weight-asian="normal" style:font-name-complex="Noto Sans Devanagari1" style:font-size-complex="12pt" style:font-weight-complex="normal"/>
    </style:style>
    <style:style style:name="T373" style:family="text">
      <style:text-properties fo:font-size="12pt" fo:font-weight="normal" officeooo:rsid="0178f618" style:font-name-asian="Nimbus Sans" style:font-size-asian="10.5pt" style:font-weight-asian="normal" style:font-name-complex="Noto Sans Devanagari1" style:font-size-complex="12pt" style:font-weight-complex="normal"/>
    </style:style>
    <style:style style:name="T374" style:family="text">
      <style:text-properties fo:font-size="12pt" fo:font-weight="normal" officeooo:rsid="017e00f6" style:font-name-asian="Nimbus Sans" style:font-size-asian="10.5pt" style:font-weight-asian="normal" style:font-name-complex="Noto Sans Devanagari1" style:font-size-complex="12pt" style:font-weight-complex="normal"/>
    </style:style>
    <style:style style:name="T375" style:family="text">
      <style:text-properties fo:font-size="12pt" fo:font-weight="normal" officeooo:rsid="017ab03b" style:font-name-asian="Nimbus Sans" style:font-size-asian="10.5pt" style:font-weight-asian="normal" style:font-name-complex="Noto Sans Devanagari1" style:font-size-complex="12pt" style:font-weight-complex="normal"/>
    </style:style>
    <style:style style:name="T376" style:family="text">
      <style:text-properties fo:font-size="12pt" fo:font-weight="normal" officeooo:rsid="01809ebe" style:font-name-asian="Nimbus Sans" style:font-size-asian="10.5pt" style:font-weight-asian="normal" style:font-name-complex="Noto Sans Devanagari1" style:font-size-complex="12pt" style:font-weight-complex="normal"/>
    </style:style>
    <style:style style:name="T377" style:family="text">
      <style:text-properties fo:font-size="12pt" fo:font-weight="normal" officeooo:rsid="018257d3" style:font-name-asian="Nimbus Sans" style:font-size-asian="10.5pt" style:font-weight-asian="normal" style:font-name-complex="Noto Sans Devanagari1" style:font-size-complex="12pt" style:font-weight-complex="normal"/>
    </style:style>
    <style:style style:name="T378" style:family="text">
      <style:text-properties fo:font-size="12pt" fo:font-weight="normal" officeooo:rsid="01870db8" style:font-name-asian="Nimbus Sans" style:font-size-asian="10.5pt" style:font-weight-asian="normal" style:font-name-complex="Noto Sans Devanagari1" style:font-size-complex="12pt" style:font-weight-complex="normal"/>
    </style:style>
    <style:style style:name="T379" style:family="text">
      <style:text-properties fo:font-size="12pt" fo:font-weight="normal" officeooo:rsid="0188fc6d" style:font-name-asian="Nimbus Sans" style:font-size-asian="10.5pt" style:font-weight-asian="normal" style:font-name-complex="Noto Sans Devanagari1" style:font-size-complex="12pt" style:font-weight-complex="normal"/>
    </style:style>
    <style:style style:name="T380" style:family="text">
      <style:text-properties fo:font-size="12pt" fo:font-weight="normal" officeooo:rsid="01895db3" style:font-name-asian="Nimbus Sans" style:font-size-asian="10.5pt" style:font-weight-asian="normal" style:font-name-complex="Noto Sans Devanagari1" style:font-size-complex="12pt" style:font-weight-complex="normal"/>
    </style:style>
    <style:style style:name="T381" style:family="text">
      <style:text-properties fo:font-size="12pt" fo:font-weight="normal" officeooo:rsid="018a5cdf" style:font-name-asian="Nimbus Sans" style:font-size-asian="10.5pt" style:font-weight-asian="normal" style:font-name-complex="Noto Sans Devanagari1" style:font-size-complex="12pt" style:font-weight-complex="normal"/>
    </style:style>
    <style:style style:name="T382" style:family="text">
      <style:text-properties fo:font-size="12pt" fo:font-weight="normal" officeooo:rsid="019a5cbc" style:font-name-asian="Nimbus Sans" style:font-size-asian="12pt" style:font-weight-asian="normal" style:font-name-complex="Noto Sans Devanagari1" style:font-size-complex="12pt" style:font-weight-complex="normal"/>
    </style:style>
    <style:style style:name="T383" style:family="text">
      <style:text-properties fo:font-size="12pt" fo:font-weight="normal" officeooo:rsid="019e2c29" style:font-name-asian="Nimbus Sans" style:font-size-asian="12pt" style:font-weight-asian="normal" style:font-name-complex="Noto Sans Devanagari1" style:font-size-complex="12pt" style:font-weight-complex="normal"/>
    </style:style>
    <style:style style:name="T384" style:family="text">
      <style:text-properties fo:font-size="12pt" fo:font-weight="normal" officeooo:rsid="019f1c37" style:font-name-asian="Nimbus Sans" style:font-size-asian="12pt" style:font-weight-asian="normal" style:font-name-complex="Noto Sans Devanagari1" style:font-size-complex="12pt" style:font-weight-complex="normal"/>
    </style:style>
    <style:style style:name="T385" style:family="text">
      <style:text-properties fo:font-size="12pt" fo:font-weight="normal" officeooo:rsid="019f2b3a" style:font-name-asian="Nimbus Sans" style:font-size-asian="12pt" style:font-weight-asian="normal" style:font-name-complex="Noto Sans Devanagari1" style:font-size-complex="12pt" style:font-weight-complex="normal"/>
    </style:style>
    <style:style style:name="T386" style:family="text">
      <style:text-properties fo:font-size="12pt" fo:font-weight="normal" officeooo:rsid="019f7bd2" style:font-name-asian="Nimbus Sans" style:font-size-asian="12pt" style:font-weight-asian="normal" style:font-name-complex="Noto Sans Devanagari1" style:font-size-complex="12pt" style:font-weight-complex="normal"/>
    </style:style>
    <style:style style:name="T387" style:family="text">
      <style:text-properties fo:font-size="12pt" fo:font-weight="normal" officeooo:rsid="01a25a1a" style:font-name-asian="Nimbus Sans" style:font-size-asian="12pt" style:font-weight-asian="normal" style:font-name-complex="Noto Sans Devanagari1" style:font-size-complex="12pt" style:font-weight-complex="normal"/>
    </style:style>
    <style:style style:name="T388" style:family="text">
      <style:text-properties fo:font-size="12pt" fo:font-weight="normal" officeooo:rsid="01a3b8f2" style:font-name-asian="Nimbus Sans" style:font-size-asian="12pt" style:font-weight-asian="normal" style:font-name-complex="Noto Sans Devanagari1" style:font-size-complex="12pt" style:font-weight-complex="normal"/>
    </style:style>
    <style:style style:name="T389" style:family="text">
      <style:text-properties fo:font-size="12pt" fo:font-weight="normal" officeooo:rsid="01a57b80" style:font-name-asian="Nimbus Sans" style:font-size-asian="12pt" style:font-weight-asian="normal" style:font-name-complex="Noto Sans Devanagari1" style:font-size-complex="12pt" style:font-weight-complex="normal"/>
    </style:style>
    <style:style style:name="T390" style:family="text">
      <style:text-properties fo:font-size="12pt" fo:font-weight="normal" officeooo:rsid="01a73660" style:font-name-asian="Nimbus Sans" style:font-size-asian="12pt" style:font-weight-asian="normal" style:font-name-complex="Noto Sans Devanagari1" style:font-size-complex="12pt" style:font-weight-complex="normal"/>
    </style:style>
    <style:style style:name="T391" style:family="text">
      <style:text-properties fo:font-size="12pt" fo:font-weight="normal" officeooo:rsid="01a7f9ee" style:font-name-asian="Nimbus Sans" style:font-size-asian="12pt" style:font-weight-asian="normal" style:font-name-complex="Noto Sans Devanagari1" style:font-size-complex="12pt" style:font-weight-complex="normal"/>
    </style:style>
    <style:style style:name="T392" style:family="text">
      <style:text-properties fo:font-size="12pt" fo:font-weight="normal" officeooo:rsid="01a8379c" style:font-name-asian="Nimbus Sans" style:font-size-asian="12pt" style:font-weight-asian="normal" style:font-name-complex="Noto Sans Devanagari1" style:font-size-complex="12pt" style:font-weight-complex="normal"/>
    </style:style>
    <style:style style:name="T393" style:family="text">
      <style:text-properties fo:font-size="12pt" fo:font-weight="normal" officeooo:rsid="01a9344f" style:font-name-asian="Nimbus Sans" style:font-size-asian="12pt" style:font-weight-asian="normal" style:font-name-complex="Noto Sans Devanagari1" style:font-size-complex="12pt" style:font-weight-complex="normal"/>
    </style:style>
    <style:style style:name="T394" style:family="text">
      <style:text-properties fo:font-size="12pt" fo:font-weight="normal" officeooo:rsid="01a9f0d3" style:font-name-asian="Nimbus Sans" style:font-size-asian="12pt" style:font-weight-asian="normal" style:font-name-complex="Noto Sans Devanagari1" style:font-size-complex="12pt" style:font-weight-complex="normal"/>
    </style:style>
    <style:style style:name="T395" style:family="text">
      <style:text-properties fo:font-size="12pt" fo:font-weight="normal" officeooo:rsid="01ab7da7" style:font-name-asian="Nimbus Sans" style:font-size-asian="12pt" style:font-weight-asian="normal" style:font-name-complex="Noto Sans Devanagari1" style:font-size-complex="12pt" style:font-weight-complex="normal"/>
    </style:style>
    <style:style style:name="T396" style:family="text">
      <style:text-properties fo:font-size="12pt" fo:font-weight="normal" officeooo:rsid="01af1bc1" style:font-name-asian="Nimbus Sans" style:font-size-asian="12pt" style:font-weight-asian="normal" style:font-name-complex="Noto Sans Devanagari1" style:font-size-complex="12pt" style:font-weight-complex="normal"/>
    </style:style>
    <style:style style:name="T397" style:family="text">
      <style:text-properties fo:font-size="12pt" fo:font-weight="normal" officeooo:rsid="01af5b28" style:font-name-asian="Nimbus Sans" style:font-size-asian="12pt" style:font-weight-asian="normal" style:font-name-complex="Noto Sans Devanagari1" style:font-size-complex="12pt" style:font-weight-complex="normal"/>
    </style:style>
    <style:style style:name="T398" style:family="text">
      <style:text-properties fo:font-size="12pt" fo:font-weight="normal" officeooo:rsid="01b13fc7" style:font-name-asian="Nimbus Sans" style:font-size-asian="12pt" style:font-weight-asian="normal" style:font-name-complex="Noto Sans Devanagari1" style:font-size-complex="12pt" style:font-weight-complex="normal"/>
    </style:style>
    <style:style style:name="T399" style:family="text">
      <style:text-properties fo:font-size="12pt" fo:font-weight="normal" officeooo:rsid="01b156f1" style:font-name-asian="Nimbus Sans" style:font-size-asian="12pt" style:font-weight-asian="normal" style:font-name-complex="Noto Sans Devanagari1" style:font-size-complex="12pt" style:font-weight-complex="normal"/>
    </style:style>
    <style:style style:name="T400" style:family="text">
      <style:text-properties fo:font-size="12pt" fo:font-weight="normal" officeooo:rsid="01b2d33c" style:font-name-asian="Nimbus Sans" style:font-size-asian="12pt" style:font-weight-asian="normal" style:font-name-complex="Noto Sans Devanagari1" style:font-size-complex="12pt" style:font-weight-complex="normal"/>
    </style:style>
    <style:style style:name="T401" style:family="text">
      <style:text-properties fo:font-size="12pt" fo:font-weight="normal" officeooo:rsid="01b3d4bf" style:font-name-asian="Nimbus Sans" style:font-size-asian="12pt" style:font-weight-asian="normal" style:font-name-complex="Noto Sans Devanagari1" style:font-size-complex="12pt" style:font-weight-complex="normal"/>
    </style:style>
    <style:style style:name="T402" style:family="text">
      <style:text-properties fo:font-size="12pt" fo:font-weight="normal" officeooo:rsid="01b5bba1" style:font-name-asian="Nimbus Sans" style:font-size-asian="12pt" style:font-weight-asian="normal" style:font-name-complex="Noto Sans Devanagari1" style:font-size-complex="12pt" style:font-weight-complex="normal"/>
    </style:style>
    <style:style style:name="T403" style:family="text">
      <style:text-properties fo:font-size="12pt" fo:font-weight="normal" officeooo:rsid="01b81dce" style:font-name-asian="Nimbus Sans" style:font-size-asian="12pt" style:font-weight-asian="normal" style:font-name-complex="Noto Sans Devanagari1" style:font-size-complex="12pt" style:font-weight-complex="normal"/>
    </style:style>
    <style:style style:name="T404" style:family="text">
      <style:text-properties fo:font-size="12pt" fo:font-weight="normal" officeooo:rsid="01b86bd6" style:font-name-asian="Nimbus Sans" style:font-size-asian="12pt" style:font-weight-asian="normal" style:font-name-complex="Noto Sans Devanagari1" style:font-size-complex="12pt" style:font-weight-complex="normal"/>
    </style:style>
    <style:style style:name="T405" style:family="text">
      <style:text-properties fo:font-size="12pt" fo:font-weight="normal" officeooo:rsid="01b99603" style:font-name-asian="Nimbus Sans" style:font-size-asian="12pt" style:font-weight-asian="normal" style:font-name-complex="Noto Sans Devanagari1" style:font-size-complex="12pt" style:font-weight-complex="normal"/>
    </style:style>
    <style:style style:name="T406" style:family="text">
      <style:text-properties fo:font-size="12pt" fo:font-weight="normal" officeooo:rsid="01bb6cc3" style:font-name-asian="Nimbus Sans" style:font-size-asian="12pt" style:font-weight-asian="normal" style:font-name-complex="Noto Sans Devanagari1" style:font-size-complex="12pt" style:font-weight-complex="normal"/>
    </style:style>
    <style:style style:name="T407" style:family="text">
      <style:text-properties fo:font-size="12pt" fo:font-weight="normal" officeooo:rsid="01bb87e7" style:font-name-asian="Nimbus Sans" style:font-size-asian="12pt" style:font-weight-asian="normal" style:font-name-complex="Noto Sans Devanagari1" style:font-size-complex="12pt" style:font-weight-complex="normal"/>
    </style:style>
    <style:style style:name="T408" style:family="text">
      <style:text-properties fo:font-size="12pt" fo:font-weight="normal" officeooo:rsid="01be5a3a" style:font-name-asian="Nimbus Sans" style:font-size-asian="12pt" style:font-weight-asian="normal" style:font-name-complex="Noto Sans Devanagari1" style:font-size-complex="12pt" style:font-weight-complex="normal"/>
    </style:style>
    <style:style style:name="T409" style:family="text">
      <style:text-properties fo:font-size="12pt" fo:font-weight="normal" officeooo:rsid="01bbf8f7" style:font-name-asian="Nimbus Sans" style:font-size-asian="12pt" style:font-weight-asian="normal" style:font-name-complex="Noto Sans Devanagari1" style:font-size-complex="12pt" style:font-weight-complex="normal"/>
    </style:style>
    <style:style style:name="T410" style:family="text">
      <style:text-properties fo:font-size="12pt" fo:font-weight="normal" officeooo:rsid="01bce196" style:font-name-asian="Nimbus Sans" style:font-size-asian="12pt" style:font-weight-asian="normal" style:font-name-complex="Noto Sans Devanagari1" style:font-size-complex="12pt" style:font-weight-complex="normal"/>
    </style:style>
    <style:style style:name="T411" style:family="text">
      <style:text-properties fo:font-size="12pt" fo:font-weight="normal" officeooo:rsid="01bda655" style:font-name-asian="Nimbus Sans" style:font-size-asian="12pt" style:font-weight-asian="normal" style:font-name-complex="Noto Sans Devanagari1" style:font-size-complex="12pt" style:font-weight-complex="normal"/>
    </style:style>
    <style:style style:name="T412" style:family="text">
      <style:text-properties fo:font-size="12pt" fo:font-weight="normal" officeooo:rsid="01c2872a" style:font-name-asian="Nimbus Sans" style:font-size-asian="12pt" style:font-weight-asian="normal" style:font-name-complex="Noto Sans Devanagari1" style:font-size-complex="12pt" style:font-weight-complex="normal"/>
    </style:style>
    <style:style style:name="T413" style:family="text">
      <style:text-properties fo:font-size="12pt" fo:font-weight="normal" officeooo:rsid="01c44c91" style:font-name-asian="Nimbus Sans" style:font-size-asian="12pt" style:font-weight-asian="normal" style:font-name-complex="Noto Sans Devanagari1" style:font-size-complex="12pt" style:font-weight-complex="normal"/>
    </style:style>
    <style:style style:name="T414" style:family="text">
      <style:text-properties fo:font-size="12pt" fo:font-weight="normal" officeooo:rsid="01c5f50f" style:font-name-asian="Nimbus Sans" style:font-size-asian="12pt" style:font-weight-asian="normal" style:font-name-complex="Noto Sans Devanagari1" style:font-size-complex="12pt" style:font-weight-complex="normal"/>
    </style:style>
    <style:style style:name="T415" style:family="text">
      <style:text-properties fo:font-size="12pt" fo:font-weight="normal" officeooo:rsid="01cad105" style:font-name-asian="Nimbus Sans" style:font-size-asian="12pt" style:font-weight-asian="normal" style:font-name-complex="Noto Sans Devanagari1" style:font-size-complex="12pt" style:font-weight-complex="normal"/>
    </style:style>
    <style:style style:name="T416" style:family="text">
      <style:text-properties fo:font-size="12pt" fo:font-weight="normal" officeooo:rsid="01cc935f" style:font-name-asian="Nimbus Sans" style:font-size-asian="12pt" style:font-weight-asian="normal" style:font-name-complex="Noto Sans Devanagari1" style:font-size-complex="12pt" style:font-weight-complex="normal"/>
    </style:style>
    <style:style style:name="T417" style:family="text">
      <style:text-properties fo:font-size="12pt" fo:font-weight="normal" officeooo:rsid="01ccc290" style:font-name-asian="Nimbus Sans" style:font-size-asian="12pt" style:font-weight-asian="normal" style:font-name-complex="Noto Sans Devanagari1" style:font-size-complex="12pt" style:font-weight-complex="normal"/>
    </style:style>
    <style:style style:name="T418" style:family="text">
      <style:text-properties fo:font-size="12pt" fo:font-weight="normal" officeooo:rsid="01cdf109" style:font-name-asian="Nimbus Sans" style:font-size-asian="12pt" style:font-weight-asian="normal" style:font-name-complex="Noto Sans Devanagari1" style:font-size-complex="12pt" style:font-weight-complex="normal"/>
    </style:style>
    <style:style style:name="T419" style:family="text">
      <style:text-properties fo:font-size="12pt" fo:font-weight="normal" officeooo:rsid="01cd6801" style:font-name-asian="Nimbus Sans" style:font-size-asian="12pt" style:font-weight-asian="normal" style:font-name-complex="Noto Sans Devanagari1" style:font-size-complex="12pt" style:font-weight-complex="normal"/>
    </style:style>
    <style:style style:name="T420" style:family="text">
      <style:text-properties fo:font-size="12pt" fo:font-weight="normal" officeooo:rsid="01cf6bbc" style:font-name-asian="Nimbus Sans" style:font-size-asian="12pt" style:font-weight-asian="normal" style:font-name-complex="Noto Sans Devanagari1" style:font-size-complex="12pt" style:font-weight-complex="normal"/>
    </style:style>
    <style:style style:name="T421" style:family="text">
      <style:text-properties fo:font-size="12pt" fo:font-weight="normal" officeooo:rsid="01d0142c" style:font-name-asian="Nimbus Sans" style:font-size-asian="12pt" style:font-weight-asian="normal" style:font-name-complex="Noto Sans Devanagari1" style:font-size-complex="12pt" style:font-weight-complex="normal"/>
    </style:style>
    <style:style style:name="T422" style:family="text">
      <style:text-properties fo:font-size="12pt" fo:font-weight="normal" officeooo:rsid="01d03b26" style:font-name-asian="Nimbus Sans" style:font-size-asian="12pt" style:font-weight-asian="normal" style:font-name-complex="Noto Sans Devanagari1" style:font-size-complex="12pt" style:font-weight-complex="normal"/>
    </style:style>
    <style:style style:name="T423" style:family="text">
      <style:text-properties fo:font-size="12pt" fo:font-weight="normal" officeooo:rsid="01d1ca31" style:font-name-asian="Nimbus Sans" style:font-size-asian="12pt" style:font-weight-asian="normal" style:font-name-complex="Noto Sans Devanagari1" style:font-size-complex="12pt" style:font-weight-complex="normal"/>
    </style:style>
    <style:style style:name="T424" style:family="text">
      <style:text-properties fo:font-size="12pt" fo:font-weight="normal" officeooo:rsid="01d2686e" style:font-name-asian="Nimbus Sans" style:font-size-asian="12pt" style:font-weight-asian="normal" style:font-name-complex="Noto Sans Devanagari1" style:font-size-complex="12pt" style:font-weight-complex="normal"/>
    </style:style>
    <style:style style:name="T425" style:family="text">
      <style:text-properties fo:font-size="12pt" fo:font-weight="normal" officeooo:rsid="01d3041f" style:font-name-asian="Nimbus Sans" style:font-size-asian="12pt" style:font-weight-asian="normal" style:font-name-complex="Noto Sans Devanagari1" style:font-size-complex="12pt" style:font-weight-complex="normal"/>
    </style:style>
    <style:style style:name="T426" style:family="text">
      <style:text-properties fo:font-size="12pt" fo:font-weight="normal" officeooo:rsid="01d3e4ea" style:font-name-asian="Nimbus Sans" style:font-size-asian="12pt" style:font-weight-asian="normal" style:font-name-complex="Noto Sans Devanagari1" style:font-size-complex="12pt" style:font-weight-complex="normal"/>
    </style:style>
    <style:style style:name="T427" style:family="text">
      <style:text-properties fo:font-size="12pt" fo:font-weight="normal" officeooo:rsid="01d5c8b7" style:font-name-asian="Nimbus Sans" style:font-size-asian="12pt" style:font-weight-asian="normal" style:font-name-complex="Noto Sans Devanagari1" style:font-size-complex="12pt" style:font-weight-complex="normal"/>
    </style:style>
    <style:style style:name="T428" style:family="text">
      <style:text-properties fo:font-size="12pt" fo:font-weight="normal" officeooo:rsid="01d79465" style:font-name-asian="Nimbus Sans" style:font-size-asian="12pt" style:font-weight-asian="normal" style:font-name-complex="Noto Sans Devanagari1" style:font-size-complex="12pt" style:font-weight-complex="normal"/>
    </style:style>
    <style:style style:name="T429" style:family="text">
      <style:text-properties fo:font-size="12pt" fo:font-weight="normal" officeooo:rsid="01d86db4" style:font-name-asian="Nimbus Sans" style:font-size-asian="12pt" style:font-weight-asian="normal" style:font-name-complex="Noto Sans Devanagari1" style:font-size-complex="12pt" style:font-weight-complex="normal"/>
    </style:style>
    <style:style style:name="T430" style:family="text">
      <style:text-properties fo:font-size="12pt" fo:font-weight="normal" officeooo:rsid="01da7abb" style:font-name-asian="Nimbus Sans" style:font-size-asian="12pt" style:font-weight-asian="normal" style:font-name-complex="Noto Sans Devanagari1" style:font-size-complex="12pt" style:font-weight-complex="normal"/>
    </style:style>
    <style:style style:name="T431" style:family="text">
      <style:text-properties fo:font-size="12pt" fo:font-weight="normal" officeooo:rsid="01d9beb7" style:font-name-asian="Nimbus Sans" style:font-size-asian="12pt" style:font-weight-asian="normal" style:font-name-complex="Noto Sans Devanagari1" style:font-size-complex="12pt" style:font-weight-complex="normal"/>
    </style:style>
    <style:style style:name="T432" style:family="text">
      <style:text-properties fo:font-size="12pt" fo:font-weight="normal" officeooo:rsid="01dc0bcd" style:font-name-asian="Nimbus Sans" style:font-size-asian="12pt" style:font-weight-asian="normal" style:font-name-complex="Noto Sans Devanagari1" style:font-size-complex="12pt" style:font-weight-complex="normal"/>
    </style:style>
    <style:style style:name="T433" style:family="text">
      <style:text-properties fo:font-size="12pt" fo:font-weight="normal" officeooo:rsid="01dca21c" style:font-name-asian="Nimbus Sans" style:font-size-asian="12pt" style:font-weight-asian="normal" style:font-name-complex="Noto Sans Devanagari1" style:font-size-complex="12pt" style:font-weight-complex="normal"/>
    </style:style>
    <style:style style:name="T434" style:family="text">
      <style:text-properties fo:font-size="12pt" fo:font-weight="normal" officeooo:rsid="01dd2163" style:font-name-asian="Nimbus Sans" style:font-size-asian="12pt" style:font-weight-asian="normal" style:font-name-complex="Noto Sans Devanagari1" style:font-size-complex="12pt" style:font-weight-complex="normal"/>
    </style:style>
    <style:style style:name="T435" style:family="text">
      <style:text-properties fo:font-size="12pt" fo:font-weight="normal" officeooo:rsid="01de0fc1" style:font-name-asian="Nimbus Sans" style:font-size-asian="12pt" style:font-weight-asian="normal" style:font-name-complex="Noto Sans Devanagari1" style:font-size-complex="12pt" style:font-weight-complex="normal"/>
    </style:style>
    <style:style style:name="T436" style:family="text">
      <style:text-properties fo:font-size="12pt" fo:font-weight="normal" officeooo:rsid="01dee0fb" style:font-name-asian="Nimbus Sans" style:font-size-asian="12pt" style:font-weight-asian="normal" style:font-name-complex="Noto Sans Devanagari1" style:font-size-complex="12pt" style:font-weight-complex="normal"/>
    </style:style>
    <style:style style:name="T437" style:family="text">
      <style:text-properties fo:font-size="12pt" fo:font-weight="normal" officeooo:rsid="01df778d" style:font-name-asian="Nimbus Sans" style:font-size-asian="12pt" style:font-weight-asian="normal" style:font-name-complex="Noto Sans Devanagari1" style:font-size-complex="12pt" style:font-weight-complex="normal"/>
    </style:style>
    <style:style style:name="T438" style:family="text">
      <style:text-properties fo:font-size="12pt" fo:font-weight="normal" officeooo:rsid="01dfdcd6" style:font-name-asian="Nimbus Sans" style:font-size-asian="12pt" style:font-weight-asian="normal" style:font-name-complex="Noto Sans Devanagari1" style:font-size-complex="12pt" style:font-weight-complex="normal"/>
    </style:style>
    <style:style style:name="T439" style:family="text">
      <style:text-properties fo:font-size="12pt" fo:font-weight="normal" officeooo:rsid="0264ae16" style:font-name-asian="Nimbus Sans" style:font-size-asian="12pt" style:font-weight-asian="normal" style:font-name-complex="Noto Sans Devanagari1" style:font-size-complex="12pt" style:font-weight-complex="normal"/>
    </style:style>
    <style:style style:name="T440" style:family="text">
      <style:text-properties fo:font-size="12pt" fo:font-weight="normal" officeooo:rsid="01e0332d" style:font-name-asian="Nimbus Sans" style:font-size-asian="12pt" style:font-weight-asian="normal" style:font-name-complex="Noto Sans Devanagari1" style:font-size-complex="12pt" style:font-weight-complex="normal"/>
    </style:style>
    <style:style style:name="T441" style:family="text">
      <style:text-properties fo:font-size="12pt" fo:font-weight="normal" officeooo:rsid="007fd418" style:font-size-asian="12pt" style:font-weight-asian="normal" style:font-size-complex="12pt" style:font-weight-complex="normal"/>
    </style:style>
    <style:style style:name="T442" style:family="text">
      <style:text-properties fo:font-size="12pt" fo:font-weight="normal" officeooo:rsid="0080a74c" style:font-size-asian="12pt" style:font-weight-asian="normal" style:font-size-complex="12pt" style:font-weight-complex="normal"/>
    </style:style>
    <style:style style:name="T443" style:family="text">
      <style:text-properties fo:font-size="12pt" fo:font-weight="normal" officeooo:rsid="0082e7d3" style:font-size-asian="12pt" style:font-weight-asian="normal" style:font-size-complex="12pt" style:font-weight-complex="normal"/>
    </style:style>
    <style:style style:name="T444" style:family="text">
      <style:text-properties fo:font-size="12pt" fo:font-weight="normal" officeooo:rsid="00848ae9" style:font-size-asian="12pt" style:font-weight-asian="normal" style:font-size-complex="12pt" style:font-weight-complex="normal"/>
    </style:style>
    <style:style style:name="T445" style:family="text">
      <style:text-properties fo:font-size="12pt" fo:font-weight="normal" officeooo:rsid="0085a4b2" style:font-size-asian="12pt" style:font-weight-asian="normal" style:font-size-complex="12pt" style:font-weight-complex="normal"/>
    </style:style>
    <style:style style:name="T446" style:family="text">
      <style:text-properties fo:font-size="12pt" fo:font-weight="normal" officeooo:rsid="00879fab" style:font-size-asian="12pt" style:font-weight-asian="normal" style:font-size-complex="12pt" style:font-weight-complex="normal"/>
    </style:style>
    <style:style style:name="T447" style:family="text">
      <style:text-properties fo:font-size="12pt" fo:font-weight="normal" officeooo:rsid="0089d067" style:font-size-asian="12pt" style:font-weight-asian="normal" style:font-size-complex="12pt" style:font-weight-complex="normal"/>
    </style:style>
    <style:style style:name="T448" style:family="text">
      <style:text-properties fo:font-size="12pt" fo:font-weight="normal" officeooo:rsid="008f2f89" style:font-size-asian="12pt" style:font-weight-asian="normal" style:font-size-complex="12pt" style:font-weight-complex="normal"/>
    </style:style>
    <style:style style:name="T449" style:family="text">
      <style:text-properties fo:font-size="12pt" fo:font-weight="normal" officeooo:rsid="008fee43" style:font-size-asian="12pt" style:font-weight-asian="normal" style:font-size-complex="12pt" style:font-weight-complex="normal"/>
    </style:style>
    <style:style style:name="T450" style:family="text">
      <style:text-properties fo:font-size="12pt" fo:font-weight="normal" officeooo:rsid="0091c220" style:font-size-asian="12pt" style:font-weight-asian="normal" style:font-size-complex="12pt" style:font-weight-complex="normal"/>
    </style:style>
    <style:style style:name="T451" style:family="text">
      <style:text-properties fo:font-size="12pt" fo:font-weight="normal" officeooo:rsid="009476ee" style:font-size-asian="12pt" style:font-weight-asian="normal" style:font-size-complex="12pt" style:font-weight-complex="normal"/>
    </style:style>
    <style:style style:name="T452" style:family="text">
      <style:text-properties fo:font-size="12pt" fo:font-weight="normal" officeooo:rsid="009667c3" style:font-size-asian="12pt" style:font-weight-asian="normal" style:font-size-complex="12pt" style:font-weight-complex="normal"/>
    </style:style>
    <style:style style:name="T453" style:family="text">
      <style:text-properties fo:font-size="12pt" fo:font-weight="normal" officeooo:rsid="00967acb" style:font-size-asian="12pt" style:font-weight-asian="normal" style:font-size-complex="12pt" style:font-weight-complex="normal"/>
    </style:style>
    <style:style style:name="T454" style:family="text">
      <style:text-properties fo:font-size="12pt" fo:font-weight="normal" officeooo:rsid="00975533" style:font-size-asian="12pt" style:font-weight-asian="normal" style:font-size-complex="12pt" style:font-weight-complex="normal"/>
    </style:style>
    <style:style style:name="T455" style:family="text">
      <style:text-properties fo:font-size="12pt" fo:font-weight="normal" officeooo:rsid="009776b5" style:font-size-asian="12pt" style:font-weight-asian="normal" style:font-size-complex="12pt" style:font-weight-complex="normal"/>
    </style:style>
    <style:style style:name="T456" style:family="text">
      <style:text-properties fo:font-size="12pt" fo:font-weight="normal" officeooo:rsid="009936d1" style:font-size-asian="12pt" style:font-weight-asian="normal" style:font-size-complex="12pt" style:font-weight-complex="normal"/>
    </style:style>
    <style:style style:name="T457" style:family="text">
      <style:text-properties fo:font-size="12pt" fo:font-weight="normal" officeooo:rsid="009aef12" style:font-size-asian="12pt" style:font-weight-asian="normal" style:font-size-complex="12pt" style:font-weight-complex="normal"/>
    </style:style>
    <style:style style:name="T458" style:family="text">
      <style:text-properties fo:font-size="12pt" fo:font-weight="normal" officeooo:rsid="009b5a7a" style:font-size-asian="12pt" style:font-weight-asian="normal" style:font-size-complex="12pt" style:font-weight-complex="normal"/>
    </style:style>
    <style:style style:name="T459" style:family="text">
      <style:text-properties fo:font-size="12pt" fo:font-weight="normal" officeooo:rsid="007dc9c2" style:font-size-asian="12pt" style:font-weight-asian="normal" style:font-size-complex="12pt" style:font-weight-complex="normal"/>
    </style:style>
    <style:style style:name="T460" style:family="text">
      <style:text-properties fo:font-size="12pt" fo:font-weight="normal" officeooo:rsid="007d6cc3" style:font-size-asian="12pt" style:font-weight-asian="normal" style:font-size-complex="12pt" style:font-weight-complex="normal"/>
    </style:style>
    <style:style style:name="T461" style:family="text">
      <style:text-properties fo:font-size="12pt" fo:font-weight="normal" officeooo:rsid="008a5a4c" style:font-size-asian="12pt" style:font-weight-asian="normal" style:font-size-complex="12pt" style:font-weight-complex="normal"/>
    </style:style>
    <style:style style:name="T462" style:family="text">
      <style:text-properties fo:font-size="12pt" fo:font-weight="normal" officeooo:rsid="008c3602" style:font-size-asian="12pt" style:font-weight-asian="normal" style:font-size-complex="12pt" style:font-weight-complex="normal"/>
    </style:style>
    <style:style style:name="T463" style:family="text">
      <style:text-properties fo:font-size="12pt" fo:font-weight="normal" officeooo:rsid="008e1a1a" style:font-size-asian="12pt" style:font-weight-asian="normal" style:font-size-complex="12pt" style:font-weight-complex="normal"/>
    </style:style>
    <style:style style:name="T464" style:family="text">
      <style:text-properties fo:font-size="12pt" fo:font-weight="normal" officeooo:rsid="044d9e04" style:font-size-asian="12pt" style:font-weight-asian="normal" style:font-size-complex="12pt" style:font-weight-complex="normal"/>
    </style:style>
    <style:style style:name="T465" style:family="text">
      <style:text-properties fo:font-size="12pt" fo:font-weight="normal" officeooo:rsid="044fa96f" style:font-size-asian="12pt" style:font-weight-asian="normal" style:font-size-complex="12pt" style:font-weight-complex="normal"/>
    </style:style>
    <style:style style:name="T466" style:family="text">
      <style:text-properties fo:font-size="12pt" fo:font-weight="normal" officeooo:rsid="04517fcf" style:font-size-asian="12pt" style:font-weight-asian="normal" style:font-size-complex="12pt" style:font-weight-complex="normal"/>
    </style:style>
    <style:style style:name="T467" style:family="text">
      <style:text-properties fo:font-size="12pt" style:text-underline-style="none" fo:font-weight="normal" officeooo:rsid="01e3104a" style:font-name-asian="Nimbus Sans" style:font-size-asian="12pt" style:font-weight-asian="normal" style:font-name-complex="Noto Sans Devanagari1" style:font-size-complex="12pt" style:font-weight-complex="normal"/>
    </style:style>
    <style:style style:name="T468" style:family="text">
      <style:text-properties fo:font-size="12pt" style:text-underline-style="none" fo:font-weight="normal" officeooo:rsid="007a667e" style:font-name-asian="Nimbus Sans" style:font-size-asian="10.5pt" style:font-weight-asian="normal" style:font-name-complex="Noto Sans Devanagari1" style:font-size-complex="12pt" style:font-weight-complex="normal"/>
    </style:style>
    <style:style style:name="T469" style:family="text">
      <style:text-properties fo:font-size="12pt" style:text-underline-style="none" fo:font-weight="normal" officeooo:rsid="020fdc72" style:font-name-asian="Nimbus Sans" style:font-size-asian="10.5pt" style:font-weight-asian="normal" style:font-name-complex="Noto Sans Devanagari1" style:font-size-complex="12pt" style:font-weight-complex="normal"/>
    </style:style>
    <style:style style:name="T470" style:family="text">
      <style:text-properties fo:font-size="12pt" style:text-underline-style="none" fo:font-weight="normal" officeooo:rsid="02a242df" style:font-name-asian="Nimbus Sans" style:font-size-asian="10.5pt" style:font-weight-asian="normal" style:font-name-complex="Noto Sans Devanagari1" style:font-size-complex="12pt" style:font-weight-complex="normal"/>
    </style:style>
    <style:style style:name="T471" style:family="text">
      <style:text-properties fo:font-size="12pt" style:text-underline-style="none" fo:font-weight="normal" officeooo:rsid="02a60075" style:font-name-asian="Nimbus Sans" style:font-size-asian="10.5pt" style:font-weight-asian="normal" style:font-name-complex="Noto Sans Devanagari1" style:font-size-complex="12pt" style:font-weight-complex="normal"/>
    </style:style>
    <style:style style:name="T472" style:family="text">
      <style:text-properties fo:font-size="12pt" style:text-underline-style="solid" style:text-underline-width="auto" style:text-underline-color="font-color" fo:font-weight="normal" officeooo:rsid="01e3104a" style:font-name-asian="Nimbus Sans" style:font-size-asian="12pt" style:font-weight-asian="normal" style:font-name-complex="Noto Sans Devanagari1" style:font-size-complex="12pt" style:font-weight-complex="normal"/>
    </style:style>
    <style:style style:name="T473" style:family="text">
      <style:text-properties fo:font-size="12pt" style:text-underline-style="solid" style:text-underline-width="auto" style:text-underline-color="font-color" fo:font-weight="normal" officeooo:rsid="00d628a9" style:font-name-asian="Nimbus Sans" style:font-size-asian="12pt" style:font-weight-asian="normal" style:font-name-complex="Noto Sans Devanagari1" style:font-size-complex="12pt" style:font-weight-complex="normal"/>
    </style:style>
    <style:style style:name="T474" style:family="text">
      <style:text-properties fo:font-size="12pt" style:text-underline-style="solid" style:text-underline-width="auto" style:text-underline-color="font-color" fo:font-weight="normal" officeooo:rsid="020fdc72" style:font-name-asian="Nimbus Sans" style:font-size-asian="10.5pt" style:font-weight-asian="normal" style:font-name-complex="Noto Sans Devanagari1" style:font-size-complex="12pt" style:font-weight-complex="normal"/>
    </style:style>
    <style:style style:name="T475" style:family="text">
      <style:text-properties style:text-underline-style="none" fo:font-weight="normal" style:font-name-asian="Nimbus Sans" style:font-weight-asian="normal" style:font-name-complex="Noto Sans Devanagari1" style:font-weight-complex="normal"/>
    </style:style>
    <style:style style:name="T476" style:family="text">
      <style:text-properties style:text-underline-style="none" fo:font-weight="normal" officeooo:rsid="01eefce1" style:font-name-asian="Nimbus Sans" style:font-weight-asian="normal" style:font-name-complex="Noto Sans Devanagari1" style:font-weight-complex="normal"/>
    </style:style>
    <style:style style:name="T477" style:family="text">
      <style:text-properties style:text-underline-style="none" fo:font-weight="normal" officeooo:rsid="01f17f0a" style:font-name-asian="Nimbus Sans" style:font-weight-asian="normal" style:font-name-complex="Noto Sans Devanagari1" style:font-weight-complex="normal"/>
    </style:style>
    <style:style style:name="T478" style:family="text">
      <style:text-properties style:text-underline-style="none" fo:font-weight="normal" officeooo:rsid="01f231d0" style:font-name-asian="Nimbus Sans" style:font-weight-asian="normal" style:font-name-complex="Noto Sans Devanagari1" style:font-weight-complex="normal"/>
    </style:style>
    <style:style style:name="T479" style:family="text">
      <style:text-properties style:text-underline-style="none" fo:font-weight="normal" officeooo:rsid="01f29646" style:font-name-asian="Nimbus Sans" style:font-weight-asian="normal" style:font-name-complex="Noto Sans Devanagari1" style:font-weight-complex="normal"/>
    </style:style>
    <style:style style:name="T480" style:family="text">
      <style:text-properties style:text-underline-style="none" fo:font-weight="normal" officeooo:rsid="01f3555a" style:font-name-asian="Nimbus Sans" style:font-weight-asian="normal" style:font-name-complex="Noto Sans Devanagari1" style:font-weight-complex="normal"/>
    </style:style>
    <style:style style:name="T481" style:family="text">
      <style:text-properties style:text-underline-style="none" fo:font-weight="normal" officeooo:rsid="01f4ef6b" style:font-name-asian="Nimbus Sans" style:font-weight-asian="normal" style:font-name-complex="Noto Sans Devanagari1" style:font-weight-complex="normal"/>
    </style:style>
    <style:style style:name="T482" style:family="text">
      <style:text-properties style:text-underline-style="none" fo:font-weight="normal" officeooo:rsid="01f5b446" style:font-name-asian="Nimbus Sans" style:font-weight-asian="normal" style:font-name-complex="Noto Sans Devanagari1" style:font-weight-complex="normal"/>
    </style:style>
    <style:style style:name="T483" style:family="text">
      <style:text-properties style:text-underline-style="none" fo:font-weight="normal" officeooo:rsid="01f5cfa4" style:font-name-asian="Nimbus Sans" style:font-weight-asian="normal" style:font-name-complex="Noto Sans Devanagari1" style:font-weight-complex="normal"/>
    </style:style>
    <style:style style:name="T484" style:family="text">
      <style:text-properties style:text-underline-style="none" fo:font-weight="normal" officeooo:rsid="01f6a9bb" style:font-name-asian="Nimbus Sans" style:font-weight-asian="normal" style:font-name-complex="Noto Sans Devanagari1" style:font-weight-complex="normal"/>
    </style:style>
    <style:style style:name="T485" style:family="text">
      <style:text-properties style:text-underline-style="none" fo:font-weight="normal" officeooo:rsid="01f85de4" style:font-name-asian="Nimbus Sans" style:font-weight-asian="normal" style:font-name-complex="Noto Sans Devanagari1" style:font-weight-complex="normal"/>
    </style:style>
    <style:style style:name="T486" style:family="text">
      <style:text-properties style:text-underline-style="none" fo:font-weight="normal" officeooo:rsid="01fa14e9" style:font-name-asian="Nimbus Sans" style:font-weight-asian="normal" style:font-name-complex="Noto Sans Devanagari1" style:font-weight-complex="normal"/>
    </style:style>
    <style:style style:name="T487" style:family="text">
      <style:text-properties style:text-underline-style="none" fo:font-weight="normal" officeooo:rsid="0213dc3d" style:font-name-asian="Nimbus Sans" style:font-weight-asian="normal" style:font-name-complex="Noto Sans Devanagari1" style:font-weight-complex="normal"/>
    </style:style>
    <style:style style:name="T488" style:family="text">
      <style:text-properties style:text-underline-style="none" fo:font-weight="normal" officeooo:rsid="0217b55b" style:font-name-asian="Nimbus Sans" style:font-weight-asian="normal" style:font-name-complex="Noto Sans Devanagari1" style:font-weight-complex="normal"/>
    </style:style>
    <style:style style:name="T489" style:family="text">
      <style:text-properties style:text-underline-style="none" fo:font-weight="normal" officeooo:rsid="021b61d5" style:font-name-asian="Nimbus Sans" style:font-weight-asian="normal" style:font-name-complex="Noto Sans Devanagari1" style:font-weight-complex="normal"/>
    </style:style>
    <style:style style:name="T490" style:family="text">
      <style:text-properties style:text-underline-style="none" fo:font-weight="normal" officeooo:rsid="021baac4" style:font-name-asian="Nimbus Sans" style:font-weight-asian="normal" style:font-name-complex="Noto Sans Devanagari1" style:font-weight-complex="normal"/>
    </style:style>
    <style:style style:name="T491" style:family="text">
      <style:text-properties style:text-underline-style="none" fo:font-weight="normal" officeooo:rsid="021d8e73" style:font-name-asian="Nimbus Sans" style:font-weight-asian="normal" style:font-name-complex="Noto Sans Devanagari1" style:font-weight-complex="normal"/>
    </style:style>
    <style:style style:name="T492" style:family="text">
      <style:text-properties style:text-underline-style="none" fo:font-weight="normal" officeooo:rsid="021f6287" style:font-name-asian="Nimbus Sans" style:font-weight-asian="normal" style:font-name-complex="Noto Sans Devanagari1" style:font-weight-complex="normal"/>
    </style:style>
    <style:style style:name="T493" style:family="text">
      <style:text-properties style:text-underline-style="none" fo:font-weight="normal" officeooo:rsid="0269d791" style:font-name-asian="Nimbus Sans" style:font-weight-asian="normal" style:font-name-complex="Noto Sans Devanagari1" style:font-weight-complex="normal"/>
    </style:style>
    <style:style style:name="T494" style:family="text">
      <style:text-properties style:text-underline-style="none" fo:font-weight="normal" officeooo:rsid="0221128b" style:font-name-asian="Nimbus Sans" style:font-weight-asian="normal" style:font-name-complex="Noto Sans Devanagari1" style:font-weight-complex="normal"/>
    </style:style>
    <style:style style:name="T495" style:family="text">
      <style:text-properties style:text-underline-style="none" fo:font-weight="normal" officeooo:rsid="0222ec96" style:font-name-asian="Nimbus Sans" style:font-weight-asian="normal" style:font-name-complex="Noto Sans Devanagari1" style:font-weight-complex="normal"/>
    </style:style>
    <style:style style:name="T496" style:family="text">
      <style:text-properties style:text-underline-style="none" fo:font-weight="normal" officeooo:rsid="02253e26" style:font-name-asian="Nimbus Sans" style:font-weight-asian="normal" style:font-name-complex="Noto Sans Devanagari1" style:font-weight-complex="normal"/>
    </style:style>
    <style:style style:name="T497" style:family="text">
      <style:text-properties style:text-underline-style="none" fo:font-weight="normal" officeooo:rsid="0225f89b" style:font-name-asian="Nimbus Sans" style:font-weight-asian="normal" style:font-name-complex="Noto Sans Devanagari1" style:font-weight-complex="normal"/>
    </style:style>
    <style:style style:name="T498" style:family="text">
      <style:text-properties style:text-underline-style="none" fo:font-weight="normal" officeooo:rsid="0226574e" style:font-name-asian="Nimbus Sans" style:font-weight-asian="normal" style:font-name-complex="Noto Sans Devanagari1" style:font-weight-complex="normal"/>
    </style:style>
    <style:style style:name="T499" style:family="text">
      <style:text-properties style:text-underline-style="none" fo:font-weight="normal" officeooo:rsid="022817e5" style:font-name-asian="Nimbus Sans" style:font-weight-asian="normal" style:font-name-complex="Noto Sans Devanagari1" style:font-weight-complex="normal"/>
    </style:style>
    <style:style style:name="T500" style:family="text">
      <style:text-properties style:text-underline-style="none" fo:font-weight="normal" officeooo:rsid="022b752d" style:font-name-asian="Nimbus Sans" style:font-weight-asian="normal" style:font-name-complex="Noto Sans Devanagari1" style:font-weight-complex="normal"/>
    </style:style>
    <style:style style:name="T501" style:family="text">
      <style:text-properties style:text-underline-style="none" fo:font-weight="normal" officeooo:rsid="022cf98f" style:font-name-asian="Nimbus Sans" style:font-weight-asian="normal" style:font-name-complex="Noto Sans Devanagari1" style:font-weight-complex="normal"/>
    </style:style>
    <style:style style:name="T502" style:family="text">
      <style:text-properties style:text-underline-style="none" fo:font-weight="normal" officeooo:rsid="022da04b" style:font-name-asian="Nimbus Sans" style:font-weight-asian="normal" style:font-name-complex="Noto Sans Devanagari1" style:font-weight-complex="normal"/>
    </style:style>
    <style:style style:name="T503" style:family="text">
      <style:text-properties style:text-underline-style="none" fo:font-weight="normal" officeooo:rsid="022f6d8a" style:font-name-asian="Nimbus Sans" style:font-weight-asian="normal" style:font-name-complex="Noto Sans Devanagari1" style:font-weight-complex="normal"/>
    </style:style>
    <style:style style:name="T504" style:family="text">
      <style:text-properties style:text-underline-style="none" fo:font-weight="normal" officeooo:rsid="02322732" style:font-name-asian="Nimbus Sans" style:font-weight-asian="normal" style:font-name-complex="Noto Sans Devanagari1" style:font-weight-complex="normal"/>
    </style:style>
    <style:style style:name="T505" style:family="text">
      <style:text-properties style:text-underline-style="none" fo:font-weight="normal" officeooo:rsid="02334726" style:font-name-asian="Nimbus Sans" style:font-weight-asian="normal" style:font-name-complex="Noto Sans Devanagari1" style:font-weight-complex="normal"/>
    </style:style>
    <style:style style:name="T506" style:family="text">
      <style:text-properties style:text-underline-style="none" fo:font-weight="normal" officeooo:rsid="023b3589" style:font-name-asian="Nimbus Sans" style:font-weight-asian="normal" style:font-name-complex="Noto Sans Devanagari1" style:font-weight-complex="normal"/>
    </style:style>
    <style:style style:name="T507" style:family="text">
      <style:text-properties style:text-underline-style="none" fo:font-weight="normal" officeooo:rsid="0237cc0d" style:font-name-asian="Nimbus Sans" style:font-weight-asian="normal" style:font-name-complex="Noto Sans Devanagari1" style:font-weight-complex="normal"/>
    </style:style>
    <style:style style:name="T508" style:family="text">
      <style:text-properties style:text-underline-style="none" fo:font-weight="normal" officeooo:rsid="023c8811" style:font-name-asian="Nimbus Sans" style:font-weight-asian="normal" style:font-name-complex="Noto Sans Devanagari1" style:font-weight-complex="normal"/>
    </style:style>
    <style:style style:name="T509" style:family="text">
      <style:text-properties style:text-underline-style="none" fo:font-weight="normal" officeooo:rsid="023e805c" style:font-name-asian="Nimbus Sans" style:font-weight-asian="normal" style:font-name-complex="Noto Sans Devanagari1" style:font-weight-complex="normal"/>
    </style:style>
    <style:style style:name="T510" style:family="text">
      <style:text-properties style:text-underline-style="none" fo:font-weight="normal" officeooo:rsid="023f606b" style:font-name-asian="Nimbus Sans" style:font-weight-asian="normal" style:font-name-complex="Noto Sans Devanagari1" style:font-weight-complex="normal"/>
    </style:style>
    <style:style style:name="T511" style:family="text">
      <style:text-properties style:text-underline-style="none" fo:font-weight="normal" officeooo:rsid="02451f2d" style:font-name-asian="Nimbus Sans" style:font-weight-asian="normal" style:font-name-complex="Noto Sans Devanagari1" style:font-weight-complex="normal"/>
    </style:style>
    <style:style style:name="T512" style:family="text">
      <style:text-properties officeooo:rsid="00769a9d"/>
    </style:style>
    <style:style style:name="T513" style:family="text">
      <style:text-properties officeooo:rsid="007d6cc3"/>
    </style:style>
    <style:style style:name="T514" style:family="text">
      <style:text-properties style:text-underline-style="solid" style:text-underline-width="auto" style:text-underline-color="font-color" fo:font-weight="normal" officeooo:rsid="007dc9c2" style:font-weight-asian="normal" style:font-weight-complex="normal"/>
    </style:style>
    <style:style style:name="T515" style:family="text">
      <style:text-properties style:text-underline-style="solid" style:text-underline-width="auto" style:text-underline-color="font-color" fo:font-weight="normal" officeooo:rsid="00f4a285" style:font-name-asian="Nimbus Sans" style:font-weight-asian="normal" style:font-name-complex="Noto Sans Devanagari1" style:font-weight-complex="normal"/>
    </style:style>
    <style:style style:name="T516" style:family="text">
      <style:text-properties style:text-underline-style="solid" style:text-underline-width="auto" style:text-underline-color="font-color" fo:font-weight="normal" officeooo:rsid="00f60199" style:font-name-asian="Nimbus Sans" style:font-weight-asian="normal" style:font-name-complex="Noto Sans Devanagari1" style:font-weight-complex="normal"/>
    </style:style>
    <style:style style:name="T517" style:family="text">
      <style:text-properties style:text-underline-style="solid" style:text-underline-width="auto" style:text-underline-color="font-color" fo:font-weight="normal" officeooo:rsid="00f69f8c" style:font-name-asian="Nimbus Sans" style:font-weight-asian="normal" style:font-name-complex="Noto Sans Devanagari1" style:font-weight-complex="normal"/>
    </style:style>
    <style:style style:name="T518" style:family="text">
      <style:text-properties fo:color="#c9211e" fo:font-weight="normal" style:font-name-asian="Nimbus Sans" style:font-weight-asian="normal" style:font-name-complex="Noto Sans Devanagari1" style:font-weight-complex="normal"/>
    </style:style>
    <style:style style:name="T519" style:family="text">
      <style:text-properties fo:color="#c9211e" fo:font-weight="normal" officeooo:rsid="01316c51" style:font-name-asian="Nimbus Sans" style:font-weight-asian="normal" style:font-name-complex="Noto Sans Devanagari1" style:font-weight-complex="normal"/>
    </style:style>
    <style:style style:name="T520" style:family="text">
      <style:text-properties fo:color="#c9211e" fo:font-weight="normal" officeooo:rsid="012a5491" style:font-name-asian="Nimbus Sans" style:font-weight-asian="normal" style:font-name-complex="Noto Sans Devanagari1" style:font-weight-complex="normal"/>
    </style:style>
    <style:style style:name="T521" style:family="text">
      <style:text-properties fo:color="#c9211e" fo:font-weight="normal" officeooo:rsid="012def9b" style:font-name-asian="Nimbus Sans" style:font-weight-asian="normal" style:font-name-complex="Noto Sans Devanagari1" style:font-weight-complex="normal"/>
    </style:style>
    <style:style style:name="T522" style:family="text">
      <style:text-properties fo:color="#c9211e" fo:font-weight="normal" officeooo:rsid="012e068f" style:font-name-asian="Nimbus Sans" style:font-weight-asian="normal" style:font-name-complex="Noto Sans Devanagari1" style:font-weight-complex="normal"/>
    </style:style>
    <style:style style:name="T523" style:family="text">
      <style:text-properties fo:color="#c9211e" fo:font-weight="normal" officeooo:rsid="012fc4da" style:font-name-asian="Nimbus Sans" style:font-weight-asian="normal" style:font-name-complex="Noto Sans Devanagari1" style:font-weight-complex="normal"/>
    </style:style>
    <style:style style:name="T524" style:family="text">
      <style:text-properties fo:color="#c9211e" style:text-underline-style="none" fo:font-weight="normal" style:font-name-asian="Nimbus Sans" style:font-weight-asian="normal" style:font-name-complex="Noto Sans Devanagari1" style:font-weight-complex="normal"/>
    </style:style>
    <style:style style:name="T525" style:family="text">
      <style:text-properties fo:color="#c9211e" style:text-underline-style="none" fo:font-weight="normal" officeooo:rsid="024258b7" style:font-name-asian="Nimbus Sans" style:font-weight-asian="normal" style:font-name-complex="Noto Sans Devanagari1" style:font-weight-complex="normal"/>
    </style:style>
    <style:style style:name="T526" style:family="text">
      <style:text-properties fo:color="#c9211e" style:text-underline-style="none" fo:font-weight="normal" officeooo:rsid="0242864f" style:font-name-asian="Nimbus Sans" style:font-weight-asian="normal" style:font-name-complex="Noto Sans Devanagari1" style:font-weight-complex="normal"/>
    </style:style>
    <style:style style:name="T527" style:family="text">
      <style:text-properties fo:color="#c9211e" style:text-underline-style="none" fo:font-weight="normal" officeooo:rsid="02432c99" style:font-name-asian="Nimbus Sans" style:font-weight-asian="normal" style:font-name-complex="Noto Sans Devanagari1" style:font-weight-complex="normal"/>
    </style:style>
    <style:style style:name="T528" style:family="text">
      <style:text-properties fo:color="#c9211e" style:text-underline-style="none" fo:font-weight="normal" officeooo:rsid="024519d4" style:font-name-asian="Nimbus Sans" style:font-weight-asian="normal" style:font-name-complex="Noto Sans Devanagari1" style:font-weight-complex="normal"/>
    </style:style>
    <style:style style:name="T529" style:family="text">
      <style:text-properties fo:color="#c9211e" style:text-underline-style="none" fo:font-weight="normal" officeooo:rsid="02451f2d" style:font-name-asian="Nimbus Sans" style:font-weight-asian="normal" style:font-name-complex="Noto Sans Devanagari1" style:font-weight-complex="normal"/>
    </style:style>
    <style:style style:name="T530" style:family="text">
      <style:text-properties fo:color="#c9211e" style:text-underline-style="none" fo:font-weight="normal" officeooo:rsid="02937d9b" style:font-name-asian="Nimbus Sans" style:font-weight-asian="normal" style:font-name-complex="Noto Sans Devanagari1" style:font-weight-complex="normal"/>
    </style:style>
    <style:style style:name="T531" style:family="text">
      <style:text-properties fo:color="#c9211e" style:text-underline-style="none" fo:font-weight="normal" officeooo:rsid="02954740" style:font-name-asian="Nimbus Sans" style:font-weight-asian="normal" style:font-name-complex="Noto Sans Devanagari1" style:font-weight-complex="normal"/>
    </style:style>
    <style:style style:name="T532" style:family="text">
      <style:text-properties fo:color="#c9211e" style:text-position="0% 100%" style:font-name="Nimbus Sans1" fo:font-size="12pt" style:text-underline-style="none" fo:font-weight="normal" officeooo:rsid="032ab900" style:font-name-asian="Nimbus Sans" style:font-size-asian="12pt" style:font-weight-asian="normal" style:font-name-complex="Noto Sans Devanagari1" style:font-size-complex="12pt" style:font-weight-complex="normal"/>
    </style:style>
    <style:style style:name="T533" style:family="text">
      <style:text-properties fo:color="#c9211e" style:text-position="0% 100%" style:font-name="Nimbus Sans1" fo:font-size="12pt" style:text-underline-style="none" fo:font-weight="normal" officeooo:rsid="038f4feb" style:font-name-asian="Nimbus Sans" style:font-size-asian="10.5pt" style:font-weight-asian="normal" style:font-name-complex="Noto Sans Devanagari1" style:font-size-complex="12pt" style:font-weight-complex="normal"/>
    </style:style>
    <style:style style:name="T534" style:family="text">
      <style:text-properties fo:color="#c9211e" style:text-position="0% 100%" officeooo:rsid="03e897d6"/>
    </style:style>
    <style:style style:name="T535" style:family="text">
      <style:text-properties fo:color="#c9211e" style:font-name="Nimbus Sans1" fo:font-size="12pt" fo:font-weight="normal" officeooo:rsid="03314325" style:font-name-asian="Nimbus Sans" style:font-size-asian="12pt" style:font-weight-asian="normal" style:font-name-complex="Noto Sans Devanagari1" style:font-size-complex="12pt" style:font-weight-complex="normal"/>
    </style:style>
    <style:style style:name="T536" style:family="text">
      <style:text-properties style:font-name="Nimbus Sans1"/>
    </style:style>
    <style:style style:name="T537" style:family="text">
      <style:text-properties style:font-name="Nimbus Sans1" fo:font-size="12pt" style:text-underline-style="none" fo:font-weight="normal" officeooo:rsid="029efa26" style:font-name-asian="Nimbus Sans" style:font-size-asian="10.5pt" style:font-weight-asian="normal" style:font-name-complex="Noto Sans Devanagari1" style:font-size-complex="12pt" style:font-weight-complex="normal"/>
    </style:style>
    <style:style style:name="T538" style:family="text">
      <style:text-properties style:font-name="Nimbus Sans1" fo:font-size="12pt" style:text-underline-style="none" fo:font-weight="normal" officeooo:rsid="007a667e" style:font-name-asian="Nimbus Sans" style:font-size-asian="10.5pt" style:font-weight-asian="normal" style:font-name-complex="Noto Sans Devanagari1" style:font-size-complex="12pt" style:font-weight-complex="normal"/>
    </style:style>
    <style:style style:name="T539" style:family="text">
      <style:text-properties style:font-name="Nimbus Sans1" fo:font-size="12pt" style:text-underline-style="none" fo:font-weight="normal" officeooo:rsid="02da4884" style:font-name-asian="Nimbus Sans" style:font-size-asian="10.5pt" style:font-weight-asian="normal" style:font-name-complex="Noto Sans Devanagari1" style:font-size-complex="12pt" style:font-weight-complex="normal"/>
    </style:style>
    <style:style style:name="T540" style:family="text">
      <style:text-properties style:font-name="Nimbus Sans1" fo:font-size="12pt" style:text-underline-style="none" fo:font-weight="normal" style:font-name-asian="Nimbus Sans" style:font-size-asian="12pt" style:font-weight-asian="normal" style:font-name-complex="Noto Sans Devanagari1" style:font-size-complex="12pt" style:font-weight-complex="normal"/>
    </style:style>
    <style:style style:name="T541" style:family="text">
      <style:text-properties style:font-name="Nimbus Sans1" fo:font-size="12pt" style:text-underline-style="none" fo:font-weight="normal" officeooo:rsid="019a5cbc" style:font-name-asian="Nimbus Sans" style:font-size-asian="12pt" style:font-weight-asian="normal" style:font-name-complex="Noto Sans Devanagari1" style:font-size-complex="12pt" style:font-weight-complex="normal"/>
    </style:style>
    <style:style style:name="T542" style:family="text">
      <style:text-properties style:font-name="Nimbus Sans1" fo:font-size="12pt" style:text-underline-style="none" fo:font-weight="normal" officeooo:rsid="02df164a" style:font-name-asian="Nimbus Sans" style:font-size-asian="12pt" style:font-weight-asian="normal" style:font-name-complex="Noto Sans Devanagari1" style:font-size-complex="12pt" style:font-weight-complex="normal"/>
    </style:style>
    <style:style style:name="T543" style:family="text">
      <style:text-properties style:font-name="Nimbus Sans1" fo:font-size="12pt" style:text-underline-style="none" fo:font-weight="normal" officeooo:rsid="019e2c29" style:font-name-asian="Nimbus Sans" style:font-size-asian="12pt" style:font-weight-asian="normal" style:font-name-complex="Noto Sans Devanagari1" style:font-size-complex="12pt" style:font-weight-complex="normal"/>
    </style:style>
    <style:style style:name="T544" style:family="text">
      <style:text-properties style:font-name="Nimbus Sans1" fo:font-size="12pt" style:text-underline-style="none" fo:font-weight="normal" officeooo:rsid="02e2da7a" style:font-name-asian="Nimbus Sans" style:font-size-asian="12pt" style:font-weight-asian="normal" style:font-name-complex="Noto Sans Devanagari1" style:font-size-complex="12pt" style:font-weight-complex="normal"/>
    </style:style>
    <style:style style:name="T545" style:family="text">
      <style:text-properties style:font-name="Nimbus Sans1" fo:font-size="12pt" style:text-underline-style="none" fo:font-weight="normal" officeooo:rsid="02e4dfdc" style:font-name-asian="Nimbus Sans" style:font-size-asian="12pt" style:font-weight-asian="normal" style:font-name-complex="Noto Sans Devanagari1" style:font-size-complex="12pt" style:font-weight-complex="normal"/>
    </style:style>
    <style:style style:name="T546" style:family="text">
      <style:text-properties style:font-name="Nimbus Sans1" fo:font-size="12pt" style:text-underline-style="none" fo:font-weight="normal" officeooo:rsid="02e691f1" style:font-name-asian="Nimbus Sans" style:font-size-asian="12pt" style:font-weight-asian="normal" style:font-name-complex="Noto Sans Devanagari1" style:font-size-complex="12pt" style:font-weight-complex="normal"/>
    </style:style>
    <style:style style:name="T547" style:family="text">
      <style:text-properties style:font-name="Nimbus Sans1" fo:font-size="12pt" style:text-underline-style="none" fo:font-weight="normal" officeooo:rsid="02e859e8" style:font-name-asian="Nimbus Sans" style:font-size-asian="12pt" style:font-weight-asian="normal" style:font-name-complex="Noto Sans Devanagari1" style:font-size-complex="12pt" style:font-weight-complex="normal"/>
    </style:style>
    <style:style style:name="T548" style:family="text">
      <style:text-properties style:font-name="Nimbus Sans1" fo:font-size="12pt" style:text-underline-style="none" fo:font-weight="normal" officeooo:rsid="02ea5682" style:font-name-asian="Nimbus Sans" style:font-size-asian="12pt" style:font-weight-asian="normal" style:font-name-complex="Noto Sans Devanagari1" style:font-size-complex="12pt" style:font-weight-complex="normal"/>
    </style:style>
    <style:style style:name="T549" style:family="text">
      <style:text-properties style:font-name="Nimbus Sans1" fo:font-size="12pt" style:text-underline-style="none" fo:font-weight="bold" officeooo:rsid="019a5cbc" style:font-name-asian="Nimbus Sans" style:font-size-asian="12pt" style:font-weight-asian="bold" style:font-name-complex="Noto Sans Devanagari1" style:font-size-complex="12pt" style:font-weight-complex="bold"/>
    </style:style>
    <style:style style:name="T550" style:family="text">
      <style:text-properties style:font-name="Nimbus Sans1" fo:font-size="12pt" fo:font-weight="normal" style:font-name-asian="Nimbus Sans" style:font-size-asian="12pt" style:font-weight-asian="normal" style:font-name-complex="Noto Sans Devanagari1" style:font-size-complex="12pt" style:font-weight-complex="normal"/>
    </style:style>
    <style:style style:name="T551" style:family="text">
      <style:text-properties style:font-name="Nimbus Sans1" fo:font-size="12pt" fo:font-weight="normal" officeooo:rsid="0330fd1b" style:font-name-asian="Nimbus Sans" style:font-size-asian="12pt" style:font-weight-asian="normal" style:font-name-complex="Noto Sans Devanagari1" style:font-size-complex="12pt" style:font-weight-complex="normal"/>
    </style:style>
    <style:style style:name="T552" style:family="text">
      <style:text-properties style:font-name="Nimbus Sans1" fo:font-size="12pt" fo:font-weight="normal" officeooo:rsid="03314325" style:font-name-asian="Nimbus Sans" style:font-size-asian="12pt" style:font-weight-asian="normal" style:font-name-complex="Noto Sans Devanagari1" style:font-size-complex="12pt" style:font-weight-complex="normal"/>
    </style:style>
    <style:style style:name="T553" style:family="text">
      <style:text-properties style:font-name="Nimbus Sans1" fo:font-size="12pt" fo:font-weight="normal" officeooo:rsid="03350cdc" style:font-name-asian="Nimbus Sans" style:font-size-asian="12pt" style:font-weight-asian="normal" style:font-name-complex="Noto Sans Devanagari1" style:font-size-complex="12pt" style:font-weight-complex="normal"/>
    </style:style>
    <style:style style:name="T554" style:family="text">
      <style:text-properties style:font-name="Nimbus Sans1" fo:font-size="12pt" fo:font-weight="normal" officeooo:rsid="03391897" style:font-name-asian="Nimbus Sans" style:font-size-asian="12pt" style:font-weight-asian="normal" style:font-name-complex="Noto Sans Devanagari1" style:font-size-complex="12pt" style:font-weight-complex="normal"/>
    </style:style>
    <style:style style:name="T555" style:family="text">
      <style:text-properties style:font-name="Nimbus Sans1" fo:font-size="12pt" fo:font-weight="normal" officeooo:rsid="033a012e" style:font-name-asian="Nimbus Sans" style:font-size-asian="12pt" style:font-weight-asian="normal" style:font-name-complex="Noto Sans Devanagari1" style:font-size-complex="12pt" style:font-weight-complex="normal"/>
    </style:style>
    <style:style style:name="T556" style:family="text">
      <style:text-properties style:font-name="Nimbus Sans1" fo:font-size="12pt" fo:font-weight="normal" officeooo:rsid="033ade3d" style:font-name-asian="Nimbus Sans" style:font-size-asian="12pt" style:font-weight-asian="normal" style:font-name-complex="Noto Sans Devanagari1" style:font-size-complex="12pt" style:font-weight-complex="normal"/>
    </style:style>
    <style:style style:name="T557" style:family="text">
      <style:text-properties style:font-name="Nimbus Sans1" fo:font-size="12pt" fo:font-weight="normal" officeooo:rsid="033dc38e" style:font-name-asian="Nimbus Sans" style:font-size-asian="12pt" style:font-weight-asian="normal" style:font-name-complex="Noto Sans Devanagari1" style:font-size-complex="12pt" style:font-weight-complex="normal"/>
    </style:style>
    <style:style style:name="T558" style:family="text">
      <style:text-properties style:font-name="Nimbus Sans1" fo:font-size="12pt" fo:font-weight="normal" officeooo:rsid="033c93e5" style:font-name-asian="Nimbus Sans" style:font-size-asian="12pt" style:font-weight-asian="normal" style:font-name-complex="Noto Sans Devanagari1" style:font-size-complex="12pt" style:font-weight-complex="normal"/>
    </style:style>
    <style:style style:name="T559" style:family="text">
      <style:text-properties style:font-name="Nimbus Sans1" fo:font-size="12pt" fo:font-weight="normal" officeooo:rsid="03418ab2" style:font-name-asian="Nimbus Sans" style:font-size-asian="12pt" style:font-weight-asian="normal" style:font-name-complex="Noto Sans Devanagari1" style:font-size-complex="12pt" style:font-weight-complex="normal"/>
    </style:style>
    <style:style style:name="T560" style:family="text">
      <style:text-properties style:font-name="Nimbus Sans1" fo:font-size="12pt" fo:font-weight="normal" officeooo:rsid="0342174e" style:font-name-asian="Nimbus Sans" style:font-size-asian="12pt" style:font-weight-asian="normal" style:font-name-complex="Noto Sans Devanagari1" style:font-size-complex="12pt" style:font-weight-complex="normal"/>
    </style:style>
    <style:style style:name="T561" style:family="text">
      <style:text-properties style:font-name="Nimbus Sans1" fo:font-size="12pt" fo:font-weight="normal" officeooo:rsid="0342e38f" style:font-name-asian="Nimbus Sans" style:font-size-asian="12pt" style:font-weight-asian="normal" style:font-name-complex="Noto Sans Devanagari1" style:font-size-complex="12pt" style:font-weight-complex="normal"/>
    </style:style>
    <style:style style:name="T562" style:family="text">
      <style:text-properties style:font-name="Nimbus Sans1" fo:font-size="12pt" fo:font-weight="normal" officeooo:rsid="03450776" style:font-name-asian="Nimbus Sans" style:font-size-asian="12pt" style:font-weight-asian="normal" style:font-name-complex="Noto Sans Devanagari1" style:font-size-complex="12pt" style:font-weight-complex="normal"/>
    </style:style>
    <style:style style:name="T563" style:family="text">
      <style:text-properties style:font-name="Nimbus Sans1" fo:font-size="12pt" fo:font-weight="normal" officeooo:rsid="03474364" style:font-name-asian="Nimbus Sans" style:font-size-asian="12pt" style:font-weight-asian="normal" style:font-name-complex="Noto Sans Devanagari1" style:font-size-complex="12pt" style:font-weight-complex="normal"/>
    </style:style>
    <style:style style:name="T564" style:family="text">
      <style:text-properties style:font-name="Nimbus Sans1" fo:font-size="12pt" fo:font-weight="normal" officeooo:rsid="034938b7" style:font-name-asian="Nimbus Sans" style:font-size-asian="12pt" style:font-weight-asian="normal" style:font-name-complex="Noto Sans Devanagari1" style:font-size-complex="12pt" style:font-weight-complex="normal"/>
    </style:style>
    <style:style style:name="T565" style:family="text">
      <style:text-properties style:font-name="Nimbus Sans1" fo:font-size="12pt" fo:font-weight="normal" officeooo:rsid="034c9756" style:font-name-asian="Nimbus Sans" style:font-size-asian="12pt" style:font-weight-asian="normal" style:font-name-complex="Noto Sans Devanagari1" style:font-size-complex="12pt" style:font-weight-complex="normal"/>
    </style:style>
    <style:style style:name="T566" style:family="text">
      <style:text-properties style:font-name="Nimbus Sans1" fo:font-size="12pt" fo:font-weight="normal" officeooo:rsid="034e170c" style:font-name-asian="Nimbus Sans" style:font-size-asian="12pt" style:font-weight-asian="normal" style:font-name-complex="Noto Sans Devanagari1" style:font-size-complex="12pt" style:font-weight-complex="normal"/>
    </style:style>
    <style:style style:name="T567" style:family="text">
      <style:text-properties style:font-name="Nimbus Sans1" fo:font-size="12pt" fo:font-weight="normal" officeooo:rsid="034f07fc" style:font-name-asian="Nimbus Sans" style:font-size-asian="12pt" style:font-weight-asian="normal" style:font-name-complex="Noto Sans Devanagari1" style:font-size-complex="12pt" style:font-weight-complex="normal"/>
    </style:style>
    <style:style style:name="T568" style:family="text">
      <style:text-properties style:font-name="Nimbus Sans1" fo:font-size="12pt" fo:font-weight="normal" officeooo:rsid="0350bd66" style:font-name-asian="Nimbus Sans" style:font-size-asian="12pt" style:font-weight-asian="normal" style:font-name-complex="Noto Sans Devanagari1" style:font-size-complex="12pt" style:font-weight-complex="normal"/>
    </style:style>
    <style:style style:name="T569" style:family="text">
      <style:text-properties style:font-name="Nimbus Sans1" fo:font-size="12pt" fo:font-weight="normal" officeooo:rsid="03510221" style:font-name-asian="Nimbus Sans" style:font-size-asian="12pt" style:font-weight-asian="normal" style:font-name-complex="Noto Sans Devanagari1" style:font-size-complex="12pt" style:font-weight-complex="normal"/>
    </style:style>
    <style:style style:name="T570" style:family="text">
      <style:text-properties style:font-name="Nimbus Sans1" fo:font-size="12pt" fo:font-weight="normal" officeooo:rsid="03518049" style:font-name-asian="Nimbus Sans" style:font-size-asian="12pt" style:font-weight-asian="normal" style:font-name-complex="Noto Sans Devanagari1" style:font-size-complex="12pt" style:font-weight-complex="normal"/>
    </style:style>
    <style:style style:name="T571" style:family="text">
      <style:text-properties style:font-name="Nimbus Sans1" fo:font-size="12pt" fo:font-weight="normal" officeooo:rsid="03527b81" style:font-name-asian="Nimbus Sans" style:font-size-asian="12pt" style:font-weight-asian="normal" style:font-name-complex="Noto Sans Devanagari1" style:font-size-complex="12pt" style:font-weight-complex="normal"/>
    </style:style>
    <style:style style:name="T572" style:family="text">
      <style:text-properties style:font-name="Nimbus Sans1" fo:font-size="12pt" fo:font-weight="normal" officeooo:rsid="03549203" style:font-name-asian="Nimbus Sans" style:font-size-asian="12pt" style:font-weight-asian="normal" style:font-name-complex="Noto Sans Devanagari1" style:font-size-complex="12pt" style:font-weight-complex="normal"/>
    </style:style>
    <style:style style:name="T573" style:family="text">
      <style:text-properties style:font-name="Nimbus Sans1" fo:font-size="12pt" fo:font-weight="normal" officeooo:rsid="0355191e" style:font-name-asian="Nimbus Sans" style:font-size-asian="12pt" style:font-weight-asian="normal" style:font-name-complex="Noto Sans Devanagari1" style:font-size-complex="12pt" style:font-weight-complex="normal"/>
    </style:style>
    <style:style style:name="T574" style:family="text">
      <style:text-properties style:font-name="Nimbus Sans1" fo:font-size="12pt" fo:font-weight="normal" officeooo:rsid="0356ac20" style:font-name-asian="Nimbus Sans" style:font-size-asian="12pt" style:font-weight-asian="normal" style:font-name-complex="Noto Sans Devanagari1" style:font-size-complex="12pt" style:font-weight-complex="normal"/>
    </style:style>
    <style:style style:name="T575" style:family="text">
      <style:text-properties style:font-name="Nimbus Sans1" fo:font-size="12pt" fo:font-weight="normal" officeooo:rsid="03576c06" style:font-name-asian="Nimbus Sans" style:font-size-asian="12pt" style:font-weight-asian="normal" style:font-name-complex="Noto Sans Devanagari1" style:font-size-complex="12pt" style:font-weight-complex="normal"/>
    </style:style>
    <style:style style:name="T576" style:family="text">
      <style:text-properties style:font-name="Nimbus Sans1" fo:font-size="14pt" style:text-underline-style="solid" style:text-underline-width="auto" style:text-underline-color="font-color" fo:font-weight="normal" officeooo:rsid="02a79bef" style:font-name-asian="Nimbus Sans" style:font-size-asian="14pt" style:font-weight-asian="normal" style:font-name-complex="Noto Sans Devanagari1" style:font-size-complex="14pt" style:font-weight-complex="normal"/>
    </style:style>
    <style:style style:name="T577" style:family="text">
      <style:text-properties style:font-name="Nimbus Sans1" fo:font-size="14pt" style:text-underline-style="solid" style:text-underline-width="auto" style:text-underline-color="font-color" fo:font-weight="normal" officeooo:rsid="02daad7c" style:font-name-asian="Nimbus Sans" style:font-size-asian="14pt" style:font-weight-asian="normal" style:font-name-complex="Noto Sans Devanagari1" style:font-size-complex="14pt" style:font-weight-complex="normal"/>
    </style:style>
    <style:style style:name="T578" style:family="text">
      <style:text-properties style:font-name="Nimbus Sans1" fo:font-size="14pt" fo:font-weight="normal" officeooo:rsid="02daad7c" style:font-name-asian="Nimbus Sans" style:font-size-asian="14pt" style:font-weight-asian="normal" style:font-name-complex="Noto Sans Devanagari1" style:font-size-complex="14pt" style:font-weight-complex="normal"/>
    </style:style>
    <style:style style:name="T579" style:family="text">
      <style:text-properties style:font-name="Nimbus Sans1" fo:font-size="14pt" style:text-underline-style="none" fo:font-weight="normal" officeooo:rsid="019a5cbc" style:font-name-asian="Nimbus Sans" style:font-size-asian="14pt" style:font-weight-asian="normal" style:font-name-complex="Noto Sans Devanagari1" style:font-size-complex="14pt" style:font-weight-complex="normal"/>
    </style:style>
    <style:style style:name="T580" style:family="text">
      <style:text-properties style:font-name="Nimbus Sans1" fo:font-size="16pt" style:text-underline-style="none" fo:font-weight="bold" officeooo:rsid="01895db3" style:font-name-asian="Nimbus Sans" style:font-size-asian="16pt" style:font-weight-asian="bold" style:font-name-complex="Noto Sans Devanagari1" style:font-size-complex="16pt" style:font-weight-complex="bold"/>
    </style:style>
    <style:style style:name="T581" style:family="text">
      <style:text-properties style:font-name="Nimbus Sans1" fo:font-size="16pt" style:text-underline-style="none" fo:font-weight="bold" officeooo:rsid="01944e78" style:font-name-asian="Nimbus Sans" style:font-size-asian="16pt" style:font-weight-asian="bold" style:font-name-complex="Noto Sans Devanagari1" style:font-size-complex="16pt" style:font-weight-complex="bold"/>
    </style:style>
    <style:style style:name="T582" style:family="text">
      <style:text-properties style:font-name="Nimbus Sans1" fo:font-size="16pt" style:text-underline-style="none" fo:font-weight="bold" officeooo:rsid="0382bfe1" style:font-name-asian="Nimbus Sans" style:font-size-asian="16pt" style:font-weight-asian="bold" style:font-name-complex="Noto Sans Devanagari1" style:font-size-complex="16pt" style:font-weight-complex="bold"/>
    </style:style>
    <style:style style:name="T583" style:family="text">
      <style:text-properties style:font-name="Nimbus Sans1" fo:font-size="16pt" style:text-underline-style="none" fo:font-weight="bold" officeooo:rsid="04943429" style:font-name-asian="Nimbus Sans" style:font-size-asian="16pt" style:font-weight-asian="bold" style:font-name-complex="Noto Sans Devanagari1" style:font-size-complex="16pt" style:font-weight-complex="bold"/>
    </style:style>
    <style:style style:name="T584" style:family="text">
      <style:text-properties style:font-name="Nimbus Sans1" fo:font-size="16pt" style:text-underline-style="none" fo:font-weight="bold" officeooo:rsid="02728ffe" style:font-name-asian="Nimbus Sans" style:font-size-asian="16pt" style:font-weight-asian="bold" style:font-name-complex="Noto Sans Devanagari1" style:font-size-complex="16pt" style:font-weight-complex="bold"/>
    </style:style>
    <style:style style:name="T585" style:family="text">
      <style:text-properties style:font-name="Nimbus Sans1" fo:font-size="16pt" style:text-underline-style="none" fo:font-weight="bold" officeooo:rsid="0058b82d" style:font-name-asian="Nimbus Sans" style:font-size-asian="16pt" style:font-weight-asian="bold" style:font-name-complex="Noto Sans Devanagari1" style:font-size-complex="16pt" style:font-weight-complex="bold"/>
    </style:style>
    <style:style style:name="T586" style:family="text">
      <style:text-properties style:font-name="Nimbus Sans1" fo:font-size="16pt" style:text-underline-style="none" fo:font-weight="bold" officeooo:rsid="0494a329" style:font-name-asian="Nimbus Sans" style:font-size-asian="16pt" style:font-weight-asian="bold" style:font-name-complex="Noto Sans Devanagari1" style:font-size-complex="16pt" style:font-weight-complex="bold"/>
    </style:style>
    <style:style style:name="T587" style:family="text">
      <style:text-properties style:font-name="Nimbus Sans1" fo:font-size="16pt" style:text-underline-style="none" fo:font-weight="normal" officeooo:rsid="01895db3" style:font-name-asian="Nimbus Sans" style:font-size-asian="16pt" style:font-weight-asian="normal" style:font-name-complex="Noto Sans Devanagari1" style:font-size-complex="16pt" style:font-weight-complex="normal"/>
    </style:style>
    <style:style style:name="T588" style:family="text">
      <style:text-properties style:font-name="Nimbus Sans1" style:text-underline-style="none" officeooo:rsid="0382bfe1" style:font-name-asian="Nimbus Sans" style:font-name-complex="Noto Sans Devanagari1"/>
    </style:style>
    <style:style style:name="T589" style:family="text">
      <style:text-properties style:font-name="Nimbus Sans1" style:text-underline-style="none" officeooo:rsid="03886e08" style:font-name-asian="Nimbus Sans" style:font-name-complex="Noto Sans Devanagari1"/>
    </style:style>
    <style:style style:name="T590" style:family="text">
      <style:text-properties style:font-name="Nimbus Sans1" style:text-underline-style="none" fo:font-weight="bold" officeooo:rsid="0494a329" style:font-name-asian="Nimbus Sans" style:font-weight-asian="bold" style:font-name-complex="Noto Sans Devanagari1" style:font-weight-complex="bold"/>
    </style:style>
    <style:style style:name="T591" style:family="text">
      <style:text-properties style:font-name="Nimbus Sans1" style:text-underline-style="none" fo:font-weight="normal" officeooo:rsid="04967735" style:font-name-asian="Nimbus Sans" style:font-weight-asian="normal" style:font-name-complex="Noto Sans Devanagari1" style:font-weight-complex="normal"/>
    </style:style>
    <style:style style:name="T592" style:family="text">
      <style:text-properties style:font-name="Nimbus Sans1" fo:font-weight="bold" officeooo:rsid="0058d5a0" style:font-weight-asian="bold" style:font-weight-complex="bold"/>
    </style:style>
    <style:style style:name="T593" style:family="text">
      <style:text-properties style:font-name="Nimbus Sans1" officeooo:rsid="0058d5a0"/>
    </style:style>
    <style:style style:name="T594" style:family="text">
      <style:text-properties style:font-name="Nimbus Sans1" officeooo:rsid="044af092"/>
    </style:style>
    <style:style style:name="T595" style:family="text">
      <style:text-properties style:font-name="Nimbus Sans1" style:text-underline-style="solid" style:text-underline-width="auto" style:text-underline-color="font-color" fo:font-weight="normal" officeooo:rsid="04967735" style:font-name-asian="Nimbus Sans" style:font-weight-asian="normal" style:font-name-complex="Noto Sans Devanagari1" style:font-weight-complex="normal"/>
    </style:style>
    <style:style style:name="T596" style:family="text">
      <style:text-properties style:font-name="Nimbus Sans1" style:text-underline-style="solid" style:text-underline-width="auto" style:text-underline-color="font-color" fo:font-weight="normal" officeooo:rsid="0499c054" style:font-name-asian="Nimbus Sans" style:font-weight-asian="normal" style:font-name-complex="Noto Sans Devanagari1" style:font-weight-complex="normal"/>
    </style:style>
    <style:style style:name="T597" style:family="text">
      <style:text-properties style:font-name="Nimbus Sans1" style:text-underline-style="solid" style:text-underline-width="auto" style:text-underline-color="font-color" fo:font-weight="normal" officeooo:rsid="04ec6984" style:font-name-asian="Nimbus Sans" style:font-weight-asian="normal" style:font-name-complex="Noto Sans Devanagari1" style:font-weight-complex="normal"/>
    </style:style>
    <style:style style:name="T598" style:family="text">
      <style:text-properties style:font-name="Nimbus Sans1" style:text-underline-style="solid" style:text-underline-width="auto" style:text-underline-color="font-color" style:font-name-asian="Nimbus Sans" style:font-name-complex="Noto Sans Devanagari1"/>
    </style:style>
    <style:style style:name="T599" style:family="text">
      <style:text-properties style:font-name="Nimbus Sans1" style:font-name-asian="Nimbus Sans" style:font-name-complex="Noto Sans Devanagari1"/>
    </style:style>
    <style:style style:name="T600" style:family="text">
      <style:text-properties style:font-name="Nimbus Sans1" officeooo:rsid="0499c054" style:font-name-asian="Nimbus Sans" style:font-name-complex="Noto Sans Devanagari1"/>
    </style:style>
    <style:style style:name="T601" style:family="text">
      <style:text-properties style:font-name="Nimbus Sans1" officeooo:rsid="04a017fd" style:font-name-asian="Nimbus Sans" style:font-name-complex="Noto Sans Devanagari1"/>
    </style:style>
    <style:style style:name="T602" style:family="text">
      <style:text-properties style:font-name="Nimbus Sans1" officeooo:rsid="04a1244c" style:font-name-asian="Nimbus Sans" style:font-name-complex="Noto Sans Devanagari1"/>
    </style:style>
    <style:style style:name="T603" style:family="text">
      <style:text-properties style:font-name="Nimbus Sans1" officeooo:rsid="04a30e4f" style:font-name-asian="Nimbus Sans" style:font-name-complex="Noto Sans Devanagari1"/>
    </style:style>
    <style:style style:name="T604" style:family="text">
      <style:text-properties style:font-name="Nimbus Sans1" officeooo:rsid="04a394a1" style:font-name-asian="Nimbus Sans" style:font-name-complex="Noto Sans Devanagari1"/>
    </style:style>
    <style:style style:name="T605" style:family="text">
      <style:text-properties style:font-name="Nimbus Sans1" officeooo:rsid="04a55152" style:font-name-asian="Nimbus Sans" style:font-name-complex="Noto Sans Devanagari1"/>
    </style:style>
    <style:style style:name="T606" style:family="text">
      <style:text-properties style:font-name="Nimbus Sans1" officeooo:rsid="04a5ecef" style:font-name-asian="Nimbus Sans" style:font-name-complex="Noto Sans Devanagari1"/>
    </style:style>
    <style:style style:name="T607" style:family="text">
      <style:text-properties style:font-name="Nimbus Sans1" officeooo:rsid="04a600f4" style:font-name-asian="Nimbus Sans" style:font-name-complex="Noto Sans Devanagari1"/>
    </style:style>
    <style:style style:name="T608" style:family="text">
      <style:text-properties style:font-name="Nimbus Sans1" officeooo:rsid="04a792fd" style:font-name-asian="Nimbus Sans" style:font-name-complex="Noto Sans Devanagari1"/>
    </style:style>
    <style:style style:name="T609" style:family="text">
      <style:text-properties style:font-name="Nimbus Sans1" officeooo:rsid="04a80260" style:font-name-asian="Nimbus Sans" style:font-name-complex="Noto Sans Devanagari1"/>
    </style:style>
    <style:style style:name="T610" style:family="text">
      <style:text-properties style:font-name="Nimbus Sans1" officeooo:rsid="04a953e7" style:font-name-asian="Nimbus Sans" style:font-name-complex="Noto Sans Devanagari1"/>
    </style:style>
    <style:style style:name="T611" style:family="text">
      <style:text-properties style:font-name="Nimbus Sans1" officeooo:rsid="04ee8737" style:font-name-asian="Nimbus Sans" style:font-name-complex="Noto Sans Devanagari1"/>
    </style:style>
    <style:style style:name="T612" style:family="text">
      <style:text-properties style:font-name="Nimbus Sans1" officeooo:rsid="04f07ccf" style:font-name-asian="Nimbus Sans" style:font-name-complex="Noto Sans Devanagari1"/>
    </style:style>
    <style:style style:name="T613" style:family="text">
      <style:text-properties style:font-name="Nimbus Sans1" officeooo:rsid="04f0aa6b" style:font-name-asian="Nimbus Sans" style:font-name-complex="Noto Sans Devanagari1"/>
    </style:style>
    <style:style style:name="T614" style:family="text">
      <style:text-properties style:font-name="Nimbus Sans1" officeooo:rsid="04f27c57" style:font-name-asian="Nimbus Sans" style:font-name-complex="Noto Sans Devanagari1"/>
    </style:style>
    <style:style style:name="T615" style:family="text">
      <style:text-properties style:font-name="Nimbus Sans1" officeooo:rsid="04f64ef9" style:font-name-asian="Nimbus Sans" style:font-name-complex="Noto Sans Devanagari1"/>
    </style:style>
    <style:style style:name="T616" style:family="text">
      <style:text-properties style:font-name="Nimbus Sans1" officeooo:rsid="054dfa27" style:font-name-asian="Nimbus Sans" style:font-name-complex="Noto Sans Devanagari1"/>
    </style:style>
    <style:style style:name="T617" style:family="text">
      <style:text-properties officeooo:rsid="02aa8bb7"/>
    </style:style>
    <style:style style:name="T618" style:family="text">
      <style:text-properties officeooo:rsid="02ae6d4e"/>
    </style:style>
    <style:style style:name="T619" style:family="text">
      <style:text-properties officeooo:rsid="02b0fb87"/>
    </style:style>
    <style:style style:name="T620" style:family="text">
      <style:text-properties officeooo:rsid="02c89cdd"/>
    </style:style>
    <style:style style:name="T621" style:family="text">
      <style:text-properties officeooo:rsid="02d069ed"/>
    </style:style>
    <style:style style:name="T622" style:family="text">
      <style:text-properties fo:color="#ffffff" style:font-name="Nimbus Sans1" fo:font-size="12pt" fo:font-weight="normal" officeooo:rsid="03314325" style:font-name-asian="Nimbus Sans" style:font-size-asian="12pt" style:font-weight-asian="normal" style:font-name-complex="Noto Sans Devanagari1" style:font-size-complex="12pt" style:font-weight-complex="normal"/>
    </style:style>
    <style:style style:name="T623" style:family="text">
      <style:text-properties fo:color="#ffffff" style:font-name="Nimbus Sans1" fo:font-size="12pt" fo:font-weight="normal" officeooo:rsid="0333f660" style:font-name-asian="Nimbus Sans" style:font-size-asian="12pt" style:font-weight-asian="normal" style:font-name-complex="Noto Sans Devanagari1" style:font-size-complex="12pt" style:font-weight-complex="normal"/>
    </style:style>
    <style:style style:name="T624" style:family="text">
      <style:text-properties fo:color="#ffffff" style:font-name="Nimbus Sans1" fo:font-size="12pt" fo:font-weight="normal" officeooo:rsid="03350cdc" style:font-name-asian="Nimbus Sans" style:font-size-asian="12pt" style:font-weight-asian="normal" style:font-name-complex="Noto Sans Devanagari1" style:font-size-complex="12pt" style:font-weight-complex="normal"/>
    </style:style>
    <style:style style:name="T625" style:family="text">
      <style:text-properties officeooo:rsid="0359bfd2"/>
    </style:style>
    <style:style style:name="T626" style:family="text">
      <style:text-properties officeooo:rsid="035be0dc"/>
    </style:style>
    <style:style style:name="T627" style:family="text">
      <style:text-properties officeooo:rsid="035e5494"/>
    </style:style>
    <style:style style:name="T628" style:family="text">
      <style:text-properties officeooo:rsid="0360d9aa"/>
    </style:style>
    <style:style style:name="T629" style:family="text">
      <style:text-properties officeooo:rsid="03612f9b"/>
    </style:style>
    <style:style style:name="T630" style:family="text">
      <style:text-properties officeooo:rsid="03644534"/>
    </style:style>
    <style:style style:name="T631" style:family="text">
      <style:text-properties fo:font-style="italic" style:text-underline-style="solid" style:text-underline-width="auto" style:text-underline-color="font-color" officeooo:rsid="03644534" style:font-style-asian="italic" style:font-style-complex="italic"/>
    </style:style>
    <style:style style:name="T632" style:family="text">
      <style:text-properties fo:font-style="italic" style:text-underline-style="solid" style:text-underline-width="auto" style:text-underline-color="font-color" officeooo:rsid="03693372" style:font-style-asian="italic" style:font-style-complex="italic"/>
    </style:style>
    <style:style style:name="T633" style:family="text">
      <style:text-properties fo:font-style="italic" style:text-underline-style="solid" style:text-underline-width="auto" style:text-underline-color="font-color" officeooo:rsid="03696b06" style:font-style-asian="italic" style:font-style-complex="italic"/>
    </style:style>
    <style:style style:name="T634" style:family="text">
      <style:text-properties officeooo:rsid="036f56eb"/>
    </style:style>
    <style:style style:name="T635" style:family="text">
      <style:text-properties officeooo:rsid="03727e9f"/>
    </style:style>
    <style:style style:name="T636" style:family="text">
      <style:text-properties officeooo:rsid="0377e812"/>
    </style:style>
    <style:style style:name="T637" style:family="text">
      <style:text-properties officeooo:rsid="037fd7f9"/>
    </style:style>
    <style:style style:name="T638" style:family="text">
      <style:text-properties officeooo:rsid="042d8aee"/>
    </style:style>
    <style:style style:name="T639" style:family="text">
      <style:text-properties style:text-underline-style="solid" style:text-underline-type="double" style:text-underline-width="auto" style:text-underline-color="font-color" fo:font-weight="normal" officeooo:rsid="0453f5ca" style:font-weight-asian="normal" style:font-weight-complex="normal"/>
    </style:style>
    <style:style style:name="T640" style:family="text">
      <style:text-properties style:text-underline-style="solid" style:text-underline-type="double" style:text-underline-width="auto" style:text-underline-color="font-color" fo:font-weight="normal" officeooo:rsid="00a7593e" style:font-weight-asian="normal" style:font-weight-complex="normal"/>
    </style:style>
    <style:style style:name="T641" style:family="text">
      <style:text-properties style:use-window-font-color="true" style:text-position="0% 100%" style:font-name="Nimbus Sans1" fo:font-size="16pt" style:text-underline-style="none" fo:font-weight="bold" officeooo:rsid="0499c054" fo:background-color="transparent" loext:char-shading-value="0" style:font-name-asian="Nimbus Sans" style:font-size-asian="14pt" style:font-weight-asian="bold" style:font-name-complex="Noto Sans Devanagari1" style:font-size-complex="16pt" style:font-weight-complex="bold"/>
    </style:style>
    <style:style style:name="T642" style:family="text">
      <style:text-properties style:use-window-font-color="true" style:text-position="0% 100%" style:font-name="Nimbus Sans1" fo:font-size="16pt" style:text-underline-style="none" fo:font-weight="bold" officeooo:rsid="049e52bc" fo:background-color="transparent" loext:char-shading-value="0" style:font-name-asian="Nimbus Sans" style:font-size-asian="14pt" style:font-weight-asian="bold" style:font-name-complex="Noto Sans Devanagari1" style:font-size-complex="16pt" style:font-weight-complex="bold"/>
    </style:style>
    <style:style style:name="T643" style:family="text">
      <style:text-properties style:use-window-font-color="true" style:text-position="0% 100%" style:font-name="Nimbus Sans1" fo:font-size="16pt" style:text-underline-style="none" fo:font-weight="bold" officeooo:rsid="04fd818e" fo:background-color="transparent" loext:char-shading-value="0" style:font-name-asian="Nimbus Sans" style:font-size-asian="14pt" style:font-weight-asian="bold" style:font-name-complex="Noto Sans Devanagari1" style:font-size-complex="16pt" style:font-weight-complex="bold"/>
    </style:style>
    <style:style style:name="T644" style:family="text">
      <style:text-properties style:use-window-font-color="true" style:text-position="0% 100%" style:font-name="Nimbus Sans1" fo:font-size="16pt" style:text-underline-style="none" fo:font-weight="bold" officeooo:rsid="04fdb914" fo:background-color="transparent" loext:char-shading-value="0" style:font-name-asian="Nimbus Sans" style:font-size-asian="14pt" style:font-weight-asian="bold" style:font-name-complex="Noto Sans Devanagari1" style:font-size-complex="16pt" style:font-weight-complex="bold"/>
    </style:style>
    <style:style style:name="T645" style:family="text">
      <style:text-properties style:use-window-font-color="true" style:text-position="0% 100%" style:font-name="Nimbus Sans1" style:text-underline-style="none" fo:font-weight="bold" officeooo:rsid="04fdb914" fo:background-color="transparent" loext:char-shading-value="0" style:font-name-asian="Nimbus Sans" style:font-weight-asian="bold" style:font-name-complex="Noto Sans Devanagari1" style:font-weight-complex="bold"/>
    </style:style>
    <style:style style:name="T646" style:family="text">
      <style:text-properties style:use-window-font-color="true" style:text-position="0% 100%" style:font-name="Nimbus Sans1" style:text-underline-style="none" fo:font-weight="normal" officeooo:rsid="04ff8971" fo:background-color="transparent" loext:char-shading-value="0" style:font-name-asian="Nimbus Sans" style:font-weight-asian="normal" style:font-name-complex="Noto Sans Devanagari1" style:font-weight-complex="normal"/>
    </style:style>
    <style:style style:name="T647" style:family="text">
      <style:text-properties style:use-window-font-color="true" style:text-position="0% 100%" style:font-name="Nimbus Sans1" style:text-underline-style="none" fo:font-weight="normal" officeooo:rsid="04ffa6a2" fo:background-color="transparent" loext:char-shading-value="0" style:font-name-asian="Nimbus Sans" style:font-weight-asian="normal" style:font-name-complex="Noto Sans Devanagari1" style:font-weight-complex="normal"/>
    </style:style>
    <style:style style:name="T648" style:family="text">
      <style:text-properties style:use-window-font-color="true" style:text-position="0% 100%" style:font-name="Nimbus Sans1" style:text-underline-style="none" fo:font-weight="normal" officeooo:rsid="05e40819" fo:background-color="transparent" loext:char-shading-value="0" style:font-name-asian="Nimbus Sans" style:font-weight-asian="normal" style:font-name-complex="Noto Sans Devanagari1" style:font-weight-complex="normal"/>
    </style:style>
    <style:style style:name="T649" style:family="text">
      <style:text-properties style:use-window-font-color="true" style:text-position="0% 100%" style:font-name="Nimbus Sans1" style:text-underline-style="solid" style:text-underline-width="auto" style:text-underline-color="font-color" fo:font-weight="normal" officeooo:rsid="04ff8971" fo:background-color="transparent" loext:char-shading-value="0" style:font-name-asian="Nimbus Sans" style:font-weight-asian="normal" style:font-name-complex="Noto Sans Devanagari1" style:font-weight-complex="normal"/>
    </style:style>
    <style:style style:name="T650" style:family="text">
      <style:text-properties style:use-window-font-color="true" style:text-position="0% 100%" style:font-name="Nimbus Sans1" fo:font-size="14pt" style:text-underline-style="none" fo:font-weight="normal" officeooo:rsid="04ffa6a2" fo:background-color="transparent" loext:char-shading-value="0" style:font-name-asian="Nimbus Sans" style:font-size-asian="12.25pt" style:font-weight-asian="normal" style:font-name-complex="Noto Sans Devanagari1" style:font-size-complex="14pt" style:font-weight-complex="normal"/>
    </style:style>
    <style:style style:name="T651" style:family="text">
      <style:text-properties style:use-window-font-color="true" style:text-position="0% 100%" style:font-name="Nimbus Sans1" fo:font-size="14pt" style:text-underline-style="none" fo:font-weight="normal" officeooo:rsid="0506ff14" fo:background-color="transparent" loext:char-shading-value="0" style:font-name-asian="Nimbus Sans" style:font-size-asian="12.25pt" style:font-weight-asian="normal" style:font-name-complex="Noto Sans Devanagari1" style:font-size-complex="14pt" style:font-weight-complex="normal"/>
    </style:style>
    <style:style style:name="T652" style:family="text">
      <style:text-properties style:use-window-font-color="true" style:text-position="0% 100%" style:font-name="Nimbus Sans1" fo:font-size="14pt" style:text-underline-style="none" fo:font-weight="normal" officeooo:rsid="05077f2c" fo:background-color="transparent" loext:char-shading-value="0" style:font-name-asian="Nimbus Sans" style:font-size-asian="12.25pt" style:font-weight-asian="normal" style:font-name-complex="Noto Sans Devanagari1" style:font-size-complex="14pt" style:font-weight-complex="normal"/>
    </style:style>
    <style:style style:name="T653" style:family="text">
      <style:text-properties style:use-window-font-color="true" style:text-position="0% 100%" style:font-name="Nimbus Sans1" fo:font-size="14pt" style:text-underline-style="none" fo:font-weight="normal" officeooo:rsid="0508876f" fo:background-color="transparent" loext:char-shading-value="0" style:font-name-asian="Nimbus Sans" style:font-size-asian="12.25pt" style:font-weight-asian="normal" style:font-name-complex="Noto Sans Devanagari1" style:font-size-complex="14pt" style:font-weight-complex="normal"/>
    </style:style>
    <style:style style:name="T654" style:family="text">
      <style:text-properties style:use-window-font-color="true" style:text-position="0% 100%" style:font-name="Nimbus Sans1" fo:font-size="14pt" style:text-underline-style="none" fo:font-weight="normal" officeooo:rsid="050b2ec9" fo:background-color="transparent" loext:char-shading-value="0" style:font-name-asian="Nimbus Sans" style:font-size-asian="12.25pt" style:font-weight-asian="normal" style:font-name-complex="Noto Sans Devanagari1" style:font-size-complex="14pt" style:font-weight-complex="normal"/>
    </style:style>
    <style:style style:name="T655" style:family="text">
      <style:text-properties style:use-window-font-color="true" style:text-position="0% 100%" style:font-name="Nimbus Sans1" fo:font-size="14pt" style:text-underline-style="none" fo:font-weight="normal" officeooo:rsid="050ba675" fo:background-color="transparent" loext:char-shading-value="0" style:font-name-asian="Nimbus Sans" style:font-size-asian="12.25pt" style:font-weight-asian="normal" style:font-name-complex="Noto Sans Devanagari1" style:font-size-complex="14pt" style:font-weight-complex="normal"/>
    </style:style>
    <style:style style:name="T656" style:family="text">
      <style:text-properties style:use-window-font-color="true" style:text-position="0% 100%" style:font-name="Nimbus Sans1" fo:font-size="14pt" style:text-underline-style="none" fo:font-weight="normal" officeooo:rsid="050c8a2e" fo:background-color="transparent" loext:char-shading-value="0" style:font-name-asian="Nimbus Sans" style:font-size-asian="12.25pt" style:font-weight-asian="normal" style:font-name-complex="Noto Sans Devanagari1" style:font-size-complex="14pt" style:font-weight-complex="normal"/>
    </style:style>
    <style:style style:name="T657" style:family="text">
      <style:text-properties style:use-window-font-color="true" style:text-position="0% 100%" style:font-name="Nimbus Sans1" fo:font-size="14pt" style:text-underline-style="none" fo:font-weight="normal" officeooo:rsid="050f662f" fo:background-color="transparent" loext:char-shading-value="0" style:font-name-asian="Nimbus Sans" style:font-size-asian="12.25pt" style:font-weight-asian="normal" style:font-name-complex="Noto Sans Devanagari1" style:font-size-complex="14pt" style:font-weight-complex="normal"/>
    </style:style>
    <style:style style:name="T658" style:family="text">
      <style:text-properties style:use-window-font-color="true" style:text-position="0% 100%" style:font-name="Nimbus Sans1" fo:font-size="14pt" style:text-underline-style="none" fo:font-weight="normal" officeooo:rsid="0510cde9" fo:background-color="transparent" loext:char-shading-value="0" style:font-name-asian="Nimbus Sans" style:font-size-asian="12.25pt" style:font-weight-asian="normal" style:font-name-complex="Noto Sans Devanagari1" style:font-size-complex="14pt" style:font-weight-complex="normal"/>
    </style:style>
    <style:style style:name="T659" style:family="text">
      <style:text-properties style:use-window-font-color="true" style:text-position="0% 100%" style:font-name="Nimbus Sans1" fo:font-size="14pt" style:text-underline-style="none" fo:font-weight="normal" officeooo:rsid="05101036" fo:background-color="transparent" loext:char-shading-value="0" style:font-name-asian="Nimbus Sans" style:font-size-asian="12.25pt" style:font-weight-asian="normal" style:font-name-complex="Noto Sans Devanagari1" style:font-size-complex="14pt" style:font-weight-complex="normal"/>
    </style:style>
    <style:style style:name="T660" style:family="text">
      <style:text-properties style:use-window-font-color="true" style:text-position="0% 100%" style:font-name="Nimbus Sans1" fo:font-size="14pt" style:text-underline-style="none" fo:font-weight="normal" officeooo:rsid="051146f0" fo:background-color="transparent" loext:char-shading-value="0" style:font-name-asian="Nimbus Sans" style:font-size-asian="12.25pt" style:font-weight-asian="normal" style:font-name-complex="Noto Sans Devanagari1" style:font-size-complex="14pt" style:font-weight-complex="normal"/>
    </style:style>
    <style:style style:name="T661" style:family="text">
      <style:text-properties style:use-window-font-color="true" style:text-position="0% 100%" style:font-name="Nimbus Sans1" fo:font-size="14pt" style:text-underline-style="none" fo:font-weight="normal" officeooo:rsid="05115c6b" fo:background-color="transparent" loext:char-shading-value="0" style:font-name-asian="Nimbus Sans" style:font-size-asian="12.25pt" style:font-weight-asian="normal" style:font-name-complex="Noto Sans Devanagari1" style:font-size-complex="14pt" style:font-weight-complex="normal"/>
    </style:style>
    <style:style style:name="T662" style:family="text">
      <style:text-properties style:use-window-font-color="true" style:text-position="0% 100%" style:font-name="Nimbus Sans1" fo:font-size="14pt" style:text-underline-style="none" fo:font-weight="normal" officeooo:rsid="05131137" fo:background-color="transparent" loext:char-shading-value="0" style:font-name-asian="Nimbus Sans" style:font-size-asian="12.25pt" style:font-weight-asian="normal" style:font-name-complex="Noto Sans Devanagari1" style:font-size-complex="14pt" style:font-weight-complex="normal"/>
    </style:style>
    <style:style style:name="T663" style:family="text">
      <style:text-properties style:use-window-font-color="true" style:text-position="0% 100%" style:font-name="Nimbus Sans1" fo:font-size="14pt" style:text-underline-style="none" fo:font-weight="normal" officeooo:rsid="05146a58" fo:background-color="transparent" loext:char-shading-value="0" style:font-name-asian="Nimbus Sans" style:font-size-asian="12.25pt" style:font-weight-asian="normal" style:font-name-complex="Noto Sans Devanagari1" style:font-size-complex="14pt" style:font-weight-complex="normal"/>
    </style:style>
    <style:style style:name="T664" style:family="text">
      <style:text-properties style:use-window-font-color="true" style:text-position="0% 100%" style:font-name="Nimbus Sans1" fo:font-size="14pt" style:text-underline-style="none" fo:font-weight="normal" officeooo:rsid="0516422b" fo:background-color="transparent" loext:char-shading-value="0" style:font-name-asian="Nimbus Sans" style:font-size-asian="12.25pt" style:font-weight-asian="normal" style:font-name-complex="Noto Sans Devanagari1" style:font-size-complex="14pt" style:font-weight-complex="normal"/>
    </style:style>
    <style:style style:name="T665" style:family="text">
      <style:text-properties style:use-window-font-color="true" style:text-position="0% 100%" style:font-name="Nimbus Sans1" fo:font-size="14pt" style:text-underline-style="none" fo:font-weight="normal" officeooo:rsid="0516ba8a" fo:background-color="transparent" loext:char-shading-value="0" style:font-name-asian="Nimbus Sans" style:font-size-asian="12.25pt" style:font-weight-asian="normal" style:font-name-complex="Noto Sans Devanagari1" style:font-size-complex="14pt" style:font-weight-complex="normal"/>
    </style:style>
    <style:style style:name="T666" style:family="text">
      <style:text-properties style:use-window-font-color="true" style:text-position="0% 100%" style:font-name="Nimbus Sans1" fo:font-size="14pt" style:text-underline-style="none" fo:font-weight="normal" officeooo:rsid="0516f116" fo:background-color="transparent" loext:char-shading-value="0" style:font-name-asian="Nimbus Sans" style:font-size-asian="12.25pt" style:font-weight-asian="normal" style:font-name-complex="Noto Sans Devanagari1" style:font-size-complex="14pt" style:font-weight-complex="normal"/>
    </style:style>
    <style:style style:name="T667" style:family="text">
      <style:text-properties style:use-window-font-color="true" style:text-position="0% 100%" style:font-name="Nimbus Sans1" fo:font-size="14pt" style:text-underline-style="none" fo:font-weight="normal" officeooo:rsid="051823fc" fo:background-color="transparent" loext:char-shading-value="0" style:font-name-asian="Nimbus Sans" style:font-size-asian="12.25pt" style:font-weight-asian="normal" style:font-name-complex="Noto Sans Devanagari1" style:font-size-complex="14pt" style:font-weight-complex="normal"/>
    </style:style>
    <style:style style:name="T668" style:family="text">
      <style:text-properties style:use-window-font-color="true" style:text-position="0% 100%" style:font-name="Nimbus Sans1" fo:font-size="14pt" style:text-underline-style="none" fo:font-weight="normal" officeooo:rsid="05185568" fo:background-color="transparent" loext:char-shading-value="0" style:font-name-asian="Nimbus Sans" style:font-size-asian="12.25pt" style:font-weight-asian="normal" style:font-name-complex="Noto Sans Devanagari1" style:font-size-complex="14pt" style:font-weight-complex="normal"/>
    </style:style>
    <style:style style:name="T669" style:family="text">
      <style:text-properties style:use-window-font-color="true" style:text-position="0% 100%" style:font-name="Nimbus Sans1" fo:font-size="14pt" style:text-underline-style="none" fo:font-weight="normal" officeooo:rsid="0519dbf2" fo:background-color="transparent" loext:char-shading-value="0" style:font-name-asian="Nimbus Sans" style:font-size-asian="12.25pt" style:font-weight-asian="normal" style:font-name-complex="Noto Sans Devanagari1" style:font-size-complex="14pt" style:font-weight-complex="normal"/>
    </style:style>
    <style:style style:name="T670" style:family="text">
      <style:text-properties style:use-window-font-color="true" style:text-position="0% 100%" style:font-name="Nimbus Sans1" fo:font-size="14pt" style:text-underline-style="none" fo:font-weight="normal" officeooo:rsid="051bd6a2" fo:background-color="transparent" loext:char-shading-value="0" style:font-name-asian="Nimbus Sans" style:font-size-asian="12.25pt" style:font-weight-asian="normal" style:font-name-complex="Noto Sans Devanagari1" style:font-size-complex="14pt" style:font-weight-complex="normal"/>
    </style:style>
    <style:style style:name="T671" style:family="text">
      <style:text-properties style:use-window-font-color="true" style:text-position="0% 100%" style:font-name="Nimbus Sans1" fo:font-size="14pt" style:text-underline-style="none" fo:font-weight="normal" officeooo:rsid="051d36f5" fo:background-color="transparent" loext:char-shading-value="0" style:font-name-asian="Nimbus Sans" style:font-size-asian="12.25pt" style:font-weight-asian="normal" style:font-name-complex="Noto Sans Devanagari1" style:font-size-complex="14pt" style:font-weight-complex="normal"/>
    </style:style>
    <style:style style:name="T672" style:family="text">
      <style:text-properties style:use-window-font-color="true" style:text-position="0% 100%" style:font-name="Nimbus Sans1" fo:font-size="14pt" style:text-underline-style="none" fo:font-weight="normal" officeooo:rsid="051eed61" fo:background-color="transparent" loext:char-shading-value="0" style:font-name-asian="Nimbus Sans" style:font-size-asian="12.25pt" style:font-weight-asian="normal" style:font-name-complex="Noto Sans Devanagari1" style:font-size-complex="14pt" style:font-weight-complex="normal"/>
    </style:style>
    <style:style style:name="T673" style:family="text">
      <style:text-properties style:use-window-font-color="true" style:text-position="0% 100%" style:font-name="Nimbus Sans1" fo:font-size="14pt" style:text-underline-style="none" fo:font-weight="normal" officeooo:rsid="0521d9b7" fo:background-color="transparent" loext:char-shading-value="0" style:font-name-asian="Nimbus Sans" style:font-size-asian="12.25pt" style:font-weight-asian="normal" style:font-name-complex="Noto Sans Devanagari1" style:font-size-complex="14pt" style:font-weight-complex="normal"/>
    </style:style>
    <style:style style:name="T674" style:family="text">
      <style:text-properties style:use-window-font-color="true" style:text-position="0% 100%" style:font-name="Nimbus Sans1" fo:font-size="14pt" style:text-underline-style="none" fo:font-weight="normal" officeooo:rsid="0522cf16" fo:background-color="transparent" loext:char-shading-value="0" style:font-name-asian="Nimbus Sans" style:font-size-asian="12.25pt" style:font-weight-asian="normal" style:font-name-complex="Noto Sans Devanagari1" style:font-size-complex="14pt" style:font-weight-complex="normal"/>
    </style:style>
    <style:style style:name="T675" style:family="text">
      <style:text-properties style:use-window-font-color="true" style:text-position="0% 100%" style:font-name="Nimbus Sans1" fo:font-size="14pt" style:text-underline-style="none" fo:font-weight="normal" officeooo:rsid="0523e1d1" fo:background-color="transparent" loext:char-shading-value="0" style:font-name-asian="Nimbus Sans" style:font-size-asian="12.25pt" style:font-weight-asian="normal" style:font-name-complex="Noto Sans Devanagari1" style:font-size-complex="14pt" style:font-weight-complex="normal"/>
    </style:style>
    <style:style style:name="T676" style:family="text">
      <style:text-properties style:use-window-font-color="true" style:text-position="0% 100%" style:font-name="Nimbus Sans1" fo:font-size="14pt" style:text-underline-style="none" fo:font-weight="normal" officeooo:rsid="0524c47d" fo:background-color="transparent" loext:char-shading-value="0" style:font-name-asian="Nimbus Sans" style:font-size-asian="12.25pt" style:font-weight-asian="normal" style:font-name-complex="Noto Sans Devanagari1" style:font-size-complex="14pt" style:font-weight-complex="normal"/>
    </style:style>
    <style:style style:name="T677" style:family="text">
      <style:text-properties style:use-window-font-color="true" style:text-position="0% 100%" style:font-name="Nimbus Sans1" fo:font-size="14pt" style:text-underline-style="none" fo:font-weight="normal" officeooo:rsid="0525dbfb" fo:background-color="transparent" loext:char-shading-value="0" style:font-name-asian="Nimbus Sans" style:font-size-asian="12.25pt" style:font-weight-asian="normal" style:font-name-complex="Noto Sans Devanagari1" style:font-size-complex="14pt" style:font-weight-complex="normal"/>
    </style:style>
    <style:style style:name="T678" style:family="text">
      <style:text-properties style:use-window-font-color="true" style:text-position="0% 100%" style:font-name="Nimbus Sans1" fo:font-size="14pt" style:text-underline-style="none" fo:font-weight="normal" officeooo:rsid="0525f110" fo:background-color="transparent" loext:char-shading-value="0" style:font-name-asian="Nimbus Sans" style:font-size-asian="12.25pt" style:font-weight-asian="normal" style:font-name-complex="Noto Sans Devanagari1" style:font-size-complex="14pt" style:font-weight-complex="normal"/>
    </style:style>
    <style:style style:name="T679" style:family="text">
      <style:text-properties style:use-window-font-color="true" style:text-position="0% 100%" style:font-name="Nimbus Sans1" fo:font-size="14pt" style:text-underline-style="none" fo:font-weight="normal" officeooo:rsid="0527cb19" fo:background-color="transparent" loext:char-shading-value="0" style:font-name-asian="Nimbus Sans" style:font-size-asian="12.25pt" style:font-weight-asian="normal" style:font-name-complex="Noto Sans Devanagari1" style:font-size-complex="14pt" style:font-weight-complex="normal"/>
    </style:style>
    <style:style style:name="T680" style:family="text">
      <style:text-properties style:use-window-font-color="true" style:text-position="0% 100%" style:font-name="Nimbus Sans1" fo:font-size="14pt" style:text-underline-style="none" fo:font-weight="normal" officeooo:rsid="052876ad" fo:background-color="transparent" loext:char-shading-value="0" style:font-name-asian="Nimbus Sans" style:font-size-asian="12.25pt" style:font-weight-asian="normal" style:font-name-complex="Noto Sans Devanagari1" style:font-size-complex="14pt" style:font-weight-complex="normal"/>
    </style:style>
    <style:style style:name="T681" style:family="text">
      <style:text-properties style:use-window-font-color="true" style:text-position="0% 100%" style:font-name="Nimbus Sans1" fo:font-size="14pt" style:text-underline-style="none" fo:font-weight="normal" officeooo:rsid="05292b5c" fo:background-color="transparent" loext:char-shading-value="0" style:font-name-asian="Nimbus Sans" style:font-size-asian="12.25pt" style:font-weight-asian="normal" style:font-name-complex="Noto Sans Devanagari1" style:font-size-complex="14pt" style:font-weight-complex="normal"/>
    </style:style>
    <style:style style:name="T682" style:family="text">
      <style:text-properties style:use-window-font-color="true" style:text-position="0% 100%" style:font-name="Nimbus Sans1" fo:font-size="14pt" style:text-underline-style="none" fo:font-weight="normal" officeooo:rsid="052939ba" fo:background-color="transparent" loext:char-shading-value="0" style:font-name-asian="Nimbus Sans" style:font-size-asian="12.25pt" style:font-weight-asian="normal" style:font-name-complex="Noto Sans Devanagari1" style:font-size-complex="14pt" style:font-weight-complex="normal"/>
    </style:style>
    <style:style style:name="T683" style:family="text">
      <style:text-properties style:use-window-font-color="true" style:text-position="0% 100%" style:font-name="Nimbus Sans1" fo:font-size="14pt" style:text-underline-style="none" fo:font-weight="normal" officeooo:rsid="052a02bb" fo:background-color="transparent" loext:char-shading-value="0" style:font-name-asian="Nimbus Sans" style:font-size-asian="12.25pt" style:font-weight-asian="normal" style:font-name-complex="Noto Sans Devanagari1" style:font-size-complex="14pt" style:font-weight-complex="normal"/>
    </style:style>
    <style:style style:name="T684" style:family="text">
      <style:text-properties style:use-window-font-color="true" style:text-position="0% 100%" style:font-name="Nimbus Sans1" fo:font-size="14pt" style:text-underline-style="none" fo:font-weight="normal" officeooo:rsid="052a29f5" fo:background-color="transparent" loext:char-shading-value="0" style:font-name-asian="Nimbus Sans" style:font-size-asian="12.25pt" style:font-weight-asian="normal" style:font-name-complex="Noto Sans Devanagari1" style:font-size-complex="14pt" style:font-weight-complex="normal"/>
    </style:style>
    <style:style style:name="T685" style:family="text">
      <style:text-properties style:use-window-font-color="true" style:text-position="0% 100%" style:font-name="Nimbus Sans1" fo:font-size="14pt" style:text-underline-style="none" fo:font-weight="normal" officeooo:rsid="052ab665" fo:background-color="transparent" loext:char-shading-value="0" style:font-name-asian="Nimbus Sans" style:font-size-asian="12.25pt" style:font-weight-asian="normal" style:font-name-complex="Noto Sans Devanagari1" style:font-size-complex="14pt" style:font-weight-complex="normal"/>
    </style:style>
    <style:style style:name="T686" style:family="text">
      <style:text-properties style:use-window-font-color="true" style:text-position="0% 100%" style:font-name="Nimbus Sans1" fo:font-size="14pt" style:text-underline-style="none" fo:font-weight="normal" officeooo:rsid="052b106c" fo:background-color="transparent" loext:char-shading-value="0" style:font-name-asian="Nimbus Sans" style:font-size-asian="12.25pt" style:font-weight-asian="normal" style:font-name-complex="Noto Sans Devanagari1" style:font-size-complex="14pt" style:font-weight-complex="normal"/>
    </style:style>
    <style:style style:name="T687" style:family="text">
      <style:text-properties style:use-window-font-color="true" style:text-position="0% 100%" style:font-name="Nimbus Sans1" fo:font-size="14pt" style:text-underline-style="none" fo:font-weight="normal" officeooo:rsid="052bc636" fo:background-color="transparent" loext:char-shading-value="0" style:font-name-asian="Nimbus Sans" style:font-size-asian="12.25pt" style:font-weight-asian="normal" style:font-name-complex="Noto Sans Devanagari1" style:font-size-complex="14pt" style:font-weight-complex="normal"/>
    </style:style>
    <style:style style:name="T688" style:family="text">
      <style:text-properties style:use-window-font-color="true" style:text-position="0% 100%" style:font-name="Nimbus Sans1" fo:font-size="14pt" style:text-underline-style="none" fo:font-weight="normal" officeooo:rsid="052d0f04" fo:background-color="transparent" loext:char-shading-value="0" style:font-name-asian="Nimbus Sans" style:font-size-asian="12.25pt" style:font-weight-asian="normal" style:font-name-complex="Noto Sans Devanagari1" style:font-size-complex="14pt" style:font-weight-complex="normal"/>
    </style:style>
    <style:style style:name="T689" style:family="text">
      <style:text-properties style:use-window-font-color="true" style:text-position="0% 100%" style:font-name="Nimbus Sans1" fo:font-size="14pt" style:text-underline-style="none" fo:font-weight="normal" officeooo:rsid="052d46dd" fo:background-color="transparent" loext:char-shading-value="0" style:font-name-asian="Nimbus Sans" style:font-size-asian="12.25pt" style:font-weight-asian="normal" style:font-name-complex="Noto Sans Devanagari1" style:font-size-complex="14pt" style:font-weight-complex="normal"/>
    </style:style>
    <style:style style:name="T690" style:family="text">
      <style:text-properties style:use-window-font-color="true" style:text-position="0% 100%" style:font-name="Nimbus Sans1" fo:font-size="14pt" style:text-underline-style="none" fo:font-weight="normal" officeooo:rsid="052eb4c6" fo:background-color="transparent" loext:char-shading-value="0" style:font-name-asian="Nimbus Sans" style:font-size-asian="12.25pt" style:font-weight-asian="normal" style:font-name-complex="Noto Sans Devanagari1" style:font-size-complex="14pt" style:font-weight-complex="normal"/>
    </style:style>
    <style:style style:name="T691" style:family="text">
      <style:text-properties style:use-window-font-color="true" style:text-position="0% 100%" style:font-name="Nimbus Sans1" fo:font-size="14pt" style:text-underline-style="none" fo:font-weight="normal" officeooo:rsid="05305503" fo:background-color="transparent" loext:char-shading-value="0" style:font-name-asian="Nimbus Sans" style:font-size-asian="12.25pt" style:font-weight-asian="normal" style:font-name-complex="Noto Sans Devanagari1" style:font-size-complex="14pt" style:font-weight-complex="normal"/>
    </style:style>
    <style:style style:name="T692" style:family="text">
      <style:text-properties style:use-window-font-color="true" style:text-position="0% 100%" style:font-name="Nimbus Sans1" fo:font-size="14pt" style:text-underline-style="none" fo:font-weight="normal" officeooo:rsid="053275b7" fo:background-color="transparent" loext:char-shading-value="0" style:font-name-asian="Nimbus Sans" style:font-size-asian="12.25pt" style:font-weight-asian="normal" style:font-name-complex="Noto Sans Devanagari1" style:font-size-complex="14pt" style:font-weight-complex="normal"/>
    </style:style>
    <style:style style:name="T693" style:family="text">
      <style:text-properties style:use-window-font-color="true" style:text-position="0% 100%" style:font-name="Nimbus Sans1" fo:font-size="14pt" style:text-underline-style="none" fo:font-weight="normal" officeooo:rsid="0533f3c9" fo:background-color="transparent" loext:char-shading-value="0" style:font-name-asian="Nimbus Sans" style:font-size-asian="12.25pt" style:font-weight-asian="normal" style:font-name-complex="Noto Sans Devanagari1" style:font-size-complex="14pt" style:font-weight-complex="normal"/>
    </style:style>
    <style:style style:name="T694" style:family="text">
      <style:text-properties style:use-window-font-color="true" style:text-position="0% 100%" style:font-name="Nimbus Sans1" fo:font-size="14pt" style:text-underline-style="none" fo:font-weight="normal" officeooo:rsid="0534ef73" fo:background-color="transparent" loext:char-shading-value="0" style:font-name-asian="Nimbus Sans" style:font-size-asian="12.25pt" style:font-weight-asian="normal" style:font-name-complex="Noto Sans Devanagari1" style:font-size-complex="14pt" style:font-weight-complex="normal"/>
    </style:style>
    <style:style style:name="T695" style:family="text">
      <style:text-properties style:use-window-font-color="true" style:text-position="0% 100%" style:font-name="Nimbus Sans1" fo:font-size="14pt" style:text-underline-style="none" fo:font-weight="normal" officeooo:rsid="05363ed4" fo:background-color="transparent" loext:char-shading-value="0" style:font-name-asian="Nimbus Sans" style:font-size-asian="12.25pt" style:font-weight-asian="normal" style:font-name-complex="Noto Sans Devanagari1" style:font-size-complex="14pt" style:font-weight-complex="normal"/>
    </style:style>
    <style:style style:name="T696" style:family="text">
      <style:text-properties style:use-window-font-color="true" style:text-position="0% 100%" style:font-name="Nimbus Sans1" fo:font-size="14pt" style:text-underline-style="none" fo:font-weight="normal" officeooo:rsid="053734f1" fo:background-color="transparent" loext:char-shading-value="0" style:font-name-asian="Nimbus Sans" style:font-size-asian="12.25pt" style:font-weight-asian="normal" style:font-name-complex="Noto Sans Devanagari1" style:font-size-complex="14pt" style:font-weight-complex="normal"/>
    </style:style>
    <style:style style:name="T697" style:family="text">
      <style:text-properties style:use-window-font-color="true" style:text-position="0% 100%" style:font-name="Nimbus Sans1" fo:font-size="14pt" style:text-underline-style="none" fo:font-weight="normal" officeooo:rsid="0537b64f" fo:background-color="transparent" loext:char-shading-value="0" style:font-name-asian="Nimbus Sans" style:font-size-asian="12.25pt" style:font-weight-asian="normal" style:font-name-complex="Noto Sans Devanagari1" style:font-size-complex="14pt" style:font-weight-complex="normal"/>
    </style:style>
    <style:style style:name="T698" style:family="text">
      <style:text-properties style:use-window-font-color="true" style:text-position="0% 100%" style:font-name="Nimbus Sans1" fo:font-size="14pt" style:text-underline-style="none" fo:font-weight="normal" officeooo:rsid="05384667" fo:background-color="transparent" loext:char-shading-value="0" style:font-name-asian="Nimbus Sans" style:font-size-asian="12.25pt" style:font-weight-asian="normal" style:font-name-complex="Noto Sans Devanagari1" style:font-size-complex="14pt" style:font-weight-complex="normal"/>
    </style:style>
    <style:style style:name="T699" style:family="text">
      <style:text-properties style:use-window-font-color="true" style:text-position="0% 100%" style:font-name="Nimbus Sans1" fo:font-size="14pt" style:text-underline-style="none" fo:font-weight="normal" officeooo:rsid="053867be" fo:background-color="transparent" loext:char-shading-value="0" style:font-name-asian="Nimbus Sans" style:font-size-asian="12.25pt" style:font-weight-asian="normal" style:font-name-complex="Noto Sans Devanagari1" style:font-size-complex="14pt" style:font-weight-complex="normal"/>
    </style:style>
    <style:style style:name="T700" style:family="text">
      <style:text-properties style:use-window-font-color="true" style:text-position="0% 100%" style:font-name="Nimbus Sans1" fo:font-size="14pt" style:text-underline-style="none" fo:font-weight="normal" officeooo:rsid="0539d263" fo:background-color="transparent" loext:char-shading-value="0" style:font-name-asian="Nimbus Sans" style:font-size-asian="12.25pt" style:font-weight-asian="normal" style:font-name-complex="Noto Sans Devanagari1" style:font-size-complex="14pt" style:font-weight-complex="normal"/>
    </style:style>
    <style:style style:name="T701" style:family="text">
      <style:text-properties style:use-window-font-color="true" style:text-position="0% 100%" style:font-name="Nimbus Sans1" fo:font-size="14pt" style:text-underline-style="none" fo:font-weight="normal" officeooo:rsid="053b99be" fo:background-color="transparent" loext:char-shading-value="0" style:font-name-asian="Nimbus Sans" style:font-size-asian="12.25pt" style:font-weight-asian="normal" style:font-name-complex="Noto Sans Devanagari1" style:font-size-complex="14pt" style:font-weight-complex="normal"/>
    </style:style>
    <style:style style:name="T702" style:family="text">
      <style:text-properties style:use-window-font-color="true" style:text-position="0% 100%" style:font-name="Nimbus Sans1" fo:font-size="14pt" style:text-underline-style="none" fo:font-weight="normal" officeooo:rsid="053c81e1" fo:background-color="transparent" loext:char-shading-value="0" style:font-name-asian="Nimbus Sans" style:font-size-asian="12.25pt" style:font-weight-asian="normal" style:font-name-complex="Noto Sans Devanagari1" style:font-size-complex="14pt" style:font-weight-complex="normal"/>
    </style:style>
    <style:style style:name="T703" style:family="text">
      <style:text-properties style:use-window-font-color="true" style:text-position="0% 100%" style:font-name="Nimbus Sans1" fo:font-size="14pt" style:text-underline-style="none" fo:font-weight="normal" officeooo:rsid="053d4824" fo:background-color="transparent" loext:char-shading-value="0" style:font-name-asian="Nimbus Sans" style:font-size-asian="12.25pt" style:font-weight-asian="normal" style:font-name-complex="Noto Sans Devanagari1" style:font-size-complex="14pt" style:font-weight-complex="normal"/>
    </style:style>
    <style:style style:name="T704" style:family="text">
      <style:text-properties style:use-window-font-color="true" style:text-position="0% 100%" style:font-name="Nimbus Sans1" fo:font-size="14pt" style:text-underline-style="none" fo:font-weight="normal" officeooo:rsid="053d61d3" fo:background-color="transparent" loext:char-shading-value="0" style:font-name-asian="Nimbus Sans" style:font-size-asian="12.25pt" style:font-weight-asian="normal" style:font-name-complex="Noto Sans Devanagari1" style:font-size-complex="14pt" style:font-weight-complex="normal"/>
    </style:style>
    <style:style style:name="T705" style:family="text">
      <style:text-properties style:use-window-font-color="true" style:text-position="0% 100%" style:font-name="Nimbus Sans1" fo:font-size="14pt" style:text-underline-style="none" fo:font-weight="normal" officeooo:rsid="053e8129" fo:background-color="transparent" loext:char-shading-value="0" style:font-name-asian="Nimbus Sans" style:font-size-asian="12.25pt" style:font-weight-asian="normal" style:font-name-complex="Noto Sans Devanagari1" style:font-size-complex="14pt" style:font-weight-complex="normal"/>
    </style:style>
    <style:style style:name="T706" style:family="text">
      <style:text-properties style:use-window-font-color="true" style:text-position="0% 100%" style:font-name="Nimbus Sans1" fo:font-size="14pt" style:text-underline-style="none" fo:font-weight="normal" officeooo:rsid="053faa86" fo:background-color="transparent" loext:char-shading-value="0" style:font-name-asian="Nimbus Sans" style:font-size-asian="12.25pt" style:font-weight-asian="normal" style:font-name-complex="Noto Sans Devanagari1" style:font-size-complex="14pt" style:font-weight-complex="normal"/>
    </style:style>
    <style:style style:name="T707" style:family="text">
      <style:text-properties style:use-window-font-color="true" style:text-position="0% 100%" style:font-name="Nimbus Sans1" fo:font-size="14pt" style:text-underline-style="none" fo:font-weight="normal" officeooo:rsid="054029dd" fo:background-color="transparent" loext:char-shading-value="0" style:font-name-asian="Nimbus Sans" style:font-size-asian="12.25pt" style:font-weight-asian="normal" style:font-name-complex="Noto Sans Devanagari1" style:font-size-complex="14pt" style:font-weight-complex="normal"/>
    </style:style>
    <style:style style:name="T708" style:family="text">
      <style:text-properties style:use-window-font-color="true" style:text-position="0% 100%" style:font-name="Nimbus Sans1" fo:font-size="14pt" style:text-underline-style="none" fo:font-weight="normal" officeooo:rsid="0541329e" fo:background-color="transparent" loext:char-shading-value="0" style:font-name-asian="Nimbus Sans" style:font-size-asian="12.25pt" style:font-weight-asian="normal" style:font-name-complex="Noto Sans Devanagari1" style:font-size-complex="14pt" style:font-weight-complex="normal"/>
    </style:style>
    <style:style style:name="T709" style:family="text">
      <style:text-properties style:use-window-font-color="true" style:text-position="0% 100%" style:font-name="Nimbus Sans1" fo:font-size="14pt" style:text-underline-style="none" fo:font-weight="normal" officeooo:rsid="05426930" fo:background-color="transparent" loext:char-shading-value="0" style:font-name-asian="Nimbus Sans" style:font-size-asian="12.25pt" style:font-weight-asian="normal" style:font-name-complex="Noto Sans Devanagari1" style:font-size-complex="14pt" style:font-weight-complex="normal"/>
    </style:style>
    <style:style style:name="T710" style:family="text">
      <style:text-properties style:use-window-font-color="true" style:text-position="0% 100%" style:font-name="Nimbus Sans1" fo:font-size="14pt" style:text-underline-style="none" fo:font-weight="normal" officeooo:rsid="05468430" fo:background-color="transparent" loext:char-shading-value="0" style:font-name-asian="Nimbus Sans" style:font-size-asian="12.25pt" style:font-weight-asian="normal" style:font-name-complex="Noto Sans Devanagari1" style:font-size-complex="14pt" style:font-weight-complex="normal"/>
    </style:style>
    <style:style style:name="T711" style:family="text">
      <style:text-properties style:use-window-font-color="true" style:text-position="0% 100%" style:font-name="Nimbus Sans1" fo:font-size="14pt" style:text-underline-style="none" fo:font-weight="normal" officeooo:rsid="054814aa" fo:background-color="transparent" loext:char-shading-value="0" style:font-name-asian="Nimbus Sans" style:font-size-asian="12.25pt" style:font-weight-asian="normal" style:font-name-complex="Noto Sans Devanagari1" style:font-size-complex="14pt" style:font-weight-complex="normal"/>
    </style:style>
    <style:style style:name="T712" style:family="text">
      <style:text-properties style:use-window-font-color="true" style:text-position="0% 100%" style:font-name="Nimbus Sans1" fo:font-size="14pt" style:text-underline-style="none" fo:font-weight="normal" officeooo:rsid="054b3aa7" fo:background-color="transparent" loext:char-shading-value="0" style:font-name-asian="Nimbus Sans" style:font-size-asian="12.25pt" style:font-weight-asian="normal" style:font-name-complex="Noto Sans Devanagari1" style:font-size-complex="14pt" style:font-weight-complex="normal"/>
    </style:style>
    <style:style style:name="T713" style:family="text">
      <style:text-properties style:use-window-font-color="true" style:text-position="0% 100%" style:font-name="Nimbus Sans1" fo:font-size="14pt" style:text-underline-style="none" fo:font-weight="normal" officeooo:rsid="05661045" fo:background-color="transparent" loext:char-shading-value="0" style:font-name-asian="Nimbus Sans" style:font-size-asian="12.25pt" style:font-weight-asian="normal" style:font-name-complex="Noto Sans Devanagari1" style:font-size-complex="14pt" style:font-weight-complex="normal"/>
    </style:style>
    <style:style style:name="T714" style:family="text">
      <style:text-properties style:use-window-font-color="true" style:text-position="0% 100%" style:font-name="Nimbus Sans1" fo:font-size="14pt" style:text-underline-style="none" fo:font-weight="normal" officeooo:rsid="05694343" fo:background-color="transparent" loext:char-shading-value="0" style:font-name-asian="Nimbus Sans" style:font-size-asian="12.25pt" style:font-weight-asian="normal" style:font-name-complex="Noto Sans Devanagari1" style:font-size-complex="14pt" style:font-weight-complex="normal"/>
    </style:style>
    <style:style style:name="T715" style:family="text">
      <style:text-properties style:use-window-font-color="true" style:text-position="0% 100%" style:font-name="Nimbus Sans1" fo:font-size="14pt" style:text-underline-style="none" fo:font-weight="normal" officeooo:rsid="056a83a7" fo:background-color="transparent" loext:char-shading-value="0" style:font-name-asian="Nimbus Sans" style:font-size-asian="12.25pt" style:font-weight-asian="normal" style:font-name-complex="Noto Sans Devanagari1" style:font-size-complex="14pt" style:font-weight-complex="normal"/>
    </style:style>
    <style:style style:name="T716" style:family="text">
      <style:text-properties style:use-window-font-color="true" style:text-position="0% 100%" style:font-name="Nimbus Sans1" fo:font-size="14pt" style:text-underline-style="none" fo:font-weight="normal" officeooo:rsid="056bb640" fo:background-color="transparent" loext:char-shading-value="0" style:font-name-asian="Nimbus Sans" style:font-size-asian="12.25pt" style:font-weight-asian="normal" style:font-name-complex="Noto Sans Devanagari1" style:font-size-complex="14pt" style:font-weight-complex="normal"/>
    </style:style>
    <style:style style:name="T717" style:family="text">
      <style:text-properties style:use-window-font-color="true" style:text-position="0% 100%" style:font-name="Nimbus Sans1" fo:font-size="14pt" style:text-underline-style="none" fo:font-weight="normal" officeooo:rsid="056bce65" fo:background-color="transparent" loext:char-shading-value="0" style:font-name-asian="Nimbus Sans" style:font-size-asian="12.25pt" style:font-weight-asian="normal" style:font-name-complex="Noto Sans Devanagari1" style:font-size-complex="14pt" style:font-weight-complex="normal"/>
    </style:style>
    <style:style style:name="T718" style:family="text">
      <style:text-properties style:use-window-font-color="true" style:text-position="0% 100%" style:font-name="Nimbus Sans1" fo:font-size="14pt" style:text-underline-style="none" fo:font-weight="normal" officeooo:rsid="056d0cd1" fo:background-color="transparent" loext:char-shading-value="0" style:font-name-asian="Nimbus Sans" style:font-size-asian="12.25pt" style:font-weight-asian="normal" style:font-name-complex="Noto Sans Devanagari1" style:font-size-complex="14pt" style:font-weight-complex="normal"/>
    </style:style>
    <style:style style:name="T719" style:family="text">
      <style:text-properties style:use-window-font-color="true" style:text-position="0% 100%" style:font-name="Nimbus Sans1" fo:font-size="14pt" style:text-underline-style="none" fo:font-weight="normal" officeooo:rsid="056d9911" fo:background-color="transparent" loext:char-shading-value="0" style:font-name-asian="Nimbus Sans" style:font-size-asian="12.25pt" style:font-weight-asian="normal" style:font-name-complex="Noto Sans Devanagari1" style:font-size-complex="14pt" style:font-weight-complex="normal"/>
    </style:style>
    <style:style style:name="T720" style:family="text">
      <style:text-properties style:use-window-font-color="true" style:text-position="0% 100%" style:font-name="Nimbus Sans1" fo:font-size="14pt" style:text-underline-style="none" fo:font-weight="normal" officeooo:rsid="056e9ffa" fo:background-color="transparent" loext:char-shading-value="0" style:font-name-asian="Nimbus Sans" style:font-size-asian="12.25pt" style:font-weight-asian="normal" style:font-name-complex="Noto Sans Devanagari1" style:font-size-complex="14pt" style:font-weight-complex="normal"/>
    </style:style>
    <style:style style:name="T721" style:family="text">
      <style:text-properties style:use-window-font-color="true" style:text-position="0% 100%" style:font-name="Nimbus Sans1" fo:font-size="14pt" style:text-underline-style="none" fo:font-weight="normal" officeooo:rsid="05754bb9" fo:background-color="transparent" loext:char-shading-value="0" style:font-name-asian="Nimbus Sans" style:font-size-asian="12.25pt" style:font-weight-asian="normal" style:font-name-complex="Noto Sans Devanagari1" style:font-size-complex="14pt" style:font-weight-complex="normal"/>
    </style:style>
    <style:style style:name="T722" style:family="text">
      <style:text-properties style:use-window-font-color="true" style:text-position="0% 100%" style:font-name="Nimbus Sans1" fo:font-size="14pt" style:text-underline-style="none" fo:font-weight="normal" officeooo:rsid="057a18a1" fo:background-color="transparent" loext:char-shading-value="0" style:font-name-asian="Nimbus Sans" style:font-size-asian="12.25pt" style:font-weight-asian="normal" style:font-name-complex="Noto Sans Devanagari1" style:font-size-complex="14pt" style:font-weight-complex="normal"/>
    </style:style>
    <style:style style:name="T723" style:family="text">
      <style:text-properties style:use-window-font-color="true" style:text-position="0% 100%" style:font-name="Nimbus Sans1" fo:font-size="14pt" style:text-underline-style="none" fo:font-weight="normal" officeooo:rsid="057a5892" fo:background-color="transparent" loext:char-shading-value="0" style:font-name-asian="Nimbus Sans" style:font-size-asian="12.25pt" style:font-weight-asian="normal" style:font-name-complex="Noto Sans Devanagari1" style:font-size-complex="14pt" style:font-weight-complex="normal"/>
    </style:style>
    <style:style style:name="T724" style:family="text">
      <style:text-properties style:use-window-font-color="true" style:text-position="0% 100%" style:font-name="Nimbus Sans1" fo:font-size="14pt" style:text-underline-style="none" fo:font-weight="normal" officeooo:rsid="057a9cd4" fo:background-color="transparent" loext:char-shading-value="0" style:font-name-asian="Nimbus Sans" style:font-size-asian="12.25pt" style:font-weight-asian="normal" style:font-name-complex="Noto Sans Devanagari1" style:font-size-complex="14pt" style:font-weight-complex="normal"/>
    </style:style>
    <style:style style:name="T725" style:family="text">
      <style:text-properties style:use-window-font-color="true" style:text-position="0% 100%" style:font-name="Nimbus Sans1" fo:font-size="14pt" style:text-underline-style="none" fo:font-weight="normal" officeooo:rsid="057b7e2c" fo:background-color="transparent" loext:char-shading-value="0" style:font-name-asian="Nimbus Sans" style:font-size-asian="12.25pt" style:font-weight-asian="normal" style:font-name-complex="Noto Sans Devanagari1" style:font-size-complex="14pt" style:font-weight-complex="normal"/>
    </style:style>
    <style:style style:name="T726" style:family="text">
      <style:text-properties style:use-window-font-color="true" style:text-position="0% 100%" style:font-name="Nimbus Sans1" fo:font-size="14pt" style:text-underline-style="none" fo:font-weight="normal" officeooo:rsid="057d76b1" fo:background-color="transparent" loext:char-shading-value="0" style:font-name-asian="Nimbus Sans" style:font-size-asian="12.25pt" style:font-weight-asian="normal" style:font-name-complex="Noto Sans Devanagari1" style:font-size-complex="14pt" style:font-weight-complex="normal"/>
    </style:style>
    <style:style style:name="T727" style:family="text">
      <style:text-properties style:use-window-font-color="true" style:text-position="0% 100%" style:font-name="Nimbus Sans1" fo:font-size="14pt" style:text-underline-style="none" fo:font-weight="normal" officeooo:rsid="057eb04c" fo:background-color="transparent" loext:char-shading-value="0" style:font-name-asian="Nimbus Sans" style:font-size-asian="12.25pt" style:font-weight-asian="normal" style:font-name-complex="Noto Sans Devanagari1" style:font-size-complex="14pt" style:font-weight-complex="normal"/>
    </style:style>
    <style:style style:name="T728" style:family="text">
      <style:text-properties style:use-window-font-color="true" style:text-position="0% 100%" style:font-name="Nimbus Sans1" fo:font-size="14pt" style:text-underline-style="none" fo:font-weight="normal" officeooo:rsid="057f45b8" fo:background-color="transparent" loext:char-shading-value="0" style:font-name-asian="Nimbus Sans" style:font-size-asian="12.25pt" style:font-weight-asian="normal" style:font-name-complex="Noto Sans Devanagari1" style:font-size-complex="14pt" style:font-weight-complex="normal"/>
    </style:style>
    <style:style style:name="T729" style:family="text">
      <style:text-properties style:use-window-font-color="true" style:text-position="0% 100%" style:font-name="Nimbus Sans1" fo:font-size="14pt" style:text-underline-style="none" fo:font-weight="normal" officeooo:rsid="05800760" fo:background-color="transparent" loext:char-shading-value="0" style:font-name-asian="Nimbus Sans" style:font-size-asian="12.25pt" style:font-weight-asian="normal" style:font-name-complex="Noto Sans Devanagari1" style:font-size-complex="14pt" style:font-weight-complex="normal"/>
    </style:style>
    <style:style style:name="T730" style:family="text">
      <style:text-properties style:use-window-font-color="true" style:text-position="0% 100%" style:font-name="Nimbus Sans1" fo:font-size="14pt" style:text-underline-style="none" fo:font-weight="normal" officeooo:rsid="0581d761" fo:background-color="transparent" loext:char-shading-value="0" style:font-name-asian="Nimbus Sans" style:font-size-asian="12.25pt" style:font-weight-asian="normal" style:font-name-complex="Noto Sans Devanagari1" style:font-size-complex="14pt" style:font-weight-complex="normal"/>
    </style:style>
    <style:style style:name="T731" style:family="text">
      <style:text-properties style:use-window-font-color="true" style:text-position="0% 100%" style:font-name="Nimbus Sans1" fo:font-size="14pt" style:text-underline-style="none" fo:font-weight="normal" officeooo:rsid="0583638c" fo:background-color="transparent" loext:char-shading-value="0" style:font-name-asian="Nimbus Sans" style:font-size-asian="12.25pt" style:font-weight-asian="normal" style:font-name-complex="Noto Sans Devanagari1" style:font-size-complex="14pt" style:font-weight-complex="normal"/>
    </style:style>
    <style:style style:name="T732" style:family="text">
      <style:text-properties style:use-window-font-color="true" style:text-position="0% 100%" style:font-name="Nimbus Sans1" fo:font-size="14pt" style:text-underline-style="none" fo:font-weight="normal" officeooo:rsid="05850c53" fo:background-color="transparent" loext:char-shading-value="0" style:font-name-asian="Nimbus Sans" style:font-size-asian="12.25pt" style:font-weight-asian="normal" style:font-name-complex="Noto Sans Devanagari1" style:font-size-complex="14pt" style:font-weight-complex="normal"/>
    </style:style>
    <style:style style:name="T733" style:family="text">
      <style:text-properties style:use-window-font-color="true" style:text-position="0% 100%" style:font-name="Nimbus Sans1" fo:font-size="14pt" style:text-underline-style="none" fo:font-weight="normal" officeooo:rsid="0587fe80" fo:background-color="transparent" loext:char-shading-value="0" style:font-name-asian="Nimbus Sans" style:font-size-asian="12.25pt" style:font-weight-asian="normal" style:font-name-complex="Noto Sans Devanagari1" style:font-size-complex="14pt" style:font-weight-complex="normal"/>
    </style:style>
    <style:style style:name="T734" style:family="text">
      <style:text-properties style:use-window-font-color="true" style:text-position="0% 100%" style:font-name="Nimbus Sans1" fo:font-size="14pt" style:text-underline-style="none" fo:font-weight="normal" officeooo:rsid="058904be" fo:background-color="transparent" loext:char-shading-value="0" style:font-name-asian="Nimbus Sans" style:font-size-asian="12.25pt" style:font-weight-asian="normal" style:font-name-complex="Noto Sans Devanagari1" style:font-size-complex="14pt" style:font-weight-complex="normal"/>
    </style:style>
    <style:style style:name="T735" style:family="text">
      <style:text-properties style:use-window-font-color="true" style:text-position="0% 100%" style:font-name="Nimbus Sans1" fo:font-size="14pt" style:text-underline-style="none" fo:font-weight="normal" officeooo:rsid="058a84de" fo:background-color="transparent" loext:char-shading-value="0" style:font-name-asian="Nimbus Sans" style:font-size-asian="12.25pt" style:font-weight-asian="normal" style:font-name-complex="Noto Sans Devanagari1" style:font-size-complex="14pt" style:font-weight-complex="normal"/>
    </style:style>
    <style:style style:name="T736" style:family="text">
      <style:text-properties style:use-window-font-color="true" style:text-position="0% 100%" style:font-name="Nimbus Sans1" fo:font-size="14pt" style:text-underline-style="none" fo:font-weight="normal" officeooo:rsid="058b8729" fo:background-color="transparent" loext:char-shading-value="0" style:font-name-asian="Nimbus Sans" style:font-size-asian="12.25pt" style:font-weight-asian="normal" style:font-name-complex="Noto Sans Devanagari1" style:font-size-complex="14pt" style:font-weight-complex="normal"/>
    </style:style>
    <style:style style:name="T737" style:family="text">
      <style:text-properties style:use-window-font-color="true" style:text-position="0% 100%" style:font-name="Nimbus Sans1" fo:font-size="14pt" style:text-underline-style="none" fo:font-weight="normal" officeooo:rsid="058bed65" fo:background-color="transparent" loext:char-shading-value="0" style:font-name-asian="Nimbus Sans" style:font-size-asian="12.25pt" style:font-weight-asian="normal" style:font-name-complex="Noto Sans Devanagari1" style:font-size-complex="14pt" style:font-weight-complex="normal"/>
    </style:style>
    <style:style style:name="T738" style:family="text">
      <style:text-properties style:use-window-font-color="true" style:text-position="0% 100%" style:font-name="Nimbus Sans1" fo:font-size="14pt" style:text-underline-style="none" fo:font-weight="normal" officeooo:rsid="058d7e25" fo:background-color="transparent" loext:char-shading-value="0" style:font-name-asian="Nimbus Sans" style:font-size-asian="12.25pt" style:font-weight-asian="normal" style:font-name-complex="Noto Sans Devanagari1" style:font-size-complex="14pt" style:font-weight-complex="normal"/>
    </style:style>
    <style:style style:name="T739" style:family="text">
      <style:text-properties style:use-window-font-color="true" style:text-position="0% 100%" style:font-name="Nimbus Sans1" fo:font-size="14pt" style:text-underline-style="none" fo:font-weight="normal" officeooo:rsid="058e5a4c" fo:background-color="transparent" loext:char-shading-value="0" style:font-name-asian="Nimbus Sans" style:font-size-asian="12.25pt" style:font-weight-asian="normal" style:font-name-complex="Noto Sans Devanagari1" style:font-size-complex="14pt" style:font-weight-complex="normal"/>
    </style:style>
    <style:style style:name="T740" style:family="text">
      <style:text-properties style:use-window-font-color="true" style:text-position="0% 100%" style:font-name="Nimbus Sans1" fo:font-size="14pt" style:text-underline-style="none" fo:font-weight="normal" officeooo:rsid="058fcfcc" fo:background-color="transparent" loext:char-shading-value="0" style:font-name-asian="Nimbus Sans" style:font-size-asian="12.25pt" style:font-weight-asian="normal" style:font-name-complex="Noto Sans Devanagari1" style:font-size-complex="14pt" style:font-weight-complex="normal"/>
    </style:style>
    <style:style style:name="T741" style:family="text">
      <style:text-properties style:use-window-font-color="true" style:text-position="0% 100%" style:font-name="Nimbus Sans1" fo:font-size="14pt" style:text-underline-style="none" fo:font-weight="normal" officeooo:rsid="05932f59" fo:background-color="transparent" loext:char-shading-value="0" style:font-name-asian="Nimbus Sans" style:font-size-asian="12.25pt" style:font-weight-asian="normal" style:font-name-complex="Noto Sans Devanagari1" style:font-size-complex="14pt" style:font-weight-complex="normal"/>
    </style:style>
    <style:style style:name="T742" style:family="text">
      <style:text-properties style:use-window-font-color="true" style:text-position="0% 100%" style:font-name="Nimbus Sans1" fo:font-size="14pt" style:text-underline-style="none" fo:font-weight="normal" fo:background-color="transparent" loext:char-shading-value="0" style:font-name-asian="Nimbus Sans" style:font-size-asian="12.25pt" style:font-weight-asian="normal" style:font-name-complex="Noto Sans Devanagari1" style:font-size-complex="14pt" style:font-weight-complex="normal"/>
    </style:style>
    <style:style style:name="T743" style:family="text">
      <style:text-properties style:use-window-font-color="true" style:text-position="0% 100%" style:font-name="Nimbus Sans1" fo:font-size="14pt" style:text-underline-style="none" fo:font-weight="normal" officeooo:rsid="0595598e" fo:background-color="transparent" loext:char-shading-value="0" style:font-name-asian="Nimbus Sans" style:font-size-asian="12.25pt" style:font-weight-asian="normal" style:font-name-complex="Noto Sans Devanagari1" style:font-size-complex="14pt" style:font-weight-complex="normal"/>
    </style:style>
    <style:style style:name="T744" style:family="text">
      <style:text-properties style:use-window-font-color="true" style:text-position="0% 100%" style:font-name="Nimbus Sans1" fo:font-size="14pt" style:text-underline-style="none" fo:font-weight="normal" officeooo:rsid="0596d4a8" fo:background-color="transparent" loext:char-shading-value="0" style:font-name-asian="Nimbus Sans" style:font-size-asian="12.25pt" style:font-weight-asian="normal" style:font-name-complex="Noto Sans Devanagari1" style:font-size-complex="14pt" style:font-weight-complex="normal"/>
    </style:style>
    <style:style style:name="T745" style:family="text">
      <style:text-properties style:use-window-font-color="true" style:text-position="0% 100%" style:font-name="Nimbus Sans1" fo:font-size="14pt" style:text-underline-style="none" fo:font-weight="normal" officeooo:rsid="05988f82" fo:background-color="transparent" loext:char-shading-value="0" style:font-name-asian="Nimbus Sans" style:font-size-asian="12.25pt" style:font-weight-asian="normal" style:font-name-complex="Noto Sans Devanagari1" style:font-size-complex="14pt" style:font-weight-complex="normal"/>
    </style:style>
    <style:style style:name="T746" style:family="text">
      <style:text-properties style:use-window-font-color="true" style:text-position="0% 100%" style:font-name="Nimbus Sans1" fo:font-size="14pt" style:text-underline-style="none" fo:font-weight="normal" officeooo:rsid="0598aacc" fo:background-color="transparent" loext:char-shading-value="0" style:font-name-asian="Nimbus Sans" style:font-size-asian="12.25pt" style:font-weight-asian="normal" style:font-name-complex="Noto Sans Devanagari1" style:font-size-complex="14pt" style:font-weight-complex="normal"/>
    </style:style>
    <style:style style:name="T747" style:family="text">
      <style:text-properties style:use-window-font-color="true" style:text-position="0% 100%" style:font-name="Nimbus Sans1" fo:font-size="14pt" style:text-underline-style="none" fo:font-weight="normal" officeooo:rsid="0598edb5" fo:background-color="transparent" loext:char-shading-value="0" style:font-name-asian="Nimbus Sans" style:font-size-asian="12.25pt" style:font-weight-asian="normal" style:font-name-complex="Noto Sans Devanagari1" style:font-size-complex="14pt" style:font-weight-complex="normal"/>
    </style:style>
    <style:style style:name="T748" style:family="text">
      <style:text-properties style:use-window-font-color="true" style:text-position="0% 100%" style:font-name="Nimbus Sans1" fo:font-size="14pt" style:text-underline-style="none" fo:font-weight="normal" officeooo:rsid="059aa0bc" fo:background-color="transparent" loext:char-shading-value="0" style:font-name-asian="Nimbus Sans" style:font-size-asian="12.25pt" style:font-weight-asian="normal" style:font-name-complex="Noto Sans Devanagari1" style:font-size-complex="14pt" style:font-weight-complex="normal"/>
    </style:style>
    <style:style style:name="T749" style:family="text">
      <style:text-properties style:use-window-font-color="true" style:text-position="0% 100%" style:font-name="Nimbus Sans1" fo:font-size="14pt" style:text-underline-style="none" fo:font-weight="normal" officeooo:rsid="059d5060" fo:background-color="transparent" loext:char-shading-value="0" style:font-name-asian="Nimbus Sans" style:font-size-asian="12.25pt" style:font-weight-asian="normal" style:font-name-complex="Noto Sans Devanagari1" style:font-size-complex="14pt" style:font-weight-complex="normal"/>
    </style:style>
    <style:style style:name="T750" style:family="text">
      <style:text-properties style:use-window-font-color="true" style:text-position="0% 100%" style:font-name="Nimbus Sans1" fo:font-size="14pt" style:text-underline-style="none" fo:font-weight="normal" officeooo:rsid="059dcacc" fo:background-color="transparent" loext:char-shading-value="0" style:font-name-asian="Nimbus Sans" style:font-size-asian="12.25pt" style:font-weight-asian="normal" style:font-name-complex="Noto Sans Devanagari1" style:font-size-complex="14pt" style:font-weight-complex="normal"/>
    </style:style>
    <style:style style:name="T751" style:family="text">
      <style:text-properties style:use-window-font-color="true" style:text-position="0% 100%" style:font-name="Nimbus Sans1" fo:font-size="14pt" style:text-underline-style="none" fo:font-weight="normal" officeooo:rsid="059f2352" fo:background-color="transparent" loext:char-shading-value="0" style:font-name-asian="Nimbus Sans" style:font-size-asian="12.25pt" style:font-weight-asian="normal" style:font-name-complex="Noto Sans Devanagari1" style:font-size-complex="14pt" style:font-weight-complex="normal"/>
    </style:style>
    <style:style style:name="T752" style:family="text">
      <style:text-properties style:use-window-font-color="true" style:text-position="0% 100%" style:font-name="Nimbus Sans1" fo:font-size="14pt" style:text-underline-style="none" fo:font-weight="normal" officeooo:rsid="05a098ab" fo:background-color="transparent" loext:char-shading-value="0" style:font-name-asian="Nimbus Sans" style:font-size-asian="12.25pt" style:font-weight-asian="normal" style:font-name-complex="Noto Sans Devanagari1" style:font-size-complex="14pt" style:font-weight-complex="normal"/>
    </style:style>
    <style:style style:name="T753" style:family="text">
      <style:text-properties style:use-window-font-color="true" style:text-position="0% 100%" style:font-name="Nimbus Sans1" fo:font-size="14pt" style:text-underline-style="none" fo:font-weight="normal" officeooo:rsid="05a1258f" fo:background-color="transparent" loext:char-shading-value="0" style:font-name-asian="Nimbus Sans" style:font-size-asian="12.25pt" style:font-weight-asian="normal" style:font-name-complex="Noto Sans Devanagari1" style:font-size-complex="14pt" style:font-weight-complex="normal"/>
    </style:style>
    <style:style style:name="T754" style:family="text">
      <style:text-properties style:use-window-font-color="true" style:text-position="0% 100%" style:font-name="Nimbus Sans1" fo:font-size="14pt" style:text-underline-style="none" fo:font-weight="normal" officeooo:rsid="05a3234b" fo:background-color="transparent" loext:char-shading-value="0" style:font-name-asian="Nimbus Sans" style:font-size-asian="12.25pt" style:font-weight-asian="normal" style:font-name-complex="Noto Sans Devanagari1" style:font-size-complex="14pt" style:font-weight-complex="normal"/>
    </style:style>
    <style:style style:name="T755" style:family="text">
      <style:text-properties style:use-window-font-color="true" style:text-position="0% 100%" style:font-name="Nimbus Sans1" fo:font-size="14pt" style:text-underline-style="none" fo:font-weight="normal" officeooo:rsid="05a32b9f" fo:background-color="transparent" loext:char-shading-value="0" style:font-name-asian="Nimbus Sans" style:font-size-asian="12.25pt" style:font-weight-asian="normal" style:font-name-complex="Noto Sans Devanagari1" style:font-size-complex="14pt" style:font-weight-complex="normal"/>
    </style:style>
    <style:style style:name="T756" style:family="text">
      <style:text-properties style:use-window-font-color="true" style:text-position="0% 100%" style:font-name="Nimbus Sans1" fo:font-size="14pt" style:text-underline-style="none" fo:font-weight="normal" officeooo:rsid="05a3b8d4" fo:background-color="transparent" loext:char-shading-value="0" style:font-name-asian="Nimbus Sans" style:font-size-asian="12.25pt" style:font-weight-asian="normal" style:font-name-complex="Noto Sans Devanagari1" style:font-size-complex="14pt" style:font-weight-complex="normal"/>
    </style:style>
    <style:style style:name="T757" style:family="text">
      <style:text-properties style:use-window-font-color="true" style:text-position="0% 100%" style:font-name="Nimbus Sans1" fo:font-size="14pt" style:text-underline-style="none" fo:font-weight="normal" officeooo:rsid="05a507c9" fo:background-color="transparent" loext:char-shading-value="0" style:font-name-asian="Nimbus Sans" style:font-size-asian="12.25pt" style:font-weight-asian="normal" style:font-name-complex="Noto Sans Devanagari1" style:font-size-complex="14pt" style:font-weight-complex="normal"/>
    </style:style>
    <style:style style:name="T758" style:family="text">
      <style:text-properties style:use-window-font-color="true" style:text-position="0% 100%" style:font-name="Nimbus Sans1" fo:font-size="14pt" style:text-underline-style="none" fo:font-weight="normal" officeooo:rsid="05a5f1b2" fo:background-color="transparent" loext:char-shading-value="0" style:font-name-asian="Nimbus Sans" style:font-size-asian="12.25pt" style:font-weight-asian="normal" style:font-name-complex="Noto Sans Devanagari1" style:font-size-complex="14pt" style:font-weight-complex="normal"/>
    </style:style>
    <style:style style:name="T759" style:family="text">
      <style:text-properties style:use-window-font-color="true" style:text-position="0% 100%" style:font-name="Nimbus Sans1" fo:font-size="14pt" style:text-underline-style="none" fo:font-weight="normal" officeooo:rsid="05a796bb" fo:background-color="transparent" loext:char-shading-value="0" style:font-name-asian="Nimbus Sans" style:font-size-asian="12.25pt" style:font-weight-asian="normal" style:font-name-complex="Noto Sans Devanagari1" style:font-size-complex="14pt" style:font-weight-complex="normal"/>
    </style:style>
    <style:style style:name="T760" style:family="text">
      <style:text-properties style:use-window-font-color="true" style:text-position="0% 100%" style:font-name="Nimbus Sans1" fo:font-size="14pt" style:text-underline-style="none" fo:font-weight="normal" officeooo:rsid="05a92c06" fo:background-color="transparent" loext:char-shading-value="0" style:font-name-asian="Nimbus Sans" style:font-size-asian="12.25pt" style:font-weight-asian="normal" style:font-name-complex="Noto Sans Devanagari1" style:font-size-complex="14pt" style:font-weight-complex="normal"/>
    </style:style>
    <style:style style:name="T761" style:family="text">
      <style:text-properties style:use-window-font-color="true" style:text-position="0% 100%" style:font-name="Nimbus Sans1" fo:font-size="14pt" style:text-underline-style="none" fo:font-weight="normal" officeooo:rsid="05ea27d2" fo:background-color="transparent" loext:char-shading-value="0" style:font-name-asian="Nimbus Sans" style:font-size-asian="12.25pt" style:font-weight-asian="normal" style:font-name-complex="Noto Sans Devanagari1" style:font-size-complex="14pt" style:font-weight-complex="normal"/>
    </style:style>
    <style:style style:name="T762" style:family="text">
      <style:text-properties style:use-window-font-color="true" style:text-position="0% 100%" style:font-name="Nimbus Sans1" fo:font-size="14pt" style:text-underline-style="none" fo:font-weight="normal" officeooo:rsid="05eaae9d" fo:background-color="transparent" loext:char-shading-value="0" style:font-name-asian="Nimbus Sans" style:font-size-asian="12.25pt" style:font-weight-asian="normal" style:font-name-complex="Noto Sans Devanagari1" style:font-size-complex="14pt" style:font-weight-complex="normal"/>
    </style:style>
    <style:style style:name="T763" style:family="text">
      <style:text-properties style:use-window-font-color="true" style:text-position="0% 100%" style:font-name="Nimbus Sans1" fo:font-size="14pt" style:text-underline-style="none" fo:font-weight="normal" officeooo:rsid="05ec572c" fo:background-color="transparent" loext:char-shading-value="0" style:font-name-asian="Nimbus Sans" style:font-size-asian="12.25pt" style:font-weight-asian="normal" style:font-name-complex="Noto Sans Devanagari1" style:font-size-complex="14pt" style:font-weight-complex="normal"/>
    </style:style>
    <style:style style:name="T764" style:family="text">
      <style:text-properties style:use-window-font-color="true" style:text-position="0% 100%" style:font-name="Nimbus Sans1" fo:font-size="14pt" style:text-underline-style="none" fo:font-weight="normal" officeooo:rsid="05ed4d21" fo:background-color="transparent" loext:char-shading-value="0" style:font-name-asian="Nimbus Sans" style:font-size-asian="12.25pt" style:font-weight-asian="normal" style:font-name-complex="Noto Sans Devanagari1" style:font-size-complex="14pt" style:font-weight-complex="normal"/>
    </style:style>
    <style:style style:name="T765" style:family="text">
      <style:text-properties style:use-window-font-color="true" style:text-position="0% 100%" style:font-name="Nimbus Sans1" fo:font-size="14pt" style:text-underline-style="none" fo:font-weight="normal" officeooo:rsid="05eeb5de" fo:background-color="transparent" loext:char-shading-value="0" style:font-name-asian="Nimbus Sans" style:font-size-asian="12.25pt" style:font-weight-asian="normal" style:font-name-complex="Noto Sans Devanagari1" style:font-size-complex="14pt" style:font-weight-complex="normal"/>
    </style:style>
    <style:style style:name="T766" style:family="text">
      <style:text-properties style:use-window-font-color="true" style:text-position="0% 100%" style:font-name="Nimbus Sans1" fo:font-size="14pt" style:text-underline-style="none" fo:font-weight="normal" officeooo:rsid="05ef102e" fo:background-color="transparent" loext:char-shading-value="0" style:font-name-asian="Nimbus Sans" style:font-size-asian="12.25pt" style:font-weight-asian="normal" style:font-name-complex="Noto Sans Devanagari1" style:font-size-complex="14pt" style:font-weight-complex="normal"/>
    </style:style>
    <style:style style:name="T767" style:family="text">
      <style:text-properties style:use-window-font-color="true" style:text-position="0% 100%" style:font-name="Nimbus Sans1" fo:font-size="14pt" style:text-underline-style="none" fo:font-weight="normal" officeooo:rsid="05f05b75" fo:background-color="transparent" loext:char-shading-value="0" style:font-name-asian="Nimbus Sans" style:font-size-asian="12.25pt" style:font-weight-asian="normal" style:font-name-complex="Noto Sans Devanagari1" style:font-size-complex="14pt" style:font-weight-complex="normal"/>
    </style:style>
    <style:style style:name="T768" style:family="text">
      <style:text-properties style:use-window-font-color="true" style:text-position="0% 100%" style:font-name="Nimbus Sans1" fo:font-size="14pt" style:text-underline-style="none" fo:font-weight="normal" officeooo:rsid="05fb11ee" fo:background-color="transparent" loext:char-shading-value="0" style:font-name-asian="Nimbus Sans" style:font-size-asian="12.25pt" style:font-weight-asian="normal" style:font-name-complex="Noto Sans Devanagari1" style:font-size-complex="14pt" style:font-weight-complex="normal"/>
    </style:style>
    <style:style style:name="T769" style:family="text">
      <style:text-properties style:use-window-font-color="true" style:text-position="0% 100%" style:font-name="Nimbus Sans1" fo:font-size="14pt" style:text-underline-style="none" fo:font-weight="normal" officeooo:rsid="05ff24d8" fo:background-color="transparent" loext:char-shading-value="0" style:font-name-asian="Nimbus Sans" style:font-size-asian="12.25pt" style:font-weight-asian="normal" style:font-name-complex="Noto Sans Devanagari1" style:font-size-complex="14pt" style:font-weight-complex="normal"/>
    </style:style>
    <style:style style:name="T770" style:family="text">
      <style:text-properties style:use-window-font-color="true" style:text-position="0% 100%" style:font-name="Nimbus Sans1" fo:font-size="14pt" style:text-underline-style="none" fo:font-weight="normal" officeooo:rsid="06010e94" fo:background-color="transparent" loext:char-shading-value="0" style:font-name-asian="Nimbus Sans" style:font-size-asian="12.25pt" style:font-weight-asian="normal" style:font-name-complex="Noto Sans Devanagari1" style:font-size-complex="14pt" style:font-weight-complex="normal"/>
    </style:style>
    <style:style style:name="T771" style:family="text">
      <style:text-properties style:use-window-font-color="true" style:text-position="0% 100%" style:font-name="Nimbus Sans1" fo:font-size="14pt" style:text-underline-style="none" fo:font-weight="normal" officeooo:rsid="05754bb9" fo:background-color="#ffff00" loext:char-shading-value="0" style:font-name-asian="Nimbus Sans" style:font-size-asian="12.25pt" style:font-weight-asian="normal" style:font-name-complex="Noto Sans Devanagari1" style:font-size-complex="14pt" style:font-weight-complex="normal"/>
    </style:style>
    <style:style style:name="T772" style:family="text">
      <style:text-properties style:use-window-font-color="true" style:text-position="0% 100%" style:font-name="Nimbus Sans1" fo:font-size="14pt" style:text-underline-style="none" fo:font-weight="normal" officeooo:rsid="05850c53" fo:background-color="#ffff00" loext:char-shading-value="0" style:font-name-asian="Nimbus Sans" style:font-size-asian="12.25pt" style:font-weight-asian="normal" style:font-name-complex="Noto Sans Devanagari1" style:font-size-complex="14pt" style:font-weight-complex="normal"/>
    </style:style>
    <style:style style:name="T773" style:family="text">
      <style:text-properties style:use-window-font-color="true" style:text-position="0% 100%" style:font-name="Nimbus Sans1" fo:font-size="14pt" style:text-underline-style="none" fo:font-weight="normal" officeooo:rsid="05a507c9" fo:background-color="#ffff00" loext:char-shading-value="0" style:font-name-asian="Nimbus Sans" style:font-size-asian="12.25pt" style:font-weight-asian="normal" style:font-name-complex="Noto Sans Devanagari1" style:font-size-complex="14pt" style:font-weight-complex="normal"/>
    </style:style>
    <style:style style:name="T774" style:family="text">
      <style:text-properties style:use-window-font-color="true" style:text-position="0% 100%" style:font-name="Nimbus Sans1" fo:font-size="14pt" style:text-underline-style="none" fo:font-weight="bold" officeooo:rsid="05acffb0" fo:background-color="transparent" loext:char-shading-value="0" style:font-name-asian="Nimbus Sans" style:font-size-asian="12.25pt" style:font-weight-asian="bold" style:font-name-complex="Noto Sans Devanagari1" style:font-size-complex="14pt" style:font-weight-complex="bold"/>
    </style:style>
    <style:style style:name="T775" style:family="text">
      <style:text-properties style:use-window-font-color="true" style:text-position="0% 100%" style:font-name="Nimbus Sans1" fo:font-size="14pt" style:text-underline-style="none" fo:font-weight="bold" officeooo:rsid="05aef4de" fo:background-color="transparent" loext:char-shading-value="0" style:font-name-asian="Nimbus Sans" style:font-size-asian="12.25pt" style:font-weight-asian="bold" style:font-name-complex="Noto Sans Devanagari1" style:font-size-complex="14pt" style:font-weight-complex="bold"/>
    </style:style>
    <style:style style:name="T776" style:family="text">
      <style:text-properties style:use-window-font-color="true" style:text-position="0% 100%" style:font-name="Nimbus Sans1" fo:font-size="14pt" style:text-underline-style="solid" style:text-underline-width="auto" style:text-underline-color="font-color" fo:font-weight="normal" officeooo:rsid="0519dbf2" fo:background-color="transparent" loext:char-shading-value="0" style:font-name-asian="Nimbus Sans" style:font-size-asian="12.25pt" style:font-weight-asian="normal" style:font-name-complex="Noto Sans Devanagari1" style:font-size-complex="14pt" style:font-weight-complex="normal"/>
    </style:style>
    <style:style style:name="T777" style:family="text">
      <style:text-properties style:use-window-font-color="true" style:text-position="0% 100%" style:font-name="Nimbus Sans1" fo:font-size="14pt" style:text-underline-style="solid" style:text-underline-width="auto" style:text-underline-color="font-color" fo:font-weight="normal" officeooo:rsid="05661045" fo:background-color="transparent" loext:char-shading-value="0" style:font-name-asian="Nimbus Sans" style:font-size-asian="12.25pt" style:font-weight-asian="normal" style:font-name-complex="Noto Sans Devanagari1" style:font-size-complex="14pt" style:font-weight-complex="normal"/>
    </style:style>
    <style:style style:name="T778" style:family="text">
      <style:text-properties style:use-window-font-color="true" style:text-position="0% 100%" style:font-name="Nimbus Sans1" fo:font-size="14pt" style:text-underline-style="solid" style:text-underline-width="auto" style:text-underline-color="font-color" fo:font-weight="normal" officeooo:rsid="05923ca5" fo:background-color="transparent" loext:char-shading-value="0" style:font-name-asian="Nimbus Sans" style:font-size-asian="12.25pt" style:font-weight-asian="normal" style:font-name-complex="Noto Sans Devanagari1" style:font-size-complex="14pt" style:font-weight-complex="normal"/>
    </style:style>
    <style:style style:name="T779" style:family="text">
      <style:text-properties style:use-window-font-color="true" style:text-position="0% 100%" style:font-name="Nimbus Sans1" fo:font-size="14pt" style:text-underline-style="solid" style:text-underline-width="auto" style:text-underline-color="font-color" fo:font-weight="normal" officeooo:rsid="05932f59" fo:background-color="transparent" loext:char-shading-value="0" style:font-name-asian="Nimbus Sans" style:font-size-asian="12.25pt" style:font-weight-asian="normal" style:font-name-complex="Noto Sans Devanagari1" style:font-size-complex="14pt" style:font-weight-complex="normal"/>
    </style:style>
    <style:style style:name="T780" style:family="text">
      <style:text-properties style:use-window-font-color="true" style:text-position="0% 100%" style:font-name="Nimbus Sans1" fo:font-size="14pt" style:text-underline-style="solid" style:text-underline-width="auto" style:text-underline-color="#ff0000" fo:font-weight="normal" officeooo:rsid="054d1c9a" fo:background-color="transparent" loext:char-shading-value="0" style:font-name-asian="Nimbus Sans" style:font-size-asian="12.25pt" style:font-weight-asian="normal" style:font-name-complex="Noto Sans Devanagari1" style:font-size-complex="14pt" style:font-weight-complex="normal"/>
    </style:style>
    <style:style style:name="T781" style:family="text">
      <style:text-properties style:use-window-font-color="true" style:text-position="0% 100%" style:font-name="Nimbus Sans1" fo:font-size="14pt" style:text-underline-style="none" fo:font-weight="normal" officeooo:rsid="054d1c9a" fo:background-color="transparent" loext:char-shading-value="0" style:font-name-asian="Nimbus Sans" style:font-size-asian="12.25pt" style:font-weight-asian="normal" style:font-name-complex="Noto Sans Devanagari1" style:font-size-complex="14pt" style:font-weight-complex="normal"/>
    </style:style>
    <style:style style:name="T782" style:family="text">
      <style:text-properties style:use-window-font-color="true" style:text-position="0% 100%" style:font-name="Nimbus Sans1" fo:font-size="14pt" style:text-underline-style="none" fo:font-weight="normal" officeooo:rsid="05611220" fo:background-color="transparent" loext:char-shading-value="0" style:font-name-asian="Nimbus Sans" style:font-size-asian="12.25pt" style:font-weight-asian="normal" style:font-name-complex="Noto Sans Devanagari1" style:font-size-complex="14pt" style:font-weight-complex="normal"/>
    </style:style>
    <style:style style:name="T783" style:family="text">
      <style:text-properties style:use-window-font-color="true" style:text-position="0% 100%" style:font-name="Nimbus Sans1" fo:font-size="14pt" fo:font-weight="bold" officeooo:rsid="05acffb0" fo:background-color="transparent" loext:char-shading-value="0" style:font-name-asian="Nimbus Sans" style:font-size-asian="12.25pt" style:font-weight-asian="bold" style:font-name-complex="Noto Sans Devanagari1" style:font-size-complex="14pt" style:font-weight-complex="bold"/>
    </style:style>
    <style:style style:name="T784" style:family="text">
      <style:text-properties style:use-window-font-color="true" style:text-position="0% 100%" style:font-name="Nimbus Sans1" fo:font-size="14pt" fo:font-weight="bold" officeooo:rsid="05aeece0" fo:background-color="transparent" loext:char-shading-value="0" style:font-name-asian="Nimbus Sans" style:font-size-asian="12.25pt" style:font-weight-asian="bold" style:font-name-complex="Noto Sans Devanagari1" style:font-size-complex="14pt" style:font-weight-complex="bold"/>
    </style:style>
    <style:style style:name="T785" style:family="text">
      <style:text-properties style:use-window-font-color="true" style:text-position="0% 100%" style:font-name="Nimbus Sans1" fo:font-size="14pt" fo:font-weight="bold" officeooo:rsid="05aef4de" fo:background-color="transparent" loext:char-shading-value="0" style:font-name-asian="Nimbus Sans" style:font-size-asian="12.25pt" style:font-weight-asian="bold" style:font-name-complex="Noto Sans Devanagari1" style:font-size-complex="14pt" style:font-weight-complex="bold"/>
    </style:style>
    <style:style style:name="T786" style:family="text">
      <style:text-properties style:use-window-font-color="true" style:text-position="0% 100%" style:font-name="Nimbus Sans1" style:text-underline-style="none" officeooo:rsid="054d1c9a" fo:background-color="transparent" loext:char-shading-value="0" style:font-name-asian="Nimbus Sans" style:font-name-complex="Noto Sans Devanagari1"/>
    </style:style>
    <style:style style:name="T787" style:family="text">
      <style:text-properties style:use-window-font-color="true" style:text-position="0% 100%" style:font-name="Nimbus Sans1" style:text-underline-style="none" fo:background-color="transparent" loext:char-shading-value="0" style:font-name-asian="Nimbus Sans" style:font-name-complex="Noto Sans Devanagari1"/>
    </style:style>
    <style:style style:name="T788" style:family="text">
      <style:text-properties style:use-window-font-color="true" style:text-position="0% 100%" style:font-name="Nimbus Sans1" style:text-underline-style="none" officeooo:rsid="055bbfc4" fo:background-color="transparent" loext:char-shading-value="0" style:font-name-asian="Nimbus Sans" style:font-name-complex="Noto Sans Devanagari1"/>
    </style:style>
    <style:style style:name="T789" style:family="text">
      <style:text-properties style:use-window-font-color="true" style:text-position="0% 100%" style:font-name="Nimbus Sans1" style:text-underline-style="none" officeooo:rsid="055dc78e" fo:background-color="transparent" loext:char-shading-value="0" style:font-name-asian="Nimbus Sans" style:font-name-complex="Noto Sans Devanagari1"/>
    </style:style>
    <style:style style:name="T790" style:family="text">
      <style:text-properties style:use-window-font-color="true" style:text-position="0% 100%" style:font-name="Nimbus Sans1" style:text-underline-style="none" officeooo:rsid="05603033" fo:background-color="transparent" loext:char-shading-value="0" style:font-name-asian="Nimbus Sans" style:font-name-complex="Noto Sans Devanagari1"/>
    </style:style>
    <style:style style:name="T791" style:family="text">
      <style:text-properties style:use-window-font-color="true" style:text-position="0% 100%" style:font-name="Nimbus Sans1" style:text-underline-style="none" officeooo:rsid="05611220" fo:background-color="transparent" loext:char-shading-value="0" style:font-name-asian="Nimbus Sans" style:font-name-complex="Noto Sans Devanagari1"/>
    </style:style>
    <style:style style:name="T792" style:family="text">
      <style:text-properties style:use-window-font-color="true" style:text-position="0% 100%" style:font-name="Nimbus Sans1" fo:font-weight="normal" officeooo:rsid="04ff8971" fo:background-color="transparent" loext:char-shading-value="0" style:font-name-asian="Nimbus Sans" style:font-weight-asian="normal" style:font-name-complex="Noto Sans Devanagari1" style:font-weight-complex="normal"/>
    </style:style>
    <style:style style:name="T793" style:family="text">
      <style:text-properties style:use-window-font-color="true" style:text-position="super 58%" style:font-name="Nimbus Sans1" fo:font-size="14pt" style:text-underline-style="none" fo:font-weight="normal" officeooo:rsid="056e9ffa" fo:background-color="transparent" loext:char-shading-value="0" style:font-name-asian="Nimbus Sans" style:font-size-asian="12.25pt" style:font-weight-asian="normal" style:font-name-complex="Noto Sans Devanagari1" style:font-size-complex="14pt" style:font-weight-complex="normal"/>
    </style:style>
    <style:style style:name="T794" style:family="text">
      <style:text-properties style:font-name="Nimbus Sas" officeooo:rsid="054dfa27"/>
    </style:style>
    <style:style style:name="T795" style:family="text">
      <style:text-properties style:font-name="Nimbus Sas" officeooo:rsid="054eb8f2"/>
    </style:style>
    <style:style style:name="T796" style:family="text">
      <style:text-properties style:font-name="Nimbus Sas" officeooo:rsid="054fbbc7"/>
    </style:style>
    <style:style style:name="T797" style:family="text">
      <style:text-properties style:font-name="Nimbus Sas" officeooo:rsid="05504c59"/>
    </style:style>
    <style:style style:name="T798" style:family="text">
      <style:text-properties style:font-name="Nimbus Sas" officeooo:rsid="0554a50f"/>
    </style:style>
    <style:style style:name="T799" style:family="text">
      <style:text-properties style:font-name="Nimbus Sas" officeooo:rsid="0554de3f"/>
    </style:style>
    <style:style style:name="T800" style:family="text">
      <style:text-properties style:font-name="Nimbus Sas" officeooo:rsid="05582532"/>
    </style:style>
    <style:style style:name="T801" style:family="text">
      <style:text-properties officeooo:rsid="0559133a"/>
    </style:style>
    <style:style style:name="T802" style:family="text">
      <style:text-properties fo:font-size="16pt" style:font-size-asian="16pt" style:font-size-complex="16pt"/>
    </style:style>
    <style:style style:name="T803" style:family="text">
      <style:text-properties fo:font-size="14pt" style:font-size-asian="14pt" style:font-size-complex="14pt"/>
    </style:style>
    <style:style style:name="T804" style:family="text">
      <style:text-properties style:font-name="Nimbus Roman1" fo:font-size="14pt" style:font-size-asian="14pt" style:font-size-complex="14pt"/>
    </style:style>
    <style:style style:name="T805" style:family="text">
      <style:text-properties fo:color="#ff0000" fo:font-size="16pt" style:font-size-asian="16pt" style:font-size-complex="16pt"/>
    </style:style>
    <style:style style:name="T806" style:family="text">
      <style:text-properties fo:font-size="15pt" fo:font-weight="bold" style:font-size-asian="15pt" style:font-weight-asian="bold" style:font-size-complex="15pt" style:font-weight-complex="bold"/>
    </style:style>
    <style:style style:name="T807" style:family="text">
      <style:text-properties style:text-underline-style="solid" style:text-underline-width="auto" style:text-underline-color="#ff0000"/>
    </style:style>
    <style:style style:name="T808" style:family="text">
      <style:text-properties style:text-underline-style="none"/>
    </style:style>
    <style:style style:name="T809" style:family="text">
      <style:text-properties style:text-position="super 58%" style:text-underline-style="none"/>
    </style:style>
    <style:style style:name="T810" style:family="text">
      <style:text-properties style:text-position="0% 100%" style:text-underline-style="none"/>
    </style:style>
    <style:style style:name="T811" style:family="text">
      <style:text-properties style:use-window-font-color="true" style:text-underline-style="solid" style:text-underline-width="auto" style:text-underline-color="#ff0000"/>
    </style:style>
    <style:style style:name="T812" style:family="text">
      <style:text-properties style:use-window-font-color="true" style:text-underline-style="none"/>
    </style:style>
    <style:style style:name="T813" style:family="text">
      <style:text-properties style:use-window-font-color="true" style:font-name="Nimbus Roman1" style:text-underline-style="solid" style:text-underline-width="auto" style:text-underline-color="#ff0000"/>
    </style:style>
    <style:style style:name="T814" style:family="text">
      <style:text-properties style:use-window-font-color="true" style:font-name="Nimbus Roman1"/>
    </style:style>
    <style:style style:name="T815" style:family="text">
      <style:text-properties fo:color="#ff0000" fo:font-size="66pt" style:font-size-asian="66pt" style:font-size-complex="66pt"/>
    </style:style>
    <style:style style:name="T816" style:family="text">
      <style:text-properties style:font-name="Cantarell" style:text-underline-style="solid" style:text-underline-width="auto" style:text-underline-color="font-color"/>
    </style:style>
    <style:style style:name="T817" style:family="text">
      <style:text-properties style:text-position="super 58%" style:font-name="Cantarell" style:text-underline-style="solid" style:text-underline-width="auto" style:text-underline-color="font-color"/>
    </style:style>
    <style:style style:name="T818" style:family="text">
      <style:text-properties style:text-position="0% 100%" style:font-name="Cantarell" style:text-underline-style="solid" style:text-underline-width="auto" style:text-underline-color="font-color"/>
    </style:style>
    <style:style style:name="fr1"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0.725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2.087cm" fo:min-width="4.18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203cm" svg:stroke-color="#3465a4" draw:marker-start-width="0.651cm" draw:marker-end="Arrow" draw:marker-end-width="0.328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101cm" svg:stroke-color="#000000" draw:marker-start-width="0.499cm" draw:marker-end-width="0.499cm" draw:fill="none" draw:fill-color="#ffffff" fo:min-height="1.088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101cm" svg:stroke-color="#000000" draw:marker-start-width="0.499cm" draw:marker-end-width="0.499cm" draw:fill="none" draw:fill-color="#ffffff" fo:min-height="0.624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101cm" svg:stroke-color="#000000" draw:marker-start-width="0.499cm" draw:marker-end-width="0.499cm" draw:fill="none" draw:fill-color="#ffffff" fo:min-height="1.476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101cm" svg:stroke-color="#000000" draw:marker-start-width="0.499cm" draw:marker-end-width="0.499cm" draw:fill="none" draw:fill-color="#ffffff" fo:min-height="1.316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101cm" svg:stroke-color="#000000" draw:marker-start-width="0.499cm" draw:marker-end-width="0.499cm" draw:fill="none" draw:fill-color="#ffffff" fo:min-height="1.111cm"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101cm" svg:stroke-color="#3465a4" draw:marker-start-width="0.499cm" draw:marker-end="Arrow" draw:marker-end-width="0.17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2.372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928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1.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ff0000" draw:marker-start-width="0.499cm" draw:marker-end-width="0.499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2.037cm" fo:min-width="3.6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svg:stroke-color="#3465a4"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8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02cm" svg:stroke-color="#000000" draw:marker-start-width="0.506cm" draw:marker-end-width="0.506cm" draw:fill="none" draw:opacity="0%" draw:textarea-horizontal-align="justify" draw:textarea-vertical-align="middle" draw:auto-grow-height="false" fo:min-height="0.503cm" fo:min-width="0.568cm" fo:padding-top="0.051cm" fo:padding-bottom="0.051cm" fo:padding-left="0.051cm" fo:padding-right="0.051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2.461cm" fo:min-width="3.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3465a4" draw:marker-start="Arrowheads_20_1"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2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1.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1.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2.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text:anchor-type="paragraph" draw:z-index="0" draw:name="Shape1" draw:style-name="gr33" draw:text-style-name="P170" svg:width="2.117cm" svg:height="0.717cm" draw:transform="rotate (0.603709388264839) translate (-1.54516666666667cm 0.351013888888889cm)"><draw:text-box><text:p><text:span text:style-name="T816">1</text:span><text:span text:style-name="T817">er</text:span><text:span text:style-name="T818"> thème</text:span></text:p></draw:text-box></draw:frame>L<text:span text:style-name="T127">A MEDITERRANEE ANTIQUE : </text:span></text:p>
      <text:p text:style-name="P27">LES EMPREINTES </text:p>
      <text:p text:style-name="P27">GRECQUE ET ROMAINE</text:p>
      <text:p text:style-name="P28"/>
      <text:p text:style-name="P1"><draw:custom-shape text:anchor-type="paragraph" draw:z-index="1" draw:name="Shape2" draw:style-name="gr25" draw:text-style-name="P167" svg:width="0.946cm" svg:height="0.853cm" svg:x="-0.275cm" svg:y="0.31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A <text:s text:c="4"/><text:span text:style-name="T128">Le monde Grec</text:span></text:p>
      <text:p text:style-name="P1"/>
      <text:p text:style-name="Text_20_body"><text:span text:style-name="T536"><text:tab/></text:span><text:span text:style-name="T592">Intro</text:span><text:span text:style-name="T593"> : Notre civilisation occidentale est très influencée par la grèce antique : invention du concept de démocratie, importance de la mythologie grecque : F</text:span><text:span text:style-name="T594">reud</text:span><text:span text:style-name="T593">, l’art grec, influence rejetée par André Breton, écrivain surréaliste, fasciné par les arts premiers.</text:span></text:p>
      <text:p text:style-name="P26"><text:tab/><text:span text:style-name="T1">Problématique</text:span><text:span text:style-name="T129"> : Quelles sont les influences grecques encore aujourd’hui dans notre civilisation occidentale</text:span></text:p>
      <text:p text:style-name="P26"/>
      <text:p text:style-name="P29">I ] <text:span text:style-name="T512">Au coeur du monde grec, la démocratie nait à Athenes</text:span></text:p>
      <text:p text:style-name="P32"/>
      <text:p text:style-name="P8"><text:span text:style-name="T3">1</text:span><text:span text:style-name="T4">) </text:span><text:span text:style-name="T5">Un monde </text:span><text:span text:style-name="T6">grec divisé </text:span><text:span text:style-name="T7">en cité-état.</text:span></text:p>
      <text:p text:style-name="P38"><text:span text:style-name="T7"><text:tab/></text:span><text:span text:style-name="T513">.</text:span><text:span text:style-name="T7"> </text:span><text:span text:style-name="T60">U</text:span><text:span text:style-name="T514">n espace divisé politiquement</text:span></text:p>
      <text:p text:style-name="P38"><text:span text:style-name="T459"><text:tab/></text:span><text:span text:style-name="T441">La grèce n’est pas un état unifié contrairement à la Perse </text:span><text:span text:style-name="T442">ou </text:span><text:span text:style-name="T441">l’Egypte. </text:span><text:span text:style-name="T443">Elle est composé</text:span><text:span text:style-name="T464">e</text:span><text:span text:style-name="T443"> </text:span><text:span text:style-name="T444">de cités </text:span><text:span text:style-name="T445">indépendantes </text:span><text:span text:style-name="T446">= polis en grec </text:span><text:span text:style-name="T447">(cela donnera la police, la politique)</text:span><text:span text:style-name="T446">. </text:span><text:span text:style-name="T447">Une cité est un </text:span><text:span text:style-name="T460">é</text:span><text:span text:style-name="T461">tat </text:span><text:span text:style-name="T462">composé </text:span><text:span text:style-name="T463">d’une ville </text:span><text:span text:style-name="T448">et</text:span><text:span text:style-name="T463"> </text:span><text:span text:style-name="T448">de la campa</text:span><text:span text:style-name="T449">g</text:span><text:span text:style-name="T448">ne </text:span><text:span text:style-name="T450">qui l’entoure. </text:span><text:span text:style-name="T451">Le coeur </text:span><text:span text:style-name="T452">de la cité </text:span><text:span text:style-name="T453">c’est l’Agora. </text:span><text:span text:style-name="T454">Il y a <text:tab/>aussi </text:span><text:span text:style-name="T455">une </text:span><text:span text:style-name="T465">A</text:span><text:span text:style-name="T455">cropole </text:span><text:span text:style-name="T456">o</text:span><text:span text:style-name="T466">ù</text:span><text:span text:style-name="T456"> l’on trouve les bâtiments </text:span><text:span text:style-name="T457">religieux </text:span><text:span text:style-name="T458">les plus importants.</text:span></text:p>
      <text:p text:style-name="P33"/>
      <text:p text:style-name="P39"><text:span text:style-name="T8"><text:tab/>L</text:span><text:span text:style-name="T12">a </text:span><text:span text:style-name="T15">G</text:span><text:span text:style-name="T12">rèce n’est pas tr</text:span><text:span text:style-name="T16">è</text:span><text:span text:style-name="T12">s riche (terres tr</text:span><text:span text:style-name="T17">è</text:span><text:span text:style-name="T12">s montagneuses) donc dès q</text:span><text:span text:style-name="T18">u’il y a un trop-</text:span><text:span text:style-name="T639">p</text:span><text:span text:style-name="T640">lein</text:span><text:span text:style-name="T18"> de </text:span><text:span text:style-name="T12">pop</text:span><text:span text:style-name="T19">ulation dans une cité</text:span><text:span text:style-name="T12">, </text:span><text:span text:style-name="T50">la cité </text:span><text:span text:style-name="T51">fait </text:span><text:span text:style-name="T12">c</text:span><text:span text:style-name="T52">réer </text:span><text:span text:style-name="T53">des </text:span><text:span text:style-name="T12">annexes en terres bar</text:span><text:span text:style-name="T9">bare</text:span><text:span text:style-name="T10">s. </text:span><text:span text:style-name="T54">Ce </text:span><text:span text:style-name="T11">mouvement de colonisation commence à partir du 8ème si</text:span><text:span text:style-name="T13">ecle </text:span><text:span text:style-name="T14">av. J.-C. </text:span><text:span text:style-name="T55">E</text:span></text:p>
      <text:p text:style-name="P39"><text:span text:style-name="T55"><text:tab/></text:span><text:span text:style-name="T56">e</text:span><text:span text:style-name="T20">x : Massilia, <text:s/></text:span><text:span text:style-name="T21">annexe de </text:span><text:span text:style-name="T23">P</text:span><text:span text:style-name="T21">ho</text:span><text:span text:style-name="T22">cée. </text:span></text:p>
      <text:p text:style-name="P34"><text:soft-page-break/></text:p>
      <text:p text:style-name="P40"><text:span text:style-name="T22">L</text:span><text:span text:style-name="T26">a Grèce n’a pas d’unité </text:span><text:span text:style-name="T24">mais un</text:span><text:span text:style-name="T57">e</text:span><text:span text:style-name="T24"> même culture u</text:span><text:span text:style-name="T25">nie les grecs. </text:span><text:span text:style-name="T27">Si il n’y a pas d’unité politiqu</text:span><text:span text:style-name="T58">e</text:span><text:span text:style-name="T27">, </text:span><text:span text:style-name="T28">il y a une unité </text:span><text:span text:style-name="T29">culturelle. <text:s/></text:span><text:span text:style-name="T61">&amp;&amp;</text:span></text:p>
      <text:p text:style-name="P35"/>
      <text:p text:style-name="P41"><text:span text:style-name="T29">L</text:span><text:span text:style-name="T2">es grecs s’appellent les Hellènes. </text:span><text:span text:style-name="T30">Le peuple grec vient des peuples indo-européen </text:span><text:span text:style-name="T31">= peuple nomade des steppes du sud </text:span><text:span text:style-name="T32">de la Russie.</text:span></text:p>
      <text:p text:style-name="P36"/>
      <text:p text:style-name="P42"><text:span text:style-name="T47"><text:s/>- m</text:span><text:span text:style-name="T2">ême </text:span><text:span text:style-name="T33">culture = même </text:span><text:span text:style-name="T34">religion et même dieux. </text:span><text:span text:style-name="T35">Un temple panhell</text:span><text:span text:style-name="T36">è</text:span><text:span text:style-name="T35">nistes </text:span><text:span text:style-name="T59">=</text:span><text:span text:style-name="T37"> pour tout les grecs. </text:span></text:p>
      <text:p text:style-name="P42"><text:span text:style-name="T37"><text:tab/></text:span><text:span text:style-name="T48">e</text:span><text:span text:style-name="T38">x : </text:span><text:span text:style-name="T39">le temple de Delphe </text:span><text:span text:style-name="T40">avec son oracle </text:span><text:span text:style-name="T41">et sa Pythie.</text:span></text:p>
      <text:p text:style-name="P43"><text:span text:style-name="T46"><text:s/>- m</text:span><text:span text:style-name="T2">ême </text:span><text:span text:style-name="T42">langue, le grec </text:span><text:span text:style-name="T43">( vient du phénicien</text:span><text:span text:style-name="T44">)</text:span></text:p>
      <text:p text:style-name="P44"><text:span text:style-name="T44">- m</text:span><text:span text:style-name="T2">ême </text:span><text:span text:style-name="T45">jeux olympiques</text:span></text:p>
      <text:p text:style-name="P37"/>
      <text:p text:style-name="P9"><text:span text:style-name="T49">2</text:span><text:span text:style-name="T4">) </text:span><text:span text:style-name="T309">A</text:span><text:span text:style-name="T310">thènes, </text:span><text:span text:style-name="T311">la plus puissante des cités </text:span><text:span text:style-name="T312">d</text:span><text:span text:style-name="T313">e Grèce.</text:span></text:p>
      <text:p text:style-name="P45"><text:span text:style-name="T313"><text:tab/></text:span><text:span text:style-name="T315">.</text:span><text:span text:style-name="T313"> </text:span><text:span text:style-name="T316">U</text:span><text:span text:style-name="T473">ne couverture maritime</text:span></text:p>
      <text:p text:style-name="P50"><text:span text:style-name="T64"><text:tab/>A</text:span><text:span text:style-name="T62">thènes est dans l’Athique. </text:span><text:span text:style-name="T65">Les femmes n’y font pas de sport contrairement à Sparte </text:span><text:span text:style-name="T66">qui est une ville tournée </text:span><text:span text:style-name="T67">exclusivement </text:span><text:span text:style-name="T66">vers la guerre.</text:span></text:p>
      <text:p text:style-name="P62"/>
      <text:p text:style-name="P50"><text:span text:style-name="T66"><text:tab/></text:span><text:span text:style-name="T68">Elle est entour</text:span><text:span text:style-name="T69">ée de rempart, possède une ouverture maritime </text:span><text:span text:style-name="T70">(port du Pyrée</text:span><text:span text:style-name="T71">).</text:span></text:p>
      <text:p text:style-name="P51"><text:span text:style-name="T71">A</text:span><text:span text:style-name="T62">thènes : </text:span><text:span text:style-name="T72">grande citée commerciale. </text:span><text:span text:style-name="T73">Elle impose sa loie à d’autre citée</text:span><text:span text:style-name="T74"> grecs. </text:span><text:span text:style-name="T75">Athènes </text:span><text:span text:style-name="T76">se crée</text:span><text:span text:style-name="T77">r </text:span><text:span text:style-name="T78">un empire </text:span><text:span text:style-name="T79">(voir p23</text:span><text:span text:style-name="T80">) : elle impose sa monnaie, ses unités de poids et mesures.</text:span></text:p>
      <text:p text:style-name="P52"><text:span text:style-name="T80">L</text:span><text:span text:style-name="T62">a partie la plus sacrée d’Athènes est l’acropole. </text:span><text:span text:style-name="T81">Dedans, le plus grand temple est le pa</text:span><text:span text:style-name="T82">r</text:span><text:span text:style-name="T81">thé</text:span><text:span text:style-name="T83">n</text:span><text:span text:style-name="T81">on. </text:span><text:span text:style-name="T84">L’agora </text:span><text:span text:style-name="T85">est le centre où </text:span><text:span text:style-name="T86">l’on parle beaucoup.</text:span></text:p>
      <text:p text:style-name="P63"/>
      <text:p text:style-name="P52"><text:span text:style-name="T86"><text:tab/></text:span><text:span text:style-name="T320">.</text:span><text:span text:style-name="T86"> </text:span><text:span text:style-name="T515">Athènes </text:span><text:span text:style-name="T516">a connu différent régimes </text:span><text:span text:style-name="T517">politiques</text:span><text:span text:style-name="T87">.</text:span></text:p>
      <text:p text:style-name="P53"><text:span text:style-name="T87"><text:tab/></text:span><text:span text:style-name="T88">La démocratie </text:span><text:span text:style-name="T89">vient </text:span><text:span text:style-name="T90">de « </text:span><text:span text:style-name="T91">démos </text:span><text:span text:style-name="T92">» </text:span><text:span text:style-name="T93">le peuple </text:span><text:span text:style-name="T94">et « </text:span><text:span text:style-name="T95">crates » </text:span><text:span text:style-name="T96">le pouvoir.</text:span><text:span text:style-name="T97"> C’est </text:span><text:span text:style-name="T98">un régime </text:span><text:span text:style-name="T99">politique </text:span><text:span text:style-name="T100">qui donne </text:span><text:span text:style-name="T101">le pouvoir </text:span><text:span text:style-name="T102">au</text:span><text:span text:style-name="T103"> peuple </text:span><text:span text:style-name="T104">par l’intermédiaire</text:span><text:span text:style-name="T105"> d</text:span><text:span text:style-name="T106">e</text:span><text:span text:style-name="T105"> </text:span><text:span text:style-name="T107">représentant</text:span><text:span text:style-name="T108">s. </text:span></text:p>
      <text:p text:style-name="P53"><text:span text:style-name="T109">Avant le 8</text:span><text:span text:style-name="T131">ème</text:span><text:span text:style-name="T109"> <text:s/></text:span><text:span text:style-name="T110">siècle </text:span><text:span text:style-name="T111">avant J.-C., </text:span><text:span text:style-name="T112">c’est un roi qui dirige </text:span><text:span text:style-name="T113">puis c’est des aristocrates </text:span><text:span text:style-name="T114">qui dirige</text:span><text:span text:style-name="T115">nt </text:span><text:span text:style-name="T116">( une ol</text:span><text:span text:style-name="T117">i</text:span><text:span text:style-name="T116">garchie </text:span><text:span text:style-name="T118">de magistrat</text:span><text:span text:style-name="T119">s / familles très riche</text:span><text:span text:style-name="T120">s</text:span><text:span text:style-name="T121">) </text:span></text:p>
      <text:p text:style-name="P64"/>
      <text:p text:style-name="P54"><text:soft-page-break/><text:span text:style-name="T121">m</text:span><text:span text:style-name="T62">agistrat (pour l’époque</text:span><text:span text:style-name="T122">) = </text:span><text:span text:style-name="T123">personne</text:span><text:span text:style-name="T124"> qui dirige </text:span><text:span text:style-name="T125">une cité </text:span><text:span text:style-name="T126">durant un certain temps.</text:span></text:p>
      <text:p text:style-name="P55"><text:span text:style-name="T519">o</text:span><text:span text:style-name="T518">ligarchie </text:span><text:span text:style-name="T520">= </text:span><text:span text:style-name="T521">système </text:span><text:span text:style-name="T522">politique </text:span><text:span text:style-name="T523">dans lequel le pouvoir est exercé par quelques riches familles politiques</text:span></text:p>
      <text:p text:style-name="P65"/>
      <text:p text:style-name="P91"><text:span text:style-name="T323">A </text:span><text:span text:style-name="T324">cause </text:span><text:span text:style-name="T325">de toutes </text:span><text:span text:style-name="T326">les guerres de pouvoir entre les familles, des tirants viennent confisquer le pouvoir </text:span><text:span text:style-name="T327">par la force </text:span><text:span text:style-name="T328">et dirige seul.</text:span></text:p>
      <text:p text:style-name="P66"/>
      <text:p text:style-name="P92"><text:span text:style-name="T328">A </text:span><text:span text:style-name="T322">partir de -507, </text:span><text:span text:style-name="T329">une démocratie se met en place :</text:span><text:span text:style-name="T330"> égal</text:span><text:span text:style-name="T331">ité </text:span><text:span text:style-name="T332">des citoyens </text:span><text:span text:style-name="T333">devant la loie. </text:span><text:span text:style-name="T334">Les citoyens se réunissent </text:span><text:span text:style-name="T335">dans l’Eccl</text:span><text:span text:style-name="T336">é</text:span><text:span text:style-name="T335">sia </text:span><text:span text:style-name="T337">où ils chois</text:span><text:span text:style-name="T338">issent </text:span><text:span text:style-name="T339">les principaux magistrats </text:span><text:span text:style-name="T340">(les </text:span><text:span text:style-name="T341">S</text:span><text:span text:style-name="T340">tratèges</text:span><text:span text:style-name="T342">) </text:span><text:span text:style-name="T343">en les élisant.</text:span></text:p>
      <text:p text:style-name="P67"/>
      <text:p text:style-name="P93"><text:span text:style-name="T343"><text:tab/></text:span><text:span text:style-name="T344">e</text:span><text:span text:style-name="T345">x</text:span><text:span text:style-name="T344"> </text:span><text:span text:style-name="T346">de Stratège : </text:span><text:span text:style-name="T347">P</text:span><text:span text:style-name="T348">é</text:span><text:span text:style-name="T347">riclè</text:span><text:span text:style-name="T349">s, </text:span><text:span text:style-name="T350">il a amélioré </text:span><text:span text:style-name="T351">la démocratie.</text:span></text:p>
      <text:p text:style-name="P94"><text:span text:style-name="T351">I</text:span><text:span text:style-name="T322">l a été élue 30 fois </text:span><text:span text:style-name="T352">S</text:span><text:span text:style-name="T322">tratège </text:span><text:span text:style-name="T353">de -462 </text:span><text:span text:style-name="T354">à -429. </text:span><text:span text:style-name="T355">(une fois = un an).</text:span></text:p>
      <text:p text:style-name="P95"><text:span text:style-name="T355"><text:tab/></text:span><text:span text:style-name="T356">e</text:span><text:span text:style-name="T357">x de réforme </text:span><text:span text:style-name="T358">de Périclè</text:span><text:span text:style-name="T359">s : </text:span><text:span text:style-name="T360">Le Misthos, </text:span><text:span text:style-name="T361">c’est-à-dire </text:span><text:span text:style-name="T362">une somme qui était versé</text:span><text:span text:style-name="T363">e </text:span><text:span text:style-name="T364">au citoyen les plus pauvres qui voulaient faire de la politique </text:span><text:span text:style-name="T365">pour qu’ils puissent t</text:span><text:span text:style-name="T366">ravailler en tant qu’élue et subvenir à leurs besoins.</text:span></text:p>
      <text:p text:style-name="P68"/>
      <text:p text:style-name="P96"><text:span text:style-name="T366">S</text:span><text:span text:style-name="T322">chémas </text:span><text:span text:style-name="T367">des différents </text:span><text:span text:style-name="T368">régimes politiques à Athènes : </text:span></text:p>
      <text:p text:style-name="P96"><text:span text:style-name="T368"><text:tab/></text:span><text:span text:style-name="T369">monarchie </text:span><text:span text:style-name="T370">(roi)</text:span></text:p>
      <text:p text:style-name="P69"><text:tab/> <text:s text:c="6"/>↓</text:p>
      <text:p text:style-name="P96"><text:span text:style-name="T370"><text:tab/></text:span><text:span text:style-name="T371">ol</text:span><text:span text:style-name="T372">igarchie</text:span></text:p>
      <text:p text:style-name="P70"><text:tab/> <text:s text:c="5"/>↓</text:p>
      <text:p text:style-name="P97"><text:span text:style-name="T372"><text:tab/></text:span><text:span text:style-name="T373">tyrannie</text:span></text:p>
      <text:p text:style-name="P71"><text:tab/> <text:s text:c="4"/>↓</text:p>
      <text:p text:style-name="P97"><text:span text:style-name="T373"><text:s text:c="8"/></text:span><text:span text:style-name="T374">d</text:span><text:span text:style-name="T375">émocratie</text:span></text:p>
      <text:p text:style-name="P72"/>
      <text:p text:style-name="P98"><text:span text:style-name="T375">L</text:span><text:span text:style-name="T322">a chouette est le symbole </text:span><text:span text:style-name="T376">de la philosophie </text:span><text:span text:style-name="T377">car : </text:span></text:p>
      <text:p text:style-name="P99"><text:span text:style-name="T377">l</text:span><text:span text:style-name="T322">a chouette voit là où </text:span><text:span text:style-name="T378">les autres ne voient pas comme le philosophe. </text:span><text:span text:style-name="T379">Athèna est la déesse de la philosophie donc la chouette est un de ses attributs et donc par extension </text:span><text:span text:style-name="T380">un des </text:span><text:span text:style-name="T381">symboles</text:span><text:span text:style-name="T380"> d’Athènes. </text:span></text:p>
      <text:p text:style-name="P73"/>
      <text:p text:style-name="P73"><text:soft-page-break/></text:p>
      <text:p text:style-name="P30"><text:span text:style-name="T142">I</text:span><text:span text:style-name="T143">I</text:span><text:span text:style-name="T63"> ] </text:span><text:span text:style-name="T144">Le fonctionnement </text:span><text:span text:style-name="T145">de la démocratie</text:span></text:p>
      <text:p text:style-name="P12"><text:span text:style-name="T469">1) </text:span><text:span text:style-name="T474">L’Ecclesia au coeur du système démocratique</text:span></text:p>
      <text:p text:style-name="P46"/>
      <text:p text:style-name="P100"><text:span text:style-name="T314"><text:tab/></text:span><text:span text:style-name="T321">.</text:span><text:span text:style-name="T382"> </text:span><text:span text:style-name="T383">Comment les grecs </text:span><text:span text:style-name="T384">définissent-</text:span><text:span text:style-name="T385">ils la démocrati</text:span><text:span text:style-name="T386">e ?</text:span></text:p>
      <text:p text:style-name="P100"><text:span text:style-name="T386"><text:tab/></text:span><text:span text:style-name="T387">L’Eccl</text:span><text:span text:style-name="T388">ésia </text:span><text:span text:style-name="T389">est sur une colline (la Pnyx</text:span><text:span text:style-name="T390">). </text:span><text:span text:style-name="T391">L’Eccl</text:span><text:span text:style-name="T392">ésia </text:span><text:span text:style-name="T393">rassemble le démos </text:span><text:span text:style-name="T394">(l’ensemble des citoyens</text:span><text:span text:style-name="T395">). </text:span><text:span text:style-name="T396">Ils se réunissent </text:span><text:span text:style-name="T397">sur la colline de la Pnyx. </text:span><text:span text:style-name="T398">Le vote se fait à main levée. </text:span><text:span text:style-name="T399">Une clepsydre </text:span><text:span text:style-name="T400">(</text:span><text:span text:style-name="T401">horloge à ea</text:span><text:span text:style-name="T402">u</text:span><text:span text:style-name="T403">) </text:span><text:span text:style-name="T404">limite le temps de parole. </text:span><text:span text:style-name="T405">L’Ecclésia </text:span><text:span text:style-name="T406">élit directement </text:span><text:span text:style-name="T407">10 </text:span><text:span text:style-name="T408">St</text:span><text:span text:style-name="T407">ratèges </text:span><text:span text:style-name="T409">et tire au sort les autres magistrats </text:span><text:span text:style-name="T410">( les </text:span><text:span text:style-name="T411">A</text:span><text:span text:style-name="T410">rchontes, </text:span><text:span text:style-name="T412">magistrats religieux</text:span><text:span text:style-name="T413">). </text:span><text:span text:style-name="T414">L’Héliée </text:span><text:span text:style-name="T415">tire aussi au sort les </text:span><text:span text:style-name="T416">H</text:span><text:span text:style-name="T415">elliastes </text:span><text:span text:style-name="T417">(6000, </text:span><text:span text:style-name="T418">les juges</text:span><text:span text:style-name="T419">). </text:span><text:span text:style-name="T420">Pour </text:span><text:span text:style-name="T421">les grecs, </text:span><text:span text:style-name="T422">le tirage </text:span><text:span text:style-name="T423">au sort est le choix des dieux. </text:span><text:span text:style-name="T424">L’H</text:span><text:span text:style-name="T425">élier </text:span><text:span text:style-name="T426">tire aussi au sort les </text:span><text:span text:style-name="T427">membres de la Boulé</text:span><text:span text:style-name="T428"> (le contre-pouvoir, </text:span><text:span text:style-name="T429">l’équivalent du </text:span><text:span text:style-name="T430">s</text:span><text:span text:style-name="T429">énat</text:span><text:span text:style-name="T431">). </text:span><text:span text:style-name="T432">L’Ecclésia </text:span><text:span text:style-name="T433">peut aussi </text:span><text:span text:style-name="T434">condamner </text:span><text:span text:style-name="T435">quelqu'un </text:span><text:span text:style-name="T436">qui est jugé </text:span><text:span text:style-name="T437">dangereux </text:span><text:span text:style-name="T438">pour la d</text:span><text:span text:style-name="T439">émocratie</text:span><text:span text:style-name="T438"> à l’exil </text:span><text:span text:style-name="T440">pour 10 ans : </text:span><text:span text:style-name="T467">c’est </text:span><text:span text:style-name="T472">l’ostracisme</text:span><text:span text:style-name="T467"> </text:span></text:p>
      <text:p text:style-name="P74"/>
      <text:p text:style-name="P10"><text:span text:style-name="T470">2</text:span><text:span text:style-name="T468">) </text:span><text:span text:style-name="T317">D</text:span><text:span text:style-name="T318">es magistrats résponsables devant l’Ecclésia</text:span></text:p>
      <text:p text:style-name="P47"/>
      <text:p text:style-name="P56"><text:span text:style-name="T476"><text:tab/></text:span><text:span text:style-name="T477">Les 10 magistrats les plus importants sont les stratèges. </text:span><text:span text:style-name="T478">Ils sont élues </text:span><text:span text:style-name="T479">selon leur mérite. </text:span><text:span text:style-name="T480">Ils commendent </text:span><text:span text:style-name="T481">l’armée. </text:span><text:span text:style-name="T482">Il y en a d’autre qui ont moins </text:span><text:span text:style-name="T483">de pouvoir </text:span><text:span text:style-name="T484">comme les Archontes </text:span><text:span text:style-name="T485">/ les anciens </text:span><text:span text:style-name="T486">riches.</text:span></text:p>
      <text:p text:style-name="P11"><text:span text:style-name="T471">3</text:span><text:span text:style-name="T468">) </text:span><text:span text:style-name="T317">L</text:span><text:span text:style-name="T319">a parole, un pouvoir</text:span></text:p>
      <text:p text:style-name="P48"/>
      <text:p text:style-name="P57"><text:span text:style-name="T487">A </text:span><text:span text:style-name="T475">l’Ecclésia, </text:span><text:span text:style-name="T488">tout le monde peut donner son avis : </text:span></text:p>
      <text:p text:style-name="P58"><text:span text:style-name="T475">L’</text:span><text:span text:style-name="T489">e</text:span><text:span text:style-name="T475">ssor de la </text:span><text:span text:style-name="T490">démocratie accompagne un essor de la réthorique, </text:span><text:span text:style-name="T491">enseign</text:span><text:span text:style-name="T492">é</text:span><text:span text:style-name="T493">e</text:span><text:span text:style-name="T492"> par </text:span><text:span text:style-name="T494">des sophistes </text:span><text:span text:style-name="T495">dans le but d’avoir un pouvoir.</text:span></text:p>
      <text:p text:style-name="P58"><text:span text:style-name="T495"><text:tab/></text:span><text:span text:style-name="T496">Il y a deux grands philosophes : </text:span><text:span text:style-name="T497">Socrate </text:span><text:span text:style-name="T498">et Platon, </text:span><text:span text:style-name="T499">qui se moque des sophiste. </text:span><text:span text:style-name="T500">Pour eux, </text:span><text:span text:style-name="T501">la parole sert à atteindre </text:span><text:span text:style-name="T502">le bien et nom à chercher le pouvoir</text:span><text:span text:style-name="T503">, le fric.</text:span></text:p>
      <text:p text:style-name="P76"/>
      <text:p text:style-name="P101"><text:span text:style-name="T503">S</text:span><text:span text:style-name="T475">ophisme </text:span><text:span text:style-name="T504">= </text:span><text:span text:style-name="T505">raisonnement faux, trompeur</text:span></text:p>
      <text:p text:style-name="P59"><text:span text:style-name="T505"><text:tab/></text:span><text:span text:style-name="T506">e</text:span><text:span text:style-name="T507">x : </text:span><text:span text:style-name="T508">Les chevaux </text:span><text:span text:style-name="T509">bon marché </text:span><text:span text:style-name="T510">sont rares, tout ce qui est rare est chère, les chevaux bon marché sont donc chères.</text:span></text:p>
      <text:p text:style-name="P77"><text:soft-page-break/></text:p>
      <text:p text:style-name="P60"><text:span text:style-name="T510">A</text:span><text:span text:style-name="T475">pparition de démagogue </text:span><text:span text:style-name="T530">(</text:span><text:span text:style-name="T524"> </text:span><text:span text:style-name="T525">= </text:span><text:span text:style-name="T526">homme politique </text:span><text:span text:style-name="T527">qui fla</text:span><text:span text:style-name="T528">te le peuple </text:span><text:span text:style-name="T529">pour obtenir le pouvoir</text:span><text:span text:style-name="T531">)</text:span><text:span text:style-name="T511">.</text:span></text:p>
      <text:p text:style-name="P88"/>
      <text:p text:style-name="P61"><text:span text:style-name="T511">A</text:span><text:span text:style-name="T475">ristote est Platon sont contre la démocratie (très méfiant). Ils se méfient du peuple qui est facilement manipulable.</text:span></text:p>
      <text:p text:style-name="P13"><text:span text:style-name="T537">4</text:span><text:span text:style-name="T538">) </text:span><text:span text:style-name="T576">Des citoyens monoritaires</text:span></text:p>
      <text:p text:style-name="P49"/>
      <text:p text:style-name="P79"><text:tab/><text:span text:style-name="T617">Le démos n’st pas majoritaire à Athènes (représente 15%). Pour être citoyen, il faut être fils de citoyen et il faut que sa mère soit fille de citoyen.</text:span></text:p>
      <text:p text:style-name="P79"><text:tab/><text:span text:style-name="T618">Les non-citoyens : </text:span></text:p>
      <text:p text:style-name="P79"><text:tab/>- <text:span text:style-name="T619">les femmes vivent sous la domination du père ou du mari, vivent dans le gynécée, s’occupe des enfants et des esclaves, ne peuvent pas faire de sport, sauf à Sparte, la femme a été créée pour embêter les hommes : <text:s/>la première est Pandora, elle a la charis = beauté des déesses. Il y a une vision négative de la femme dans la mythologie grecque.</text:span></text:p>
      <text:p text:style-name="P79"><text:tab/>- <text:span text:style-name="T620">Les métèques : ils n’ont pas ledroit de posséder de terres ou de maisons et ne pouvaient pas se marier avec une fille de citoyen. Mais ils avaien le droit de participer aux cérémonies.</text:span></text:p>
      <text:p text:style-name="P80"><text:tab/>- <text:span text:style-name="T621">Les esclaves : prisonniers de guerre, enfant d’esclave, considéré comme une marchandise, il est rare qu’un esclave devienne métèque et tout simplement impossible qu’il devienne citoyen.</text:span></text:p>
      <text:p text:style-name="P14"><text:span text:style-name="T539">5) </text:span><text:span text:style-name="T576">L</text:span><text:span text:style-name="T577">e citoyen a des devoirs</text:span></text:p>
      <text:p text:style-name="P102"><text:span text:style-name="T579"><text:tab/></text:span><text:span text:style-name="T549">.</text:span><text:span text:style-name="T541"> </text:span><text:span text:style-name="T543">L</text:span><text:span text:style-name="T542">es devoirs militaires :</text:span></text:p>
      <text:p text:style-name="P102"><text:span text:style-name="T542"><text:tab/></text:span><text:span text:style-name="T544">Le 1</text:span><text:span text:style-name="T133">er</text:span><text:span text:style-name="T148"> devoir d’un citoyen est de protéger sa cité. L</text:span><text:span text:style-name="T149">es éphèbes </text:span><text:span text:style-name="T150">(jeunes citoyen</text:span><text:span text:style-name="T542"> </text:span><text:span text:style-name="T545">de 18 ans, qui viennent de recevoir la majorité) </text:span><text:span text:style-name="T546">ont un service militaire de deux ans. </text:span><text:span text:style-name="T547">Le rôle militaire dépend de la richesse car c’est le citoyen qui s’achète son équipement. </text:span><text:span text:style-name="T548">Si le citoyen recule au combat, il peut perdre sa citoyennetée.</text:span></text:p>
      <text:p text:style-name="P75"><text:tab/></text:p>
      <text:p text:style-name="P103"><text:span text:style-name="T548">D</text:span><text:span text:style-name="T540">ébut V</text:span><text:span text:style-name="T132">ème</text:span><text:span text:style-name="T147"> siècle : </text:span><text:span text:style-name="T151">2 guerres contre les Mèdes </text:span><text:span text:style-name="T152">(</text:span><text:span text:style-name="T151">= Perses</text:span><text:span text:style-name="T152">), </text:span><text:span text:style-name="T153">les guerres médiques. </text:span><text:span text:style-name="T156">Deux</text:span><text:span text:style-name="T154"> fois les </text:span><text:span text:style-name="T157">P</text:span><text:span text:style-name="T154">erse</text:span><text:span text:style-name="T158">s</text:span><text:span text:style-name="T154"> essaient de conquérir la Grèce d’Europe et deux fois ils sont repous</text:span><text:span text:style-name="T155">s</text:span><text:span text:style-name="T154">és.</text:span></text:p>
      <text:p text:style-name="P103"><text:span text:style-name="T154"><text:tab/></text:span><text:span text:style-name="T159">1</text:span><text:span text:style-name="T134">Ère </text:span><text:span text:style-name="T159">: -</text:span><text:span text:style-name="T160">490 (Marathon</text:span><text:span text:style-name="T161">)</text:span></text:p>
      <text:p text:style-name="P103"><text:span text:style-name="T161"><text:tab/></text:span><text:span text:style-name="T163">2</text:span><text:span text:style-name="T136">è</text:span><text:span text:style-name="T135">me </text:span><text:span text:style-name="T162">: -</text:span><text:span text:style-name="T164">480 </text:span><text:span text:style-name="T165">(Salamine</text:span><text:span text:style-name="T166">), </text:span><text:span text:style-name="T167">la flotte Athènienne détruit la flotte Perse mais ceci après le pillage de l’</text:span><text:span text:style-name="T168">A</text:span><text:span text:style-name="T167">cropole et du Parthénon </text:span><text:span text:style-name="T168">(encore en bois à l’époque)</text:span></text:p>
      <text:p text:style-name="P114"><text:soft-page-break/></text:p>
      <text:p text:style-name="P104"><text:span text:style-name="T168">F</text:span><text:span text:style-name="T175">in 5</text:span><text:span text:style-name="T137">ème</text:span><text:span text:style-name="T175"> </text:span><text:span text:style-name="T169">siècle, </text:span><text:span text:style-name="T170">guerre du Péloponnèse </text:span><text:span text:style-name="T171">qui ravage la Grèce. </text:span><text:span text:style-name="T172">(Sparte vs Athènes), </text:span><text:span text:style-name="T173">en -404, </text:span><text:span text:style-name="T174">Sparte gagne, c’est le déclin de la cité d’Athènes.</text:span></text:p>
      <text:p text:style-name="P115"/>
      <text:p text:style-name="P105"><text:span text:style-name="T174"><text:tab/></text:span><text:span text:style-name="T176">Le citoyen </text:span><text:span text:style-name="T177">doit participer aux représentations <text:s/>théâtral</text:span><text:span text:style-name="T178">es : </text:span><text:span text:style-name="T179">aller au théâtre est un acte civique </text:span><text:span text:style-name="T180">(les citoyens pauvres sont même payés pour y aller). </text:span><text:span text:style-name="T181">C’est un acte religieux, en l’honneur de D</text:span><text:span text:style-name="T182">i</text:span><text:span text:style-name="T181">on</text:span><text:span text:style-name="T183">y</text:span><text:span text:style-name="T181">sos. </text:span><text:span text:style-name="T184">Il y a deux types de pièces </text:span><text:span text:style-name="T185">de théâtres : </text:span></text:p>
      <text:p text:style-name="P105"><text:span text:style-name="T185"><text:tab/></text:span><text:span text:style-name="T190">1. </text:span><text:span text:style-name="T186">les tragédies, </text:span><text:span text:style-name="T187">ultra violentes. </text:span><text:span text:style-name="T188">L’autheur </text:span><text:span text:style-name="T189">de tragédie le plus connu est </text:span><text:span text:style-name="T532">Sophocle</text:span><text:span text:style-name="T189">.</text:span></text:p>
      <text:p text:style-name="P25"><text:span text:style-name="T578"><text:tab/></text:span><text:span text:style-name="T551">2. les </text:span><text:span text:style-name="T552">comédies. Le plus grand comédiens grec est </text:span><text:span text:style-name="T535">Aristophane</text:span><text:span text:style-name="T622">. </text:span><text:span text:style-name="T623">Il se moque </text:span><text:span text:style-name="T624">de la politique et des athèniens.</text:span></text:p>
      <text:p text:style-name="P109"><text:tab/></text:p>
      <text:p text:style-name="P106"><text:span text:style-name="T553"><text:tab/></text:span><text:span text:style-name="T554">Le citoyen a des evoirs religieux : </text:span><text:span text:style-name="T555">Il n’y a pas de séparation entre religion et politique. Ex : </text:span><text:span text:style-name="T556">toutes les scéances de l’Ecclésia commencent par </text:span><text:span text:style-name="T557">un sacrifice et </text:span><text:span text:style-name="T558">une prière ; </text:span><text:span text:style-name="T559">ne pas respecter les dieux est condamnable de la peine de mort. </text:span><text:span text:style-name="T560">C’est une </text:span><text:span text:style-name="T561">religion civique.</text:span><text:span text:style-name="T562">Le citoyen</text:span><text:span text:style-name="T553"> <text:s/></text:span><text:span text:style-name="T563">doit participer aux grandes fêtes religieuses. </text:span><text:span text:style-name="T564">Ex : </text:span><text:span text:style-name="T565">les Panaténées. </text:span></text:p>
      <text:p text:style-name="P106"><text:span text:style-name="T566">L’acte re</text:span><text:span text:style-name="T567">ligieux le plus important est le sacrifice. </text:span><text:span text:style-name="T568">L’animal sacrifié doit être d’accord. La viande est partagée. </text:span><text:span text:style-name="T569">Le banquet est reservé aux citoyens </text:span><text:span text:style-name="T570">(hécatombe = sacrifice de 100 bêtes). </text:span><text:span text:style-name="T571">Pour René Girard, l’animal est le bouc-émissaire. </text:span><text:span text:style-name="T572">La violence </text:span><text:span text:style-name="T573">qui est projetée sur le mouton. </text:span><text:span text:style-name="T574">C’est une purge.</text:span></text:p>
      <text:p text:style-name="P110"/>
      <text:p text:style-name="P107"><text:span text:style-name="T574">S</text:span><text:span text:style-name="T550">ynthèse : </text:span><text:span text:style-name="T575">Apports et Limites de la démocratie athénienne.</text:span></text:p>
      <text:p text:style-name="P111"/>
      <table:table table:name="Table1" table:style-name="Table1">
        <table:table-column table:style-name="Table1.A"/>
        <table:table-column table:style-name="Table1.B"/>
        <table:table-row>
          <table:table-cell table:style-name="Table1.A1" office:value-type="string">
            <text:p text:style-name="P19">Apports</text:p>
          </table:table-cell>
          <table:table-cell table:style-name="Table1.B1" office:value-type="string">
            <text:p text:style-name="P20">Limites</text:p>
          </table:table-cell>
        </table:table-row>
        <table:table-row>
          <table:table-cell table:style-name="Table1.A2" office:value-type="string">
            <text:p text:style-name="P18"><text:s/>- <text:span text:style-name="T625">égalité devant la loie</text:span></text:p>
            <text:p text:style-name="P18"/>
            <text:p text:style-name="P18"><text:s/>- <text:span text:style-name="T626">liberté de débats</text:span></text:p>
            <text:p text:style-name="P21"><text:s/></text:p>
            <text:p text:style-name="P22"><text:s/>- <text:span text:style-name="T627">magistrats éluent par l’Ecclésia selon leur mérite</text:span></text:p>
            <text:p text:style-name="P22"/>
            <text:p text:style-name="P22"><text:s/>- <text:span text:style-name="T628">mysthos : payers les pauvres</text:span> <text:span text:style-name="T629">pour qu’ils puissent participer à la vie politique de la cité.</text:span></text:p>
            <text:p text:style-name="P22"/>
            <text:p text:style-name="P22"><text:s/>- <text:span text:style-name="T630">les comédies peuvent se moquer de la vie politique (comparaison avec le C</text:span><text:span text:style-name="T631">anard enc</text:span><text:span text:style-name="T632">h</text:span><text:span text:style-name="T631">a</text:span><text:span text:style-name="T633">î</text:span><text:span text:style-name="T631">né</text:span><text:span text:style-name="T630">)</text:span></text:p>
          </table:table-cell>
          <table:table-cell table:style-name="Table1.B2" office:value-type="string">
            <text:p text:style-name="P18"><text:s/>- <text:span text:style-name="T634">exclu de la vie politique la major partie du peuple : les femmes, les esclaves</text:span></text:p>
            <text:p text:style-name="P18"/>
            <text:p text:style-name="P18"><text:s/>- <text:span text:style-name="T635">les riches ont accès aux cours de rhétorique → + de pouvoir</text:span></text:p>
            <text:p text:style-name="P18"/>
            <text:p text:style-name="P18"><text:s/>- <text:span text:style-name="T636">vote à main levée : pas d’isoloir → corruption</text:span></text:p>
            <text:p text:style-name="P18"/>
            <text:p text:style-name="P18"><text:s/>- <text:span text:style-name="T637">pas de séparation de la politique et de la religion → pas de laïcité</text:span></text:p>
          </table:table-cell>
        </table:table-row>
        <text:soft-page-break/>
        <table:table-row>
          <table:table-cell table:style-name="Table1.A2" office:value-type="string">
            <text:p text:style-name="P18"/>
          </table:table-cell>
          <table:table-cell table:style-name="Table1.B2" office:value-type="string">
            <text:p text:style-name="P18"/>
          </table:table-cell>
        </table:table-row>
      </table:table>
      <text:p text:style-name="P108"/>
      <text:p text:style-name="P78"/>
      <text:p text:style-name="P113"><text:span text:style-name="T580">III</text:span><text:span text:style-name="T587"> ] </text:span><text:span text:style-name="T581">« </text:span><text:span text:style-name="T582">Le mircacle grec »</text:span></text:p>
      <text:p text:style-name="P31"/>
      <text:p text:style-name="P23"><text:span text:style-name="T588"><text:tab/></text:span><text:span text:style-name="T589">Les historiens parlent d’un miracle grec pour mettre en valeur le formidable rayonnement de la Grèce au V</text:span><text:span text:style-name="T138">ème</text:span><text:span text:style-name="T203"> siècle </text:span><text:span text:style-name="T204">(surtout à Athènes</text:span><text:span text:style-name="T205">).</text:span><text:span text:style-name="T206"> Les grecs ont fait progrésser </text:span><text:span text:style-name="T207">l’histoire, </text:span><text:span text:style-name="T208">la philosophie, </text:span><text:span text:style-name="T209">le théâtre et l’art.</text:span></text:p>
      <text:p text:style-name="P15"><text:span text:style-name="T191">1</text:span><text:span text:style-name="T192">) </text:span><text:span text:style-name="T220">L</text:span><text:span text:style-name="T219">a naissance de l’histoire</text:span></text:p>
      <text:p text:style-name="P125"/>
      <text:p text:style-name="P127"><text:span text:style-name="T193"><text:tab/></text:span><text:span text:style-name="T194">Les grecs ont inventé une histoire plus scientifique </text:span><text:span text:style-name="T195">qui sort des mythes. </text:span><text:span text:style-name="T196">Histoire vient du grec « historia », l’enquête. </text:span><text:span text:style-name="T197">Il y a deux historiens grec à connaître : </text:span></text:p>
      <text:p text:style-name="P112"/>
      <text:p text:style-name="P128"><text:span text:style-name="T533">Hérodote</text:span><text:span text:style-name="T199"> (-490 à -425), vient de Grèce d’Asie et a beaucoup voyagé en Egypte notamment. Sa grande œuvre est l’Enquête qui raconte les guerres médiques : Il cherche à expliquer les causes de la guerre, cependant les dieux interviennent encore dans ces ouvrages.Hérodote nous fait réflechir sur le fait que dans l’histoire, tout est en perpétuel changement.</text:span></text:p>
      <text:p text:style-name="P122"/>
      <text:p text:style-name="P129"><text:span text:style-name="T533">Thucydide</text:span><text:span text:style-name="T199"> : historien athénien. Sa grande œuvre est : « histoire de la guerre du Péloponnèse», considérée comme le premier livre d’histoire car il n’y a plus d’intervention divine. Il remarque que lors d’un conflit, il y a des causes multiples.Il cherche à écrire une histoire scientifique et multiplie les sources d’information. Il prend de ladistance sur son opinion personnel : la guerre du Péloponnèse oppose Sparte à Athènes, lui étant athénie</text:span><text:span text:style-name="T202">n.</text:span></text:p>
      <text:p text:style-name="P123"/>
      <text:p text:style-name="P17"><text:span text:style-name="T222">2</text:span><text:span text:style-name="T223">) </text:span><text:span text:style-name="T219">L’invention de la philosophie occidentale.</text:span></text:p>
      <text:p text:style-name="P124"/>
      <text:p text:style-name="P129"><text:span text:style-name="T200">« </text:span><text:span text:style-name="T201">La philosophie c’est la fille de l’étonnement », Platon</text:span></text:p>
      <text:p text:style-name="P81">La philosophie, c’est le fait de se poser des questions sur la réalité dans laquelle on vit.</text:p>
      <text:p text:style-name="P81"/>
      <text:p text:style-name="P82"><text:soft-page-break/>Avant le V<text:span text:style-name="T130">ème</text:span><text:span text:style-name="T146"> siècle </text:span><text:span text:style-name="T263">on parle de philosophie </text:span><text:span text:style-name="T264">grec : </text:span><text:span text:style-name="T265">présocratique </text:span><text:span text:style-name="T266">qui s’int</text:span><text:span text:style-name="T267">é</text:span><text:span text:style-name="T266">resse </text:span><text:span text:style-name="T268">à la notion de l’être.</text:span><text:span text:style-name="T269"> Le plus connu d’entre eux est Héraclite. </text:span><text:span text:style-name="T270">C’est le philosophe du mouvement. </text:span><text:span text:style-name="T271">L’être est en mouvement : « </text:span><text:span text:style-name="T272">On ne se baigne jamais deux fois dans le même fleuve </text:span><text:span text:style-name="T273">».</text:span></text:p>
      <text:p text:style-name="P116"/>
      <text:p text:style-name="P83"><text:span text:style-name="T273">A</text:span><text:span text:style-name="T146">u V</text:span><text:span text:style-name="T130">ème</text:span><text:span text:style-name="T146"> siècle </text:span><text:span text:style-name="T274">naissent les deux principaux philosophes grecs</text:span><text:span text:style-name="T275">n Socrate</text:span><text:span text:style-name="T276">(</text:span><text:span text:style-name="T534">mort en -399</text:span><text:span text:style-name="T276">)</text:span><text:span text:style-name="T275"> et Platon. </text:span><text:span text:style-name="T277">Socrate est surnommé le père de la philosophie, </text:span><text:span text:style-name="T278">il n’a rien </text:span><text:span text:style-name="T279">écrit et c’est Platon son disciple qui écrit sur lu</text:span><text:span text:style-name="T280">i après sa mort. </text:span><text:span text:style-name="T281">Socrate passe son temps à éveiller </text:span><text:span text:style-name="T282">les gens en leur</text:span><text:span text:style-name="T283">s</text:span><text:span text:style-name="T282"> parlant.</text:span></text:p>
      <text:p text:style-name="P117"/>
      <text:p text:style-name="P84"><text:span text:style-name="T282">S</text:span><text:span text:style-name="T146">ocrate a notamment parler avec Ménon, l’ami d’un sophiste qui croyait savoir ce qu’est la vertue.</text:span></text:p>
      <text:p text:style-name="P118"/>
      <text:p text:style-name="P84"><text:span text:style-name="T146">« </text:span><text:span text:style-name="T284">Connais toi toi-même </text:span><text:span text:style-name="T285">», </text:span><text:span text:style-name="T286">Socrate</text:span></text:p>
      <text:p text:style-name="P84"><text:span text:style-name="T286">« </text:span><text:span text:style-name="T287">Ce que je sais, c’est que je ne sais rien », </text:span><text:span text:style-name="T288">Socrate.</text:span></text:p>
      <text:p text:style-name="P85"><text:span text:style-name="T288">L</text:span><text:span text:style-name="T146">a mort de Socrate : en -399, </text:span><text:span text:style-name="T289">cet homme qui était bon mais qui faisait réfléchir : </text:span><text:span text:style-name="T290">il est accuser d’avoir eu une mauva</text:span><text:span text:style-name="T291">i</text:span><text:span text:style-name="T290">se </text:span><text:span text:style-name="T292">influence sur les jeunes et ne respéctuait pas la religion. Il est condamné à mort et accepte sa peine au lieu de s’enfuir. </text:span><text:span text:style-name="T293">Il a bu un poison, la cigüe.</text:span></text:p>
      <text:p text:style-name="P119"/>
      <text:p text:style-name="P86"><text:span text:style-name="T293">P</text:span><text:span text:style-name="T146">laton = disciple de Socrate surnommée le père de la philosophie. </text:span><text:span text:style-name="T294">Il commence à écrire </text:span><text:span text:style-name="T295">après la mort de Socrate. </text:span><text:span text:style-name="T296">Il fonde une école </text:span><text:span text:style-name="T298">philosophique </text:span><text:span text:style-name="T296">: </text:span><text:span text:style-name="T297">l’Académie. </text:span><text:span text:style-name="T299">C’est un philosophe idéaliste : </text:span><text:span text:style-name="T300">po</text:span><text:span text:style-name="T301">ur lui les idées sont plus vrai que ce que l’on voit. Il a pensé une société utopique <text:s/>idéale et pour lui la société idéale est dirigé par un sage, un roi philosophe.</text:span></text:p>
      <text:p text:style-name="P120"/>
      <text:p text:style-name="P87"><text:span text:style-name="T301">A</text:span><text:span text:style-name="T146">ristote est or</text:span><text:span text:style-name="T302">iginaire de macédoine </text:span><text:span text:style-name="T303">et a été l’élève de Platon et le maître d’Alexandre le Grand. </text:span><text:span text:style-name="T304">Lui, contrairement à Platon s’intéresse aux choses réels et non aux idées. </text:span><text:span text:style-name="T305">Il est le fondateur de la logique : </text:span><text:span text:style-name="T306">A n’est pas (non A). </text:span><text:span text:style-name="T307">C’est le grand philosophe du moyen-age. </text:span><text:span text:style-name="T308">Aussi bien dans le monde occidentale que dans le monde arabe.</text:span></text:p>
      <text:p text:style-name="P121"/>
      <text:p text:style-name="P16"><text:span text:style-name="T198">3</text:span><text:span text:style-name="T192">) </text:span><text:span text:style-name="T220">L</text:span><text:span text:style-name="T221">’art grec recherche la perfection</text:span></text:p>
      <text:p text:style-name="P126"/>
      <text:p text:style-name="P24"><text:span text:style-name="T210"><text:tab/></text:span><text:span text:style-name="T211">L’art grec a énormément influencé l’art occidental. Avant le V</text:span><text:span text:style-name="T139">ème</text:span><text:span text:style-name="T211"> siècle </text:span><text:span text:style-name="T212">il est rigide comme l’art égyptien. </text:span><text:span text:style-name="T213">C’est un art un peu naïf. </text:span><text:span text:style-name="T214">Au V</text:span><text:span text:style-name="T140">ème</text:span><text:span text:style-name="T214"> </text:span><text:span text:style-name="T215">siècle, </text:span><text:span text:style-name="T216">Phidias cause une énorme </text:span><text:soft-page-break/><text:span text:style-name="T216">révolution dans la sculpture. Il y a apparation du mouvement. </text:span><text:span text:style-name="T217">Les grecs cherchaient la perfection, </text:span><text:span text:style-name="T218">il y a un canon (code du visage, proportion)</text:span></text:p>
      <text:p text:style-name="P78"/>
      <text:p text:style-name="P90">schémas de synthèse : ce <text:span text:style-name="T638">que nous devons à la Grèce</text:span></text:p>
      <text:p text:style-name="P89"><draw:frame text:anchor-type="paragraph" draw:z-index="2" draw:name="Shape4" draw:style-name="gr32" draw:text-style-name="P169" svg:width="3.543cm" svg:height="2.059cm" svg:x="10.668cm" svg:y="0.286cm"><draw:text-box><text:p><text:span text:style-name="T536">La logique : </text:span></text:p><text:p><text:span text:style-name="T536"/></text:p><text:p><text:span text:style-name="T536">A ne peut être son </text:span><text:span text:style-name="T536">contraire</text:span></text:p></draw:text-box></draw:frame></text:p>
      <text:p text:style-name="P89"><draw:frame text:anchor-type="paragraph" draw:z-index="9" draw:name="Shape4" draw:style-name="gr28" draw:text-style-name="P169" svg:width="3.747cm" svg:height="1.142cm" svg:x="2.381cm" svg:y="-0.159cm"><draw:text-box><text:p><text:span text:style-name="T536">Mathématiques : </text:span><text:span text:style-name="T536">Pythagore, Thalès</text:span></text:p></draw:text-box></draw:frame></text:p>
      <text:p text:style-name="P78"><draw:line text:anchor-type="paragraph" draw:z-index="10" draw:name="Shape5" draw:style-name="gr27" draw:text-style-name="P153" svg:x1="4.643cm" svg:y1="0.152cm" svg:x2="6.352cm" svg:y2="1.907cm"><text:p/></draw:line></text:p>
      <text:p text:style-name="P78"><draw:frame text:anchor-type="paragraph" draw:z-index="8" draw:name="Shape4" draw:style-name="gr29" draw:text-style-name="P169" svg:width="2.629cm" svg:height="1.223cm" svg:x="0.305cm" svg:y="0.194cm"><draw:text-box><text:p><text:span text:style-name="T536">Médecine</text:span><text:span text:style-name="T536"><text:line-break/></text:span><text:span text:style-name="T536">Hypocrate</text:span></text:p></draw:text-box></draw:frame><draw:line text:anchor-type="paragraph" draw:z-index="17" draw:name="Shape5" draw:style-name="gr27" draw:text-style-name="P153" svg:x1="10.668cm" svg:y1="-0.148cm" svg:x2="8.876cm" svg:y2="1.156cm"><text:p/></draw:line><draw:custom-shape text:anchor-type="paragraph" draw:z-index="18" draw:name="Shape3" draw:style-name="gr26" draw:text-style-name="P168" svg:width="5.352cm" svg:height="3.477cm" svg:x="5.436cm" svg:y="0.443cm"><text:p text:style-name="P153"><text:span text:style-name="T536">CULTURE <text:s/>GRECQU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8"><draw:frame text:anchor-type="paragraph" draw:z-index="3" draw:name="Shape4" draw:style-name="gr31" draw:text-style-name="P169" svg:width="4.661cm" svg:height="1.306cm" svg:x="13.393cm" svg:y="0.037cm"><draw:text-box><text:p><text:span text:style-name="T536">Concept de </text:span><text:span text:style-name="T536">démocratie et de </text:span><text:span text:style-name="T536">citoyenneté</text:span></text:p></draw:text-box></draw:frame><draw:line text:anchor-type="paragraph" draw:z-index="11" draw:name="Shape5" draw:style-name="gr27" draw:text-style-name="P153" svg:x1="2.505cm" svg:y1="0.307cm" svg:x2="5.761cm" svg:y2="1.367cm"><text:p/></draw:line></text:p>
      <text:p text:style-name="P78"><draw:line text:anchor-type="paragraph" draw:z-index="16" draw:name="Shape5" draw:style-name="gr27" draw:text-style-name="P153" svg:x1="13.128cm" svg:y1="-0.157cm" svg:x2="9.71cm" svg:y2="0.556cm"><text:p/></draw:line></text:p>
      <text:p text:style-name="P78"><draw:line text:anchor-type="paragraph" draw:z-index="12" draw:name="Shape5" draw:style-name="gr27" draw:text-style-name="P153" svg:x1="3.706cm" svg:y1="1.146cm" svg:x2="6.941cm" svg:y2="0.393cm"><text:p/></draw:line><draw:line text:anchor-type="paragraph" draw:z-index="15" draw:name="Shape5" draw:style-name="gr27" draw:text-style-name="P153" svg:x1="13.087cm" svg:y1="2.223cm" svg:x2="9.058cm" svg:y2="0.254cm"><text:p/></draw:line></text:p>
      <text:p text:style-name="P78"><draw:frame text:anchor-type="paragraph" draw:z-index="4" draw:name="Shape4" draw:style-name="gr30" draw:text-style-name="P169" svg:width="4.661cm" svg:height="1.527cm" svg:x="13.474cm" svg:y="0.453cm"><draw:text-box><text:p><text:span text:style-name="T536">Art grec : </text:span><text:span text:style-name="T536"><text:line-break/></text:span><text:span text:style-name="T536"> - réalisme du corps</text:span><text:span text:style-name="T536"><text:line-break/></text:span><text:span text:style-name="T536"> - importance du nu...</text:span></text:p></draw:text-box></draw:frame><draw:frame text:anchor-type="paragraph" draw:z-index="7" draw:name="Shape4" draw:style-name="gr30" draw:text-style-name="P169" svg:width="4.947cm" svg:height="1.527cm" svg:x="-0.958cm" svg:y="-0.259cm"><draw:text-box><text:p><text:span text:style-name="T536">Histoire scientifique ( </text:span><text:span text:style-name="T536">qui sort du mythe)</text:span></text:p></draw:text-box></draw:frame><draw:line text:anchor-type="paragraph" draw:z-index="13" draw:name="Shape5" draw:style-name="gr27" draw:text-style-name="P153" svg:x1="5.823cm" svg:y1="2.673cm" svg:x2="7.613cm" svg:y2="0.316cm"><text:p/></draw:line><draw:line text:anchor-type="paragraph" draw:z-index="14" draw:name="Shape5" draw:style-name="gr27" draw:text-style-name="P153" svg:x1="8.936cm" svg:y1="2.795cm" svg:x2="8.326cm" svg:y2="-0.108cm"><text:p/></draw:line></text:p>
      <text:p text:style-name="P78"/>
      <text:p text:style-name="P78"/>
      <text:p text:style-name="P78"><draw:frame text:anchor-type="paragraph" draw:z-index="6" draw:name="Shape4" draw:style-name="gr30" draw:text-style-name="P169" svg:width="4.947cm" svg:height="1.527cm" svg:x="1.12cm" svg:y="0.18cm"><draw:text-box><text:p><text:span text:style-name="T536">Théâtre (opposition </text:span><text:span text:style-name="T536">entre tragédie &amp; </text:span><text:span text:style-name="T536">comédie</text:span></text:p></draw:text-box></draw:frame><draw:frame text:anchor-type="paragraph" draw:z-index="5" draw:name="Shape4" draw:style-name="gr31" draw:text-style-name="P169" svg:width="4.661cm" svg:height="1.306cm" svg:x="8.019cm" svg:y="0.303cm"><draw:text-box><text:p><text:span text:style-name="T536">Importance du débat, </text:span><text:span text:style-name="T536">de la parole</text:span></text:p></draw:text-box></draw:frame></text:p>
      <text:p text:style-name="P78"/>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2"><draw:custom-shape text:anchor-type="paragraph" draw:z-index="19" draw:name="Shape2" draw:style-name="gr25" draw:text-style-name="P167" svg:width="0.946cm" svg:height="0.853cm" svg:x="-0.275cm" svg:y="-0.1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oft-page-break/><text:span text:style-name="T583">B </text:span><text:span text:style-name="T584"><text:s text:c="4"/></text:span><text:span text:style-name="T585">Le monde r</text:span><text:span text:style-name="T586">omain</text:span></text:p>
      <text:p text:style-name="P3"><text:span text:style-name="T590"><text:tab/></text:span><text:span text:style-name="T595">Intérêt du sujet ?</text:span></text:p>
      <text:p text:style-name="P131"/>
      <text:p text:style-name="P3"><text:span text:style-name="T591"><text:tab/></text:span><text:span text:style-name="T596">Q : Quelles sont les emp</text:span><text:span text:style-name="T597">r</text:span><text:span text:style-name="T596">eintes de la civilisation romaine sur notre civilisation occidentale ?</text:span></text:p>
      <text:p text:style-name="P132"/>
      <text:p text:style-name="P5"><text:span text:style-name="T600">I </text:span><text:span text:style-name="T599">] Rome, cité – état à la tête d’un empire</text:span></text:p>
      <text:p text:style-name="P4"><text:span text:style-name="T599"><text:tab/></text:span><text:span text:style-name="T598">1) Rome, cité-état, n’est pas une démocratie</text:span></text:p>
      <text:p text:style-name="P4"><text:span text:style-name="T599"><text:tab/>Rome, selon la légende aurait été fondée en -753 par Romulus le premier roi. Puis la ville aurait été dirigée par les rois </text:span><text:span text:style-name="T611">é</text:span><text:span text:style-name="T599">trusques. Ils sont issus d’une grande civilisation du nord de l’Italie. Ils ont marqué la civilisation romaine avec les combats de gladiateurs, les divinations (examination du foie de l’animal </text:span><text:span text:style-name="T612">=</text:span><text:span text:style-name="T599"> haruspices, </text:span><text:span text:style-name="T613">une hépatoscop</text:span><text:span text:style-name="T614">ie</text:span><text:span text:style-name="T599">), ils ont inventé les premiers égouts. Pour les romains, les femmes étrusques avaient très mauvaise réputation, considérée comme des femmes faciles : elles pouvaient assister aux banquets.</text:span></text:p>
      <text:p text:style-name="P133"/>
      <text:p text:style-name="P4"><text:span text:style-name="T599"><text:tab/>Rome est une cité-état, le forum est la place principale. En -509 le dernier étrusque est chassé. Rome devient une République dirigée par les citoyens les plus riches : les magistrats. Rome n’est pas démocratique car seuls les citoyens les plus riches peuvent voter et être élus. Les magistrats les plus importants sont les consuls </text:span><text:span text:style-name="T615">qui </text:span><text:span text:style-name="T599">dirigent l’armée.</text:span></text:p>
      <text:p text:style-name="P134">Une république = res publica : la chose publique = système politique sans roi dirigé par des magistrats qui sont élus.</text:p>
      <text:p text:style-name="P135"><text:tab/>Progressivement, les plébiens (de la Plèbe), les citoyens pauvres obtiennent plus de pouvoir : des magistrats vont les protéger : C’est les tribuns.</text:p>
      <text:p text:style-name="P135"/>
      <text:p text:style-name="P135"><text:soft-page-break/><text:tab/>Rome n’est pas une démocratie contrairement à Athènes ; c’est presque une olligarchie car ce sont les familles les plus riches qui dirigent et le Sénat qui est constitué des anciens magistrats qui surveillent les magistrats.</text:p>
      <text:p text:style-name="P135"/>
      <text:p text:style-name="P135"><text:tab/>Cicéron dans ce texte donne des conseils aux hommes politiques romains. Pour être élue, ce dernier doit savoir flatter.</text:p>
      <text:p text:style-name="P6"><text:span text:style-name="T599"><text:tab/></text:span><text:span text:style-name="T598">2) Une cité-état conquérante</text:span></text:p>
      <text:p text:style-name="P6"><text:span text:style-name="T599"><text:tab/>Le citoyen se reconnaît à une toge blanche. Rome n’e</text:span><text:span text:style-name="T601">st </text:span><text:span text:style-name="T602">pas restée une cité-état comme Athènes. Elle a progressivement étendue sa domination à toute l’Italie : </text:span><text:span text:style-name="T603">toute l’Italie devient romaine. </text:span><text:span text:style-name="T604">Il y a eu 3 guerres puniques qui on mit fin à la puissance carthaginoise. </text:span><text:span text:style-name="T605">En -52, </text:span><text:span text:style-name="T606">César achève la conquète de la Gaulle par la victoire d’Alésia. </text:span><text:span text:style-name="T607">Cette guerre aurait fait 1 million de morts et </text:span><text:span text:style-name="T608">1 million d’esclave gaulois. À </text:span><text:span text:style-name="T609">l’époque, le triomphe est le défilé victorieux d’un général romains. En -30, Rome annexe l’Egypte. C’est la fin des Pharaons. À la fin </text:span><text:span text:style-name="T610">du 1</text:span><text:span text:style-name="T141">er</text:span><text:span text:style-name="T224"> </text:span><text:span text:style-name="T225">siècle </text:span><text:span text:style-name="T226">av. J.-</text:span><text:span text:style-name="T227">C</text:span><text:span text:style-name="T228">., </text:span><text:span text:style-name="T229">toute</text:span><text:span text:style-name="T230"> la mer méditerranée est romaine. </text:span><text:span text:style-name="T231">Presque toutes les conquêtes ont été faîtes pendant la République. Mais l’Empire est tellem</text:span><text:span text:style-name="T232">ent </text:span><text:span text:style-name="T233">grand qu’un nouveau système </text:span><text:span text:style-name="T234">politique s’impose : le principat </text:span><text:span text:style-name="T235">(l’Empire).</text:span></text:p>
      <text:p text:style-name="P136"/>
      <text:p text:style-name="P6"><text:span text:style-name="T235"><text:tab/></text:span><text:span text:style-name="T252">3) </text:span><text:span text:style-name="T253">Un nouveau système politique remplace la République : le principat</text:span></text:p>
      <text:p text:style-name="P137"/>
      <text:p text:style-name="P6"><text:span text:style-name="T236"><text:tab/></text:span><text:span text:style-name="T237">Conséquence </text:span><text:span text:style-name="T238">d’un vaste territoire, </text:span><text:span text:style-name="T239">les institutions </text:span><text:span text:style-name="T240">de la République </text:span><text:span text:style-name="T241">ne sont plus adaptées pour dirig</text:span><text:span text:style-name="T251">er</text:span><text:span text:style-name="T241"> le territoire. </text:span><text:span text:style-name="T242">C’est le début de </text:span><text:span text:style-name="T243">l’Empire. </text:span><text:span text:style-name="T244">César </text:span><text:span text:style-name="T245">est assassiné par les républicains (des sénateurs</text:span><text:span text:style-name="T246">) </text:span><text:span text:style-name="T247">: ils veulent éviter que César réinstaure la royauté.</text:span></text:p>
      <text:p text:style-name="P6"><text:span text:style-name="T247"><text:tab/></text:span><text:span text:style-name="T248">Octave, fils adoptif de César e</text:span><text:span text:style-name="T249">s</text:span><text:span text:style-name="T248">t vainqueur d’Antoine. </text:span><text:span text:style-name="T250">En </text:span><text:span text:style-name="T254">-27</text:span><text:span text:style-name="T255"> </text:span><text:span text:style-name="T256">il décide de concentrer tout les pouvoirs : militaire, politique, et religieux. </text:span><text:span text:style-name="T257">Octave devient Impérator </text:span><text:span text:style-name="T258">(= chef militaire victorieux</text:span><text:span text:style-name="T259">). </text:span></text:p>
      <text:p text:style-name="P6"><text:soft-page-break/><text:span text:style-name="T259"><text:tab/></text:span><text:span text:style-name="T260">Dans l’Empire, il y a toujours des sénateurs et des magistrats mais ils perdent beaucoup de pouvoir. Les sénateurs gardent un dernier grand pouvoir : ils peuvent diviniser l’Empereur après sa mort ; c’est l’apothéose. </text:span><text:span text:style-name="T261">Cela est sensé obliger l’Empereur à être «bon» pour se faire diviniser.</text:span></text:p>
      <text:p text:style-name="P6"><text:span text:style-name="T261"><text:tab/></text:span><text:span text:style-name="T262">L’Empereur initie un culte de sa personne (des temples à son nom).</text:span></text:p>
      <text:p text:style-name="P138"><draw:frame text:anchor-type="paragraph" draw:z-index="20" draw:name="Shape6" draw:style-name="gr24" draw:text-style-name="P166" svg:width="1.283cm" svg:height="2.862cm" svg:x="3.787cm" svg:y="0.688cm"><draw:text-box><text:p><text:span text:style-name="T815">{</text:span></text:p></draw:text-box></draw:frame></text:p>
      <text:p text:style-name="P138"><draw:frame text:anchor-type="paragraph" draw:z-index="21" draw:name="Shape7" draw:style-name="gr23" draw:text-style-name="P165" svg:width="5.638cm" svg:height="0.786cm" svg:x="5.212cm" svg:y="-0.021cm"><draw:text-box><text:p><text:span text:style-name="T813">Impérator</text:span><text:span text:style-name="T814"> : général </text:span><text:span text:style-name="T814">victorieux</text:span></text:p></draw:text-box></draw:frame><draw:frame text:anchor-type="paragraph" draw:z-index="22" draw:name="Shape8" draw:style-name="gr13" draw:text-style-name="P160" svg:width="4.723cm" svg:height="1.361cm" svg:x="-0.651cm" svg:y="1.15cm"><draw:text-box><text:p><text:span text:style-name="T805">LES SURNOMS</text:span></text:p></draw:text-box></draw:frame><draw:frame text:anchor-type="paragraph" draw:z-index="23" draw:name="Shape9" draw:style-name="gr22" draw:text-style-name="P157" svg:width="5.76cm" svg:height="0.685cm" svg:x="11.277cm" svg:y="0.293cm"><draw:text-box><text:p><text:span text:style-name="T807">César</text:span> : successeur de Jules César</text:p></draw:text-box></draw:frame><draw:frame text:anchor-type="paragraph" draw:z-index="24" draw:name="Shape10" draw:style-name="gr21" draw:text-style-name="P164" svg:width="4.255cm" svg:height="0.511cm" svg:x="13.272cm" svg:y="2.106cm"><draw:text-box><text:p><text:span text:style-name="T811">Auguste </text:span><text:span text:style-name="T812">: élu des dieux</text:span></text:p></draw:text-box></draw:frame><draw:frame text:anchor-type="paragraph" draw:z-index="25" draw:name="Shape11" draw:style-name="gr20" draw:text-style-name="P163" svg:width="4.539cm" svg:height="0.542cm" svg:x="13.555cm" svg:y="3.769cm"><draw:text-box><text:p><text:span text:style-name="T807">Princeps </text:span><text:span text:style-name="T808">: 1</text:span><text:span text:style-name="T809">er</text:span><text:span text:style-name="T810"> des </text:span><text:span text:style-name="T810">citoyens</text:span></text:p></draw:text-box></draw:frame><draw:line text:anchor-type="paragraph" draw:z-index="26" draw:name="Shape13" draw:style-name="gr17" draw:text-style-name="P153" svg:x1="7.694cm" svg:y1="4.217cm" svg:x2="13.555cm" svg:y2="4.131cm"><text:p/></draw:line><draw:line text:anchor-type="paragraph" draw:z-index="27" draw:name="Shape13" draw:style-name="gr17" draw:text-style-name="P153" svg:x1="9.14cm" svg:y1="3.879cm" svg:x2="13.088cm" svg:y2="2.524cm"><text:p/></draw:line><draw:line text:anchor-type="paragraph" draw:z-index="28" draw:name="Shape13" draw:style-name="gr17" draw:text-style-name="P153" svg:x1="7.959cm" svg:y1="4.131cm" svg:x2="11.481cm" svg:y2="0.977cm"><text:p/></draw:line><draw:line text:anchor-type="paragraph" draw:z-index="29" draw:name="Shape13" draw:style-name="gr17" draw:text-style-name="P153" svg:x1="7.389cm" svg:y1="2.916cm" svg:x2="7.022cm" svg:y2="0.764cm"><text:p/></draw:line></text:p>
      <text:p text:style-name="P138"><draw:frame text:anchor-type="paragraph" draw:z-index="31" draw:name="Shape15" draw:style-name="gr18" draw:text-style-name="P157" svg:width="5.231cm" svg:height="2.057cm" svg:x="0.201cm" svg:y="1.984cm"><draw:text-box><text:p><text:span text:style-name="T807">PATER</text:span> : patrie, le père de la patrie</text:p></draw:text-box></draw:frame><draw:line text:anchor-type="paragraph" draw:z-index="32" draw:name="Shape13" draw:style-name="gr17" draw:text-style-name="P153" svg:x1="7.694cm" svg:y1="2.99cm" svg:x2="2.177cm" svg:y2="2.833cm"><text:p/></draw:line><draw:frame text:anchor-type="paragraph" draw:z-index="33" draw:name="Shape15" draw:style-name="gr18" draw:text-style-name="P157" svg:width="5.231cm" svg:height="2.057cm" svg:x="1.931cm" svg:y="5.974cm"><draw:text-box><text:p>CONSUL : pouvoir politique et militaire</text:p></draw:text-box></draw:frame><draw:frame text:anchor-type="paragraph" draw:z-index="34" draw:name="Shape15" draw:style-name="gr19" draw:text-style-name="P157" svg:width="4.114cm" svg:height="1.253cm" svg:x="13.127cm" svg:y="5.242cm"><draw:text-box><text:p>GRAND PONTIF : représentant religieux</text:p></draw:text-box></draw:frame><draw:frame text:anchor-type="paragraph" draw:z-index="35" draw:name="Shape15" draw:style-name="gr18" draw:text-style-name="P157" svg:width="5.231cm" svg:height="2.057cm" svg:x="7.161cm" svg:y="6.565cm"><draw:text-box><text:p>TRIBUN : représente le peuple</text:p></draw:text-box></draw:frame><draw:line text:anchor-type="paragraph" draw:z-index="36" draw:name="Shape13" draw:style-name="gr17" draw:text-style-name="P153" svg:x1="7.694cm" svg:y1="2.99cm" svg:x2="12.945cm" svg:y2="5.618cm"><text:p/></draw:line><draw:line text:anchor-type="paragraph" draw:z-index="37" draw:name="Shape13" draw:style-name="gr17" draw:text-style-name="P153" svg:x1="7.594cm" svg:y1="2.99cm" svg:x2="8.143cm" svg:y2="6.331cm"><text:p/></draw:line><draw:line text:anchor-type="paragraph" draw:z-index="38" draw:name="Shape13" draw:style-name="gr17" draw:text-style-name="P153" svg:x1="7.594cm" svg:y1="2.99cm" svg:x2="2.953cm" svg:y2="5.863cm"><text:p/></draw:line><draw:custom-shape text:anchor-type="paragraph" draw:z-index="39" draw:name="Shape14" draw:style-name="gr16" draw:text-style-name="P153" svg:width="5.128cm" svg:height="2.881cm" svg:x="5.172cm" svg:y="1.4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0" draw:name="Shape12" draw:style-name="gr15" draw:text-style-name="P162" svg:width="3.095cm" svg:height="0.907cm" svg:x="6.188cm" svg:y="2.651cm"><draw:text-box><text:p><text:span text:style-name="T806">EMPEREUR</text:span></text:p></draw:text-box></draw:frame><draw:frame draw:style-name="fr1" draw:name="Object1" text:anchor-type="as-char" svg:y="-2.552cm" svg:width="2.706cm" svg:height="3.022cm" draw:z-index="30"><draw:object xlink:href="./Object 1" xlink:type="simple" xlink:show="embed" xlink:actuate="onLoad"/><draw:image xlink:href="./ObjectReplacements/Object 1" xlink:type="simple" xlink:show="embed" xlink:actuate="onLoad"/></draw:frame></text:p>
      <text:p text:style-name="P138"/>
      <text:p text:style-name="P138"/>
      <text:p text:style-name="P138"><draw:path text:anchor-type="paragraph" draw:z-index="41" draw:name="Shape16" draw:style-name="gr14" draw:text-style-name="P161" svg:width="4.874cm" svg:height="8.105cm" draw:transform="skewX (-0.714712328691678) rotate (-2.43962122843767) translate (16.7916605365297cm 0.597908633222223cm)" svg:viewBox="0 0 4875 8106" svg:d="M0 0c4800-1 4875 8106 4875 8106"><text:p/></draw:path></text:p>
      <text:p text:style-name="P138"/>
      <text:p text:style-name="P138"><draw:frame text:anchor-type="paragraph" draw:z-index="42" draw:name="Shape8" draw:style-name="gr13" draw:text-style-name="P160" svg:width="4.723cm" svg:height="1.361cm" svg:x="8.936cm" svg:y="0.54cm"><draw:text-box><text:p><text:span text:style-name="T805">LES POUVOIRS</text:span></text:p></draw:text-box></draw:frame></text:p>
      <text:p text:style-name="P138"/>
      <text:p text:style-name="P139"><text:span text:style-name="T641">II </text:span><text:span text:style-name="T642">] L</text:span><text:span text:style-name="T643">a romanisation </text:span><text:span text:style-name="T644">de L’Empire</text:span></text:p>
      <text:p text:style-name="P140"><text:span text:style-name="T645"><text:tab/></text:span><text:span text:style-name="T646">Comment Rome s’y prend-elle pour diffuser sa culture à cette diversité de peuple dans l’</text:span><text:span text:style-name="T648">E</text:span><text:span text:style-name="T646">mpire ?</text:span></text:p>
      <text:p text:style-name="P140"><text:span text:style-name="T646"/></text:p>
      <text:p text:style-name="P140"><text:span text:style-name="T646"/></text:p>
      <text:p text:style-name="P141"><text:span text:style-name="T792"/></text:p>
      <text:p text:style-name="P140"><text:soft-page-break/><text:span text:style-name="T646"><text:tab/></text:span><text:span text:style-name="T649">1) La ville diffuse la culture romaine</text:span></text:p>
      <text:p text:style-name="P140"><text:span text:style-name="T646"><text:tab/><text:tab/><text:tab/><text:tab/><text:tab/>(voir DM)</text:span></text:p>
      <text:p text:style-name="P140"><text:span text:style-name="T646"><text:tab/>Beaucoup de villes sont crées dans l’Empire romain parfois à partir de camps militaires romains qui se sont «fixés». Ces villes se développent et diffusent cette culture. </text:span><text:span text:style-name="T647">Cette culture se diffuse par les théâtres, les temples.</text:span></text:p>
      <text:p text:style-name="P139"><text:span text:style-name="T650"><text:tab/></text:span><text:span text:style-name="T651">Le citoyen romain se reconnaît; il porte la toge. Contrairement à Athènes </text:span><text:span text:style-name="T652">le nombre </text:span><text:span text:style-name="T653">de citoyen </text:span><text:span text:style-name="T654">augment</text:span><text:span text:style-name="T761">e</text:span><text:span text:style-name="T654"> au fur et à mesure des Conquêtes </text:span><text:span text:style-name="T655">car l’Empereur </text:span><text:span text:style-name="T762">a</text:span><text:span text:style-name="T655"> le </text:span><text:span text:style-name="T656">droit de distribuer la citoyennetée : </text:span><text:span text:style-name="T657">les n</text:span><text:span text:style-name="T658">otables</text:span><text:span text:style-name="T657"> </text:span><text:span text:style-name="T659">de la Gaulle peuvent </text:span><text:span text:style-name="T658">devenir citoyen </text:span><text:span text:style-name="T660">sur demande de l’Empereur. L’Empire </text:span><text:span text:style-name="T661">a eu une longévité </text:span><text:span text:style-name="T662">extraordinaire </text:span><text:span text:style-name="T663">grâce à cette </text:span><text:span text:style-name="T664">adaptation qui évite les </text:span><text:span text:style-name="T665">guerres. </text:span><text:span text:style-name="T666">En 212 </text:span><text:span text:style-name="T667">Caracalla donne la citoyennetée à tout les hommes libres de l’Empire : </text:span><text:span text:style-name="T668">c’est l’Édit de Caracalla.</text:span></text:p>
      <text:p text:style-name="P139"><text:span text:style-name="T668"><text:tab/></text:span><text:span text:style-name="T776">3) Un grand brassage religieux</text:span></text:p>
      <text:p text:style-name="P139"><text:span text:style-name="T669"><text:tab/></text:span><text:span text:style-name="T670">La romanisation </text:span><text:span text:style-name="T671">de l’Empire </text:span><text:span text:style-name="T763">ce</text:span><text:span text:style-name="T672"> fait par la religion. </text:span><text:span text:style-name="T673">Les romains </text:span><text:span text:style-name="T674">diffusent </text:span><text:span text:style-name="T675">la religion </text:span><text:span text:style-name="T676">et le culte de l’Empereur. </text:span><text:span text:style-name="T677">La religion </text:span><text:span text:style-name="T678">est très civique </text:span><text:span text:style-name="T679">comme à Athènes. </text:span><text:span text:style-name="T680">Cette </text:span><text:span text:style-name="T681">religion </text:span><text:span text:style-name="T682">ne permet pas de répondre </text:span><text:span text:style-name="T683">aux questions </text:span><text:span text:style-name="T684">essentiels. </text:span><text:span text:style-name="T685">Cela donne </text:span><text:span text:style-name="T686">un très grand succès pour les religions orientales tels que : le culte de Mithra (Perse), le culte d’Isis, le culte de Cybèle </text:span><text:span text:style-name="T687">(Syrie</text:span><text:span text:style-name="T688">) </text:span><text:span text:style-name="T689">et le christianisme </text:span><text:span text:style-name="T690">(Palestine</text:span><text:span text:style-name="T691">) : </text:span><text:span text:style-name="T692">ces religions </text:span><text:span text:style-name="T693">permettent </text:span><text:span text:style-name="T694">d’avoir </text:span><text:span text:style-name="T695">une relation </text:span><text:span text:style-name="T696">spirituels : </text:span><text:span text:style-name="T697">Elles sont reservées </text:span><text:span text:style-name="T698">à des init</text:span><text:span text:style-name="T764">i</text:span><text:span text:style-name="T698">és, </text:span><text:span text:style-name="T699">il faut passer par des rîtes </text:span><text:span text:style-name="T700">(le baptême</text:span><text:span text:style-name="T701">).</text:span><text:span text:style-name="T702"> Elles</text:span><text:span text:style-name="T703"> </text:span><text:span text:style-name="T704">ont </text:span><text:span text:style-name="T705">une </text:span><text:span text:style-name="T706">dimmension </text:span><text:span text:style-name="T707">ésotérique : </text:span><text:span text:style-name="T708">il faut </text:span><text:span text:style-name="T709">être ini</text:span><text:span text:style-name="T710">tié </text:span><text:span text:style-name="T711">pour comprendre.</text:span></text:p>
      <text:p text:style-name="P139"><text:span text:style-name="T711"><text:tab/></text:span><text:span text:style-name="T712">La religion romaine est très tolérante : elle va absorber les autres religions. Cependant cette religion est remise en question par le christianisme qui sera persecuté car ils ne prendront jamais l’Empereur pour dieux : ils remettent en cause le pouvoir religieux de l’Empereur. Les chrétiens sont accusés d’être de mauvais citoyen</text:span><text:span text:style-name="T766">s</text:span><text:span text:style-name="T712"> car ils ne vont pas </text:span><text:span text:style-name="T765">dans </text:span><text:span text:style-name="T712">l’armée. Ils sont les boucs-émissaires </text:span><text:span text:style-name="T767">de la cité</text:span><text:span text:style-name="T712"> quand il y a un soucis ex : l’incendie de Rome durant le règne de Néron. Le christianisme à un grand succès au près des pauvres : c’est une religion qui donne espoir. L’évèque est le chef religieux dans un diocèse (= la taille d’un département).</text:span></text:p>
      <text:p text:style-name="P139"><text:span text:style-name="T712"/></text:p>
      <text:p text:style-name="P139"><text:soft-page-break/><text:span text:style-name="T712"><text:tab/><text:tab/></text:span><text:span text:style-name="T780">Texte n°5 p 47</text:span></text:p>
      <text:p text:style-name="P139"><text:span text:style-name="T781"/></text:p>
      <table:table table:name="Table2" table:style-name="Table2">
        <table:table-column table:style-name="Table2.A" table:number-columns-repeated="2"/>
        <table:table-row>
          <table:table-cell table:style-name="Table2.A1" office:value-type="string">
            <text:p text:style-name="P149">Le culte d’Isis<text:line-break/>divinité égyptienne</text:p>
          </table:table-cell>
          <table:table-cell table:style-name="Table2.B1" office:value-type="string">
            <text:p text:style-name="P149">Le chris<text:span text:style-name="T801">t</text:span>ianisme</text:p>
          </table:table-cell>
        </table:table-row>
        <table:table-row>
          <table:table-cell table:style-name="Table2.A2" office:value-type="string">
            <text:p text:style-name="P151"/>
            <text:p text:style-name="P151"><text:tab/>- renaissance</text:p>
            <text:p text:style-name="P151"><text:tab/><text:line-break/><text:line-break/><text:tab/>- purification par l’eau</text:p>
            <text:p text:style-name="P151"><text:tab/>- jeûne</text:p>
            <text:p text:style-name="P151"><text:tab/>- 12 robes<text:line-break/><text:tab/>- l’initié renaît</text:p>
          </table:table-cell>
          <table:table-cell table:style-name="Table2.B2" office:value-type="string">
            <text:p text:style-name="P150"/>
            <text:p text:style-name="P152"><text:span text:style-name="T616"><text:tab/>- resurrection<text:line-break/><text:tab/><text:tab/><text:tab/> </text:span>↳ <text:span text:style-name="T794">paradis </text:span></text:p>
            <text:p text:style-name="P152"><text:span text:style-name="T794"><text:tab/><text:tab/><text:tab/></text:span><text:span text:style-name="T795">(plongée de l’eau</text:span><text:span text:style-name="T796">)</text:span></text:p>
            <text:p text:style-name="P152"><text:span text:style-name="T794"><text:tab/>- </text:span><text:span text:style-name="T797">baptême<text:line-break/><text:tab/>- </text:span><text:span text:style-name="T798">carême</text:span><text:span text:style-name="T797"> <text:line-break/><text:tab/>- </text:span><text:span text:style-name="T799">12 apôtres</text:span><text:span text:style-name="T797"><text:line-break/><text:tab/>- </text:span><text:span text:style-name="T800">cierge</text:span><text:span text:style-name="T797"><text:line-break/><text:tab/>- </text:span><text:span text:style-name="T800">baptême = renaissance</text:span></text:p>
          </table:table-cell>
        </table:table-row>
      </table:table>
      <text:p text:style-name="P139"><text:soft-page-break/><text:span text:style-name="T781"/></text:p>
      <text:p text:style-name="P142"><text:span text:style-name="T786">I</text:span><text:span text:style-name="T787">II ] </text:span><text:span text:style-name="T788">Au IV siècle; </text:span><text:span text:style-name="T789">l’Empire romain connaît d’importantes </text:span><text:span text:style-name="T790">mutations </text:span><text:span text:style-name="T791">et s’orientalise</text:span></text:p>
      <text:p text:style-name="P148"><text:span text:style-name="T782"><text:tab/></text:span><text:span text:style-name="T777">1)</text:span><text:span text:style-name="T713"> </text:span><text:span text:style-name="T714">L’Empire romain au </text:span><text:span text:style-name="T720">3</text:span><text:span text:style-name="T793">ème </text:span><text:span text:style-name="T714">siècle d</text:span><text:span text:style-name="T715">evient</text:span><text:span text:style-name="T714"> gigantesque </text:span><text:span text:style-name="T715">et à de plus en plus de </text:span><text:span text:style-name="T716">mal </text:span><text:span text:style-name="T717">à résister aux invasions </text:span><text:span text:style-name="T718">barbares. </text:span><text:span text:style-name="T719">L’Empereur </text:span><text:span text:style-name="T725">Dioclétien </text:span><text:span text:style-name="T719">met en place une </text:span><text:span text:style-name="T771">Tétrarchie</text:span><text:span text:style-name="T721"> </text:span><text:span text:style-name="T723">(= quatre </text:span><text:span text:style-name="T724">E</text:span><text:span text:style-name="T723">mpereurs) </text:span><text:span text:style-name="T722">qui aboutie à des guerres civiles.</text:span><text:span text:style-name="T725"> </text:span><text:span text:style-name="T726">Un des Tétrarques, </text:span><text:span text:style-name="T727">Constantin réussit à vaincre les autres Tétrarques </text:span><text:span text:style-name="T728">et devient le seul Empereur.</text:span><text:span text:style-name="T729"> Il s’appui</text:span><text:span text:style-name="T730">e sur </text:span><text:span text:style-name="T731">le christianisme. </text:span><text:span text:style-name="T732">En </text:span><text:span text:style-name="T772">313</text:span><text:span text:style-name="T722"> </text:span><text:span text:style-name="T733">il met en place l’É</text:span><text:span text:style-name="T734">dit de </text:span><text:span text:style-name="T768">M</text:span><text:span text:style-name="T734">ilan </text:span><text:span text:style-name="T735">et met en place la liberté religieuse. </text:span><text:span text:style-name="T736">Constantin préside le Concil de Nicée : ils y fixent le crédo : </text:span><text:span text:style-name="T737">la divinité. </text:span><text:span text:style-name="T738">En 330 </text:span><text:span text:style-name="T739">il crée une </text:span><text:span text:style-name="T740">nouvelle Capitale : Constantinople = Byzance.</text:span></text:p>
      <text:p text:style-name="P143"><text:span text:style-name="T740"><text:tab/></text:span><text:span text:style-name="T778">2) </text:span><text:span text:style-name="T779">Sous Théodose, le chrisianisme devient la religion officielle de l’Empire</text:span></text:p>
      <text:p text:style-name="P144"><text:span text:style-name="T741">A</text:span><text:span text:style-name="T742">près </text:span><text:span text:style-name="T743">313 le christianisme se diffuse encore plus rapidement. </text:span><text:span text:style-name="T744">En 380, l’Empereur fait du christianisme </text:span><text:span text:style-name="T745">la religion obligatoire de l’Empire : </text:span><text:span text:style-name="T746">les cultes </text:span><text:span text:style-name="T747">pa</text:span><text:span text:style-name="T769">ï</text:span><text:span text:style-name="T747">ens </text:span><text:span text:style-name="T748">sont interdits ? À </text:span><text:span text:style-name="T749">sa mort, l’Empire est officiellement </text:span><text:span text:style-name="T750">divisé en deux et les capitales </text:span><text:span text:style-name="T770">sont </text:span><text:span text:style-name="T750">Raven et Constantin</text:span><text:span text:style-name="T751">ople. </text:span><text:span text:style-name="T752">En 476, </text:span><text:span text:style-name="T753">les barbares </text:span><text:span text:style-name="T754">s’emparent de Rome et mettent en prison l’Empereur </text:span><text:span text:style-name="T755">d’Occident.</text:span><text:span text:style-name="T756"> L’Empire est dirigé par les barbares. </text:span><text:span text:style-name="T757">L’Empire Byzantin va perdurer jusqu’à </text:span><text:span text:style-name="T773">1453 </text:span><text:span text:style-name="T757">: </text:span><text:span text:style-name="T758">prise de Constantinople</text:span><text:span text:style-name="T759"> </text:span><text:span text:style-name="T760">par les turcs.</text:span></text:p>
      <text:p text:style-name="P145"><text:span text:style-name="T774"/></text:p>
      <text:p text:style-name="P145"><text:span text:style-name="T774"/></text:p>
      <text:p text:style-name="P145"><text:span text:style-name="T774"/></text:p>
      <text:p text:style-name="P145"><text:span text:style-name="T774"/></text:p>
      <text:p text:style-name="P145"><text:span text:style-name="T774"/></text:p>
      <text:p text:style-name="P145"><text:span text:style-name="T774"/></text:p>
      <text:p text:style-name="P145"><text:span text:style-name="T774"/></text:p>
      <text:p text:style-name="P145"><text:span text:style-name="T774"/></text:p>
      <text:p text:style-name="P146"><text:soft-page-break/><text:span text:style-name="T783">Schémas </text:span><text:span text:style-name="T784">de synthèse : </text:span><text:span text:style-name="T785">ce que nous devons à Rome</text:span></text:p>
      <text:p text:style-name="P146"><draw:frame text:anchor-type="paragraph" draw:z-index="43" draw:name="Shape19" draw:style-name="gr12" draw:text-style-name="P156" svg:width="1.384cm" svg:height="0.929cm" svg:x="6.189cm" svg:y="0.582cm"><draw:text-box><text:p text:style-name="P155"><text:span text:style-name="T803">Latin</text:span></text:p></draw:text-box></draw:frame><draw:frame text:anchor-type="paragraph" draw:z-index="45" draw:name="Shape20" draw:style-name="gr10" draw:text-style-name="P157" svg:width="3.419cm" svg:height="0.583cm" svg:x="15.998cm" svg:y="0.949cm"><draw:text-box><text:p>Semaine de 7 jours</text:p></draw:text-box></draw:frame><text:span text:style-name="T775"/></text:p>
      <text:p text:style-name="P147"><draw:frame text:anchor-type="paragraph" draw:z-index="44" draw:name="Shape19" draw:style-name="gr11" draw:text-style-name="P159" svg:width="8.894cm" svg:height="2.373cm" svg:x="10.402cm" svg:y="0.699cm"><draw:text-box><text:p text:style-name="P158"><text:span text:style-name="T804">Religion chrétienne</text:span></text:p><text:p text:style-name="P158"><text:span text:style-name="T804"><text:tab/></text:span><text:span text:style-name="T804"><text:tab/></text:span><text:span text:style-name="T804">↳ </text:span><text:span text:style-name="T804">civilisation </text:span><text:span text:style-name="T804">judéo-chrétienne</text:span></text:p><text:p text:style-name="P158"><text:span text:style-name="T804"><text:tab/></text:span><text:span text:style-name="T804"><text:tab/></text:span><text:span text:style-name="T804"><text:tab/></text:span><text:span text:style-name="T804"><text:tab/></text:span><text:span text:style-name="T804"> </text:span><text:span text:style-name="T804">(monument </text:span><text:span text:style-name="T804">religieux)</text:span></text:p></draw:text-box></draw:frame><draw:line text:anchor-type="paragraph" draw:z-index="46" draw:name="Shape21" draw:style-name="gr9" draw:text-style-name="P153" svg:x1="15.021cm" svg:y1="1.282cm" svg:x2="16.773cm" svg:y2="0.303cm"><text:p/></draw:line><draw:frame text:anchor-type="paragraph" draw:z-index="47" draw:name="Shape22" draw:style-name="gr8" draw:text-style-name="P156" svg:width="5.252cm" svg:height="1.188cm" svg:x="12.539cm" svg:y="4.202cm"><draw:text-box><text:p text:style-name="P155"><text:span text:style-name="T803">Transmission de la </text:span><text:span text:style-name="T803">culture grecque : </text:span><text:span text:style-name="T803">théâtre, temple</text:span></text:p></draw:text-box></draw:frame><draw:frame text:anchor-type="paragraph" draw:z-index="48" draw:name="Shape23" draw:style-name="gr7" draw:text-style-name="P156" svg:width="7.166cm" svg:height="1.317cm" svg:x="10.035cm" svg:y="8.352cm"><draw:text-box><text:p text:style-name="P155"><text:span text:style-name="T803">De nombreuses </text:span><text:span text:style-name="T803">villes datent des </text:span><text:span text:style-name="T803">romains </text:span><text:span text:style-name="T803">(Lugdunum, Nîme)</text:span></text:p></draw:text-box></draw:frame><draw:frame text:anchor-type="paragraph" draw:z-index="49" draw:name="Shape23" draw:style-name="gr6" draw:text-style-name="P156" svg:width="5.049cm" svg:height="1.781cm" svg:x="2.424cm" svg:y="7.842cm"><draw:text-box><text:p text:style-name="P155"><text:span text:style-name="T803"><text:s/></text:span><text:span text:style-name="T803">- forum</text:span><text:span text:style-name="T803"><text:line-break/></text:span><text:span text:style-name="T803"> - cardo, </text:span><text:span text:style-name="T803">décumanus</text:span><text:span text:style-name="T803"><text:line-break/></text:span><text:span text:style-name="T803">(axe nord-sud, est-</text:span><text:span text:style-name="T803">ouest)</text:span></text:p></draw:text-box></draw:frame><draw:frame text:anchor-type="paragraph" draw:z-index="50" draw:name="Shape23" draw:style-name="gr5" draw:text-style-name="P156" svg:width="3.238cm" svg:height="1.781cm" svg:x="-1.078cm" svg:y="5.581cm"><draw:text-box><text:p text:style-name="P155"><text:span text:style-name="T803">Mots politiques</text:span><text:span text:style-name="T803"><text:line-break/></text:span><text:span text:style-name="T803"> - république</text:span><text:span text:style-name="T803"><text:line-break/></text:span><text:span text:style-name="T803"> - sénat</text:span></text:p></draw:text-box></draw:frame><draw:frame text:anchor-type="paragraph" draw:z-index="51" draw:name="Shape23" draw:style-name="gr4" draw:text-style-name="P156" svg:width="3.137cm" svg:height="1.188cm" svg:x="0.794cm" svg:y="1.513cm"><draw:text-box><text:p text:style-name="P155"><text:span text:style-name="T803">Droits romains </text:span></text:p><text:p text:style-name="P155"><text:span text:style-name="T803">Code romains</text:span></text:p></draw:text-box></draw:frame><draw:line text:anchor-type="paragraph" draw:z-index="52" draw:name="Shape21" draw:style-name="gr3" draw:text-style-name="P153" svg:x1="8.426cm" svg:y1="4.193cm" svg:x2="6.678cm" svg:y2="-0.021cm"><text:p/></draw:line><draw:line text:anchor-type="paragraph" draw:z-index="53" draw:name="Shape21" draw:style-name="gr3" draw:text-style-name="P153" svg:x1="8.426cm" svg:y1="4.193cm" svg:x2="2.159cm" svg:y2="2.701cm"><text:p/></draw:line><draw:line text:anchor-type="paragraph" draw:z-index="54" draw:name="Shape21" draw:style-name="gr3" draw:text-style-name="P153" svg:x1="8.426cm" svg:y1="4.193cm" svg:x2="11.298cm" svg:y2="8.264cm"><text:p/></draw:line><draw:line text:anchor-type="paragraph" draw:z-index="55" draw:name="Shape21" draw:style-name="gr3" draw:text-style-name="P153" svg:x1="8.426cm" svg:y1="4.193cm" svg:x2="4.967cm" svg:y2="8.352cm"><text:p/></draw:line><draw:line text:anchor-type="paragraph" draw:z-index="56" draw:name="Shape21" draw:style-name="gr3" draw:text-style-name="P153" svg:x1="8.426cm" svg:y1="4.193cm" svg:x2="12.539cm" svg:y2="4.824cm"><text:p/></draw:line><draw:line text:anchor-type="paragraph" draw:z-index="57" draw:name="Shape21" draw:style-name="gr3" draw:text-style-name="P153" svg:x1="8.426cm" svg:y1="4.193cm" svg:x2="13.658cm" svg:y2="2.078cm"><text:p/></draw:line><draw:custom-shape text:anchor-type="paragraph" draw:z-index="58" draw:name="Shape18" draw:style-name="gr2" svg:width="5.922cm" svg:height="2.952cm" svg:x="5.253cm" svg:y="2.6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9" draw:name="Shape17" draw:style-name="gr1" draw:text-style-name="P154" svg:width="3.989cm" svg:height="1.361cm" svg:x="6.128cm" svg:y="3.464cm"><draw:text-box><text:p text:style-name="P153"><text:span text:style-name="T802">CIVILISATION </text:span><text:span text:style-name="T802">ROMAINE</text:span></text:p></draw:text-box></draw:frame><text:span text:style-name="T775"/></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imbus Sas" svg:font-family="'Nimbus Sas'"/>
    <style:font-face style:name="F" svg:font-family="" style:font-family-generic="roman"/>
    <style:font-face style:name="Noto Sans Devanagari2" svg:font-family="'Noto Sans Devanagari'" style:font-family-generic="swiss"/>
    <style:font-face style:name="Inconsolata" svg:font-family="Inconsolata" style:font-family-generic="modern" style:font-pitch="fixed"/>
    <style:font-face style:name="Noto Sans Devanagari3" svg:font-family="'Noto Sans Devanagari'" style:font-family-generic="modern" style:font-pitch="fixed"/>
    <style:font-face style:name="Cantarell1" svg:font-family="Cantarell" style:font-pitch="variable"/>
    <style:font-face style:name="Cantarell" svg:font-family="Cantarell" style:font-adornments="Bold" style:font-pitch="variable"/>
    <style:font-face style:name="Nimbus Roman1" svg:font-family="'Nimbus Roman'" style:font-pitch="variable"/>
    <style:font-face style:name="Nimbus Sans2" svg:font-family="'Nimbus Sans'" style:font-pitch="variable"/>
    <style:font-face style:name="Noto Sans Devanagari" svg:font-family="'Noto Sans Devanagari'" style:font-pitch="variable"/>
    <style:font-face style:name="Nimbus Roman" svg:font-family="'Nimbus Roman'" style:font-family-generic="roman" style:font-pitch="variable"/>
    <style:font-face style:name="Nimbus Roman2" svg:font-family="'Nimbus Roman'" style:font-family-generic="swiss" style:font-pitch="variable"/>
    <style:font-face style:name="Nimbus Sans1" svg:font-family="'Nimbus Sans'" style:font-family-generic="swiss" style:font-pitch="variable"/>
    <style:font-face style:name="Nimbus Sans" svg:font-family="'Nimbus Sans'" style:font-family-generic="system" style:font-pitch="variable"/>
    <style:font-face style:name="Noto Sans Devanagari1" svg:font-family="'Noto Sans Devanagari'" style:font-family-generic="system" style:font-pitch="variable"/>
  </office:font-face-decls>
  <office:styles>
    <draw:marker draw:name="Arrow" svg:viewBox="0 0 20 30" svg:d="M10 0l-10 30h20z"/>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fr" fo:country="FR" style:letter-kerning="true" style:font-name-asian="Nimbus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fr" fo:country="FR" style:letter-kerning="true" style:font-name-asian="Nimbus Sans"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1" fo:font-family="'Nimbus Sans'" style:font-family-generic="swiss" style:font-pitch="variable" fo:font-size="14pt" style:font-name-asian="Nimbus Sans" style:font-family-asian="'Nimbus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Inconsolata" fo:font-family="Inconsolata" style:font-family-generic="modern" style:font-pitch="fixed" fo:font-size="10pt" style:font-name-asian="Inconsolata" style:font-family-asian="Inconsolata" style:font-family-generic-asian="modern" style:font-pitch-asian="fixed" style:font-size-asian="10pt" style:font-name-complex="Noto Sans Devanagari3" style:font-family-complex="'Noto Sans Devanagari'"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15T15:36:49.845866760</meta:creation-date>
    <dc:date>2019-11-10T19:08:53.199077202</dc:date>
    <meta:editing-duration>PT5H58M3S</meta:editing-duration>
    <meta:editing-cycles>1463</meta:editing-cycles>
    <meta:generator>LibreOffice/6.3.2.2$Linux_X86_64 LibreOffice_project/30$Build-2</meta:generator>
    <meta:document-statistic meta:table-count="2" meta:image-count="0" meta:object-count="1" meta:page-count="16" meta:paragraph-count="154" meta:word-count="3366" meta:character-count="19896" meta:non-whitespace-character-count="16512"/>
  </office:meta>
</office:document-meta>
</file>

<file path=Object 1/content.xml><?xml version="1.0" encoding="utf-8"?>
<math xmlns="http://www.w3.org/1998/Math/MathML" display="block">
  <semantics>
    <mover>
      <mover>
        <mrow/>
        <mo stretchy="true">⏞</mo>
      </mover>
      <mrow/>
    </mover>
    <annotation encoding="StarMath 5.0">{} overbrace {} </annotation>
  </semantics>
</math>
</file>